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.9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3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4.685cm" fo:break-before="auto" style:use-optimal-row-height="true"/>
    </style:style>
    <style:style style:name="ro10" style:family="table-row">
      <style:table-row-properties style:row-height="3.422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3.844cm" fo:break-before="auto" style:use-optimal-row-height="true"/>
    </style:style>
    <style:style style:name="ro13" style:family="table-row">
      <style:table-row-properties style:row-height="5.528cm" fo:break-before="auto" style:use-optimal-row-height="true"/>
    </style:style>
    <style:style style:name="ro14" style:family="table-row">
      <style:table-row-properties style:row-height="4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font-name="Arial" style:font-name-asian="微软雅黑" style:font-name-complex="Mang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e6e6ff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1014" table:default-cell-style-name="ce1"/>
        <table:table-row table:style-name="ro1">
          <table:table-cell office:value-type="string">
            <text:p>Proto-Kiranti</text:p>
          </table:table-cell>
          <table:table-cell office:value-type="string">
            <text:p>rime</text:p>
          </table:table-cell>
          <table:table-cell table:style-name="ce3" office:value-type="string">
            <text:p>Wambule</text:p>
          </table:table-cell>
          <table:table-cell office:value-type="string">
            <text:p>meaning</text:p>
          </table:table-cell>
          <table:table-cell table:style-name="ce3"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3" office:value-type="string">
            <text:p>Bantawa</text:p>
          </table:table-cell>
          <table:table-cell office:value-type="string">
            <text:p>meaning</text:p>
          </table:table-cell>
          <table:table-cell table:style-name="ce3" office:value-type="string">
            <text:p>Limbu</text:p>
          </table:table-cell>
          <table:table-cell office:value-type="string">
            <text:p>meaning</text:p>
          </table:table-cell>
          <table:table-cell office:value-type="string">
            <text:p>Japhug</text:p>
          </table:table-cell>
          <table:table-cell office:value-type="string">
            <text:p>Tibetan</text:p>
          </table:table-cell>
          <table:table-cell office:value-type="string">
            <text:p>Chinese</text:p>
          </table:table-cell>
          <table:table-cell table:number-columns-repeated="1001"/>
        </table:table-row>
        <table:table-row table:style-name="ro2">
          <table:table-cell office:value-type="string">
            <text:p>[k|kʰ]lekt</text:p>
          </table:table-cell>
          <table:table-cell office:value-type="string">
            <text:p>ekt</text:p>
          </table:table-cell>
          <table:table-cell table:style-name="ce3" office:value-type="string">
            <text:p>khljakt</text:p>
          </table:table-cell>
          <table:table-cell office:value-type="string">
            <text:p>rub one's body</text:p>
          </table:table-cell>
          <table:table-cell table:style-name="ce3" office:value-type="string">
            <text:p>kl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[s|d]ik &gt; sikt</text:p>
          </table:table-cell>
          <table:table-cell office:value-type="string">
            <text:p>ik</text:p>
          </table:table-cell>
          <table:table-cell table:style-name="ce3" office:value-type="string">
            <text:p>sikt</text:p>
          </table:table-cell>
          <table:table-cell office:value-type="string">
            <text:p>thread a needle</text:p>
          </table:table-cell>
          <table:table-cell table:style-name="ce3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style-name="ce3"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style-name="ce3"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4">
          <table:table-cell office:value-type="string">
            <text:p>[t|tʰ]ɑpt</text:p>
          </table:table-cell>
          <table:table-cell office:value-type="string">
            <text:p>ɑpt</text:p>
          </table:table-cell>
          <table:table-cell table:style-name="ce3"/>
          <table:table-cell/>
          <table:table-cell table:style-name="ce3" office:value-type="string">
            <text:p>th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style-name="ce3"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[ts|s][e|a]r &gt; tser-s</text:p>
          </table:table-cell>
          <table:table-cell office:value-type="string">
            <text:p>er</text:p>
          </table:table-cell>
          <table:table-cell table:style-name="ce3" office:value-type="string">
            <text:p>sart</text:p>
          </table:table-cell>
          <table:table-cell office:value-type="string">
            <text:p>soak with urine</text:p>
          </table:table-cell>
          <table:table-cell table:style-name="ce3"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style-name="ce3" office:value-type="string">
            <text:p>cʰenma (cʰensu)</text:p>
          </table:table-cell>
          <table:table-cell office:value-type="string">
            <text:p>to urinate</text:p>
          </table:table-cell>
          <table:table-cell table:style-name="ce3" office:value-type="string">
            <text:p>seˀr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1">
          <table:table-cell office:value-type="string">
            <text:p>[ts|s]am &gt; sam-t</text:p>
          </table:table-cell>
          <table:table-cell office:value-type="string">
            <text:p>am</text:p>
          </table:table-cell>
          <table:table-cell table:style-name="ce3" office:value-type="string">
            <text:p>samt</text:p>
          </table:table-cell>
          <table:table-cell office:value-type="string">
            <text:p>lose</text:p>
          </table:table-cell>
          <table:table-cell table:style-name="ce3" office:value-type="string">
            <text:p>ʦ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table:style-name="ce3"/>
          <table:table-cell table:style-name="ce2"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[ts|s]ʊs</text:p>
          </table:table-cell>
          <table:table-cell office:value-type="string">
            <text:p>ʊs</text:p>
          </table:table-cell>
          <table:table-cell table:style-name="ce3" office:value-type="string">
            <text:p>su</text:p>
          </table:table-cell>
          <table:table-cell office:value-type="string">
            <text:p>be hot, spicy</text:p>
          </table:table-cell>
          <table:table-cell table:style-name="ce3"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1">
          <table:table-cell office:value-type="string">
            <text:p>bɛːr</text:p>
          </table:table-cell>
          <table:table-cell office:value-type="string">
            <text:p>ɛːr</text:p>
          </table:table-cell>
          <table:table-cell table:style-name="ce3"/>
          <table:table-cell/>
          <table:table-cell table:style-name="ce3"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table:style-name="ce3" office:value-type="string">
            <text:p>pinma (pia)</text:p>
          </table:table-cell>
          <table:table-cell office:value-type="string">
            <text:p>fly</text:p>
          </table:table-cell>
          <table:table-cell table:style-name="ce3" office:value-type="string">
            <text:p>pɛːr</text:p>
          </table:table-cell>
          <table:table-cell office:value-type="string">
            <text:p>fly</text:p>
          </table:table-cell>
          <table:table-cell/>
          <table:table-cell office:value-type="string">
            <text:p>bʲer</text:p>
          </table:table-cell>
          <table:table-cell table:number-columns-repeated="1002"/>
        </table:table-row>
        <table:table-row table:style-name="ro1">
          <table:table-cell office:value-type="string">
            <text:p>b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style-name="ce3" office:value-type="string">
            <text:p>pɨma (pɨ)</text:p>
          </table:table-cell>
          <table:table-cell office:value-type="string">
            <text:p>give</text:p>
          </table:table-cell>
          <table:table-cell table:style-name="ce3" office:value-type="string">
            <text:p>pi</text:p>
          </table:table-cell>
          <table:table-cell office:value-type="string">
            <text:p>give</text:p>
          </table:table-cell>
          <table:table-cell office:value-type="string">
            <text:p>mbi</text:p>
          </table:table-cell>
          <table:table-cell office:value-type="string">
            <text:p>sbʲin</text:p>
          </table:table-cell>
          <table:table-cell office:value-type="string">
            <text:p>畀</text:p>
          </table:table-cell>
          <table:table-cell table:number-columns-repeated="1001"/>
        </table:table-row>
        <table:table-row table:style-name="ro2">
          <table:table-cell office:value-type="string">
            <text:p>bl[e|ɛ][p|m]t</text:p>
          </table:table-cell>
          <table:table-cell office:value-type="string">
            <text:p>emt</text:p>
          </table:table-cell>
          <table:table-cell table:style-name="ce3"/>
          <table:table-cell/>
          <table:table-cell table:style-name="ce3" office:value-type="string">
            <text:p>bhl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style-name="ce3" office:value-type="string">
            <text:p>pemma (pemtu)</text:p>
          </table:table-cell>
          <table:table-cell office:value-type="string">
            <text:p>press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bl[u|i]m &gt; blimt</text:p>
          </table:table-cell>
          <table:table-cell office:value-type="string">
            <text:p>im</text:p>
          </table:table-cell>
          <table:table-cell table:style-name="ce3" office:value-type="string">
            <text:p>blimt</text:p>
          </table:table-cell>
          <table:table-cell office:value-type="string">
            <text:p>soak, make wet by submerging</text:p>
          </table:table-cell>
          <table:table-cell table:style-name="ce3" office:value-type="string">
            <text:p>blum</text:p>
          </table:table-cell>
          <table:table-cell office:value-type="string">
            <text:p>immerse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bl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aː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2">
          <table:table-cell office:value-type="string">
            <text:p>blut</text:p>
          </table:table-cell>
          <table:table-cell office:value-type="string">
            <text:p>utt</text:p>
          </table:table-cell>
          <table:table-cell table:style-name="ce3"/>
          <table:table-cell/>
          <table:table-cell table:style-name="ce3"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style-name="ce3" office:value-type="string">
            <text:p>putma (puttu)</text:p>
          </table:table-cell>
          <table:table-cell office:value-type="string">
            <text:p>to boil over, steam</text:p>
          </table:table-cell>
          <table:table-cell table:style-name="ce3"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5">
          <table:table-cell office:value-type="string">
            <text:p>bor</text:p>
          </table:table-cell>
          <table:table-cell office:value-type="string">
            <text:p>or</text:p>
          </table:table-cell>
          <table:table-cell table:style-name="ce3" office:value-type="string">
            <text:p>bwar</text:p>
          </table:table-cell>
          <table:table-cell office:value-type="string">
            <text:p>increase, grow</text:p>
          </table:table-cell>
          <table:table-cell table:style-name="ce3"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style-name="ce3" office:value-type="string">
            <text:p>ponma (poya)</text:p>
          </table:table-cell>
          <table:table-cell office:value-type="string">
            <text:p>to grow, to wax (of the moon)</text:p>
          </table:table-cell>
          <table:table-cell table:style-name="ce3" office:value-type="string">
            <text:p>por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2">
          <table:table-cell office:value-type="string">
            <text:p>br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bhr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style-name="ce3" office:value-type="string">
            <text:p>patma (para) </text:p>
          </table:table-cell>
          <table:table-cell table:style-name="ce2" office:value-type="string">
            <text:p>to cry out, to shout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b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b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style-name="ce3" office:value-type="string">
            <text:p>pukma (pua)</text:p>
          </table:table-cell>
          <table:table-cell office:value-type="string">
            <text:p>give birth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d[ɑ|a]pt</text:p>
          </table:table-cell>
          <table:table-cell office:value-type="string">
            <text:p>ɑp/ap</text:p>
          </table:table-cell>
          <table:table-cell table:style-name="ce3" office:value-type="string">
            <text:p>dwapt</text:p>
          </table:table-cell>
          <table:table-cell office:value-type="string">
            <text:p>taste</text:p>
          </table:table-cell>
          <table:table-cell table:style-name="ce3" office:value-type="string">
            <text:p>dɛpt</text:p>
          </table:table-cell>
          <table:table-cell office:value-type="string">
            <text:p>tas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daŋt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5">
          <table:table-cell office:value-type="string">
            <text:p>dɑ[m|p]</text:p>
          </table:table-cell>
          <table:table-cell office:value-type="string">
            <text:p>ɑm</text:p>
          </table:table-cell>
          <table:table-cell table:style-name="ce3" office:value-type="string">
            <text:p>dwapt</text:p>
          </table:table-cell>
          <table:table-cell office:value-type="string">
            <text:p>fill, draw (water)</text:p>
          </table:table-cell>
          <table:table-cell table:style-name="ce3" office:value-type="string">
            <text:p>d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style-name="ce3"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dɑk</text:p>
          </table:table-cell>
          <table:table-cell office:value-type="string">
            <text:p>ok</text:p>
          </table:table-cell>
          <table:table-cell table:style-name="ce3" office:value-type="string">
            <text:p>dwakt</text:p>
          </table:table-cell>
          <table:table-cell office:value-type="string">
            <text:p>be enough</text:p>
          </table:table-cell>
          <table:table-cell table:style-name="ce3" office:value-type="string">
            <text:p>d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style-name="ce3"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di</text:p>
          </table:table-cell>
          <table:table-cell office:value-type="string">
            <text:p>i</text:p>
          </table:table-cell>
          <table:table-cell table:style-name="ce3"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style-name="ce3"/>
          <table:table-cell/>
          <table:table-cell/>
          <table:table-cell table:style-name="ce3" office:value-type="string">
            <text:p>tima (tia)</text:p>
          </table:table-cell>
          <table:table-cell office:value-type="string">
            <text:p>to reach (archaic)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diːŋt</text:p>
          </table:table-cell>
          <table:table-cell office:value-type="string">
            <text:p>iːŋ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tɨŋma (tɨŋtu)</text:p>
          </table:table-cell>
          <table:table-cell office:value-type="string">
            <text:p>to follow someone else; to chase.</text:p>
          </table:table-cell>
          <table:table-cell table:style-name="ce3" office:value-type="string">
            <text:p>tiːkt</text:p>
          </table:table-cell>
          <table:table-cell office:value-type="string">
            <text:p>accompany, follow</text:p>
          </table:table-cell>
          <table:table-cell table:number-columns-repeated="1004"/>
        </table:table-row>
        <table:table-row table:style-name="ro3">
          <table:table-cell office:value-type="string">
            <text:p>dim &gt; dimt</text:p>
          </table:table-cell>
          <table:table-cell office:value-type="string">
            <text:p>im</text:p>
          </table:table-cell>
          <table:table-cell table:style-name="ce3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style-name="ce3"/>
          <table:table-cell/>
          <table:table-cell/>
          <table:table-cell table:style-name="ce3" office:value-type="string">
            <text:p>timma (timu)</text:p>
          </table:table-cell>
          <table:table-cell office:value-type="string">
            <text:p>to press down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dont</text:p>
          </table:table-cell>
          <table:table-cell office:value-type="string">
            <text:p>ont</text:p>
          </table:table-cell>
          <table:table-cell table:style-name="ce3"/>
          <table:table-cell/>
          <table:table-cell table:style-name="ce3"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style-name="ce6" office:value-type="string">
            <text:p>tonma (tontu)</text:p>
          </table:table-cell>
          <table:table-cell office:value-type="string">
            <text:p>to arrange</text:p>
          </table:table-cell>
          <table:table-cell table:style-name="ce3"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5">
          <table:table-cell office:value-type="string">
            <text:p>dɔ &gt;&gt; da</text:p>
          </table:table-cell>
          <table:table-cell office:value-type="string">
            <text:p>ɔ</text:p>
          </table:table-cell>
          <table:table-cell table:style-name="ce3" office:value-type="string">
            <text:p>dwa</text:p>
          </table:table-cell>
          <table:table-cell office:value-type="string">
            <text:p>dig</text:p>
          </table:table-cell>
          <table:table-cell table:style-name="ce3"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style-name="ce3" office:value-type="string">
            <text:p>tuma (tu)</text:p>
          </table:table-cell>
          <table:table-cell office:value-type="string">
            <text:p>dig in</text:p>
          </table:table-cell>
          <table:table-cell table:style-name="ce3"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4">
          <table:table-cell office:value-type="string">
            <text:p>dɔŋ</text:p>
          </table:table-cell>
          <table:table-cell office:value-type="string">
            <text:p>ɔŋ</text:p>
          </table:table-cell>
          <table:table-cell table:style-name="ce3"/>
          <table:table-cell/>
          <table:table-cell table:style-name="ce3"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style-name="ce3" office:value-type="string">
            <text:p>toŋma (toŋa)</text:p>
          </table:table-cell>
          <table:table-cell office:value-type="string">
            <text:p>match, meet</text:p>
          </table:table-cell>
          <table:table-cell table:style-name="ce3"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2">
          <table:table-cell office:value-type="string">
            <text:p>duk &gt; dukt</text:p>
          </table:table-cell>
          <table:table-cell office:value-type="string">
            <text:p>uk</text:p>
          </table:table-cell>
          <table:table-cell table:style-name="ce3" office:value-type="string">
            <text:p>dukt</text:p>
          </table:table-cell>
          <table:table-cell office:value-type="string">
            <text:p>shake, intoxicate</text:p>
          </table:table-cell>
          <table:table-cell table:style-name="ce3"/>
          <table:table-cell/>
          <table:table-cell/>
          <table:table-cell table:style-name="ce3" office:value-type="string">
            <text:p>tukma (tua)</text:p>
          </table:table-cell>
          <table:table-cell office:value-type="string">
            <text:p>hurt, be ill</text:p>
          </table:table-cell>
          <table:table-cell table:style-name="ce3" office:value-type="string">
            <text:p>tuk</text:p>
          </table:table-cell>
          <table:table-cell office:value-type="string">
            <text:p>hurt, be ill</text:p>
          </table:table-cell>
          <table:table-cell/>
          <table:table-cell office:value-type="string">
            <text:p>sdug</text:p>
          </table:table-cell>
          <table:table-cell table:number-columns-repeated="1002"/>
        </table:table-row>
        <table:table-row table:style-name="ro1">
          <table:table-cell office:value-type="string">
            <text:p>dum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style-name="ce3" office:value-type="string">
            <text:p>tupma (tuu)</text:p>
          </table:table-cell>
          <table:table-cell office:value-type="string">
            <text:p>to meet</text:p>
          </table:table-cell>
          <table:table-cell table:style-name="ce3"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3">
          <table:table-cell office:value-type="string">
            <text:p>dum &gt;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h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style-name="ce3"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dum &gt; dumt /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style-name="ce3" office:value-type="string">
            <text:p>tumma (tuma)</text:p>
          </table:table-cell>
          <table:table-cell office:value-type="string">
            <text:p>to be ripe; to become ripe, to ripen</text:p>
          </table:table-cell>
          <table:table-cell table:style-name="ce3"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1">
          <table:table-cell office:value-type="string">
            <text:p>dumt</text:p>
          </table:table-cell>
          <table:table-cell/>
          <table:table-cell table:style-name="ce3"/>
          <table:table-cell/>
          <table:table-cell table:style-name="ce3" office:value-type="string">
            <text:p>dhumt</text:p>
          </table:table-cell>
          <table:table-cell office:value-type="string">
            <text:p>bl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(mi~) tupt </text:p>
          </table:table-cell>
          <table:table-cell office:value-type="string">
            <text:p>blow (a fire)</text:p>
          </table:table-cell>
          <table:table-cell table:number-columns-repeated="1004"/>
        </table:table-row>
        <table:table-row table:style-name="ro2">
          <table:table-cell office:value-type="string">
            <text:p>dz[e|ɛ]kt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ʣh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style-name="ce3" office:value-type="string">
            <text:p>cekma (cektu) </text:p>
          </table:table-cell>
          <table:table-cell office:value-type="string">
            <text:p>to cut, chop up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1">
          <table:table-cell office:value-type="string">
            <text:p>dza</text:p>
          </table:table-cell>
          <table:table-cell office:value-type="string">
            <text:p>a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office:value-type="string">
            <text:p>cama</text:p>
          </table:table-cell>
          <table:table-cell office:value-type="string">
            <text:p>eat</text:p>
          </table:table-cell>
          <table:table-cell table:style-name="ce3" office:value-type="string">
            <text:p>ca</text:p>
          </table:table-cell>
          <table:table-cell table:style-name="ce2" office:value-type="string">
            <text:p>eat</text:p>
          </table:table-cell>
          <table:table-cell office:value-type="string">
            <text:p>ndza</text:p>
          </table:table-cell>
          <table:table-cell office:value-type="string">
            <text:p>za</text:p>
          </table:table-cell>
          <table:table-cell table:number-columns-repeated="1002"/>
        </table:table-row>
        <table:table-row table:style-name="ro2">
          <table:table-cell office:value-type="string">
            <text:p>dzɑːk</text:p>
          </table:table-cell>
          <table:table-cell office:value-type="string">
            <text:p>ɑːk</text:p>
          </table:table-cell>
          <table:table-cell table:style-name="ce3" office:value-type="string">
            <text:p>dzwak </text:p>
          </table:table-cell>
          <table:table-cell office:value-type="string">
            <text:p>swim (n)</text:p>
          </table:table-cell>
          <table:table-cell table:style-name="ce3"/>
          <table:table-cell/>
          <table:table-cell/>
          <table:table-cell table:style-name="ce3" office:value-type="string">
            <text:p>cakma (caa)</text:p>
          </table:table-cell>
          <table:table-cell office:value-type="string">
            <text:p>bathe</text:p>
          </table:table-cell>
          <table:table-cell table:style-name="ce3" office:value-type="string">
            <text:p>caːk</text:p>
          </table:table-cell>
          <table:table-cell office:value-type="string">
            <text:p>to cross, to swim across</text:p>
          </table:table-cell>
          <table:table-cell office:value-type="string">
            <text:p>ndʑaʁ</text:p>
          </table:table-cell>
          <table:table-cell table:number-columns-repeated="1003"/>
        </table:table-row>
        <table:table-row table:style-name="ro1">
          <table:table-cell office:value-type="string">
            <text:p>dzɑr</text:p>
          </table:table-cell>
          <table:table-cell office:value-type="string">
            <text:p>ɑr</text:p>
          </table:table-cell>
          <table:table-cell table:style-name="ce3" office:value-type="string">
            <text:p>dzar</text:p>
          </table:table-cell>
          <table:table-cell office:value-type="string">
            <text:p>drip, drizzle</text:p>
          </table:table-cell>
          <table:table-cell table:style-name="ce3" office:value-type="string">
            <text:p>dzh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dzɛk-s</text:p>
          </table:table-cell>
          <table:table-cell office:value-type="string">
            <text:p>ɛk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eŋma (ceŋsu)</text:p>
          </table:table-cell>
          <table:table-cell office:value-type="string">
            <text:p>to warn, to counsel</text:p>
          </table:table-cell>
          <table:table-cell table:style-name="ce3" office:value-type="string">
            <text:p>cɛks</text:p>
          </table:table-cell>
          <table:table-cell office:value-type="string">
            <text:p>talk about, gossip about</text:p>
          </table:table-cell>
          <table:table-cell table:number-columns-repeated="1004"/>
        </table:table-row>
        <table:table-row table:style-name="ro1">
          <table:table-cell office:value-type="string">
            <text:p>dz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ʣ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style-name="ce3" office:value-type="string">
            <text:p>cɨkma (cɨktu)</text:p>
          </table:table-cell>
          <table:table-cell office:value-type="string">
            <text:p>dy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dzit</text:p>
          </table:table-cell>
          <table:table-cell office:value-type="string">
            <text:p>it</text:p>
          </table:table-cell>
          <table:table-cell table:style-name="ce3" office:value-type="string">
            <text:p>dzit</text:p>
          </table:table-cell>
          <table:table-cell office:value-type="string">
            <text:p>make wet, moisten</text:p>
          </table:table-cell>
          <table:table-cell table:style-name="ce3" office:value-type="string">
            <text:p>ʣh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dz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okma (coktu)</text:p>
          </table:table-cell>
          <table:table-cell office:value-type="string">
            <text:p>to join, to attach</text:p>
          </table:table-cell>
          <table:table-cell table:style-name="ce3" office:value-type="string">
            <text:p>cɔkt</text:p>
          </table:table-cell>
          <table:table-cell office:value-type="string">
            <text:p>join, tie together</text:p>
          </table:table-cell>
          <table:table-cell table:number-columns-repeated="1004"/>
        </table:table-row>
        <table:table-row table:style-name="ro2">
          <table:table-cell office:value-type="string">
            <text:p>dzuːkt</text:p>
          </table:table-cell>
          <table:table-cell office:value-type="string">
            <text:p>uː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ukma (cukta)</text:p>
          </table:table-cell>
          <table:table-cell office:value-type="string">
            <text:p>be small</text:p>
          </table:table-cell>
          <table:table-cell table:style-name="ce3" office:value-type="string">
            <text:p>cuːkt</text:p>
          </table:table-cell>
          <table:table-cell office:value-type="string">
            <text:p>be small</text:p>
          </table:table-cell>
          <table:table-cell table:number-columns-repeated="1004"/>
        </table:table-row>
        <table:table-row table:style-name="ro2">
          <table:table-cell office:value-type="string">
            <text:p>dzur ?</text:p>
          </table:table-cell>
          <table:table-cell office:value-type="string">
            <text:p>ur</text:p>
          </table:table-cell>
          <table:table-cell table:style-name="ce3" office:value-type="string">
            <text:p>dzur</text:p>
          </table:table-cell>
          <table:table-cell office:value-type="string">
            <text:p>be sour</text:p>
          </table:table-cell>
          <table:table-cell table:style-name="ce3"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style-name="ce3" office:value-type="string">
            <text:p>sunma (sunta)</text:p>
          </table:table-cell>
          <table:table-cell office:value-type="string">
            <text:p>to be sour</text:p>
          </table:table-cell>
          <table:table-cell table:style-name="ce3" office:value-type="string">
            <text:p>suːtt</text:p>
          </table:table-cell>
          <table:table-cell table:style-name="ce2" office:value-type="string">
            <text:p>be sour</text:p>
          </table:table-cell>
          <table:table-cell table:number-columns-repeated="1004"/>
        </table:table-row>
        <table:table-row table:style-name="ro1">
          <table:table-cell office:value-type="string">
            <text:p>g[a|e]k ?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kak</text:p>
          </table:table-cell>
          <table:table-cell table:style-name="ce2" office:value-type="string">
            <text:p>to crack</text:p>
          </table:table-cell>
          <table:table-cell table:number-columns-repeated="1004"/>
        </table:table-row>
        <table:table-row table:style-name="ro2">
          <table:table-cell office:value-type="string">
            <text:p>g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g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style-name="ce3" office:value-type="string">
            <text:p>kenma (kentu)</text:p>
          </table:table-cell>
          <table:table-cell office:value-type="string">
            <text:p>feed, keep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gaːkt</text:p>
          </table:table-cell>
          <table:table-cell office:value-type="string">
            <text:p>aː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kakma (kaktu)</text:p>
          </table:table-cell>
          <table:table-cell office:value-type="string">
            <text:p>jump over</text:p>
          </table:table-cell>
          <table:table-cell table:style-name="ce3" office:value-type="string">
            <text:p>kaːkt</text:p>
          </table:table-cell>
          <table:table-cell office:value-type="string">
            <text:p>jump over, step over</text:p>
          </table:table-cell>
          <table:table-cell table:number-columns-repeated="1004"/>
        </table:table-row>
        <table:table-row table:style-name="ro5">
          <table:table-cell office:value-type="string">
            <text:p>gam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style-name="ce3" office:value-type="string">
            <text:p>kamma (kamsu)</text:p>
          </table:table-cell>
          <table:table-cell office:value-type="string">
            <text:p>to join</text:p>
          </table:table-cell>
          <table:table-cell table:style-name="ce3" office:value-type="string">
            <text:p>kam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2">
          <table:table-cell office:value-type="string">
            <text:p>gaŋ &gt; gaŋ-s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gh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style-name="ce3" office:value-type="string">
            <text:p>kaŋma (kaŋsu)</text:p>
          </table:table-cell>
          <table:table-cell office:value-type="string">
            <text:p>agree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g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ghoŋ</text:p>
          </table:table-cell>
          <table:table-cell office:value-type="string">
            <text:p>warm</text:p>
          </table:table-cell>
          <table:table-cell office:value-type="string">
            <text:p>vt</text:p>
          </table:table-cell>
          <table:table-cell table:style-name="ce7" office:value-type="string">
            <text:p>kaŋma (kaŋtu)</text:p>
          </table:table-cell>
          <table:table-cell office:value-type="string">
            <text:p>warm indirectly</text:p>
          </table:table-cell>
          <table:table-cell table:style-name="ce3"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1">
          <table:table-cell office:value-type="string">
            <text:p>g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kɨma (kɨsa)</text:p>
          </table:table-cell>
          <table:table-cell office:value-type="string">
            <text:p>to be afraid</text:p>
          </table:table-cell>
          <table:table-cell table:style-name="ce3" office:value-type="string">
            <text:p>kis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1">
          <table:table-cell office:value-type="string">
            <text:p>gla[k|ŋ]</text:p>
          </table:table-cell>
          <table:table-cell office:value-type="string">
            <text:p>aŋt</text:p>
          </table:table-cell>
          <table:table-cell table:style-name="ce3" office:value-type="string">
            <text:p>glak</text:p>
          </table:table-cell>
          <table:table-cell office:value-type="string">
            <text:p>win</text:p>
          </table:table-cell>
          <table:table-cell table:style-name="ce3" office:value-type="string">
            <text:p>ghl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glumt</text:p>
          </table:table-cell>
          <table:table-cell office:value-type="string">
            <text:p>um</text:p>
          </table:table-cell>
          <table:table-cell table:style-name="ce3" office:value-type="string">
            <text:p>glwam</text:p>
          </table:table-cell>
          <table:table-cell office:value-type="string">
            <text:p>lie down, go to sleep</text:p>
          </table:table-cell>
          <table:table-cell table:style-name="ce3" office:value-type="string">
            <text:p>gl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style-name="ce3"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style-name="ce3" office:value-type="string">
            <text:p>kupt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2">
          <table:table-cell office:value-type="string">
            <text:p>gɔl &gt; gɔl-t</text:p>
          </table:table-cell>
          <table:table-cell office:value-type="string">
            <text:p>ɔl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konma (kola)</text:p>
          </table:table-cell>
          <table:table-cell office:value-type="string">
            <text:p>walk around, wander.</text:p>
          </table:table-cell>
          <table:table-cell table:style-name="ce3" office:value-type="string">
            <text:p>kɔnt</text:p>
          </table:table-cell>
          <table:table-cell office:value-type="string">
            <text:p>tour, go around</text:p>
          </table:table-cell>
          <table:table-cell table:number-columns-repeated="1004"/>
        </table:table-row>
        <table:table-row table:style-name="ro2">
          <table:table-cell office:value-type="string">
            <text:p>gɔp</text:p>
          </table:table-cell>
          <table:table-cell office:value-type="string">
            <text:p>ɔp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kopma (koptu) </text:p>
          </table:table-cell>
          <table:table-cell office:value-type="string">
            <text:p>surround, protect</text:p>
          </table:table-cell>
          <table:table-cell table:style-name="ce3" office:value-type="string">
            <text:p>kɔp</text:p>
          </table:table-cell>
          <table:table-cell office:value-type="string">
            <text:p>surround</text:p>
          </table:table-cell>
          <table:table-cell table:number-columns-repeated="1004"/>
        </table:table-row>
        <table:table-row table:style-name="ro2">
          <table:table-cell office:value-type="string">
            <text:p>gram &gt; gramt</text:p>
          </table:table-cell>
          <table:table-cell office:value-type="string">
            <text:p>am</text:p>
          </table:table-cell>
          <table:table-cell table:style-name="ce3" office:value-type="string">
            <text:p>gram</text:p>
          </table:table-cell>
          <table:table-cell office:value-type="string">
            <text:p>feel hating for, hatred</text:p>
          </table:table-cell>
          <table:table-cell table:style-name="ce3" office:value-type="string">
            <text:p>ghr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gr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ghr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style-name="ce3"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style-name="ce3"/>
          <table:table-cell/>
          <table:table-cell table:number-columns-repeated="1004"/>
        </table:table-row>
        <table:table-row table:style-name="ro4">
          <table:table-cell office:value-type="string">
            <text:p>kum &gt; gum; kum &gt; kum-s</text:p>
          </table:table-cell>
          <table:table-cell office:value-type="string">
            <text:p>um</text:p>
          </table:table-cell>
          <table:table-cell table:style-name="ce3" office:value-type="string">
            <text:p>gum</text:p>
          </table:table-cell>
          <table:table-cell office:value-type="string">
            <text:p>bend oneself</text:p>
          </table:table-cell>
          <table:table-cell table:style-name="ce3" office:value-type="string">
            <text:p>gh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ums</text:p>
          </table:table-cell>
          <table:table-cell office:value-type="string">
            <text:p>to bend down (sth. or so.), to tame, to train, to order about</text:p>
          </table:table-cell>
          <table:table-cell table:number-columns-repeated="1004"/>
        </table:table-row>
        <table:table-row table:style-name="ro2">
          <table:table-cell office:value-type="string">
            <text:p>gup &gt; gup-s</text:p>
          </table:table-cell>
          <table:table-cell office:value-type="string">
            <text:p>up</text:p>
          </table:table-cell>
          <table:table-cell table:style-name="ce3"/>
          <table:table-cell/>
          <table:table-cell table:style-name="ce3" office:value-type="string">
            <text:p>g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style-name="ce3" office:value-type="string">
            <text:p>kumma (kumsu)</text:p>
          </table:table-cell>
          <table:table-cell office:value-type="string">
            <text:p>hid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gup &gt;&gt; gu</text:p>
          </table:table-cell>
          <table:table-cell office:value-type="string">
            <text:p>up</text:p>
          </table:table-cell>
          <table:table-cell table:style-name="ce3" office:value-type="string">
            <text:p>gu</text:p>
          </table:table-cell>
          <table:table-cell office:value-type="string">
            <text:p>pick up from the ground</text:p>
          </table:table-cell>
          <table:table-cell table:style-name="ce3"/>
          <table:table-cell/>
          <table:table-cell/>
          <table:table-cell table:style-name="ce3" office:value-type="string">
            <text:p>kupma (kuu)</text:p>
          </table:table-cell>
          <table:table-cell office:value-type="string">
            <text:p>pick up from the groun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h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style-name="ce3" office:value-type="string">
            <text:p>haŋma</text:p>
          </table:table-cell>
          <table:table-cell office:value-type="string">
            <text:p>itch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haŋ &gt; haŋt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2">
          <table:table-cell office:value-type="string">
            <text:p>hap &gt; hap-t / hap-s</text:p>
          </table:table-cell>
          <table:table-cell office:value-type="string">
            <text:p>ap</text:p>
          </table:table-cell>
          <table:table-cell table:style-name="ce3" office:value-type="string">
            <text:p>hapt</text:p>
          </table:table-cell>
          <table:table-cell office:value-type="string">
            <text:p>lift up, draw up, take out</text:p>
          </table:table-cell>
          <table:table-cell table:style-name="ce3"/>
          <table:table-cell/>
          <table:table-cell/>
          <table:table-cell table:style-name="ce3"/>
          <table:table-cell/>
          <table:table-cell table:style-name="ce3"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04"/>
        </table:table-row>
        <table:table-row table:style-name="ro2">
          <table:table-cell office:value-type="string">
            <text:p>hapt 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style-name="ce3" office:value-type="string">
            <text:p>hapma (hapta)</text:p>
          </table:table-cell>
          <table:table-cell office:value-type="string">
            <text:p>to be stuck, be entangled</text:p>
          </table:table-cell>
          <table:table-cell table:style-name="ce3"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2">
          <table:table-cell office:value-type="string">
            <text:p>h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hama (hasu)</text:p>
          </table:table-cell>
          <table:table-cell office:value-type="string">
            <text:p>divide, to distribute</text:p>
          </table:table-cell>
          <table:table-cell table:style-name="ce3" office:value-type="string">
            <text:p>has</text:p>
          </table:table-cell>
          <table:table-cell office:value-type="string">
            <text:p>divide up, distribute</text:p>
          </table:table-cell>
          <table:table-cell table:number-columns-repeated="1004"/>
        </table:table-row>
        <table:table-row table:style-name="ro2">
          <table:table-cell office:value-type="string">
            <text:p>h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style-name="ce3" office:value-type="string">
            <text:p>hanma (hantu)</text:p>
          </table:table-cell>
          <table:table-cell office:value-type="string">
            <text:p>to send</text:p>
          </table:table-cell>
          <table:table-cell table:style-name="ce3" office:value-type="string">
            <text:p>haŋ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5">
          <table:table-cell office:value-type="string">
            <text:p>hɛk &gt; hɛk-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style-name="ce3"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style-name="ce3"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2">
          <table:table-cell office:value-type="string">
            <text:p>hɛpt</text:p>
          </table:table-cell>
          <table:table-cell office:value-type="string">
            <text:p>ɛpt</text:p>
          </table:table-cell>
          <table:table-cell table:style-name="ce3"/>
          <table:table-cell/>
          <table:table-cell table:style-name="ce3"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style-name="ce3" office:value-type="string">
            <text:p>hepma (heptu) </text:p>
          </table:table-cell>
          <table:table-cell office:value-type="string">
            <text:p>to hug (out of love)</text:p>
          </table:table-cell>
          <table:table-cell table:style-name="ce3" office:value-type="string">
            <text:p>hɛp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2">
          <table:table-cell office:value-type="string">
            <text:p>h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ɦ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style-name="ce3" office:value-type="string">
            <text:p>hinma (hila) </text:p>
          </table:table-cell>
          <table:table-cell office:value-type="string">
            <text:p>to be stirre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h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7" office:value-type="string">
            <text:p>hɨŋma (hɨŋa)</text:p>
          </table:table-cell>
          <table:table-cell office:value-type="string">
            <text:p>live</text:p>
          </table:table-cell>
          <table:table-cell table:style-name="ce3" office:value-type="string">
            <text:p>hiŋ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5">
          <table:table-cell office:value-type="string">
            <text:p>hip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ɦ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style-name="ce3"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h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ɦipt</text:p>
          </table:table-cell>
          <table:table-cell office:value-type="string">
            <text:p>sift with a winnowing basket</text:p>
          </table:table-cell>
          <table:table-cell office:value-type="string">
            <text:p>vt</text:p>
          </table:table-cell>
          <table:table-cell table:style-name="ce3" office:value-type="string">
            <text:p>hipma (hiptu)</text:p>
          </table:table-cell>
          <table:table-cell office:value-type="string">
            <text:p>to shake through sieve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hopt</text:p>
          </table:table-cell>
          <table:table-cell office:value-type="string">
            <text:p>opt</text:p>
          </table:table-cell>
          <table:table-cell table:style-name="ce3"/>
          <table:table-cell/>
          <table:table-cell table:style-name="ce3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style-name="ce3"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style-name="ce3"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1">
          <table:table-cell office:value-type="string">
            <text:p>hɔl &gt; hɔl-t</text:p>
          </table:table-cell>
          <table:table-cell office:value-type="string">
            <text:p>ɔl</text:p>
          </table:table-cell>
          <table:table-cell table:style-name="ce3" office:value-type="string">
            <text:p>hwal(s), hul</text:p>
          </table:table-cell>
          <table:table-cell office:value-type="string">
            <text:p>open</text:p>
          </table:table-cell>
          <table:table-cell table:style-name="ce3"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ɔnt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2">
          <table:table-cell office:value-type="string">
            <text:p>hɔm &gt; hɔm-t</text:p>
          </table:table-cell>
          <table:table-cell office:value-type="string">
            <text:p>ɔmt</text:p>
          </table:table-cell>
          <table:table-cell table:style-name="ce3"/>
          <table:table-cell/>
          <table:table-cell table:style-name="ce3"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style-name="ce3" office:value-type="string">
            <text:p>homma (homa)</text:p>
          </table:table-cell>
          <table:table-cell office:value-type="string">
            <text:p>swell</text:p>
          </table:table-cell>
          <table:table-cell table:style-name="ce3"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2">
          <table:table-cell office:value-type="string">
            <text:p>hɔŋ &gt; hɔŋ-s</text:p>
          </table:table-cell>
          <table:table-cell office:value-type="string">
            <text:p>ɔŋ</text:p>
          </table:table-cell>
          <table:table-cell table:style-name="ce3" office:value-type="string">
            <text:p>hwaŋ(s)</text:p>
          </table:table-cell>
          <table:table-cell office:value-type="string">
            <text:p>break open</text:p>
          </table:table-cell>
          <table:table-cell table:style-name="ce3"/>
          <table:table-cell/>
          <table:table-cell/>
          <table:table-cell table:style-name="ce3" office:value-type="string">
            <text:p>hoŋma (hoŋsu) </text:p>
          </table:table-cell>
          <table:table-cell office:value-type="string">
            <text:p>to open, to uncover</text:p>
          </table:table-cell>
          <table:table-cell table:style-name="ce3" office:value-type="string">
            <text:p>hɔŋ~mɛtt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2">
          <table:table-cell office:value-type="string">
            <text:p>huk &gt; hukt</text:p>
          </table:table-cell>
          <table:table-cell office:value-type="string">
            <text:p>ul</text:p>
          </table:table-cell>
          <table:table-cell table:style-name="ce3" office:value-type="string">
            <text:p>huk</text:p>
          </table:table-cell>
          <table:table-cell office:value-type="string">
            <text:p>shout, cry, bark</text:p>
          </table:table-cell>
          <table:table-cell table:style-name="ce3"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style-name="ce3" office:value-type="string">
            <text:p>hukma (hukta)</text:p>
          </table:table-cell>
          <table:table-cell office:value-type="string">
            <text:p>bark</text:p>
          </table:table-cell>
          <table:table-cell table:style-name="ce10"/>
          <table:table-cell table:style-name="Default"/>
          <table:table-cell table:number-columns-repeated="1004"/>
        </table:table-row>
        <table:table-row table:style-name="ro1">
          <table:table-cell office:value-type="string">
            <text:p>h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ɦ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style-name="ce3" office:value-type="string">
            <text:p>huŋma (huŋu)</text:p>
          </table:table-cell>
          <table:table-cell office:value-type="string">
            <text:p>wait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hurt</text:p>
          </table:table-cell>
          <table:table-cell office:value-type="string">
            <text:p>urt</text:p>
          </table:table-cell>
          <table:table-cell table:style-name="ce3" office:value-type="string">
            <text:p>hurt</text:p>
          </table:table-cell>
          <table:table-cell office:value-type="string">
            <text:p>fan, row (boat)</text:p>
          </table:table-cell>
          <table:table-cell table:style-name="ce3" office:value-type="string">
            <text:p>ɦ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hut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ɦ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table:style-name="ce7" office:value-type="string">
            <text:p>hɨtma (hɨttu)</text:p>
          </table:table-cell>
          <table:table-cell office:value-type="string">
            <text:p>burn</text:p>
          </table:table-cell>
          <table:table-cell table:style-name="ce7"/>
          <table:table-cell/>
          <table:table-cell table:number-columns-repeated="1004"/>
        </table:table-row>
        <table:table-row table:style-name="ro5">
          <table:table-cell office:value-type="string">
            <text:p>jak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jakma (jaa)</text:p>
          </table:table-cell>
          <table:table-cell office:value-type="string">
            <text:p>to be (existentially, locationally)</text:p>
          </table:table-cell>
          <table:table-cell table:style-name="ce3" office:value-type="string">
            <text:p>jak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1">
          <table:table-cell office:value-type="string">
            <text:p>jakt &gt; jak-s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jakt</text:p>
          </table:table-cell>
          <table:table-cell office:value-type="string">
            <text:p>strike, hit</text:p>
          </table:table-cell>
          <table:table-cell/>
          <table:table-cell table:style-name="ce3"/>
          <table:table-cell/>
          <table:table-cell table:style-name="ce3" office:value-type="string">
            <text:p>jaŋs</text:p>
          </table:table-cell>
          <table:table-cell office:value-type="string">
            <text:p>strike, hit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jaŋ</text:p>
          </table:table-cell>
          <table:table-cell table:style-name="ce2" office:value-type="string">
            <text:p>aŋ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2"/>
          <table:table-cell table:style-name="ce3" office:value-type="string">
            <text:p>jaŋma (jaŋsa)</text:p>
          </table:table-cell>
          <table:table-cell office:value-type="string">
            <text:p>be lightweight</text:p>
          </table:table-cell>
          <table:table-cell table:style-name="ce3" office:value-type="string">
            <text:p>jaŋjaŋba (adj)</text:p>
          </table:table-cell>
          <table:table-cell office:value-type="string">
            <text:p>light</text:p>
          </table:table-cell>
          <table:table-cell office:value-type="string">
            <text:p>ʑo</text:p>
          </table:table-cell>
          <table:table-cell office:value-type="string">
            <text:p>jaŋ.po</text:p>
          </table:table-cell>
          <table:table-cell table:number-columns-repeated="1002"/>
        </table:table-row>
        <table:table-row table:style-name="ro1">
          <table:table-cell office:value-type="string">
            <text:p>j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jama (jasu)</text:p>
          </table:table-cell>
          <table:table-cell office:value-type="string">
            <text:p>tickle</text:p>
          </table:table-cell>
          <table:table-cell table:style-name="ce3" office:value-type="string">
            <text:p>(jam) jas</text:p>
          </table:table-cell>
          <table:table-cell office:value-type="string">
            <text:p>be tickled</text:p>
          </table:table-cell>
          <table:table-cell office:value-type="string">
            <text:p>rɤʑa</text:p>
          </table:table-cell>
          <table:table-cell office:value-type="string">
            <text:p>gja</text:p>
          </table:table-cell>
          <table:table-cell table:number-columns-repeated="1002"/>
        </table:table-row>
        <table:table-row table:style-name="ro2">
          <table:table-cell office:value-type="string">
            <text:p>j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4">
          <table:table-cell office:value-type="string">
            <text:p>joŋ</text:p>
          </table:table-cell>
          <table:table-cell office:value-type="string">
            <text:p>oŋ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avoid, hold off doing something</text:p>
          </table:table-cell>
          <table:table-cell office:value-type="string">
            <text:p>vt</text:p>
          </table:table-cell>
          <table:table-cell table:style-name="ce3" office:value-type="string">
            <text:p>joŋma (joŋu)</text:p>
          </table:table-cell>
          <table:table-cell office:value-type="string">
            <text:p>to not do work, have a holiday; take a break; to avoi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joŋ &gt; joŋ-t</text:p>
          </table:table-cell>
          <table:table-cell office:value-type="string">
            <text:p>oŋ 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jont</text:p>
          </table:table-cell>
          <table:table-cell office:value-type="string">
            <text:p>melt</text:p>
          </table:table-cell>
          <table:table-cell table:number-columns-repeated="2"/>
          <table:table-cell office:value-type="string">
            <text:p>熔</text:p>
          </table:table-cell>
          <table:table-cell table:number-columns-repeated="1001"/>
        </table:table-row>
        <table:table-row table:style-name="ro5">
          <table:table-cell office:value-type="string">
            <text:p>jɔːp</text:p>
          </table:table-cell>
          <table:table-cell office:value-type="string">
            <text:p>ɔːp</text:p>
          </table:table-cell>
          <table:table-cell table:style-name="ce3"/>
          <table:table-cell/>
          <table:table-cell table:style-name="ce3" office:value-type="string">
            <text:p>jop</text:p>
          </table:table-cell>
          <table:table-cell office:value-type="string">
            <text:p>crumble, crush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ːp</text:p>
          </table:table-cell>
          <table:table-cell office:value-type="string">
            <text:p>break (of eggs, clods, glass, stone)</text:p>
          </table:table-cell>
          <table:table-cell table:number-columns-repeated="1004"/>
        </table:table-row>
        <table:table-row table:style-name="ro1">
          <table:table-cell office:value-type="string">
            <text:p>ju / jɛ ?</text:p>
          </table:table-cell>
          <table:table-cell office:value-type="string">
            <text:p>i/u</text:p>
          </table:table-cell>
          <table:table-cell table:style-name="ce3" office:value-type="string">
            <text:p>jwa</text:p>
          </table:table-cell>
          <table:table-cell office:value-type="string">
            <text:p>come down</text:p>
          </table:table-cell>
          <table:table-cell table:style-name="ce3" office:value-type="string">
            <text:p>j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style-name="ce3" office:value-type="string">
            <text:p>jima (jua)</text:p>
          </table:table-cell>
          <table:table-cell office:value-type="string">
            <text:p>come down</text:p>
          </table:table-cell>
          <table:table-cell table:style-name="ce3"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2">
          <table:table-cell table:style-name="ce2" office:value-type="string">
            <text:p>juŋ</text:p>
          </table:table-cell>
          <table:table-cell table:style-name="ce2" office:value-type="string">
            <text:p>uŋ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2"/>
          <table:table-cell table:style-name="ce3" office:value-type="string">
            <text:p>juŋma</text:p>
          </table:table-cell>
          <table:table-cell office:value-type="string">
            <text:p>sit</text:p>
          </table:table-cell>
          <table:table-cell table:style-name="ce3" office:value-type="string">
            <text:p>juŋ 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5">
          <table:table-cell office:value-type="string">
            <text:p>jupt</text:p>
          </table:table-cell>
          <table:table-cell office:value-type="string">
            <text:p>upt</text:p>
          </table:table-cell>
          <table:table-cell table:style-name="ce3"/>
          <table:table-cell/>
          <table:table-cell table:style-name="ce3" office:value-type="string">
            <text:p>jipt</text:p>
          </table:table-cell>
          <table:table-cell office:value-type="string">
            <text:p>force into, insert and twist</text:p>
          </table:table-cell>
          <table:table-cell office:value-type="string">
            <text:p>vt</text:p>
          </table:table-cell>
          <table:table-cell table:style-name="ce3" office:value-type="string">
            <text:p>jupma (juptu)</text:p>
          </table:table-cell>
          <table:table-cell office:value-type="string">
            <text:p>to poke in; to fix by inserting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k[e|ɛ]kt &gt; gek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g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style-name="ce3"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k[e|ɛ]ŋ &gt; geŋ</text:p>
          </table:table-cell>
          <table:table-cell office:value-type="string">
            <text:p>eŋ</text:p>
          </table:table-cell>
          <table:table-cell table:style-name="ce3"/>
          <table:table-cell/>
          <table:table-cell table:style-name="ce3" office:value-type="string">
            <text:p>k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style-name="ce3" office:value-type="string">
            <text:p>keŋma (keŋa)</text:p>
          </table:table-cell>
          <table:table-cell office:value-type="string">
            <text:p>be cold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[e|ɛ]pt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k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style-name="ce3" office:value-type="string">
            <text:p>kepma (keptu)</text:p>
          </table:table-cell>
          <table:table-cell office:value-type="string">
            <text:p>sting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k[e|i]</text:p>
          </table:table-cell>
          <table:table-cell office:value-type="string">
            <text:p>i/e</text:p>
          </table:table-cell>
          <table:table-cell table:style-name="ce3"/>
          <table:table-cell/>
          <table:table-cell table:style-name="ce3"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style-name="ce3" office:value-type="string">
            <text:p>kʰima (kʰija)</text:p>
          </table:table-cell>
          <table:table-cell office:value-type="string">
            <text:p>quarrel</text:p>
          </table:table-cell>
          <table:table-cell table:style-name="ce3" office:value-type="string">
            <text:p>khe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2">
          <table:table-cell office:value-type="string">
            <text:p>k[e|i]p &gt; kep-t </text:p>
          </table:table-cell>
          <table:table-cell office:value-type="string">
            <text:p>ip/ep</text:p>
          </table:table-cell>
          <table:table-cell table:style-name="ce3" office:value-type="string">
            <text:p>kjap</text:p>
          </table:table-cell>
          <table:table-cell office:value-type="string">
            <text:p>stick, attach, glue</text:p>
          </table:table-cell>
          <table:table-cell table:style-name="ce3"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style-name="ce3" office:value-type="string">
            <text:p>kʰepma (kʰeptu)</text:p>
          </table:table-cell>
          <table:table-cell office:value-type="string">
            <text:p>to stick (to a wall)</text:p>
          </table:table-cell>
          <table:table-cell table:style-name="ce3" office:value-type="string">
            <text:p>khipt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3">
          <table:table-cell office:value-type="string">
            <text:p>k[i|e]k &gt; kek-s</text:p>
          </table:table-cell>
          <table:table-cell office:value-type="string">
            <text:p>ik/ek</text:p>
          </table:table-cell>
          <table:table-cell table:style-name="ce3"/>
          <table:table-cell/>
          <table:table-cell table:style-name="ce3"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/>
          <table:table-cell office:value-type="string">
            <text:p>bkʴigs</text:p>
          </table:table-cell>
          <table:table-cell office:value-type="string">
            <text:p>系</text:p>
          </table:table-cell>
          <table:table-cell table:number-columns-repeated="1001"/>
        </table:table-row>
        <table:table-row table:style-name="ro2">
          <table:table-cell office:value-type="string">
            <text:p>k[o|ɑ]l &gt; gol</text:p>
          </table:table-cell>
          <table:table-cell office:value-type="string">
            <text:p>ol</text:p>
          </table:table-cell>
          <table:table-cell table:style-name="ce3" office:value-type="string">
            <text:p>khwal</text:p>
          </table:table-cell>
          <table:table-cell office:value-type="string">
            <text:p>extend, amount to</text:p>
          </table:table-cell>
          <table:table-cell table:style-name="ce3" office:value-type="string">
            <text:p>gh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[r]at</text:p>
          </table:table-cell>
          <table:table-cell office:value-type="string">
            <text:p>at</text:p>
          </table:table-cell>
          <table:table-cell table:style-name="ce3" office:value-type="string">
            <text:p>krat</text:p>
          </table:table-cell>
          <table:table-cell office:value-type="string">
            <text:p>bite with molar, gnaw</text:p>
          </table:table-cell>
          <table:table-cell table:style-name="ce3" office:value-type="string">
            <text:p>k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kal</text:p>
          </table:table-cell>
          <table:table-cell office:value-type="string">
            <text:p>al</text:p>
          </table:table-cell>
          <table:table-cell table:style-name="ce3"/>
          <table:table-cell/>
          <table:table-cell table:style-name="ce3"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2">
          <table:table-cell office:value-type="string">
            <text:p>kam &gt; k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amt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1">
          <table:table-cell office:value-type="string">
            <text:p>kʰ[e|i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kh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style-name="ce3" office:value-type="string">
            <text:p>kʰɨma (kʰɨsu)</text:p>
          </table:table-cell>
          <table:table-cell office:value-type="string">
            <text:p>steal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ʰ[u|o]l</text:p>
          </table:table-cell>
          <table:table-cell office:value-type="string">
            <text:p>ol/ul</text:p>
          </table:table-cell>
          <table:table-cell table:style-name="ce3"/>
          <table:table-cell/>
          <table:table-cell table:style-name="ce3" office:value-type="string">
            <text:p>kh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style-name="ce3" office:value-type="string">
            <text:p>kʰonma (kʰolu)</text:p>
          </table:table-cell>
          <table:table-cell office:value-type="string">
            <text:p>to move, to transport</text:p>
          </table:table-cell>
          <table:table-cell table:style-name="ce3" office:value-type="string">
            <text:p>khuˀr</text:p>
          </table:table-cell>
          <table:table-cell office:value-type="string">
            <text:p>deliver to a place</text:p>
          </table:table-cell>
          <table:table-cell table:number-columns-repeated="1004"/>
        </table:table-row>
        <table:table-row table:style-name="ro1">
          <table:table-cell office:value-type="string">
            <text:p>kʰ[u|o]tt</text:p>
          </table:table-cell>
          <table:table-cell office:value-type="string">
            <text:p>ott/utt</text:p>
          </table:table-cell>
          <table:table-cell table:style-name="ce3"/>
          <table:table-cell/>
          <table:table-cell table:style-name="ce3"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style-name="ce3" office:value-type="string">
            <text:p>kʰɨtma (kʰɨttu)</text:p>
          </table:table-cell>
          <table:table-cell office:value-type="string">
            <text:p>comb</text:p>
          </table:table-cell>
          <table:table-cell table:style-name="ce3" office:value-type="string">
            <text:p>khott</text:p>
          </table:table-cell>
          <table:table-cell office:value-type="string">
            <text:p>comb</text:p>
          </table:table-cell>
          <table:table-cell table:number-columns-repeated="1004"/>
        </table:table-row>
        <table:table-row table:style-name="ro1">
          <table:table-cell office:value-type="string">
            <text:p>kʰa</text:p>
          </table:table-cell>
          <table:table-cell office:value-type="string">
            <text:p>a</text:p>
          </table:table-cell>
          <table:table-cell table:style-name="ce3" office:value-type="string">
            <text:p>kha</text:p>
          </table:table-cell>
          <table:table-cell office:value-type="string">
            <text:p>be bitter</text:p>
          </table:table-cell>
          <table:table-cell table:style-name="ce3" office:value-type="string">
            <text:p>kh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/>
          <table:table-cell office:value-type="string">
            <text:p>kha</text:p>
          </table:table-cell>
          <table:table-cell table:number-columns-repeated="1002"/>
        </table:table-row>
        <table:table-row table:style-name="ro3">
          <table:table-cell office:value-type="string">
            <text:p>kʰɑp &gt; gɑp &gt; gɑp-t</text:p>
          </table:table-cell>
          <table:table-cell office:value-type="string">
            <text:p>ɑp</text:p>
          </table:table-cell>
          <table:table-cell table:style-name="ce3"/>
          <table:table-cell table:style-name="ce2"/>
          <table:table-cell table:style-name="ce3" office:value-type="string">
            <text:p>kh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style-name="ce7" office:value-type="string">
            <text:p>kapma (kaptu)</text:p>
          </table:table-cell>
          <table:table-cell office:value-type="string">
            <text:p>to put together (things that are relate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kʰɑr &gt; kʰɑrt</text:p>
          </table:table-cell>
          <table:table-cell office:value-type="string">
            <text:p>ɑr</text:p>
          </table:table-cell>
          <table:table-cell table:style-name="ce3" office:value-type="string">
            <text:p>khart</text:p>
          </table:table-cell>
          <table:table-cell office:value-type="string">
            <text:p>fry</text:p>
          </table:table-cell>
          <table:table-cell table:style-name="ce3" office:value-type="string">
            <text:p>khor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ʰɑt</text:p>
          </table:table-cell>
          <table:table-cell office:value-type="string">
            <text:p>ɑt</text:p>
          </table:table-cell>
          <table:table-cell table:style-name="ce3" office:value-type="string">
            <text:p>khwaj</text:p>
          </table:table-cell>
          <table:table-cell office:value-type="string">
            <text:p>follow, go after</text:p>
          </table:table-cell>
          <table:table-cell table:style-name="ce3" office:value-type="string">
            <text:p>kh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table:style-name="ce3" office:value-type="string">
            <text:p>kʰatma (kʰara)</text:p>
          </table:table-cell>
          <table:table-cell office:value-type="string">
            <text:p>go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ʰlum &gt; kʰlum-t</text:p>
          </table:table-cell>
          <table:table-cell office:value-type="string">
            <text:p>um</text:p>
          </table:table-cell>
          <table:table-cell table:style-name="ce3" office:value-type="string">
            <text:p>khlwamt</text:p>
          </table:table-cell>
          <table:table-cell office:value-type="string">
            <text:p>put to sleep</text:p>
          </table:table-cell>
          <table:table-cell table:style-name="ce3" office:value-type="string">
            <text:p>khl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style-name="ce3" office:value-type="string">
            <text:p>kʰumma (kʰumtu)</text:p>
          </table:table-cell>
          <table:table-cell office:value-type="string">
            <text:p>to bury; to plan</text:p>
          </table:table-cell>
          <table:table-cell table:style-name="ce3"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04"/>
        </table:table-row>
        <table:table-row table:style-name="ro2">
          <table:table-cell office:value-type="string">
            <text:p>kʰraːp &gt; kʰraːp-si</text:p>
          </table:table-cell>
          <table:table-cell office:value-type="string">
            <text:p>ap</text:p>
          </table:table-cell>
          <table:table-cell table:style-name="ce3" office:value-type="string">
            <text:p>khram</text:p>
          </table:table-cell>
          <table:table-cell office:value-type="string">
            <text:p>cry, weep</text:p>
          </table:table-cell>
          <table:table-cell table:style-name="ce3"/>
          <table:table-cell/>
          <table:table-cell/>
          <table:table-cell table:style-name="ce3" office:value-type="string">
            <text:p>kʰapma (kʰawa)</text:p>
          </table:table-cell>
          <table:table-cell office:value-type="string">
            <text:p>to cry, weep</text:p>
          </table:table-cell>
          <table:table-cell table:style-name="ce3" office:value-type="string">
            <text:p>haːp</text:p>
          </table:table-cell>
          <table:table-cell office:value-type="string">
            <text:p>weep</text:p>
          </table:table-cell>
          <table:table-cell table:number-columns-repeated="2"/>
          <table:table-cell office:value-type="string">
            <text:p>哭</text:p>
          </table:table-cell>
          <table:table-cell table:number-columns-repeated="1001"/>
        </table:table-row>
        <table:table-row table:style-name="ro6">
          <table:table-cell office:value-type="string">
            <text:p>khr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khri</text:p>
          </table:table-cell>
          <table:table-cell table:style-name="ce5" office:value-type="string">
            <text:p>help to walk from behind (a chil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is</text:p>
          </table:table-cell>
          <table:table-cell office:value-type="string">
            <text:p>cause to turn</text:p>
          </table:table-cell>
          <table:table-cell/>
          <table:table-cell office:value-type="string">
            <text:p>ɴkhrid ?</text:p>
          </table:table-cell>
          <table:table-cell table:number-columns-repeated="1002"/>
        </table:table-row>
        <table:table-row table:style-name="ro1">
          <table:table-cell office:value-type="string">
            <text:p>kʰuːt</text:p>
          </table:table-cell>
          <table:table-cell office:value-type="string">
            <text:p>utt</text:p>
          </table:table-cell>
          <table:table-cell table:style-name="ce3" office:value-type="string">
            <text:p>khus</text:p>
          </table:table-cell>
          <table:table-cell office:value-type="string">
            <text:p>theft (n)</text:p>
          </table:table-cell>
          <table:table-cell table:style-name="ce3"/>
          <table:table-cell/>
          <table:table-cell/>
          <table:table-cell table:style-name="ce3"/>
          <table:table-cell/>
          <table:table-cell table:style-name="ce3" office:value-type="string">
            <text:p>khuːtt</text:p>
          </table:table-cell>
          <table:table-cell office:value-type="string">
            <text:p>steal</text:p>
          </table:table-cell>
          <table:table-cell office:value-type="string">
            <text:p>mɯrkɯ</text:p>
          </table:table-cell>
          <table:table-cell office:value-type="string">
            <text:p>rku</text:p>
          </table:table-cell>
          <table:table-cell office:value-type="string">
            <text:p>寇</text:p>
          </table:table-cell>
          <table:table-cell table:number-columns-repeated="1001"/>
        </table:table-row>
        <table:table-row table:style-name="ro5">
          <table:table-cell office:value-type="string">
            <text:p>kh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hunt</text:p>
          </table:table-cell>
          <table:table-cell office:value-type="string">
            <text:p>stick (a pole) into the ground</text:p>
          </table:table-cell>
          <table:table-cell/>
          <table:table-cell table:style-name="ce3" office:value-type="string">
            <text:p>kʰunma (kʰuntu)</text:p>
          </table:table-cell>
          <table:table-cell office:value-type="string">
            <text:p>enter, penetrat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oŋt</text:p>
          </table:table-cell>
          <table:table-cell office:value-type="string">
            <text:p>oŋt</text:p>
          </table:table-cell>
          <table:table-cell table:style-name="ce3"/>
          <table:table-cell/>
          <table:table-cell table:style-name="ce3" office:value-type="string">
            <text:p>k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style-name="ce3" office:value-type="string">
            <text:p>kʰoŋma (kʰoŋtu)</text:p>
          </table:table-cell>
          <table:table-cell office:value-type="string">
            <text:p>freez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ɔkt</text:p>
          </table:table-cell>
          <table:table-cell office:value-type="string">
            <text:p>ɔkt</text:p>
          </table:table-cell>
          <table:table-cell table:style-name="ce3" office:value-type="string">
            <text:p>kwakt</text:p>
          </table:table-cell>
          <table:table-cell office:value-type="string">
            <text:p>make cuts into, pierce</text:p>
          </table:table-cell>
          <table:table-cell table:style-name="ce3" office:value-type="string">
            <text:p>k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style-name="ce3" office:value-type="string">
            <text:p>kʰokma (kʰoktu)</text:p>
          </table:table-cell>
          <table:table-cell office:value-type="string">
            <text:p>to chop off</text:p>
          </table:table-cell>
          <table:table-cell table:style-name="ce3" office:value-type="string">
            <text:p>khɔkt</text:p>
          </table:table-cell>
          <table:table-cell office:value-type="string">
            <text:p>cut off, chop</text:p>
          </table:table-cell>
          <table:table-cell table:number-columns-repeated="1004"/>
        </table:table-row>
        <table:table-row table:style-name="ro2">
          <table:table-cell office:value-type="string">
            <text:p>kruːk &gt; kruːk-t</text:p>
          </table:table-cell>
          <table:table-cell office:value-type="string">
            <text:p>uːk</text:p>
          </table:table-cell>
          <table:table-cell table:style-name="ce3"/>
          <table:table-cell/>
          <table:table-cell table:style-name="ce3" office:value-type="string">
            <text:p>kruk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7"/>
          <table:table-cell/>
          <table:table-cell table:style-name="ce3" office:value-type="string">
            <text:p>huːkt </text:p>
          </table:table-cell>
          <table:table-cell office:value-type="string">
            <text:p>to thunder, to roar</text:p>
          </table:table-cell>
          <table:table-cell table:number-columns-repeated="1004"/>
        </table:table-row>
        <table:table-row table:style-name="ro2">
          <table:table-cell office:value-type="string">
            <text:p>kukt &gt; guk &gt; guŋt</text:p>
          </table:table-cell>
          <table:table-cell office:value-type="string">
            <text:p>ukt</text:p>
          </table:table-cell>
          <table:table-cell table:style-name="ce3"/>
          <table:table-cell/>
          <table:table-cell table:style-name="ce3" office:value-type="string">
            <text:p>k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table:style-name="ce3" office:value-type="string">
            <text:p>kuŋma (kuŋtu)</text:p>
          </table:table-cell>
          <table:table-cell office:value-type="string">
            <text:p>bend</text:p>
          </table:table-cell>
          <table:table-cell table:style-name="ce3"/>
          <table:table-cell/>
          <table:table-cell office:value-type="string">
            <text:p>kɤɣ</text:p>
          </table:table-cell>
          <table:table-cell table:number-columns-repeated="1003"/>
        </table:table-row>
        <table:table-row table:style-name="ro2">
          <table:table-cell office:value-type="string">
            <text:p>k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style-name="ce3" office:value-type="string">
            <text:p>kʰɨnma (kʰɨntu)</text:p>
          </table:table-cell>
          <table:table-cell office:value-type="string">
            <text:p>to stretch ;to pull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ur</text:p>
          </table:table-cell>
          <table:table-cell office:value-type="string">
            <text:p>ur</text:p>
          </table:table-cell>
          <table:table-cell table:style-name="ce3"/>
          <table:table-cell/>
          <table:table-cell table:style-name="ce3" office:value-type="string">
            <text:p>k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table:style-name="ce3" office:value-type="string">
            <text:p>kʰunma (kʰuju)</text:p>
          </table:table-cell>
          <table:table-cell table:style-name="ce2" office:value-type="string">
            <text:p>to carry</text:p>
          </table:table-cell>
          <table:table-cell table:style-name="ce3"/>
          <table:table-cell table:style-name="ce2"/>
          <table:table-cell office:value-type="string">
            <text:p>fkur</text:p>
          </table:table-cell>
          <table:table-cell office:value-type="string">
            <text:p>bkur</text:p>
          </table:table-cell>
          <table:table-cell table:number-columns-repeated="1002"/>
        </table:table-row>
        <table:table-row table:style-name="ro1">
          <table:table-cell office:value-type="string">
            <text:p>l[a|e|o]k</text:p>
          </table:table-cell>
          <table:table-cell office:value-type="string">
            <text:p>ak</text:p>
          </table:table-cell>
          <table:table-cell table:style-name="ce3" office:value-type="string">
            <text:p>lwakt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style-name="ce3" office:value-type="string">
            <text:p>lekma (lea)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/>
          <table:table-cell office:value-type="string">
            <text:p>ldʑags</text:p>
          </table:table-cell>
          <table:table-cell office:value-type="string">
            <text:p>食</text:p>
          </table:table-cell>
          <table:table-cell table:number-columns-repeated="1001"/>
        </table:table-row>
        <table:table-row table:style-name="ro2">
          <table:table-cell office:value-type="string">
            <text:p>l[a|o]k</text:p>
          </table:table-cell>
          <table:table-cell office:value-type="string">
            <text:p>ok/ak</text:p>
          </table:table-cell>
          <table:table-cell table:style-name="ce3" office:value-type="string">
            <text:p>lwakt</text:p>
          </table:table-cell>
          <table:table-cell office:value-type="string">
            <text:p>boil, simmer, bubble up</text:p>
          </table:table-cell>
          <table:table-cell table:style-name="ce3"/>
          <table:table-cell/>
          <table:table-cell office:value-type="string">
            <text:p>vt</text:p>
          </table:table-cell>
          <table:table-cell table:style-name="ce3" office:value-type="string">
            <text:p>lokma (loktu)</text:p>
          </table:table-cell>
          <table:table-cell office:value-type="string">
            <text:p>boil</text:p>
          </table:table-cell>
          <table:table-cell table:style-name="ce3" office:value-type="string">
            <text:p>lakt</text:p>
          </table:table-cell>
          <table:table-cell office:value-type="string">
            <text:p>boil</text:p>
          </table:table-cell>
          <table:table-cell table:number-columns-repeated="1004"/>
        </table:table-row>
        <table:table-row table:style-name="ro2">
          <table:table-cell office:value-type="string">
            <text:p>l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l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style-name="ce3" office:value-type="string">
            <text:p>lenma (lentu)</text:p>
          </table:table-cell>
          <table:table-cell office:value-type="string">
            <text:p>to pour in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l[e|i]s</text:p>
          </table:table-cell>
          <table:table-cell office:value-type="string">
            <text:p>e/i</text:p>
          </table:table-cell>
          <table:table-cell table:style-name="ce3" office:value-type="string">
            <text:p>lij</text:p>
          </table:table-cell>
          <table:table-cell office:value-type="string">
            <text:p>masturbate</text:p>
          </table:table-cell>
          <table:table-cell table:style-name="ce3" office:value-type="string">
            <text:p>l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style-name="ce3" office:value-type="string">
            <text:p>lɨma (lɨsu)</text:p>
          </table:table-cell>
          <table:table-cell office:value-type="string">
            <text:p>to have intercourse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l[u|i]m &gt; lim-t</text:p>
          </table:table-cell>
          <table:table-cell office:value-type="string">
            <text:p>um</text:p>
          </table:table-cell>
          <table:table-cell table:style-name="ce3"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style-name="ce3" office:value-type="string">
            <text:p>l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style-name="ce3" office:value-type="string">
            <text:p>limma (limta)</text:p>
          </table:table-cell>
          <table:table-cell office:value-type="string">
            <text:p>parboil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la &gt;&gt; lo</text:p>
          </table:table-cell>
          <table:table-cell office:value-type="string">
            <text:p>a</text:p>
          </table:table-cell>
          <table:table-cell table:style-name="ce3" office:value-type="string">
            <text:p>lwa</text:p>
          </table:table-cell>
          <table:table-cell office:value-type="string">
            <text:p>go</text:p>
          </table:table-cell>
          <table:table-cell table:style-name="ce3"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1">
          <table:table-cell office:value-type="string">
            <text:p>la[n|t]</text:p>
          </table:table-cell>
          <table:table-cell office:value-type="string">
            <text:p>at/an</text:p>
          </table:table-cell>
          <table:table-cell table:style-name="ce3"/>
          <table:table-cell/>
          <table:table-cell table:style-name="ce3" office:value-type="string">
            <text:p>l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table:style-name="ce3" office:value-type="string">
            <text:p>latma (laru) vt</text:p>
          </table:table-cell>
          <table:table-cell office:value-type="string">
            <text:p>to take out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lakt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l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style-name="ce3"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lɑm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l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style-name="ce3" office:value-type="string">
            <text:p>lamma (lamu)</text:p>
          </table:table-cell>
          <table:table-cell office:value-type="string">
            <text:p>to seek, to search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l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l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style-name="ce3"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lett</text:p>
          </table:table-cell>
          <table:table-cell office:value-type="string">
            <text:p>et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litma (littu)</text:p>
          </table:table-cell>
          <table:table-cell office:value-type="string">
            <text:p>to plant, to sow</text:p>
          </table:table-cell>
          <table:table-cell table:style-name="ce3" office:value-type="string">
            <text:p>lett</text:p>
          </table:table-cell>
          <table:table-cell office:value-type="string">
            <text:p>to plant</text:p>
          </table:table-cell>
          <table:table-cell table:number-columns-repeated="1004"/>
        </table:table-row>
        <table:table-row table:style-name="ro2">
          <table:table-cell office:value-type="string">
            <text:p>lɛmt</text:p>
          </table:table-cell>
          <table:table-cell office:value-type="string">
            <text:p>ɛm</text:p>
          </table:table-cell>
          <table:table-cell table:style-name="ce3" office:value-type="string">
            <text:p>ljamt</text:p>
          </table:table-cell>
          <table:table-cell office:value-type="string">
            <text:p>taste (salt, gravy)</text:p>
          </table:table-cell>
          <table:table-cell table:style-name="ce3"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table:style-name="ce3" office:value-type="string">
            <text:p>lemma (lemtu)</text:p>
          </table:table-cell>
          <table:table-cell office:value-type="string">
            <text:p>to flatter, make sweet</text:p>
          </table:table-cell>
          <table:table-cell table:style-name="ce3" office:value-type="string">
            <text:p>lɛm</text:p>
          </table:table-cell>
          <table:table-cell office:value-type="string">
            <text:p>coax</text:p>
          </table:table-cell>
          <table:table-cell table:number-columns-repeated="1004"/>
        </table:table-row>
        <table:table-row table:style-name="ro5">
          <table:table-cell office:value-type="string">
            <text:p>lɛt</text:p>
          </table:table-cell>
          <table:table-cell office:value-type="string">
            <text:p>ɛt</text:p>
          </table:table-cell>
          <table:table-cell table:style-name="ce3"/>
          <table:table-cell/>
          <table:table-cell table:style-name="ce3"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vt</text:p>
          </table:table-cell>
          <table:table-cell table:style-name="ce3" office:value-type="string">
            <text:p>letma (leru)</text:p>
          </table:table-cell>
          <table:table-cell office:value-type="string">
            <text:p>to leave, to let go, to release</text:p>
          </table:table-cell>
          <table:table-cell table:style-name="ce3" office:value-type="string">
            <text:p>lɛt</text:p>
          </table:table-cell>
          <table:table-cell office:value-type="string">
            <text:p>to leave, to abandon, to release</text:p>
          </table:table-cell>
          <table:table-cell office:value-type="string">
            <text:p>lɤt</text:p>
          </table:table-cell>
          <table:table-cell table:number-columns-repeated="1003"/>
        </table:table-row>
        <table:table-row table:style-name="ro5">
          <table:table-cell office:value-type="string">
            <text:p>liː[k|ŋ] &gt; liːk-s</text:p>
          </table:table-cell>
          <table:table-cell office:value-type="string">
            <text:p>iːŋ</text:p>
          </table:table-cell>
          <table:table-cell table:style-name="ce3"/>
          <table:table-cell/>
          <table:table-cell table:style-name="ce3"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2">
          <table:table-cell office:value-type="string">
            <text:p>lim</text:p>
          </table:table-cell>
          <table:table-cell office:value-type="string">
            <text:p>im/ŋ</text:p>
          </table:table-cell>
          <table:table-cell table:style-name="ce3"/>
          <table:table-cell/>
          <table:table-cell table:style-name="ce3" office:value-type="string">
            <text:p>l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style-name="ce3" office:value-type="string">
            <text:p>limma (lima)</text:p>
          </table:table-cell>
          <table:table-cell office:value-type="string">
            <text:p>to bud; to sprout</text:p>
          </table:table-cell>
          <table:table-cell table:style-name="ce3" office:value-type="string">
            <text:p>liŋ</text:p>
          </table:table-cell>
          <table:table-cell office:value-type="string">
            <text:p>sprout</text:p>
          </table:table-cell>
          <table:table-cell table:number-columns-repeated="1004"/>
        </table:table-row>
        <table:table-row table:style-name="ro5">
          <table:table-cell office:value-type="string">
            <text:p>lɔkt &gt; lɔk-s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 office:value-type="string">
            <text:p>lokt</text:p>
          </table:table-cell>
          <table:table-cell office:value-type="string">
            <text:p>dig up the ground (of animal)</text:p>
          </table:table-cell>
          <table:table-cell/>
          <table:table-cell table:style-name="ce3"/>
          <table:table-cell/>
          <table:table-cell table:style-name="ce3" office:value-type="string">
            <text:p>lɔŋs</text:p>
          </table:table-cell>
          <table:table-cell office:value-type="string">
            <text:p>dig up</text:p>
          </table:table-cell>
          <table:table-cell table:number-columns-repeated="1004"/>
        </table:table-row>
        <table:table-row table:style-name="ro3">
          <table:table-cell office:value-type="string">
            <text:p>lu</text:p>
          </table:table-cell>
          <table:table-cell office:value-type="string">
            <text:p>u</text:p>
          </table:table-cell>
          <table:table-cell table:style-name="ce3" office:value-type="string">
            <text:p>lu</text:p>
          </table:table-cell>
          <table:table-cell office:value-type="string">
            <text:p>cause a mental or bodily sensation</text:p>
          </table:table-cell>
          <table:table-cell table:style-name="ce3" office:value-type="string">
            <text:p>l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style-name="ce3" office:value-type="string">
            <text:p>luma (luwa)</text:p>
          </table:table-cell>
          <table:table-cell office:value-type="string">
            <text:p>feel</text:p>
          </table:table-cell>
          <table:table-cell table:style-name="ce3"/>
          <table:table-cell/>
          <table:table-cell table:number-columns-repeated="1004"/>
        </table:table-row>
        <table:table-row table:style-name="ro4">
          <table:table-cell office:value-type="string">
            <text:p>luk &gt; l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style-name="ce3" office:value-type="string">
            <text:p>lukma (luktu)</text:p>
          </table:table-cell>
          <table:table-cell office:value-type="string">
            <text:p>to finish</text:p>
          </table:table-cell>
          <table:table-cell table:style-name="ce3"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3">
          <table:table-cell office:value-type="string">
            <text:p>lup &gt; lup-t</text:p>
          </table:table-cell>
          <table:table-cell office:value-type="string">
            <text:p>upt</text:p>
          </table:table-cell>
          <table:table-cell table:style-name="ce3" office:value-type="string">
            <text:p>lupt</text:p>
          </table:table-cell>
          <table:table-cell office:value-type="string">
            <text:p>cover, hide (lupsi 'dip, immersion')</text:p>
          </table:table-cell>
          <table:table-cell table:style-name="ce3"/>
          <table:table-cell/>
          <table:table-cell/>
          <table:table-cell table:style-name="ce3"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style-name="ce3" office:value-type="string">
            <text:p>lup</text:p>
          </table:table-cell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2">
          <table:table-cell office:value-type="string">
            <text:p>lut &gt; lut-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l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style-name="ce3" office:value-type="string">
            <text:p>lutma (luttu)</text:p>
          </table:table-cell>
          <table:table-cell office:value-type="string">
            <text:p>to tell (of a story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mak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makma (makta)</text:p>
          </table:table-cell>
          <table:table-cell office:value-type="string">
            <text:p>be black</text:p>
          </table:table-cell>
          <table:table-cell table:style-name="ce3"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1">
          <table:table-cell office:value-type="string">
            <text:p>m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mama (masu)</text:p>
          </table:table-cell>
          <table:table-cell office:value-type="string">
            <text:p>lose</text:p>
          </table:table-cell>
          <table:table-cell table:style-name="ce3" office:value-type="string">
            <text:p>mas</text:p>
          </table:table-cell>
          <table:table-cell office:value-type="string">
            <text:p>lose</text:p>
          </table:table-cell>
          <table:table-cell table:number-columns-repeated="1004"/>
        </table:table-row>
        <table:table-row table:style-name="ro1">
          <table:table-cell office:value-type="string">
            <text:p>mat</text:p>
          </table:table-cell>
          <table:table-cell office:value-type="string">
            <text:p>at</text:p>
          </table:table-cell>
          <table:table-cell table:style-name="ce3" office:value-type="string">
            <text:p>mat</text:p>
          </table:table-cell>
          <table:table-cell office:value-type="string">
            <text:p>forget</text:p>
          </table:table-cell>
          <table:table-cell table:style-name="ce3"/>
          <table:table-cell/>
          <table:table-cell/>
          <table:table-cell table:style-name="ce3" office:value-type="string">
            <text:p>manma</text:p>
          </table:table-cell>
          <table:table-cell office:value-type="string">
            <text:p>forget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2">
          <table:table-cell office:value-type="string">
            <text:p>mɑːt</text:p>
          </table:table-cell>
          <table:table-cell office:value-type="string">
            <text:p>ɑːt</text:p>
          </table:table-cell>
          <table:table-cell table:style-name="ce3"/>
          <table:table-cell/>
          <table:table-cell table:style-name="ce3"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style-name="ce3"/>
          <table:table-cell/>
          <table:table-cell table:style-name="ce3"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5">
          <table:table-cell office:value-type="string">
            <text:p>mɑŋ &gt; mɑk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style-name="ce3" office:value-type="string">
            <text:p>makma (maktu)</text:p>
          </table:table-cell>
          <table:table-cell office:value-type="string">
            <text:p>to see in a dream</text:p>
          </table:table-cell>
          <table:table-cell table:style-name="ce3" office:value-type="string">
            <text:p>makt</text:p>
          </table:table-cell>
          <table:table-cell office:value-type="string">
            <text:p>to dream, to see in a dream</text:p>
          </table:table-cell>
          <table:table-cell office:value-type="string">
            <text:p>jmŋo</text:p>
          </table:table-cell>
          <table:table-cell/>
          <table:table-cell office:value-type="string">
            <text:p>夢</text:p>
          </table:table-cell>
          <table:table-cell table:number-columns-repeated="1001"/>
        </table:table-row>
        <table:table-row table:style-name="ro2">
          <table:table-cell office:value-type="string">
            <text:p>m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m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style-name="ce3" office:value-type="string">
            <text:p>mapma (maptu)</text:p>
          </table:table-cell>
          <table:table-cell office:value-type="string">
            <text:p>to grab, snatch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mɛtt</text:p>
          </table:table-cell>
          <table:table-cell office:value-type="string">
            <text:p>ɛtt</text:p>
          </table:table-cell>
          <table:table-cell table:style-name="ce3"/>
          <table:table-cell/>
          <table:table-cell table:style-name="ce3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style-name="ce3" office:value-type="string">
            <text:p>metma (mettu)</text:p>
          </table:table-cell>
          <table:table-cell office:value-type="string">
            <text:p>causative</text:p>
          </table:table-cell>
          <table:table-cell table:style-name="ce3"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1004"/>
        </table:table-row>
        <table:table-row table:style-name="ro1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style-name="ce3" office:value-type="string">
            <text:p>muma</text:p>
          </table:table-cell>
          <table:table-cell office:value-type="string">
            <text:p>be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style-name="ce3" office:value-type="string">
            <text:p>muma</text:p>
          </table:table-cell>
          <table:table-cell office:value-type="string">
            <text:p>to cause; to make</text:p>
          </table:table-cell>
          <table:table-cell table:style-name="ce3" office:value-type="string">
            <text:p>(o~)mu</text:p>
          </table:table-cell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2">
          <table:table-cell office:value-type="string">
            <text:p>muːtt</text:p>
          </table:table-cell>
          <table:table-cell office:value-type="string">
            <text:p>uːt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mutma (muttu)</text:p>
          </table:table-cell>
          <table:table-cell office:value-type="string">
            <text:p>to blow</text:p>
          </table:table-cell>
          <table:table-cell table:style-name="ce3" office:value-type="string">
            <text:p>muːtt</text:p>
          </table:table-cell>
          <table:table-cell office:value-type="string">
            <text:p>blow</text:p>
          </table:table-cell>
          <table:table-cell office:value-type="string">
            <text:p>ɣɤmɯt</text:p>
          </table:table-cell>
          <table:table-cell table:number-columns-repeated="1003"/>
        </table:table-row>
        <table:table-row table:style-name="ro2">
          <table:table-cell office:value-type="string">
            <text:p>n[e|i]kt</text:p>
          </table:table-cell>
          <table:table-cell office:value-type="string">
            <text:p>ikt/ekt</text:p>
          </table:table-cell>
          <table:table-cell table:style-name="ce3"/>
          <table:table-cell/>
          <table:table-cell table:style-name="ce3" office:value-type="string">
            <text:p>n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style-name="ce3" office:value-type="string">
            <text:p>nɨkma (nɨkta)</text:p>
          </table:table-cell>
          <table:table-cell office:value-type="string">
            <text:p>to cover, be buried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nɑ-si</text:p>
          </table:table-cell>
          <table:table-cell office:value-type="string">
            <text:p>ɑ</text:p>
          </table:table-cell>
          <table:table-cell table:style-name="ce3"/>
          <table:table-cell/>
          <table:table-cell table:style-name="ce3" office:value-type="string">
            <text:p>no-si</text:p>
          </table:table-cell>
          <table:table-cell office:value-type="string">
            <text:p>rest</text:p>
          </table:table-cell>
          <table:table-cell office:value-type="string">
            <text:p>vr</text:p>
          </table:table-cell>
          <table:table-cell table:style-name="ce3"/>
          <table:table-cell/>
          <table:table-cell table:style-name="ce3" office:value-type="string">
            <text:p>nas</text:p>
          </table:table-cell>
          <table:table-cell office:value-type="string">
            <text:p>become weak, tired</text:p>
          </table:table-cell>
          <table:table-cell office:value-type="string">
            <text:p>nɯna</text:p>
          </table:table-cell>
          <table:table-cell office:value-type="string">
            <text:p>ɲal</text:p>
          </table:table-cell>
          <table:table-cell table:number-columns-repeated="1002"/>
        </table:table-row>
        <table:table-row table:style-name="ro2">
          <table:table-cell office:value-type="string">
            <text:p>nɑm &gt; nɑm-s</text:p>
          </table:table-cell>
          <table:table-cell office:value-type="string">
            <text:p>ɑm</text:p>
          </table:table-cell>
          <table:table-cell table:style-name="ce3" office:value-type="string">
            <text:p>ŋwam</text:p>
          </table:table-cell>
          <table:table-cell office:value-type="string">
            <text:p>smell, sniff</text:p>
          </table:table-cell>
          <table:table-cell table:style-name="ce3"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style-name="ce3" office:value-type="string">
            <text:p>namma (nama)</text:p>
          </table:table-cell>
          <table:table-cell office:value-type="string">
            <text:p>reek, stink</text:p>
          </table:table-cell>
          <table:table-cell table:style-name="ce3" office:value-type="string">
            <text:p>nams</text:p>
          </table:table-cell>
          <table:table-cell office:value-type="string">
            <text:p>to sniff, to smell; to kiss</text:p>
          </table:table-cell>
          <table:table-cell office:value-type="string">
            <text:p>mnɤm</text:p>
          </table:table-cell>
          <table:table-cell office:value-type="string">
            <text:p>mnam</text:p>
          </table:table-cell>
          <table:table-cell table:number-columns-repeated="1002"/>
        </table:table-row>
        <table:table-row table:style-name="ro4">
          <table:table-cell office:value-type="string">
            <text:p>nɛːpt</text:p>
          </table:table-cell>
          <table:table-cell office:value-type="string">
            <text:p>ɛːpt</text:p>
          </table:table-cell>
          <table:table-cell table:style-name="ce3" office:value-type="string">
            <text:p>njapt</text:p>
          </table:table-cell>
          <table:table-cell office:value-type="string">
            <text:p>push, push away, press forward</text:p>
          </table:table-cell>
          <table:table-cell table:style-name="ce3"/>
          <table:table-cell/>
          <table:table-cell/>
          <table:table-cell table:style-name="ce3"/>
          <table:table-cell/>
          <table:table-cell table:style-name="ce3"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3">
          <table:table-cell office:value-type="string">
            <text:p>n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style-name="ce3"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nur &gt; nur-si</text:p>
          </table:table-cell>
          <table:table-cell office:value-type="string">
            <text:p>ur</text:p>
          </table:table-cell>
          <table:table-cell table:style-name="ce3" office:value-type="string">
            <text:p>nur (vm)</text:p>
          </table:table-cell>
          <table:table-cell office:value-type="string">
            <text:p>to be sprained, to be twisted</text:p>
          </table:table-cell>
          <table:table-cell table:style-name="ce3"/>
          <table:table-cell/>
          <table:table-cell/>
          <table:table-cell table:style-name="ce3"/>
          <table:table-cell/>
          <table:table-cell table:style-name="ce3"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5">
          <table:table-cell office:value-type="string">
            <text:p>ŋ[e|ɛ]t &gt; ŋet-t</text:p>
          </table:table-cell>
          <table:table-cell office:value-type="string">
            <text:p>et</text:p>
          </table:table-cell>
          <table:table-cell table:style-name="ce3" office:value-type="string">
            <text:p>njat</text:p>
          </table:table-cell>
          <table:table-cell office:value-type="string">
            <text:p>hurt</text:p>
          </table:table-cell>
          <table:table-cell table:style-name="ce3" office:value-type="string">
            <text:p>ŋ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style-name="ce3"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ŋ[u|i]r</text:p>
          </table:table-cell>
          <table:table-cell office:value-type="string">
            <text:p>ur</text:p>
          </table:table-cell>
          <table:table-cell table:style-name="ce3" office:value-type="string">
            <text:p>ŋir</text:p>
          </table:table-cell>
          <table:table-cell office:value-type="string">
            <text:p>roar</text:p>
          </table:table-cell>
          <table:table-cell table:style-name="ce3" office:value-type="string">
            <text:p>ŋ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10"/>
          <table:table-cell/>
          <table:table-cell/>
          <table:table-cell office:value-type="string">
            <text:p>sŋur</text:p>
          </table:table-cell>
          <table:table-cell table:number-columns-repeated="1002"/>
        </table:table-row>
        <table:table-row table:style-name="ro2">
          <table:table-cell office:value-type="string">
            <text:p>ŋapt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ŋapma (ŋaptu)</text:p>
          </table:table-cell>
          <table:table-cell office:value-type="string">
            <text:p>snatch</text:p>
          </table:table-cell>
          <table:table-cell table:style-name="ce3" office:value-type="string">
            <text:p>napt</text:p>
          </table:table-cell>
          <table:table-cell office:value-type="string">
            <text:p>snatch</text:p>
          </table:table-cell>
          <table:table-cell table:number-columns-repeated="1004"/>
        </table:table-row>
        <table:table-row table:style-name="ro2">
          <table:table-cell office:value-type="string">
            <text:p>ŋin &gt; ŋin-t</text:p>
          </table:table-cell>
          <table:table-cell office:value-type="string">
            <text:p>in</text:p>
          </table:table-cell>
          <table:table-cell table:style-name="ce3" office:value-type="string">
            <text:p>ŋi:t</text:p>
          </table:table-cell>
          <table:table-cell office:value-type="string">
            <text:p>fear, bea afraid</text:p>
          </table:table-cell>
          <table:table-cell table:style-name="ce3" office:value-type="string">
            <text:p>ŋ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ŋ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04"/>
        </table:table-row>
        <table:table-row table:style-name="ro2">
          <table:table-cell office:value-type="string">
            <text:p>ŋɔ &gt; ŋɔ-s</text:p>
          </table:table-cell>
          <table:table-cell office:value-type="string">
            <text:p>ɔ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ŋoma (ŋosu)</text:p>
          </table:table-cell>
          <table:table-cell office:value-type="string">
            <text:p>fry dry</text:p>
          </table:table-cell>
          <table:table-cell table:style-name="ce3" office:value-type="string">
            <text:p>nɔ</text:p>
          </table:table-cell>
          <table:table-cell office:value-type="string">
            <text:p>to stir-fry, to pop (corn)</text:p>
          </table:table-cell>
          <table:table-cell office:value-type="string">
            <text:p>rŋu</text:p>
          </table:table-cell>
          <table:table-cell office:value-type="string">
            <text:p>rŋo</text:p>
          </table:table-cell>
          <table:table-cell office:value-type="string">
            <text:p>熬</text:p>
          </table:table-cell>
          <table:table-cell table:number-columns-repeated="1001"/>
        </table:table-row>
        <table:table-row table:style-name="ro1">
          <table:table-cell office:value-type="string">
            <text:p>p[i|e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style-name="ce3" office:value-type="string">
            <text:p>bʰema (bʰesu)</text:p>
          </table:table-cell>
          <table:table-cell office:value-type="string">
            <text:p>fart</text:p>
          </table:table-cell>
          <table:table-cell table:style-name="ce3" office:value-type="string">
            <text:p>phes</text:p>
          </table:table-cell>
          <table:table-cell office:value-type="string">
            <text:p>fart</text:p>
          </table:table-cell>
          <table:table-cell table:number-columns-repeated="1004"/>
        </table:table-row>
        <table:table-row table:style-name="ro5">
          <table:table-cell office:value-type="string">
            <text:p>p[i|ɛ][n]</text:p>
          </table:table-cell>
          <table:table-cell office:value-type="string">
            <text:p>i/ɛn</text:p>
          </table:table-cell>
          <table:table-cell table:style-name="ce3" office:value-type="string">
            <text:p>phit</text:p>
          </table:table-cell>
          <table:table-cell office:value-type="string">
            <text:p>bring (horizontal plane)</text:p>
          </table:table-cell>
          <table:table-cell table:style-name="ce3"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table:style-name="ce3" office:value-type="string">
            <text:p>bitma (bitta)</text:p>
          </table:table-cell>
          <table:table-cell office:value-type="string">
            <text:p>to walk, to go</text:p>
          </table:table-cell>
          <table:table-cell table:style-name="ce3" office:value-type="string">
            <text:p>phɛn</text:p>
          </table:table-cell>
          <table:table-cell office:value-type="string">
            <text:p>come</text:p>
          </table:table-cell>
          <table:table-cell table:number-columns-repeated="1004"/>
        </table:table-row>
        <table:table-row table:style-name="ro1">
          <table:table-cell office:value-type="string">
            <text:p>pʰ[e|ɛ]r</text:p>
          </table:table-cell>
          <table:table-cell office:value-type="string">
            <text:p>er</text:p>
          </table:table-cell>
          <table:table-cell table:style-name="ce3" office:value-type="string">
            <text:p>phjar(s)</text:p>
          </table:table-cell>
          <table:table-cell office:value-type="string">
            <text:p>sew</text:p>
          </table:table-cell>
          <table:table-cell table:style-name="ce3" office:value-type="string">
            <text:p>ph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ʰ[i|ɛ][n]</text:p>
          </table:table-cell>
          <table:table-cell office:value-type="string">
            <text:p>i/ɛn</text:p>
          </table:table-cell>
          <table:table-cell table:style-name="ce3"/>
          <table:table-cell/>
          <table:table-cell table:style-name="ce3"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phɛn</text:p>
          </table:table-cell>
          <table:table-cell office:value-type="string">
            <text:p>be spoiled</text:p>
          </table:table-cell>
          <table:table-cell table:number-columns-repeated="1004"/>
        </table:table-row>
        <table:table-row table:style-name="ro2">
          <table:table-cell office:value-type="string">
            <text:p>pʰ[r][e|ɛ]k &gt; pʰrek-t</text:p>
          </table:table-cell>
          <table:table-cell office:value-type="string">
            <text:p>ek</text:p>
          </table:table-cell>
          <table:table-cell table:style-name="ce3" office:value-type="string">
            <text:p>phjak, phrjak</text:p>
          </table:table-cell>
          <table:table-cell office:value-type="string">
            <text:p>flick away, knock away</text:p>
          </table:table-cell>
          <table:table-cell table:style-name="ce3" office:value-type="string">
            <text:p>ph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pʰan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ph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style-name="ce3" office:value-type="string">
            <text:p>pʰanma (pʰantu)</text:p>
          </table:table-cell>
          <table:table-cell office:value-type="string">
            <text:p>to chang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ʰɛnt</text:p>
          </table:table-cell>
          <table:table-cell office:value-type="string">
            <text:p>ɛn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pʰenma (pʰentu)</text:p>
          </table:table-cell>
          <table:table-cell office:value-type="string">
            <text:p>to untie</text:p>
          </table:table-cell>
          <table:table-cell table:style-name="ce3" office:value-type="string">
            <text:p>phɛnt</text:p>
          </table:table-cell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2">
          <table:table-cell office:value-type="string">
            <text:p>pʰ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ph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style-name="ce3" office:value-type="string">
            <text:p>pʰɨpma (pʰɨptu)</text:p>
          </table:table-cell>
          <table:table-cell office:value-type="string">
            <text:p>to suck, to absorb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pʰlɑs</text:p>
          </table:table-cell>
          <table:table-cell office:value-type="string">
            <text:p>ɑs</text:p>
          </table:table-cell>
          <table:table-cell table:style-name="ce3"/>
          <table:table-cell/>
          <table:table-cell table:style-name="ce3"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style-name="ce8" office:value-type="string">
            <text:p>pʰama (pʰasu)</text:p>
          </table:table-cell>
          <table:table-cell office:value-type="string">
            <text:p>to help, assist</text:p>
          </table:table-cell>
          <table:table-cell table:style-name="ce3" office:value-type="string">
            <text:p>phaˀr</text:p>
          </table:table-cell>
          <table:table-cell office:value-type="string">
            <text:p>help</text:p>
          </table:table-cell>
          <table:table-cell table:number-columns-repeated="1004"/>
        </table:table-row>
        <table:table-row table:style-name="ro5">
          <table:table-cell office:value-type="string">
            <text:p>pʰol</text:p>
          </table:table-cell>
          <table:table-cell office:value-type="string">
            <text:p>ɑl</text:p>
          </table:table-cell>
          <table:table-cell table:style-name="ce3" office:value-type="string">
            <text:p>phwal</text:p>
          </table:table-cell>
          <table:table-cell office:value-type="string">
            <text:p>stir rice, vegetables with a spoon</text:p>
          </table:table-cell>
          <table:table-cell table:style-name="ce3" office:value-type="string">
            <text:p>ph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ʰrok &gt; pʰrok -si</text:p>
          </table:table-cell>
          <table:table-cell office:value-type="string">
            <text:p>ok</text:p>
          </table:table-cell>
          <table:table-cell table:style-name="ce3" office:value-type="string">
            <text:p>phrwaŋ</text:p>
          </table:table-cell>
          <table:table-cell office:value-type="string">
            <text:p>unfasten, untie</text:p>
          </table:table-cell>
          <table:table-cell table:style-name="ce3"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04"/>
        </table:table-row>
        <table:table-row table:style-name="ro7">
          <table:table-cell office:value-type="string">
            <text:p>pʰum</text:p>
          </table:table-cell>
          <table:table-cell office:value-type="string">
            <text:p>um</text:p>
          </table:table-cell>
          <table:table-cell table:style-name="ce3"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style-name="ce3" office:value-type="string">
            <text:p>ph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pʰʊk &gt; bʊk</text:p>
          </table:table-cell>
          <table:table-cell office:value-type="string">
            <text:p>ʊk</text:p>
          </table:table-cell>
          <table:table-cell table:style-name="ce3" office:value-type="string">
            <text:p>buk</text:p>
          </table:table-cell>
          <table:table-cell office:value-type="string">
            <text:p>get up, stand up</text:p>
          </table:table-cell>
          <table:table-cell table:style-name="ce3"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style-name="ce3" office:value-type="string">
            <text:p>pukma (pua)</text:p>
          </table:table-cell>
          <table:table-cell office:value-type="string">
            <text:p>to stand up, to rise</text:p>
          </table:table-cell>
          <table:table-cell table:style-name="ce3"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2">
          <table:table-cell office:value-type="string">
            <text:p>pil &gt; pil-t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table:style-name="ce3" office:value-type="string">
            <text:p>bʰinma (bʰilu) </text:p>
          </table:table-cell>
          <table:table-cell office:value-type="string">
            <text:p>to squeeze (for juice)</text:p>
          </table:table-cell>
          <table:table-cell table:style-name="ce3" office:value-type="string">
            <text:p>phiːnt</text:p>
          </table:table-cell>
          <table:table-cell office:value-type="string">
            <text:p>milk</text:p>
          </table:table-cell>
          <table:table-cell table:number-columns-repeated="1004"/>
        </table:table-row>
        <table:table-row table:style-name="ro5">
          <table:table-cell office:value-type="string">
            <text:p>pl[e|ɛ]n &gt; plent</text:p>
          </table:table-cell>
          <table:table-cell office:value-type="string">
            <text:p>ent</text:p>
          </table:table-cell>
          <table:table-cell table:style-name="ce3" office:value-type="string">
            <text:p>plej</text:p>
          </table:table-cell>
          <table:table-cell office:value-type="string">
            <text:p>refrain from doing, be stopped</text:p>
          </table:table-cell>
          <table:table-cell table:style-name="ce3" office:value-type="string">
            <text:p>pl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pl[e|ɛ]p &gt; plep-t</text:p>
          </table:table-cell>
          <table:table-cell office:value-type="string">
            <text:p>ep</text:p>
          </table:table-cell>
          <table:table-cell table:style-name="ce3" office:value-type="string">
            <text:p>pljap</text:p>
          </table:table-cell>
          <table:table-cell office:value-type="string">
            <text:p>fold over (blyam be folded)</text:p>
          </table:table-cell>
          <table:table-cell table:style-name="ce3" office:value-type="string">
            <text:p>pl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okt &gt; bok &gt; bokt</text:p>
          </table:table-cell>
          <table:table-cell office:value-type="string">
            <text:p>ok</text:p>
          </table:table-cell>
          <table:table-cell table:style-name="ce3"/>
          <table:table-cell/>
          <table:table-cell table:style-name="ce3" office:value-type="string">
            <text:p>bhokt</text:p>
          </table:table-cell>
          <table:table-cell office:value-type="string">
            <text:p>patch</text:p>
          </table:table-cell>
          <table:table-cell office:value-type="string">
            <text:p>vt</text:p>
          </table:table-cell>
          <table:table-cell table:style-name="ce3" office:value-type="string">
            <text:p>bʰokma (bʰoktu)</text:p>
          </table:table-cell>
          <table:table-cell table:style-name="ce2" office:value-type="string">
            <text:p>to mend, to patch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ot &gt; bot</text:p>
          </table:table-cell>
          <table:table-cell office:value-type="string">
            <text:p>ot</text:p>
          </table:table-cell>
          <table:table-cell table:style-name="ce3" office:value-type="string">
            <text:p>bwaj</text:p>
          </table:table-cell>
          <table:table-cell office:value-type="string">
            <text:p>to flower, swell, thrive</text:p>
          </table:table-cell>
          <table:table-cell table:style-name="ce3" office:value-type="string">
            <text:p>p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style-name="ce3" office:value-type="string">
            <text:p>batma (bara)</text:p>
          </table:table-cell>
          <table:table-cell office:value-type="string">
            <text:p>bloom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1">
          <table:table-cell office:value-type="string">
            <text:p>pot &gt; pot-t</text:p>
          </table:table-cell>
          <table:table-cell office:value-type="string">
            <text:p>ot</text:p>
          </table:table-cell>
          <table:table-cell table:style-name="ce3" office:value-type="string">
            <text:p>pwat</text:p>
          </table:table-cell>
          <table:table-cell office:value-type="string">
            <text:p>tie up</text:p>
          </table:table-cell>
          <table:table-cell table:style-name="ce3" office:value-type="string">
            <text:p>p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ɔ &gt;&gt; pa</text:p>
          </table:table-cell>
          <table:table-cell office:value-type="string">
            <text:p>ɔ</text:p>
          </table:table-cell>
          <table:table-cell table:style-name="ce3" office:value-type="string">
            <text:p>pa</text:p>
          </table:table-cell>
          <table:table-cell office:value-type="string">
            <text:p>make</text:p>
          </table:table-cell>
          <table:table-cell table:style-name="ce3"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style-name="ce3" office:value-type="string">
            <text:p>bama (bo)</text:p>
          </table:table-cell>
          <table:table-cell office:value-type="string">
            <text:p>weave</text:p>
          </table:table-cell>
          <table:table-cell table:style-name="ce3" office:value-type="string">
            <text:p>phɔ</text:p>
          </table:table-cell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3">
          <table:table-cell office:value-type="string">
            <text:p>pram &gt; bram &gt; br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pr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style-name="ce3"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rɑŋ &gt; prɑŋ-t</text:p>
          </table:table-cell>
          <table:table-cell office:value-type="string">
            <text:p>proŋ</text:p>
          </table:table-cell>
          <table:table-cell table:style-name="ce3" office:value-type="string">
            <text:p>proŋ</text:p>
          </table:table-cell>
          <table:table-cell office:value-type="string">
            <text:p>weave</text:p>
          </table:table-cell>
          <table:table-cell table:style-name="ce3"/>
          <table:table-cell/>
          <table:table-cell/>
          <table:table-cell table:style-name="ce3" office:value-type="string">
            <text:p>baŋma (baŋtu)</text:p>
          </table:table-cell>
          <table:table-cell office:value-type="string">
            <text:p>weave</text:p>
          </table:table-cell>
          <table:table-cell table:style-name="ce3"/>
          <table:table-cell/>
          <table:table-cell office:value-type="string">
            <text:p>pɣo</text:p>
          </table:table-cell>
          <table:table-cell office:value-type="string">
            <text:p>ɴpʰaŋ.ma</text:p>
          </table:table-cell>
          <table:table-cell office:value-type="string">
            <text:p>纺</text:p>
          </table:table-cell>
          <table:table-cell table:number-columns-repeated="1001"/>
        </table:table-row>
        <table:table-row table:style-name="ro1">
          <table:table-cell office:value-type="string">
            <text:p>prok</text:p>
          </table:table-cell>
          <table:table-cell office:value-type="string">
            <text:p>ok</text:p>
          </table:table-cell>
          <table:table-cell table:style-name="ce3" office:value-type="string">
            <text:p>prwak</text:p>
          </table:table-cell>
          <table:table-cell office:value-type="string">
            <text:p>run away</text:p>
          </table:table-cell>
          <table:table-cell table:style-name="ce3" office:value-type="string">
            <text:p>pr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uks</text:p>
          </table:table-cell>
          <table:table-cell office:value-type="string">
            <text:p>uk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bʰuŋma (bʰuŋsu)</text:p>
          </table:table-cell>
          <table:table-cell office:value-type="string">
            <text:p>pile up</text:p>
          </table:table-cell>
          <table:table-cell table:style-name="ce3" office:value-type="string">
            <text:p>phuks</text:p>
          </table:table-cell>
          <table:table-cell office:value-type="string">
            <text:p>pile up</text:p>
          </table:table-cell>
          <table:table-cell/>
          <table:table-cell table:style-name="ce5" office:value-type="string">
            <text:p>ɴpʰuŋ, pʰuŋ</text:p>
          </table:table-cell>
          <table:table-cell table:number-columns-repeated="1002"/>
        </table:table-row>
        <table:table-row table:style-name="ro5">
          <table:table-cell office:value-type="string">
            <text:p>pum &gt; pum-t</text:p>
          </table:table-cell>
          <table:table-cell office:value-type="string">
            <text:p>um</text:p>
          </table:table-cell>
          <table:table-cell table:style-name="ce3"/>
          <table:table-cell table:style-name="ce2"/>
          <table:table-cell table:style-name="ce3" office:value-type="string">
            <text:p>pum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style-name="ce3"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table:style-name="ce2" office:value-type="string">
            <text:p>r[e|ɛ]kt</text:p>
          </table:table-cell>
          <table:table-cell table:style-name="ce2" office:value-type="string">
            <text:p>ekt</text:p>
          </table:table-cell>
          <table:table-cell table:style-name="ce3" office:value-type="string">
            <text:p>rjakt</text:p>
          </table:table-cell>
          <table:table-cell table:style-name="ce2" office:value-type="string">
            <text:p>write</text:p>
          </table:table-cell>
          <table:table-cell table:style-name="ce3" office:value-type="string">
            <text:p>rekt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r[u|ɔ]kt &gt; rɔk-s</text:p>
          </table:table-cell>
          <table:table-cell office:value-type="string">
            <text:p>uk/ɔk</text:p>
          </table:table-cell>
          <table:table-cell table:style-name="ce3"/>
          <table:table-cell/>
          <table:table-cell table:style-name="ce3" office:value-type="string">
            <text:p>r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s</text:p>
          </table:table-cell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7">
          <table:table-cell office:value-type="string">
            <text:p>r|u|o]p</text:p>
          </table:table-cell>
          <table:table-cell office:value-type="string">
            <text:p>up/op</text:p>
          </table:table-cell>
          <table:table-cell table:style-name="ce3"/>
          <table:table-cell/>
          <table:table-cell table:style-name="ce3" office:value-type="string">
            <text:p>r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style-name="ce3"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r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</text:p>
          </table:table-cell>
          <table:table-cell office:value-type="string">
            <text:p>use</text:p>
          </table:table-cell>
          <table:table-cell/>
          <table:table-cell table:style-name="ce3"/>
          <table:table-cell/>
          <table:table-cell table:style-name="ce3" office:value-type="string">
            <text:p>jaŋ</text:p>
          </table:table-cell>
          <table:table-cell office:value-type="string">
            <text:p>use</text:p>
          </table:table-cell>
          <table:table-cell table:number-columns-repeated="1004"/>
        </table:table-row>
        <table:table-row table:style-name="ro2">
          <table:table-cell office:value-type="string">
            <text:p>rɑŋ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t</text:p>
          </table:table-cell>
          <table:table-cell office:value-type="string">
            <text:p>dry through</text:p>
          </table:table-cell>
          <table:table-cell office:value-type="string">
            <text:p>vt-i</text:p>
          </table:table-cell>
          <table:table-cell table:style-name="ce3" office:value-type="string">
            <text:p>raŋma (raŋta)</text:p>
          </table:table-cell>
          <table:table-cell office:value-type="string">
            <text:p>dry strongly, parch; tan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table:style-name="ce2" office:value-type="string">
            <text:p>re[t]</text:p>
          </table:table-cell>
          <table:table-cell table:style-name="ce2" office:value-type="string">
            <text:p>e</text:p>
          </table:table-cell>
          <table:table-cell table:style-name="ce3" office:value-type="string">
            <text:p>rja</text:p>
          </table:table-cell>
          <table:table-cell table:style-name="ce2" office:value-type="string">
            <text:p>be malicious</text:p>
          </table:table-cell>
          <table:table-cell table:style-name="ce3" office:value-type="string">
            <text:p>ret</text:p>
          </table:table-cell>
          <table:table-cell table:style-name="ce2" office:value-type="string">
            <text:p>laugh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ima (ija)</text:p>
          </table:table-cell>
          <table:table-cell office:value-type="string">
            <text:p>laugh</text:p>
          </table:table-cell>
          <table:table-cell table:style-name="ce3"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nɤre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rɛp</text:p>
          </table:table-cell>
          <table:table-cell table:style-name="ce2" office:value-type="string">
            <text:p>ɛp</text:p>
          </table:table-cell>
          <table:table-cell table:style-name="ce3" office:value-type="string">
            <text:p>jap</text:p>
          </table:table-cell>
          <table:table-cell table:style-name="ce2" office:value-type="string">
            <text:p>stand</text:p>
          </table:table-cell>
          <table:table-cell table:style-name="ce3" office:value-type="string">
            <text:p>rep</text:p>
          </table:table-cell>
          <table:table-cell table:style-name="ce2" office:value-type="string">
            <text:p>stand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epma (ewa)</text:p>
          </table:table-cell>
          <table:table-cell office:value-type="string">
            <text:p>stand</text:p>
          </table:table-cell>
          <table:table-cell table:style-name="ce3" office:value-type="string">
            <text:p>jɛp </text:p>
          </table:table-cell>
          <table:table-cell office:value-type="string">
            <text:p>to stand, to be standing</text:p>
          </table:table-cell>
          <table:table-cell table:number-columns-repeated="2"/>
          <table:table-cell office:value-type="string">
            <text:p>立</text:p>
          </table:table-cell>
          <table:table-cell table:number-columns-repeated="1001"/>
        </table:table-row>
        <table:table-row table:style-name="ro2">
          <table:table-cell office:value-type="string">
            <text:p>r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ri</text:p>
          </table:table-cell>
          <table:table-cell office:value-type="string">
            <text:p>become dizz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iːr</text:p>
          </table:table-cell>
          <table:table-cell office:value-type="string">
            <text:p>turn, go around</text:p>
          </table:table-cell>
          <table:table-cell table:number-columns-repeated="1004"/>
        </table:table-row>
        <table:table-row table:style-name="ro2">
          <table:table-cell office:value-type="string">
            <text:p>r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riŋ</text:p>
          </table:table-cell>
          <table:table-cell office:value-type="string">
            <text:p>praise</text:p>
          </table:table-cell>
          <table:table-cell office:value-type="string">
            <text:p>vt</text:p>
          </table:table-cell>
          <table:table-cell table:style-name="ce3" office:value-type="string">
            <text:p>jɨŋma (jɨŋa)</text:p>
          </table:table-cell>
          <table:table-cell office:value-type="string">
            <text:p>say, tell</text:p>
          </table:table-cell>
          <table:table-cell table:style-name="ce3" office:value-type="string">
            <text:p>iŋ</text:p>
          </table:table-cell>
          <table:table-cell office:value-type="string">
            <text:p>become known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ront</text:p>
          </table:table-cell>
          <table:table-cell table:style-name="ce2" office:value-type="string">
            <text:p>ont</text:p>
          </table:table-cell>
          <table:table-cell table:style-name="ce3"/>
          <table:table-cell table:style-name="ce2"/>
          <table:table-cell table:style-name="ce3" office:value-type="string">
            <text:p>ront</text:p>
          </table:table-cell>
          <table:table-cell table:style-name="ce2" office:value-type="string">
            <text:p>make a hole from the bottom</text:p>
          </table:table-cell>
          <table:table-cell table:style-name="ce2" office:value-type="string">
            <text:p>vt</text:p>
          </table:table-cell>
          <table:table-cell table:style-name="ce3" office:value-type="string">
            <text:p>ronma (rontu)</text:p>
          </table:table-cell>
          <table:table-cell office:value-type="string">
            <text:p>pierc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rɔk &gt; rɔk-t</text:p>
          </table:table-cell>
          <table:table-cell office:value-type="string">
            <text:p>ɔk</text:p>
          </table:table-cell>
          <table:table-cell table:style-name="ce3"/>
          <table:table-cell/>
          <table:table-cell table:style-name="ce3" office:value-type="string">
            <text:p>r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 </text:p>
          </table:table-cell>
          <table:table-cell office:value-type="string">
            <text:p>to extract, to dig out</text:p>
          </table:table-cell>
          <table:table-cell table:number-columns-repeated="1004"/>
        </table:table-row>
        <table:table-row table:style-name="ro3">
          <table:table-cell table:style-name="ce2" office:value-type="string">
            <text:p>ru[m|p]t &gt; rups</text:p>
          </table:table-cell>
          <table:table-cell table:style-name="ce2" office:value-type="string">
            <text:p>umt</text:p>
          </table:table-cell>
          <table:table-cell table:style-name="ce3"/>
          <table:table-cell table:style-name="ce2"/>
          <table:table-cell table:style-name="ce3" office:value-type="string">
            <text:p>rumt</text:p>
          </table:table-cell>
          <table:table-cell table:style-name="ce2" office:value-type="string">
            <text:p>coil around (a stick, tree), cut around (ridge)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jups</text:p>
          </table:table-cell>
          <table:table-cell office:value-type="string">
            <text:p>to wear (a waistband)</text:p>
          </table:table-cell>
          <table:table-cell table:number-columns-repeated="1004"/>
        </table:table-row>
        <table:table-row table:style-name="ro3">
          <table:table-cell office:value-type="string">
            <text:p>ruːŋt</text:p>
          </table:table-cell>
          <table:table-cell office:value-type="string">
            <text:p>uːŋ</text:p>
          </table:table-cell>
          <table:table-cell table:style-name="ce3"/>
          <table:table-cell/>
          <table:table-cell table:style-name="ce3" office:value-type="string">
            <text:p>r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style-name="ce9" office:value-type="string">
            <text:p>ruŋma (ruŋsu)</text:p>
          </table:table-cell>
          <table:table-cell office:value-type="string">
            <text:p>to shake</text:p>
          </table:table-cell>
          <table:table-cell table:style-name="ce3" office:value-type="string">
            <text:p>juːnt</text:p>
          </table:table-cell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8">
          <table:table-cell office:value-type="string">
            <text:p>s[e|ɛ]kt</text:p>
          </table:table-cell>
          <table:table-cell office:value-type="string">
            <text:p>ekt</text:p>
          </table:table-cell>
          <table:table-cell table:style-name="ce3" office:value-type="string">
            <text:p>sjakt</text:p>
          </table:table-cell>
          <table:table-cell office:value-type="string">
            <text:p>sweep, brush</text:p>
          </table:table-cell>
          <table:table-cell table:style-name="ce3" office:value-type="string">
            <text:p>s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style-name="ce3"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s[e|ɛ]nt</text:p>
          </table:table-cell>
          <table:table-cell office:value-type="string">
            <text:p>ent</text:p>
          </table:table-cell>
          <table:table-cell table:style-name="ce3" office:value-type="string">
            <text:p>sejt</text:p>
          </table:table-cell>
          <table:table-cell office:value-type="string">
            <text:p>know a person</text:p>
          </table:table-cell>
          <table:table-cell table:style-name="ce3" office:value-type="string">
            <text:p>s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office:value-type="string">
            <text:p>sinma (sintu)</text:p>
          </table:table-cell>
          <table:table-cell office:value-type="string">
            <text:p>to know, to know about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s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04"/>
        </table:table-row>
        <table:table-row table:style-name="ro5">
          <table:table-cell office:value-type="string">
            <text:p>saːk &gt; saːk-t</text:p>
          </table:table-cell>
          <table:table-cell office:value-type="string">
            <text:p>aːk</text:p>
          </table:table-cell>
          <table:table-cell table:style-name="ce3"/>
          <table:table-cell/>
          <table:table-cell table:style-name="ce3" office:value-type="string">
            <text:p>s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style-name="ce3" office:value-type="string">
            <text:p>sakma (saktu)</text:p>
          </table:table-cell>
          <table:table-cell office:value-type="string">
            <text:p>to weed</text:p>
          </table:table-cell>
          <table:table-cell table:style-name="ce3" office:value-type="string">
            <text:p>saːkt</text:p>
          </table:table-cell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3">
          <table:table-cell office:value-type="string">
            <text:p>sɛl &gt; sɛl-t</text:p>
          </table:table-cell>
          <table:table-cell office:value-type="string">
            <text:p>ɛl</text:p>
          </table:table-cell>
          <table:table-cell table:style-name="ce3" office:value-type="string">
            <text:p>sjal</text:p>
          </table:table-cell>
          <table:table-cell office:value-type="string">
            <text:p>clean (channel, intestine)</text:p>
          </table:table-cell>
          <table:table-cell table:style-name="ce3"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/>
          <table:table-cell office:value-type="string">
            <text:p>bsal</text:p>
          </table:table-cell>
          <table:table-cell table:number-columns-repeated="1002"/>
        </table:table-row>
        <table:table-row table:style-name="ro2">
          <table:table-cell office:value-type="string">
            <text:p>sɛŋ &gt; sɛŋ-si</text:p>
          </table:table-cell>
          <table:table-cell office:value-type="string">
            <text:p>ɛŋ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seŋma (seŋsa)</text:p>
          </table:table-cell>
          <table:table-cell office:value-type="string">
            <text:p>to be clean, to be clear</text:p>
          </table:table-cell>
          <table:table-cell table:style-name="ce3" office:value-type="string">
            <text:p>sɛŋ</text:p>
          </table:table-cell>
          <table:table-cell office:value-type="string">
            <text:p>clear off (of weather)</text:p>
          </table:table-cell>
          <table:table-cell table:number-columns-repeated="1004"/>
        </table:table-row>
        <table:table-row table:style-name="ro1">
          <table:table-cell office:value-type="string">
            <text:p>sɛt</text:p>
          </table:table-cell>
          <table:table-cell office:value-type="string">
            <text:p>ɛt</text:p>
          </table:table-cell>
          <table:table-cell table:style-name="ce3" office:value-type="string">
            <text:p>sjat</text:p>
          </table:table-cell>
          <table:table-cell office:value-type="string">
            <text:p>kill</text:p>
          </table:table-cell>
          <table:table-cell table:style-name="ce3"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style-name="ce3" office:value-type="string">
            <text:p>setma (sera)</text:p>
          </table:table-cell>
          <table:table-cell office:value-type="string">
            <text:p>kill</text:p>
          </table:table-cell>
          <table:table-cell table:style-name="ce3" office:value-type="string">
            <text:p>sɛt</text:p>
          </table:table-cell>
          <table:table-cell office:value-type="string">
            <text:p>kill</text:p>
          </table:table-cell>
          <table:table-cell office:value-type="string">
            <text:p>sat</text:p>
          </table:table-cell>
          <table:table-cell office:value-type="string">
            <text:p>bsad</text:p>
          </table:table-cell>
          <table:table-cell office:value-type="string">
            <text:p>殺</text:p>
          </table:table-cell>
          <table:table-cell table:number-columns-repeated="1001"/>
        </table:table-row>
        <table:table-row table:style-name="ro1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style-name="ce3"/>
          <table:table-cell/>
          <table:table-cell/>
          <table:table-cell table:style-name="ce3" office:value-type="string">
            <text:p>sɨma (sɨa)</text:p>
          </table:table-cell>
          <table:table-cell office:value-type="string">
            <text:p>die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office:value-type="string">
            <text:p>si</text:p>
          </table:table-cell>
          <table:table-cell office:value-type="string">
            <text:p>ɕi</text:p>
          </table:table-cell>
          <table:table-cell office:value-type="string">
            <text:p>死</text:p>
          </table:table-cell>
          <table:table-cell table:number-columns-repeated="1001"/>
        </table:table-row>
        <table:table-row table:style-name="ro1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ja, si</text:p>
          </table:table-cell>
          <table:table-cell office:value-type="string">
            <text:p>bear a fruit</text:p>
          </table:table-cell>
          <table:table-cell table:style-name="ce3" office:value-type="string">
            <text:p>s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style-name="ce3" office:value-type="string">
            <text:p>sima (sia)</text:p>
          </table:table-cell>
          <table:table-cell office:value-type="string">
            <text:p>bear fruit</text:p>
          </table:table-cell>
          <table:table-cell table:style-name="ce3"/>
          <table:table-cell/>
          <table:table-cell office:value-type="string">
            <text:p>sɯmat</text:p>
          </table:table-cell>
          <table:table-cell table:number-columns-repeated="1003"/>
        </table:table-row>
        <table:table-row table:style-name="ro5">
          <table:table-cell office:value-type="string">
            <text:p>sil</text:p>
          </table:table-cell>
          <table:table-cell office:value-type="string">
            <text:p>il</text:p>
          </table:table-cell>
          <table:table-cell table:style-name="ce3" office:value-type="string">
            <text:p>sij</text:p>
          </table:table-cell>
          <table:table-cell office:value-type="string">
            <text:p>be loosened, slip away, escape</text:p>
          </table:table-cell>
          <table:table-cell table:style-name="ce3" office:value-type="string">
            <text:p>s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simt</text:p>
          </table:table-cell>
          <table:table-cell office:value-type="string">
            <text:p>imt</text:p>
          </table:table-cell>
          <table:table-cell table:style-name="ce3"/>
          <table:table-cell/>
          <table:table-cell table:style-name="ce3" office:value-type="string">
            <text:p>s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style-name="ce3" office:value-type="string">
            <text:p>simma (simtu)</text:p>
          </table:table-cell>
          <table:table-cell office:value-type="string">
            <text:p>to numb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sol</text:p>
          </table:table-cell>
          <table:table-cell office:value-type="string">
            <text:p>ol</text:p>
          </table:table-cell>
          <table:table-cell table:style-name="ce3"/>
          <table:table-cell/>
          <table:table-cell table:style-name="ce3" office:value-type="string">
            <text:p>s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style-name="ce3"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sop &gt; sop-t</text:p>
          </table:table-cell>
          <table:table-cell office:value-type="string">
            <text:p>op</text:p>
          </table:table-cell>
          <table:table-cell table:style-name="ce3" office:value-type="string">
            <text:p>swapt</text:p>
          </table:table-cell>
          <table:table-cell office:value-type="string">
            <text:p>sharpen</text:p>
          </table:table-cell>
          <table:table-cell table:style-name="ce3" office:value-type="string">
            <text:p>s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sot</text:p>
          </table:table-cell>
          <table:table-cell office:value-type="string">
            <text:p>ot</text:p>
          </table:table-cell>
          <table:table-cell table:style-name="ce3" office:value-type="string">
            <text:p>swaj</text:p>
          </table:table-cell>
          <table:table-cell office:value-type="string">
            <text:p>lose, be defeated</text:p>
          </table:table-cell>
          <table:table-cell table:style-name="ce3" office:value-type="string">
            <text:p>s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suk &gt; s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style-name="ce3"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1004"/>
        </table:table-row>
        <table:table-row table:style-name="ro5">
          <table:table-cell office:value-type="string">
            <text:p>s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1">
          <table:table-cell office:value-type="string">
            <text:p>sʊs</text:p>
          </table:table-cell>
          <table:table-cell office:value-type="string">
            <text:p>ʊs</text:p>
          </table:table-cell>
          <table:table-cell table:style-name="ce3"/>
          <table:table-cell/>
          <table:table-cell table:style-name="ce3"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style-name="ce3" office:value-type="string">
            <text:p>suma (susa)</text:p>
          </table:table-cell>
          <table:table-cell office:value-type="string">
            <text:p>itch</text:p>
          </table:table-cell>
          <table:table-cell table:style-name="ce3" office:value-type="string">
            <text:p>sos</text:p>
          </table:table-cell>
          <table:table-cell office:value-type="string">
            <text:p>itch</text:p>
          </table:table-cell>
          <table:table-cell table:number-columns-repeated="1004"/>
        </table:table-row>
        <table:table-row table:style-name="ro2">
          <table:table-cell office:value-type="string">
            <text:p>t[e|ɛ]l</text:p>
          </table:table-cell>
          <table:table-cell office:value-type="string">
            <text:p>el</text:p>
          </table:table-cell>
          <table:table-cell table:style-name="ce3"/>
          <table:table-cell/>
          <table:table-cell table:style-name="ce3" office:value-type="string">
            <text:p>t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style-name="ce3" office:value-type="string">
            <text:p>dʰenma (dʰelu)</text:p>
          </table:table-cell>
          <table:table-cell office:value-type="string">
            <text:p>to uproot; to pull out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[e|ɛ]r &gt; tʰer &gt; tʰer-t</text:p>
          </table:table-cell>
          <table:table-cell office:value-type="string">
            <text:p>er</text:p>
          </table:table-cell>
          <table:table-cell table:style-name="ce3" office:value-type="string">
            <text:p>tʰjart</text:p>
          </table:table-cell>
          <table:table-cell office:value-type="string">
            <text:p>cause to escape</text:p>
          </table:table-cell>
          <table:table-cell table:style-name="ce4" office:value-type="string">
            <text:p>ter</text:p>
          </table:table-cell>
          <table:table-cell office:value-type="string">
            <text:p>fle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t[i|u]kt</text:p>
          </table:table-cell>
          <table:table-cell office:value-type="string">
            <text:p>ikt</text:p>
          </table:table-cell>
          <table:table-cell table:style-name="ce3"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3" office:value-type="string">
            <text:p>t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4">
          <table:table-cell office:value-type="string">
            <text:p>t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t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office:value-type="string">
            <text:p>ta</text:p>
          </table:table-cell>
          <table:table-cell table:number-columns-repeated="1003"/>
        </table:table-row>
        <table:table-row table:style-name="ro3">
          <table:table-cell office:value-type="string">
            <text:p>tan &gt; tan-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tɛnt</text:p>
          </table:table-cell>
          <table:table-cell office:value-type="string">
            <text:p>drop, sow maize</text:p>
          </table:table-cell>
          <table:table-cell office:value-type="string">
            <text:p>vt</text:p>
          </table:table-cell>
          <table:table-cell table:style-name="ce3"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style-name="ce3" office:value-type="string">
            <text:p>(mut) thaːnt</text:p>
          </table:table-cell>
          <table:table-cell office:value-type="string">
            <text:p>drop</text:p>
          </table:table-cell>
          <table:table-cell table:number-columns-repeated="1004"/>
        </table:table-row>
        <table:table-row table:style-name="ro9">
          <table:table-cell office:value-type="string">
            <text:p>tap &gt; tap-s 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dʰamma (dʰamsu)</text:p>
          </table:table-cell>
          <table:table-cell office:value-type="string">
            <text:p>to throw to the ground.</text:p>
          </table:table-cell>
          <table:table-cell table:style-name="ce3"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1">
          <table:table-cell office:value-type="string">
            <text:p>t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tô</text:p>
          </table:table-cell>
          <table:table-cell office:value-type="string">
            <text:p>weave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thak</text:p>
          </table:table-cell>
          <table:table-cell office:value-type="string">
            <text:p>weave</text:p>
          </table:table-cell>
          <table:table-cell office:value-type="string">
            <text:p>taʁ</text:p>
          </table:table-cell>
          <table:table-cell office:value-type="string">
            <text:p>btag</text:p>
          </table:table-cell>
          <table:table-cell office:value-type="string">
            <text:p>織</text:p>
          </table:table-cell>
          <table:table-cell table:number-columns-repeated="1001"/>
        </table:table-row>
        <table:table-row table:style-name="ro1">
          <table:table-cell office:value-type="string">
            <text:p>t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t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style-name="ce3" office:value-type="string">
            <text:p>datma (dara)</text:p>
          </table:table-cell>
          <table:table-cell office:value-type="string">
            <text:p>be seen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tɛk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style-name="ce3"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style-name="ce3" office:value-type="string">
            <text:p>thɛkt</text:p>
          </table:table-cell>
          <table:table-cell office:value-type="string">
            <text:p>to insert, to throw in</text:p>
          </table:table-cell>
          <table:table-cell table:number-columns-repeated="1004"/>
        </table:table-row>
        <table:table-row table:style-name="ro2">
          <table:table-cell office:value-type="string">
            <text:p>tʰ[e|a]m</text:p>
          </table:table-cell>
          <table:table-cell office:value-type="string">
            <text:p>am/em</text:p>
          </table:table-cell>
          <table:table-cell table:style-name="ce3"/>
          <table:table-cell/>
          <table:table-cell table:style-name="ce3" office:value-type="string">
            <text:p>thɛm</text:p>
          </table:table-cell>
          <table:table-cell office:value-type="string">
            <text:p>lose (one's way)</text:p>
          </table:table-cell>
          <table:table-cell office:value-type="string">
            <text:p>vi</text:p>
          </table:table-cell>
          <table:table-cell table:style-name="ce3" office:value-type="string">
            <text:p>tʰemma (tʰema)</text:p>
          </table:table-cell>
          <table:table-cell table:style-name="ce2" office:value-type="string">
            <text:p>be lost</text:p>
          </table:table-cell>
          <table:table-cell table:style-name="ce3"/>
          <table:table-cell table:style-name="ce2"/>
          <table:table-cell table:style-name="ce2"/>
          <table:table-cell table:number-columns-repeated="1003"/>
        </table:table-row>
        <table:table-row table:style-name="ro5">
          <table:table-cell office:value-type="string">
            <text:p>tʰ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th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style-name="ce3" office:value-type="string">
            <text:p>tʰenma (tʰentu)</text:p>
          </table:table-cell>
          <table:table-cell office:value-type="string">
            <text:p>to lift up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ʰ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tʰaŋma (tʰaŋa)</text:p>
          </table:table-cell>
          <table:table-cell office:value-type="string">
            <text:p>to come up</text:p>
          </table:table-cell>
          <table:table-cell table:style-name="ce3"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1004"/>
        </table:table-row>
        <table:table-row table:style-name="ro8">
          <table:table-cell office:value-type="string">
            <text:p>tʰar &gt; tʰar-t</text:p>
          </table:table-cell>
          <table:table-cell office:value-type="string">
            <text:p>ar</text:p>
          </table:table-cell>
          <table:table-cell table:style-name="ce3" office:value-type="string">
            <text:p>thar</text:p>
          </table:table-cell>
          <table:table-cell table:style-name="ce2" office:value-type="string">
            <text:p>bring sth in an upright position by resting it against smth else</text:p>
          </table:table-cell>
          <table:table-cell table:style-name="ce3"/>
          <table:table-cell/>
          <table:table-cell/>
          <table:table-cell table:style-name="ce3" office:value-type="string">
            <text:p>tʰanma (tʰantu)</text:p>
          </table:table-cell>
          <table:table-cell table:style-name="ce2" office:value-type="string">
            <text:p>to make stand</text:p>
          </table:table-cell>
          <table:table-cell table:style-name="ce10"/>
          <table:table-cell table:style-name="ce11"/>
          <table:table-cell table:style-name="ce2"/>
          <table:table-cell table:number-columns-repeated="1003"/>
        </table:table-row>
        <table:table-row table:style-name="ro4">
          <table:table-cell office:value-type="string">
            <text:p>tʰin &gt; tʰin-t</text:p>
          </table:table-cell>
          <table:table-cell office:value-type="string">
            <text:p>in</text:p>
          </table:table-cell>
          <table:table-cell table:style-name="ce3"/>
          <table:table-cell/>
          <table:table-cell table:style-name="ce3" office:value-type="string">
            <text:p>thint</text:p>
          </table:table-cell>
          <table:table-cell office:value-type="string">
            <text:p>wake</text:p>
          </table:table-cell>
          <table:table-cell office:value-type="string">
            <text:p>vt</text:p>
          </table:table-cell>
          <table:table-cell table:style-name="ce3"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ʰo</text:p>
          </table:table-cell>
          <table:table-cell office:value-type="string">
            <text:p>o</text:p>
          </table:table-cell>
          <table:table-cell table:style-name="ce3" office:value-type="string">
            <text:p>thwa</text:p>
          </table:table-cell>
          <table:table-cell office:value-type="string">
            <text:p>hear, smell</text:p>
          </table:table-cell>
          <table:table-cell table:style-name="ce3" office:value-type="string">
            <text:p>th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ʰ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tʰokma (tʰoktu)</text:p>
          </table:table-cell>
          <table:table-cell office:value-type="string">
            <text:p>to make a wall</text:p>
          </table:table-cell>
          <table:table-cell table:style-name="ce3" office:value-type="string">
            <text:p>thɔkt</text:p>
          </table:table-cell>
          <table:table-cell office:value-type="string">
            <text:p>build a bridge</text:p>
          </table:table-cell>
          <table:table-cell table:number-columns-repeated="1004"/>
        </table:table-row>
        <table:table-row table:style-name="ro3">
          <table:table-cell office:value-type="string">
            <text:p>tʰʊ[ŋ|k] &gt; tʰʊŋ-t / tʰʊk-s</text:p>
          </table:table-cell>
          <table:table-cell office:value-type="string">
            <text:p>ʊŋ</text:p>
          </table:table-cell>
          <table:table-cell table:style-name="ce3"/>
          <table:table-cell/>
          <table:table-cell table:style-name="ce3"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style-name="ce3"/>
          <table:table-cell table:style-name="ce2"/>
          <table:table-cell table:style-name="ce3" office:value-type="string">
            <text:p>thoks</text:p>
          </table:table-cell>
          <table:table-cell table:style-name="ce2" office:value-type="string">
            <text:p>to butt, to gore, to strike (with the head or horn)</text:p>
          </table:table-cell>
          <table:table-cell table:style-name="ce2"/>
          <table:table-cell table:number-columns-repeated="1003"/>
        </table:table-row>
        <table:table-row table:style-name="ro2">
          <table:table-cell office:value-type="string">
            <text:p>tʰʊk</text:p>
          </table:table-cell>
          <table:table-cell office:value-type="string">
            <text:p>ʊk</text:p>
          </table:table-cell>
          <table:table-cell table:style-name="ce3" office:value-type="string">
            <text:p>thuk</text:p>
          </table:table-cell>
          <table:table-cell office:value-type="string">
            <text:p>spit at someone</text:p>
          </table:table-cell>
          <table:table-cell table:style-name="ce3"/>
          <table:table-cell/>
          <table:table-cell/>
          <table:table-cell table:style-name="ce3" office:value-type="string">
            <text:p>tʰukma (tʰuktu)</text:p>
          </table:table-cell>
          <table:table-cell office:value-type="string">
            <text:p>to spit at someone</text:p>
          </table:table-cell>
          <table:table-cell table:style-name="ce3" office:value-type="string">
            <text:p>thokt</text:p>
          </table:table-cell>
          <table:table-cell office:value-type="string">
            <text:p>spit (at a distance)</text:p>
          </table:table-cell>
          <table:table-cell table:number-columns-repeated="1004"/>
        </table:table-row>
        <table:table-row table:style-name="ro1">
          <table:table-cell office:value-type="string">
            <text:p>tiːnt</text:p>
          </table:table-cell>
          <table:table-cell office:value-type="string">
            <text:p>iːn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dinma (dintu) </text:p>
          </table:table-cell>
          <table:table-cell office:value-type="string">
            <text:p>to lay eggs</text:p>
          </table:table-cell>
          <table:table-cell table:style-name="ce3"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1004"/>
        </table:table-row>
        <table:table-row table:style-name="ro7">
          <table:table-cell office:value-type="string">
            <text:p>tokt &gt; tok-s</text:p>
          </table:table-cell>
          <table:table-cell office:value-type="string">
            <text:p>o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dʰokma (dʰoktu)</text:p>
          </table:table-cell>
          <table:table-cell office:value-type="string">
            <text:p>to dig esp. with short handled spade; to peck (as of a bird with it’s beak)</text:p>
          </table:table-cell>
          <table:table-cell table:style-name="ce3" office:value-type="string">
            <text:p>toks</text:p>
          </table:table-cell>
          <table:table-cell office:value-type="string">
            <text:p>plough</text:p>
          </table:table-cell>
          <table:table-cell table:number-columns-repeated="1004"/>
        </table:table-row>
        <table:table-row table:style-name="ro2">
          <table:table-cell office:value-type="string">
            <text:p>ts[e|a]k &gt; tsak-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style-name="ce3" office:value-type="string">
            <text:p>cʰakma (cʰakta)</text:p>
          </table:table-cell>
          <table:table-cell office:value-type="string">
            <text:p>to be hard, to be difficult</text:p>
          </table:table-cell>
          <table:table-cell table:style-name="ce3" office:value-type="string">
            <text:p>sakt</text:p>
          </table:table-cell>
          <table:table-cell office:value-type="string">
            <text:p>be hard</text:p>
          </table:table-cell>
          <table:table-cell table:number-columns-repeated="1004"/>
        </table:table-row>
        <table:table-row table:style-name="ro5">
          <table:table-cell office:value-type="string">
            <text:p>ts[e|a]k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style-name="ce3" office:value-type="string">
            <text:p>cʰekma (cʰektu) vt </text:p>
          </table:table-cell>
          <table:table-cell office:value-type="string">
            <text:p>to block, lock up</text:p>
          </table:table-cell>
          <table:table-cell table:style-name="ce3"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2">
          <table:table-cell office:value-type="string">
            <text:p>ts[e|ɛ]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cut and slice</text:p>
          </table:table-cell>
          <table:table-cell table:style-name="ce3" office:value-type="string">
            <text:p>ts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[e|ɛ]pt &gt; tsep-s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ʦ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style-name="ce3" office:value-type="string">
            <text:p>cʰemma (cʰemsu) </text:p>
          </table:table-cell>
          <table:table-cell office:value-type="string">
            <text:p>to taste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leak</text:p>
          </table:table-cell>
          <table:table-cell table:style-name="ce3" office:value-type="string">
            <text:p>ʦ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be able</text:p>
          </table:table-cell>
          <table:table-cell table:style-name="ce3" office:value-type="string">
            <text:p>ʦ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style-name="ce3" office:value-type="string">
            <text:p>cʰakma (cʰau)</text:p>
          </table:table-cell>
          <table:table-cell office:value-type="string">
            <text:p>to chisel into shap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ɑm &gt; tsɑm-s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ʦ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style-name="ce3" office:value-type="string">
            <text:p>cʰamma (cʰamsu)</text:p>
          </table:table-cell>
          <table:table-cell office:value-type="string">
            <text:p>to splice (with an axe)</text:p>
          </table:table-cell>
          <table:table-cell table:style-name="ce3"/>
          <table:table-cell/>
          <table:table-cell table:number-columns-repeated="1004"/>
        </table:table-row>
        <table:table-row table:style-name="ro4">
          <table:table-cell office:value-type="string">
            <text:p>tsɑŋ &gt; tsɑŋ-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ʦoŋ</text:p>
          </table:table-cell>
          <table:table-cell office:value-type="string">
            <text:p>make a heap</text:p>
          </table:table-cell>
          <table:table-cell office:value-type="string">
            <text:p>vt</text:p>
          </table:table-cell>
          <table:table-cell table:style-name="ce3" office:value-type="string">
            <text:p>cʰaŋma (cʰaŋtu)</text:p>
          </table:table-cell>
          <table:table-cell office:value-type="string">
            <text:p>stack up disorderly, pile unequal things onto one another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ek</text:p>
          </table:table-cell>
          <table:table-cell office:value-type="string">
            <text:p>e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style-name="ce3" office:value-type="string">
            <text:p>cʰɨkma (cʰɨu)</text:p>
          </table:table-cell>
          <table:table-cell office:value-type="string">
            <text:p>pinch</text:p>
          </table:table-cell>
          <table:table-cell table:style-name="ce3" office:value-type="string">
            <text:p>sekt</text:p>
          </table:table-cell>
          <table:table-cell office:value-type="string">
            <text:p>to pinch</text:p>
          </table:table-cell>
          <table:table-cell table:number-columns-repeated="1004"/>
        </table:table-row>
        <table:table-row table:style-name="ro1">
          <table:table-cell office:value-type="string">
            <text:p>tse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teach</text:p>
          </table:table-cell>
          <table:table-cell table:style-name="ce3" office:value-type="string">
            <text:p>ʦ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style-name="ce3" office:value-type="string">
            <text:p>cinma (cintu)</text:p>
          </table:table-cell>
          <table:table-cell office:value-type="string">
            <text:p>teach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tsʰ[e|ɛ]m &gt; tsʰem-t</text:p>
          </table:table-cell>
          <table:table-cell office:value-type="string">
            <text:p>em</text:p>
          </table:table-cell>
          <table:table-cell table:style-name="ce3"/>
          <table:table-cell/>
          <table:table-cell table:style-name="ce3" office:value-type="string">
            <text:p>ʦhem</text:p>
          </table:table-cell>
          <table:table-cell office:value-type="string">
            <text:p>entice, lure (animals, spirits</text:p>
          </table:table-cell>
          <table:table-cell office:value-type="string">
            <text:p>vt</text:p>
          </table:table-cell>
          <table:table-cell table:style-name="ce3" office:value-type="string">
            <text:p>cʰemma (cʰemtu</text:p>
          </table:table-cell>
          <table:table-cell office:value-type="string">
            <text:p>to attract, to cal</text:p>
          </table:table-cell>
          <table:table-cell table:style-name="ce3"/>
          <table:table-cell/>
          <table:table-cell table:number-columns-repeated="1004"/>
        </table:table-row>
        <table:table-row table:style-name="ro8">
          <table:table-cell office:value-type="string">
            <text:p>tsʰɛl &gt; tsʰɛl-t</text:p>
          </table:table-cell>
          <table:table-cell office:value-type="string">
            <text:p>ɛl</text:p>
          </table:table-cell>
          <table:table-cell table:style-name="ce3"/>
          <table:table-cell/>
          <table:table-cell table:style-name="ce3"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/>
          <table:table-cell office:value-type="string">
            <text:p>gsal</text:p>
          </table:table-cell>
          <table:table-cell table:number-columns-repeated="1002"/>
        </table:table-row>
        <table:table-row table:style-name="ro2">
          <table:table-cell office:value-type="string">
            <text:p>tsʰik &gt; dzik &gt; dzik-t</text:p>
          </table:table-cell>
          <table:table-cell office:value-type="string">
            <text:p>ik</text:p>
          </table:table-cell>
          <table:table-cell table:style-name="ce3"/>
          <table:table-cell/>
          <table:table-cell table:style-name="ce3"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ciːkt </text:p>
          </table:table-cell>
          <table:table-cell office:value-type="string">
            <text:p>to become cool, cold</text:p>
          </table:table-cell>
          <table:table-cell table:number-columns-repeated="1004"/>
        </table:table-row>
        <table:table-row table:style-name="ro2">
          <table:table-cell office:value-type="string">
            <text:p>tsʰu[ŋ|k]-si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ʰuŋma (cʰuŋsa)</text:p>
          </table:table-cell>
          <table:table-cell office:value-type="string">
            <text:p>cough</text:p>
          </table:table-cell>
          <table:table-cell table:style-name="ce3" office:value-type="string">
            <text:p>suks</text:p>
          </table:table-cell>
          <table:table-cell office:value-type="string">
            <text:p>cough</text:p>
          </table:table-cell>
          <table:table-cell table:number-columns-repeated="1004"/>
        </table:table-row>
        <table:table-row table:style-name="ro1">
          <table:table-cell office:value-type="string">
            <text:p>tsʰus</text:p>
          </table:table-cell>
          <table:table-cell office:value-type="string">
            <text:p>us</text:p>
          </table:table-cell>
          <table:table-cell table:style-name="ce3"/>
          <table:table-cell/>
          <table:table-cell table:style-name="ce3"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04"/>
        </table:table-row>
        <table:table-row table:style-name="ro2">
          <table:table-cell office:value-type="string">
            <text:p>tsi[p|m]t</text:p>
          </table:table-cell>
          <table:table-cell office:value-type="string">
            <text:p>imt</text:p>
          </table:table-cell>
          <table:table-cell table:style-name="ce3" office:value-type="string">
            <text:p>cimt</text:p>
          </table:table-cell>
          <table:table-cell office:value-type="string">
            <text:p>to press on, crush</text:p>
          </table:table-cell>
          <table:table-cell table:style-name="ce3" office:value-type="string">
            <text:p>ʦ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iːm &gt; tsiːpt</text:p>
          </table:table-cell>
          <table:table-cell office:value-type="string">
            <text:p>iːm</text:p>
          </table:table-cell>
          <table:table-cell table:style-name="ce3"/>
          <table:table-cell/>
          <table:table-cell table:style-name="ce3"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iːpt</text:p>
          </table:table-cell>
          <table:table-cell office:value-type="string">
            <text:p>sieve</text:p>
          </table:table-cell>
          <table:table-cell table:number-columns-repeated="1004"/>
        </table:table-row>
        <table:table-row table:style-name="ro2">
          <table:table-cell office:value-type="string">
            <text:p>tsik</text:p>
          </table:table-cell>
          <table:table-cell office:value-type="string">
            <text:p>ik</text:p>
          </table:table-cell>
          <table:table-cell table:style-name="ce3" office:value-type="string">
            <text:p>cik</text:p>
          </table:table-cell>
          <table:table-cell office:value-type="string">
            <text:p>be spoilt (of an egg)</text:p>
          </table:table-cell>
          <table:table-cell table:style-name="ce3" office:value-type="string">
            <text:p>ʦ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ikt</text:p>
          </table:table-cell>
          <table:table-cell office:value-type="string">
            <text:p>ikt</text:p>
          </table:table-cell>
          <table:table-cell table:style-name="ce3" office:value-type="string">
            <text:p>cikt</text:p>
          </table:table-cell>
          <table:table-cell office:value-type="string">
            <text:p>find out</text:p>
          </table:table-cell>
          <table:table-cell table:style-name="ce3" office:value-type="string">
            <text:p>ʦ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pour out</text:p>
          </table:table-cell>
          <table:table-cell table:style-name="ce3" office:value-type="string">
            <text:p>ʦ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erect a wall</text:p>
          </table:table-cell>
          <table:table-cell table:style-name="ce3" office:value-type="string">
            <text:p>ʦ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tsit</text:p>
          </table:table-cell>
          <table:table-cell office:value-type="string">
            <text:p>i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ʰitma (cʰiru)</text:p>
          </table:table-cell>
          <table:table-cell office:value-type="string">
            <text:p>leave alone, to part (of food, places or people);</text:p>
          </table:table-cell>
          <table:table-cell table:style-name="ce3" office:value-type="string">
            <text:p>sit</text:p>
          </table:table-cell>
          <table:table-cell office:value-type="string">
            <text:p>take offense at, be insulted at</text:p>
          </table:table-cell>
          <table:table-cell table:number-columns-repeated="1004"/>
        </table:table-row>
        <table:table-row table:style-name="ro2">
          <table:table-cell office:value-type="string">
            <text:p>tsor</text:p>
          </table:table-cell>
          <table:table-cell office:value-type="string">
            <text:p>or</text:p>
          </table:table-cell>
          <table:table-cell table:style-name="ce3"/>
          <table:table-cell/>
          <table:table-cell table:style-name="ce3" office:value-type="string">
            <text:p>ʦ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style-name="ce3" office:value-type="string">
            <text:p>cʰonma (cʰoru)</text:p>
          </table:table-cell>
          <table:table-cell office:value-type="string">
            <text:p>pay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uk &gt; dzuk</text:p>
          </table:table-cell>
          <table:table-cell office:value-type="string">
            <text:p>uk</text:p>
          </table:table-cell>
          <table:table-cell table:style-name="ce3" office:value-type="string">
            <text:p>dzukt</text:p>
          </table:table-cell>
          <table:table-cell office:value-type="string">
            <text:p>jump down</text:p>
          </table:table-cell>
          <table:table-cell table:style-name="ce3" office:value-type="string">
            <text:p>ʣh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style-name="ce3" office:value-type="string">
            <text:p>cʰukma (cʰukta)</text:p>
          </table:table-cell>
          <table:table-cell table:style-name="ce2" office:value-type="string">
            <text:p>to jump, land (birds, planes)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um &gt; dzum &gt; dzum-t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ʦum</text:p>
          </table:table-cell>
          <table:table-cell office:value-type="string">
            <text:p>prepare</text:p>
          </table:table-cell>
          <table:table-cell office:value-type="string">
            <text:p>vt</text:p>
          </table:table-cell>
          <table:table-cell table:style-name="ce3" office:value-type="string">
            <text:p>cumma (cumsu)</text:p>
          </table:table-cell>
          <table:table-cell office:value-type="string">
            <text:p>prepare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tsup-s</text:p>
          </table:table-cell>
          <table:table-cell office:value-type="string">
            <text:p>up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ʰumma (cʰumsu)</text:p>
          </table:table-cell>
          <table:table-cell office:value-type="string">
            <text:p>to bind, to tie up</text:p>
          </table:table-cell>
          <table:table-cell table:style-name="ce3" office:value-type="string">
            <text:p>sups</text:p>
          </table:table-cell>
          <table:table-cell office:value-type="string">
            <text:p>collect together, gather</text:p>
          </table:table-cell>
          <table:table-cell table:number-columns-repeated="1004"/>
        </table:table-row>
        <table:table-row table:style-name="ro2">
          <table:table-cell office:value-type="string">
            <text:p>tsurt &gt; dzur &gt; dzur-t</text:p>
          </table:table-cell>
          <table:table-cell office:value-type="string">
            <text:p>urt</text:p>
          </table:table-cell>
          <table:table-cell table:style-name="ce3"/>
          <table:table-cell/>
          <table:table-cell table:style-name="ce3" office:value-type="string">
            <text:p>ʦurt</text:p>
          </table:table-cell>
          <table:table-cell office:value-type="string">
            <text:p>be wrinkled</text:p>
          </table:table-cell>
          <table:table-cell office:value-type="string">
            <text:p>vt-i </text:p>
          </table:table-cell>
          <table:table-cell table:style-name="ce3" office:value-type="string">
            <text:p>cunma (cuntu)</text:p>
          </table:table-cell>
          <table:table-cell office:value-type="string">
            <text:p>to shrink, to wrinkle</text:p>
          </table:table-cell>
          <table:table-cell table:style-name="ce3" office:value-type="string">
            <text:p>i~suʔr</text:p>
          </table:table-cell>
          <table:table-cell office:value-type="string">
            <text:p>wrinkle, wither</text:p>
          </table:table-cell>
          <table:table-cell table:number-columns-repeated="1004"/>
        </table:table-row>
        <table:table-row table:style-name="ro2">
          <table:table-cell office:value-type="string">
            <text:p>tsʊkt</text:p>
          </table:table-cell>
          <table:table-cell office:value-type="string">
            <text:p>ʊkt</text:p>
          </table:table-cell>
          <table:table-cell table:style-name="ce3"/>
          <table:table-cell/>
          <table:table-cell table:style-name="ce3"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04"/>
        </table:table-row>
        <table:table-row table:style-name="ro4">
          <table:table-cell office:value-type="string">
            <text:p>tul</text:p>
          </table:table-cell>
          <table:table-cell office:value-type="string">
            <text:p>ul</text:p>
          </table:table-cell>
          <table:table-cell table:style-name="ce3" office:value-type="string">
            <text:p>tul</text:p>
          </table:table-cell>
          <table:table-cell office:value-type="string">
            <text:p>feed, bring up, foster</text:p>
          </table:table-cell>
          <table:table-cell table:style-name="ce3" office:value-type="string">
            <text:p>t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tumt</text:p>
          </table:table-cell>
          <table:table-cell office:value-type="string">
            <text:p>umt</text:p>
          </table:table-cell>
          <table:table-cell table:style-name="ce3"/>
          <table:table-cell/>
          <table:table-cell table:style-name="ce3" office:value-type="string">
            <text:p>t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style-name="ce3"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uŋ</text:p>
          </table:table-cell>
          <table:table-cell office:value-type="string">
            <text:p>uŋ</text:p>
          </table:table-cell>
          <table:table-cell table:style-name="ce3" office:value-type="string">
            <text:p>tu:(s)</text:p>
          </table:table-cell>
          <table:table-cell office:value-type="string">
            <text:p>drink</text:p>
          </table:table-cell>
          <table:table-cell table:style-name="ce3"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style-name="ce3" office:value-type="string">
            <text:p>duŋma (duŋu)</text:p>
          </table:table-cell>
          <table:table-cell office:value-type="string">
            <text:p>drink</text:p>
          </table:table-cell>
          <table:table-cell table:style-name="ce3" office:value-type="string">
            <text:p>thuŋ</text:p>
          </table:table-cell>
          <table:table-cell office:value-type="string">
            <text:p>drink</text:p>
          </table:table-cell>
          <table:table-cell table:number-columns-repeated="1004"/>
        </table:table-row>
        <table:table-row table:style-name="ro3">
          <table:table-cell office:value-type="string">
            <text:p>tup &gt; tup-t</text:p>
          </table:table-cell>
          <table:table-cell office:value-type="string">
            <text:p>up</text:p>
          </table:table-cell>
          <table:table-cell table:style-name="ce3"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style-name="ce3" office:value-type="string">
            <text:p>t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style-name="ce3" office:value-type="string">
            <text:p>kadʰuppa</text:p>
          </table:table-cell>
          <table:table-cell office:value-type="string">
            <text:p>blacksmith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tʊk &gt; tʊk-si / dʊk &gt; dʊk-t</text:p>
          </table:table-cell>
          <table:table-cell office:value-type="string">
            <text:p>ʊk</text:p>
          </table:table-cell>
          <table:table-cell table:style-name="ce3"/>
          <table:table-cell/>
          <table:table-cell table:style-name="ce3" office:value-type="string">
            <text:p>dh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style-name="ce3" office:value-type="string">
            <text:p>dʰuŋma (dʰuŋsa)</text:p>
          </table:table-cell>
          <table:table-cell office:value-type="string">
            <text:p>bump</text:p>
          </table:table-cell>
          <table:table-cell table:style-name="ce3" office:value-type="string">
            <text:p>tokt</text:p>
          </table:table-cell>
          <table:table-cell office:value-type="string">
            <text:p>to bump against sth., to trip, to stumble</text:p>
          </table:table-cell>
          <table:table-cell office:value-type="string">
            <text:p>tʰug</text:p>
          </table:table-cell>
          <table:table-cell office:value-type="string">
            <text:p>atɯɣ</text:p>
          </table:table-cell>
          <table:table-cell table:number-columns-repeated="1002"/>
        </table:table-row>
        <table:table-row table:style-name="ro7">
          <table:table-cell office:value-type="string">
            <text:p>w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table:style-name="ce3" office:value-type="string">
            <text:p>waːt</text:p>
          </table:table-cell>
          <table:table-cell office:value-type="string">
            <text:p>to wear (an ornament)</text:p>
          </table:table-cell>
          <table:table-cell office:value-type="string">
            <text:p>ŋga</text:p>
          </table:table-cell>
          <table:table-cell table:number-columns-repeated="1003"/>
        </table:table-row>
        <table:table-row table:style-name="ro2">
          <table:table-cell office:value-type="string">
            <text:p>wap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 office:value-type="string">
            <text:p>w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style-name="ce3" office:value-type="string">
            <text:p>opma (ou)</text:p>
          </table:table-cell>
          <table:table-cell office:value-type="string">
            <text:p>to scoop, to get water out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w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w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style-name="ce3" office:value-type="string">
            <text:p>waŋma (waŋa)</text:p>
          </table:table-cell>
          <table:table-cell office:value-type="string">
            <text:p>to enter, arrive, come; reach (at); to climb</text:p>
          </table:table-cell>
          <table:table-cell table:style-name="ce3"/>
          <table:table-cell/>
          <table:table-cell office:value-type="string">
            <text:p>joŋ</text:p>
          </table:table-cell>
          <table:table-cell table:number-columns-repeated="1003"/>
        </table:table-row>
        <table:table-row table:style-name="ro5">
          <table:table-cell office:value-type="string">
            <text:p>ʔ[e|a]m &gt; ʔem-t</text:p>
          </table:table-cell>
          <table:table-cell office:value-type="string">
            <text:p>em/am</text:p>
          </table:table-cell>
          <table:table-cell table:style-name="ce3"/>
          <table:table-cell/>
          <table:table-cell table:style-name="ce3"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am</text:p>
          </table:table-cell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4">
          <table:table-cell office:value-type="string">
            <text:p>ʔak &gt; ʔak-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 office:value-type="string">
            <text:p>ʔak-kho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style-name="ce3" office:value-type="string">
            <text:p>akma (akta)</text:p>
          </table:table-cell>
          <table:table-cell office:value-type="string">
            <text:p>to feel pain, strong pain; to suffer heavily; almost die</text:p>
          </table:table-cell>
          <table:table-cell table:style-name="ce3"/>
          <table:table-cell/>
          <table:table-cell/>
          <table:table-cell office:value-type="string">
            <text:p>ag.po</text:p>
          </table:table-cell>
          <table:table-cell office:value-type="string">
            <text:p>惡</text:p>
          </table:table-cell>
          <table:table-cell table:number-columns-repeated="1001"/>
        </table:table-row>
        <table:table-row table:style-name="ro3">
          <table:table-cell office:value-type="string">
            <text:p>ʔɑp &gt; ʔɑp-t</text:p>
          </table:table-cell>
          <table:table-cell office:value-type="string">
            <text:p>ɑp</text:p>
          </table:table-cell>
          <table:table-cell table:style-name="ce3"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table:style-name="ce3"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style-name="ce3" office:value-type="string">
            <text:p>apma (au); apma (aptu)</text:p>
          </table:table-cell>
          <table:table-cell office:value-type="string">
            <text:p>shoot</text:p>
          </table:table-cell>
          <table:table-cell table:style-name="ce3" office:value-type="string">
            <text:p>ap</text:p>
          </table:table-cell>
          <table:table-cell office:value-type="string">
            <text:p>shoot</text:p>
          </table:table-cell>
          <table:table-cell table:number-columns-repeated="1004"/>
        </table:table-row>
        <table:table-row table:style-name="ro1">
          <table:table-cell office:value-type="string">
            <text:p>ʔes</text:p>
          </table:table-cell>
          <table:table-cell office:value-type="string">
            <text:p>es</text:p>
          </table:table-cell>
          <table:table-cell table:style-name="ce3"/>
          <table:table-cell/>
          <table:table-cell table:style-name="ce3"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style-name="ce7" office:value-type="string">
            <text:p>ema (esa)</text:p>
          </table:table-cell>
          <table:table-cell office:value-type="string">
            <text:p>defecate</text:p>
          </table:table-cell>
          <table:table-cell table:style-name="ce3" office:value-type="string">
            <text:p>es</text:p>
          </table:table-cell>
          <table:table-cell office:value-type="string">
            <text:p>defecate</text:p>
          </table:table-cell>
          <table:table-cell table:number-columns-repeated="1004"/>
        </table:table-row>
        <table:table-row table:style-name="ro5">
          <table:table-cell office:value-type="string">
            <text:p>ʔɛk</text:p>
          </table:table-cell>
          <table:table-cell office:value-type="string">
            <text:p>ɛk</text:p>
          </table:table-cell>
          <table:table-cell table:style-name="ce3"/>
          <table:table-cell table:style-name="ce2"/>
          <table:table-cell table:style-name="ce3" office:value-type="string">
            <text:p>ʔek</text:p>
          </table:table-cell>
          <table:table-cell table:style-name="ce2" office:value-type="string">
            <text:p>tear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ɛk</text:p>
          </table:table-cell>
          <table:table-cell table:style-name="ce2" office:value-type="string">
            <text:p>to break in two (of long objects)</text:p>
          </table:table-cell>
          <table:table-cell table:number-columns-repeated="1004"/>
        </table:table-row>
        <table:table-row table:style-name="ro1">
          <table:table-cell office:value-type="string">
            <text:p>ʔ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ŋ</text:p>
          </table:table-cell>
          <table:table-cell office:value-type="string">
            <text:p>buy</text:p>
          </table:table-cell>
          <table:table-cell table:number-columns-repeated="1004"/>
        </table:table-row>
        <table:table-row table:style-name="ro2">
          <table:table-cell office:value-type="string">
            <text:p>ʔip-si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table:style-name="ce3" office:value-type="string">
            <text:p>imma (imsa)</text:p>
          </table:table-cell>
          <table:table-cell office:value-type="string">
            <text:p>sleep</text:p>
          </table:table-cell>
          <table:table-cell table:style-name="ce3"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nɯʑɯβ</text:p>
          </table:table-cell>
          <table:table-cell table:number-columns-repeated="1003"/>
        </table:table-row>
        <table:table-row table:style-name="ro1">
          <table:table-cell office:value-type="string">
            <text:p>ʔ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ʔ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style-name="ce3" office:value-type="string">
            <text:p>ipma (iptu)</text:p>
          </table:table-cell>
          <table:table-cell office:value-type="string">
            <text:p>deceive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ʔ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ʔ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 table:style-name="ce3" office:value-type="string">
            <text:p>ʔɨs</text:p>
          </table:table-cell>
          <table:table-cell office:value-type="string">
            <text:p>be ba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ʔmimt</text:p>
          </table:table-cell>
          <table:table-cell office:value-type="string">
            <text:p>imt</text:p>
          </table:table-cell>
          <table:table-cell table:style-name="ce3" office:value-type="string">
            <text:p>ɓimt</text:p>
          </table:table-cell>
          <table:table-cell office:value-type="string">
            <text:p>remember</text:p>
          </table:table-cell>
          <table:table-cell table:style-name="ce3" office:value-type="string">
            <text:p>m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ʔnu</text:p>
          </table:table-cell>
          <table:table-cell office:value-type="string">
            <text:p>u</text:p>
          </table:table-cell>
          <table:table-cell table:style-name="ce3" office:value-type="string">
            <text:p>ɗu</text:p>
          </table:table-cell>
          <table:table-cell office:value-type="string">
            <text:p>be well, good</text:p>
          </table:table-cell>
          <table:table-cell table:style-name="ce3" office:value-type="string">
            <text:p>n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style-name="ce3" office:value-type="string">
            <text:p>numa</text:p>
          </table:table-cell>
          <table:table-cell office:value-type="string">
            <text:p>to be good</text:p>
          </table:table-cell>
          <table:table-cell table:style-name="ce3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1004"/>
        </table:table-row>
        <table:table-row table:style-name="ro1">
          <table:table-cell office:value-type="string">
            <text:p>ʔŋol &gt; ʔŋol-t</text:p>
          </table:table-cell>
          <table:table-cell office:value-type="string">
            <text:p>ol</text:p>
          </table:table-cell>
          <table:table-cell table:style-name="ce3" office:value-type="string">
            <text:p>ɓwalt</text:p>
          </table:table-cell>
          <table:table-cell office:value-type="string">
            <text:p>mix</text:p>
          </table:table-cell>
          <table:table-cell table:style-name="ce3" office:value-type="string">
            <text:p>ŋ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style-name="ce3" office:value-type="string">
            <text:p>honma (holu)</text:p>
          </table:table-cell>
          <table:table-cell office:value-type="string">
            <text:p>to mix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ʔɔːk &gt; ʔɔːk-t</text:p>
          </table:table-cell>
          <table:table-cell office:value-type="string">
            <text:p>ɔːk</text:p>
          </table:table-cell>
          <table:table-cell table:style-name="ce3" office:value-type="string">
            <text:p>wak</text:p>
          </table:table-cell>
          <table:table-cell office:value-type="string">
            <text:p>scream, shriek</text:p>
          </table:table-cell>
          <table:table-cell table:style-name="ce3"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style-name="ce3" office:value-type="string">
            <text:p>okma (oa)</text:p>
          </table:table-cell>
          <table:table-cell office:value-type="string">
            <text:p>crow</text:p>
          </table:table-cell>
          <table:table-cell table:style-name="ce3"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10">
          <table:table-cell office:value-type="string">
            <text:p>ʔɔr &gt; ʔɔr-si</text:p>
          </table:table-cell>
          <table:table-cell office:value-type="string">
            <text:p>ɔr</text:p>
          </table:table-cell>
          <table:table-cell table:style-name="ce3"/>
          <table:table-cell table:style-name="ce2"/>
          <table:table-cell table:style-name="ce3" office:value-type="string">
            <text:p>ʔor</text:p>
          </table:table-cell>
          <table:table-cell table:style-name="ce2" office:value-type="string">
            <text:p>break(cob of the corn)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ɔˀr </text:p>
          </table:table-cell>
          <table:table-cell table:style-name="ce2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5">
          <table:table-cell office:value-type="string">
            <text:p>ʔu[n|t]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style-name="ce3"/>
          <table:table-cell/>
          <table:table-cell table:style-name="ce3"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4">
          <table:table-cell office:value-type="string">
            <text:p>ʔum &gt; ʔum-t / ʔum-s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style-name="ce3" office:value-type="string">
            <text:p>umma (umtu)</text:p>
          </table:table-cell>
          <table:table-cell office:value-type="string">
            <text:p>to close (mouth)</text:p>
          </table:table-cell>
          <table:table-cell table:style-name="ce3"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2">
          <table:table-cell office:value-type="string">
            <text:p>ʔwa</text:p>
          </table:table-cell>
          <table:table-cell office:value-type="string">
            <text:p>a</text:p>
          </table:table-cell>
          <table:table-cell table:style-name="ce3" office:value-type="string">
            <text:p>ɓa</text:p>
          </table:table-cell>
          <table:table-cell office:value-type="string">
            <text:p>eat by biting, bite</text:p>
          </table:table-cell>
          <table:table-cell table:style-name="ce3" office:value-type="string">
            <text:p>k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ʔwɑːrt</text:p>
          </table:table-cell>
          <table:table-cell office:value-type="string">
            <text:p>ɑːr</text:p>
          </table:table-cell>
          <table:table-cell table:style-name="ce3" office:value-type="string">
            <text:p>ɓari</text:p>
          </table:table-cell>
          <table:table-cell office:value-type="string">
            <text:p>wound (n)</text:p>
          </table:table-cell>
          <table:table-cell table:style-name="ce3" office:value-type="string">
            <text:p>koɔ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kha:nt</text:p>
          </table:table-cell>
          <table:table-cell office:value-type="string">
            <text:p>wound</text:p>
          </table:table-cell>
          <table:table-cell table:number-columns-repeated="1004"/>
        </table:table-row>
        <table:table-row table:style-name="ro5">
          <table:table-cell office:value-type="string">
            <text:p>ʔwɑp &gt; ʔwɑp-t / ʔwɑp-s</text:p>
          </table:table-cell>
          <table:table-cell office:value-type="string">
            <text:p>op</text:p>
          </table:table-cell>
          <table:table-cell table:style-name="ce3" office:value-type="string">
            <text:p>ɓwap</text:p>
          </table:table-cell>
          <table:table-cell office:value-type="string">
            <text:p>cover, snare</text:p>
          </table:table-cell>
          <table:table-cell table:style-name="ce3"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style-name="ce3" office:value-type="string">
            <text:p>kʰapma (kʰaptu) </text:p>
          </table:table-cell>
          <table:table-cell office:value-type="string">
            <text:p>to thatch a roof</text:p>
          </table:table-cell>
          <table:table-cell table:style-name="ce3"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2">
          <table:table-cell office:value-type="string">
            <text:p>ʔokt</text:p>
          </table:table-cell>
          <table:table-cell office:value-type="string">
            <text:p>okt</text:p>
          </table:table-cell>
          <table:table-cell table:style-name="ce3"/>
          <table:table-cell/>
          <table:table-cell table:style-name="ce3" office:value-type="string">
            <text:p>ʔokt</text:p>
          </table:table-cell>
          <table:table-cell office:value-type="string">
            <text:p>bend (wood)</text:p>
          </table:table-cell>
          <table:table-cell office:value-type="string">
            <text:p>vt-i</text:p>
          </table:table-cell>
          <table:table-cell table:style-name="ce3" office:value-type="string">
            <text:p>ʔokma (ʔoktu)</text:p>
          </table:table-cell>
          <table:table-cell office:value-type="string">
            <text:p>bend</text:p>
          </table:table-cell>
          <table:table-cell table:style-name="ce3"/>
          <table:table-cell/>
          <table:table-cell table:number-columns-repeated="1004"/>
        </table:table-row>
        <table:table-row table:style-name="ro11" table:number-rows-repeated="2">
          <table:table-cell table:number-columns-repeated="1015"/>
        </table:table-row>
        <table:table-row table:style-name="ro3">
          <table:table-cell table:formula="of:=CONCATENATE(&quot;\item \ipa{*&quot;;[.A2];&quot;}: &quot;)" office:value-type="string" office:string-value="\item \ipa{*[k|kʰ]lekt}: ">
            <text:p>\item \ipa{*[k|kʰ]lekt}: </text:p>
          </table:table-cell>
          <table:table-cell/>
          <table:table-cell table:formula="of:=CONCATENATE(&quot;W. \dhatu{&quot;;[.C2];&quot;}{&quot;;[.D2];&quot;}, &quot;)" office:value-type="string" office:string-value="W. \dhatu{khljakt}{rub one's body}, ">
            <text:p>W. \dhatu{khljakt}{rub one's body}, </text:p>
          </table:table-cell>
          <table:table-cell/>
          <table:table-cell table:formula="of:=CONCATENATE(&quot;K. \dhatu{&quot;;[.E2];&quot;}{&quot;;[.F2];&quot;},&quot;)" office:value-type="string" office:string-value="K. \dhatu{klekt}{plaster, rub (with oil)},">
            <text:p>K. \dhatu{klekt}{plaster, rub (with oil)},</text:p>
          </table:table-cell>
          <table:table-cell table:number-columns-repeated="2"/>
          <table:table-cell table:formula="of:=CONCATENATE(&quot;B. \dhatu{&quot;;[.H2];&quot;}{&quot;;[.I2];&quot;},&quot;)" office:value-type="string" office:string-value="B. \dhatu{}{},">
            <text:p>B. \dhatu{}{},</text:p>
          </table:table-cell>
          <table:table-cell/>
          <table:table-cell table:formula="of:=CONCATENATE(&quot;L. \dhatu{&quot;;[.J2];&quot;}{&quot;;[.K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3];&quot;}: &quot;)" office:value-type="string" office:string-value="\item \ipa{*[s|d]ik &gt; sikt}: ">
            <text:p>\item \ipa{*[s|d]ik &gt; sikt}: </text:p>
          </table:table-cell>
          <table:table-cell/>
          <table:table-cell table:formula="of:=CONCATENATE(&quot;W. \dhatu{&quot;;[.C3];&quot;}{&quot;;[.D3];&quot;}, &quot;)" office:value-type="string" office:string-value="W. \dhatu{sikt}{thread a needle}, ">
            <text:p>W. \dhatu{sikt}{thread a needle}, </text:p>
          </table:table-cell>
          <table:table-cell/>
          <table:table-cell table:formula="of:=CONCATENATE(&quot;K. \dhatu{&quot;;[.E3];&quot;}{&quot;;[.F3];&quot;},&quot;)" office:value-type="string" office:string-value="K. \dhatu{sik}{string beads},">
            <text:p>K. \dhatu{sik}{string beads},</text:p>
          </table:table-cell>
          <table:table-cell table:number-columns-repeated="2"/>
          <table:table-cell table:formula="of:=CONCATENATE(&quot;B. \dhatu{&quot;;[.H3];&quot;}{&quot;;[.I3];&quot;},&quot;)" office:value-type="string" office:string-value="B. \dhatu{tɨkma (tɨu)}{to thread, to string, to make a garland},">
            <text:p>B. \dhatu{tɨkma (tɨu)}{to thread, to string, to make a garland},</text:p>
          </table:table-cell>
          <table:table-cell/>
          <table:table-cell table:formula="of:=CONCATENATE(&quot;L. \dhatu{&quot;;[.J3];&quot;}{&quot;;[.K3];&quot;}&quot;)" office:value-type="string" office:string-value="L. \dhatu{tiːks}{to thread, to string (beads)}">
            <text:p>L. \dhatu{tiːks}{to thread, to string (beads)}</text:p>
          </table:table-cell>
          <table:table-cell table:number-columns-repeated="1005"/>
        </table:table-row>
        <table:table-row table:style-name="ro7">
          <table:table-cell table:formula="of:=CONCATENATE(&quot;\item \ipa{*&quot;;[.A4];&quot;}: &quot;)" office:value-type="string" office:string-value="\item \ipa{*[t|tʰ]ɑpt}: ">
            <text:p>\item \ipa{*[t|tʰ]ɑpt}: </text:p>
          </table:table-cell>
          <table:table-cell/>
          <table:table-cell table:formula="of:=CONCATENATE(&quot;W. \dhatu{&quot;;[.C4];&quot;}{&quot;;[.D4];&quot;}, &quot;)" office:value-type="string" office:string-value="W. \dhatu{}{}, ">
            <text:p>W. \dhatu{}{}, </text:p>
          </table:table-cell>
          <table:table-cell/>
          <table:table-cell table:formula="of:=CONCATENATE(&quot;K. \dhatu{&quot;;[.E4];&quot;}{&quot;;[.F4];&quot;},&quot;)" office:value-type="string" office:string-value="K. \dhatu{thopt}{beat},">
            <text:p>K. \dhatu{thopt}{beat},</text:p>
          </table:table-cell>
          <table:table-cell table:number-columns-repeated="2"/>
          <table:table-cell table:formula="of:=CONCATENATE(&quot;B. \dhatu{&quot;;[.H4];&quot;}{&quot;;[.I4];&quot;},&quot;)" office:value-type="string" office:string-value="B. \dhatu{dʰapma (dʰaptu)}{to wash clothes usually beating with a club},">
            <text:p>B. \dhatu{dʰapma (dʰaptu)}{to wash clothes usually beating with a club},</text:p>
          </table:table-cell>
          <table:table-cell/>
          <table:table-cell table:formula="of:=CONCATENATE(&quot;L. \dhatu{&quot;;[.J4];&quot;}{&quot;;[.K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5];&quot;}: &quot;)" office:value-type="string" office:string-value="\item \ipa{*[ts|s][e|a]r &gt; tser-s}: ">
            <text:p>\item \ipa{*[ts|s][e|a]r &gt; tser-s}: </text:p>
          </table:table-cell>
          <table:table-cell/>
          <table:table-cell table:formula="of:=CONCATENATE(&quot;W. \dhatu{&quot;;[.C5];&quot;}{&quot;;[.D5];&quot;}, &quot;)" office:value-type="string" office:string-value="W. \dhatu{sart}{soak with urine}, ">
            <text:p>W. \dhatu{sart}{soak with urine}, </text:p>
          </table:table-cell>
          <table:table-cell/>
          <table:table-cell table:formula="of:=CONCATENATE(&quot;K. \dhatu{&quot;;[.E5];&quot;}{&quot;;[.F5];&quot;},&quot;)" office:value-type="string" office:string-value="K. \dhatu{ʦer}{urinate},">
            <text:p>K. \dhatu{ʦer}{urinate},</text:p>
          </table:table-cell>
          <table:table-cell table:number-columns-repeated="2"/>
          <table:table-cell table:formula="of:=CONCATENATE(&quot;B. \dhatu{&quot;;[.H5];&quot;}{&quot;;[.I5];&quot;},&quot;)" office:value-type="string" office:string-value="B. \dhatu{cʰenma (cʰensu)}{to urinate},">
            <text:p>B. \dhatu{cʰenma (cʰensu)}{to urinate},</text:p>
          </table:table-cell>
          <table:table-cell/>
          <table:table-cell table:formula="of:=CONCATENATE(&quot;L. \dhatu{&quot;;[.J5];&quot;}{&quot;;[.K5];&quot;}&quot;)" office:value-type="string" office:string-value="L. \dhatu{seˀr}{urinate on}">
            <text:p>L. \dhatu{seˀr}{urinate on}</text:p>
          </table:table-cell>
          <table:table-cell table:number-columns-repeated="1005"/>
        </table:table-row>
        <table:table-row table:style-name="ro5">
          <table:table-cell table:formula="of:=CONCATENATE(&quot;\item \ipa{*&quot;;[.A6];&quot;}: &quot;)" office:value-type="string" office:string-value="\item \ipa{*[ts|s]am &gt; sam-t}: ">
            <text:p>\item \ipa{*[ts|s]am &gt; sam-t}: </text:p>
          </table:table-cell>
          <table:table-cell/>
          <table:table-cell table:formula="of:=CONCATENATE(&quot;W. \dhatu{&quot;;[.C6];&quot;}{&quot;;[.D6];&quot;}, &quot;)" office:value-type="string" office:string-value="W. \dhatu{samt}{lose}, ">
            <text:p>W. \dhatu{samt}{lose}, </text:p>
          </table:table-cell>
          <table:table-cell/>
          <table:table-cell table:formula="of:=CONCATENATE(&quot;K. \dhatu{&quot;;[.E6];&quot;}{&quot;;[.F6];&quot;},&quot;)" office:value-type="string" office:string-value="K. \dhatu{ʦɛm}{lose},">
            <text:p>K. \dhatu{ʦɛm}{lose},</text:p>
          </table:table-cell>
          <table:table-cell table:number-columns-repeated="2"/>
          <table:table-cell table:formula="of:=CONCATENATE(&quot;B. \dhatu{&quot;;[.H6];&quot;}{&quot;;[.I6];&quot;},&quot;)" office:value-type="string" office:string-value="B. \dhatu{}{},">
            <text:p>B. \dhatu{}{},</text:p>
          </table:table-cell>
          <table:table-cell/>
          <table:table-cell table:formula="of:=CONCATENATE(&quot;L. \dhatu{&quot;;[.J6];&quot;}{&quot;;[.K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7];&quot;}: &quot;)" office:value-type="string" office:string-value="\item \ipa{*[ts|s]ʊs}: ">
            <text:p>\item \ipa{*[ts|s]ʊs}: </text:p>
          </table:table-cell>
          <table:table-cell/>
          <table:table-cell table:formula="of:=CONCATENATE(&quot;W. \dhatu{&quot;;[.C7];&quot;}{&quot;;[.D7];&quot;}, &quot;)" office:value-type="string" office:string-value="W. \dhatu{su}{be hot, spicy}, ">
            <text:p>W. \dhatu{su}{be hot, spicy}, </text:p>
          </table:table-cell>
          <table:table-cell/>
          <table:table-cell table:formula="of:=CONCATENATE(&quot;K. \dhatu{&quot;;[.E7];&quot;}{&quot;;[.F7];&quot;},&quot;)" office:value-type="string" office:string-value="K. \dhatu{ʦu}{be spicy},">
            <text:p>K. \dhatu{ʦu}{be spicy},</text:p>
          </table:table-cell>
          <table:table-cell table:number-columns-repeated="2"/>
          <table:table-cell table:formula="of:=CONCATENATE(&quot;B. \dhatu{&quot;;[.H7];&quot;}{&quot;;[.I7];&quot;},&quot;)" office:value-type="string" office:string-value="B. \dhatu{}{},">
            <text:p>B. \dhatu{}{},</text:p>
          </table:table-cell>
          <table:table-cell/>
          <table:table-cell table:formula="of:=CONCATENATE(&quot;L. \dhatu{&quot;;[.J7];&quot;}{&quot;;[.K7];&quot;}&quot;)" office:value-type="string" office:string-value="L. \dhatu{sos}{to be rich in taste (of pork, walnuts)}">
            <text:p>L. \dhatu{sos}{to be rich in taste (of pork, walnuts)}</text:p>
          </table:table-cell>
          <table:table-cell table:number-columns-repeated="1005"/>
        </table:table-row>
        <table:table-row table:style-name="ro5">
          <table:table-cell table:formula="of:=CONCATENATE(&quot;\item \ipa{*&quot;;[.A8];&quot;}: &quot;)" office:value-type="string" office:string-value="\item \ipa{*bɛːr}: ">
            <text:p>\item \ipa{*bɛːr}: </text:p>
          </table:table-cell>
          <table:table-cell/>
          <table:table-cell table:formula="of:=CONCATENATE(&quot;W. \dhatu{&quot;;[.C8];&quot;}{&quot;;[.D8];&quot;}, &quot;)" office:value-type="string" office:string-value="W. \dhatu{}{}, ">
            <text:p>W. \dhatu{}{}, </text:p>
          </table:table-cell>
          <table:table-cell/>
          <table:table-cell table:formula="of:=CONCATENATE(&quot;K. \dhatu{&quot;;[.E8];&quot;}{&quot;;[.F8];&quot;},&quot;)" office:value-type="string" office:string-value="K. \dhatu{bher}{fly},">
            <text:p>K. \dhatu{bher}{fly},</text:p>
          </table:table-cell>
          <table:table-cell table:number-columns-repeated="2"/>
          <table:table-cell table:formula="of:=CONCATENATE(&quot;B. \dhatu{&quot;;[.H8];&quot;}{&quot;;[.I8];&quot;},&quot;)" office:value-type="string" office:string-value="B. \dhatu{pinma (pia)}{fly},">
            <text:p>B. \dhatu{pinma (pia)}{fly},</text:p>
          </table:table-cell>
          <table:table-cell/>
          <table:table-cell table:formula="of:=CONCATENATE(&quot;L. \dhatu{&quot;;[.J8];&quot;}{&quot;;[.K8];&quot;}&quot;)" office:value-type="string" office:string-value="L. \dhatu{pɛːr}{fly}">
            <text:p>L. \dhatu{pɛːr}{fly}</text:p>
          </table:table-cell>
          <table:table-cell table:number-columns-repeated="1005"/>
        </table:table-row>
        <table:table-row table:style-name="ro5">
          <table:table-cell table:formula="of:=CONCATENATE(&quot;\item \ipa{*&quot;;[.A9];&quot;}: &quot;)" office:value-type="string" office:string-value="\item \ipa{*bi}: ">
            <text:p>\item \ipa{*bi}: </text:p>
          </table:table-cell>
          <table:table-cell/>
          <table:table-cell table:formula="of:=CONCATENATE(&quot;W. \dhatu{&quot;;[.C9];&quot;}{&quot;;[.D9];&quot;}, &quot;)" office:value-type="string" office:string-value="W. \dhatu{}{}, ">
            <text:p>W. \dhatu{}{}, </text:p>
          </table:table-cell>
          <table:table-cell/>
          <table:table-cell table:formula="of:=CONCATENATE(&quot;K. \dhatu{&quot;;[.E9];&quot;}{&quot;;[.F9];&quot;},&quot;)" office:value-type="string" office:string-value="K. \dhatu{bi}{give},">
            <text:p>K. \dhatu{bi}{give},</text:p>
          </table:table-cell>
          <table:table-cell table:number-columns-repeated="2"/>
          <table:table-cell table:formula="of:=CONCATENATE(&quot;B. \dhatu{&quot;;[.H9];&quot;}{&quot;;[.I9];&quot;},&quot;)" office:value-type="string" office:string-value="B. \dhatu{pɨma (pɨ)}{give},">
            <text:p>B. \dhatu{pɨma (pɨ)}{give},</text:p>
          </table:table-cell>
          <table:table-cell/>
          <table:table-cell table:formula="of:=CONCATENATE(&quot;L. \dhatu{&quot;;[.J9];&quot;}{&quot;;[.K9];&quot;}&quot;)" office:value-type="string" office:string-value="L. \dhatu{pi}{give}">
            <text:p>L. \dhatu{pi}{give}</text:p>
          </table:table-cell>
          <table:table-cell table:number-columns-repeated="1005"/>
        </table:table-row>
        <table:table-row table:style-name="ro3">
          <table:table-cell table:formula="of:=CONCATENATE(&quot;\item \ipa{*&quot;;[.A10];&quot;}: &quot;)" office:value-type="string" office:string-value="\item \ipa{*bl[e|ɛ][p|m]t}: ">
            <text:p>\item \ipa{*bl[e|ɛ][p|m]t}: </text:p>
          </table:table-cell>
          <table:table-cell/>
          <table:table-cell table:formula="of:=CONCATENATE(&quot;W. \dhatu{&quot;;[.C10];&quot;}{&quot;;[.D10];&quot;}, &quot;)" office:value-type="string" office:string-value="W. \dhatu{}{}, ">
            <text:p>W. \dhatu{}{}, </text:p>
          </table:table-cell>
          <table:table-cell/>
          <table:table-cell table:formula="of:=CONCATENATE(&quot;K. \dhatu{&quot;;[.E10];&quot;}{&quot;;[.F10];&quot;},&quot;)" office:value-type="string" office:string-value="K. \dhatu{bhlept}{flatten to the ground},">
            <text:p>K. \dhatu{bhlept}{flatten to the ground},</text:p>
          </table:table-cell>
          <table:table-cell table:number-columns-repeated="2"/>
          <table:table-cell table:formula="of:=CONCATENATE(&quot;B. \dhatu{&quot;;[.H10];&quot;}{&quot;;[.I10];&quot;},&quot;)" office:value-type="string" office:string-value="B. \dhatu{pemma (pemtu)}{press},">
            <text:p>B. \dhatu{pemma (pemtu)}{press},</text:p>
          </table:table-cell>
          <table:table-cell/>
          <table:table-cell table:formula="of:=CONCATENATE(&quot;L. \dhatu{&quot;;[.J10];&quot;}{&quot;;[.K1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1];&quot;}: &quot;)" office:value-type="string" office:string-value="\item \ipa{*bl[u|i]m &gt; blimt}: ">
            <text:p>\item \ipa{*bl[u|i]m &gt; blimt}: </text:p>
          </table:table-cell>
          <table:table-cell/>
          <table:table-cell table:formula="of:=CONCATENATE(&quot;W. \dhatu{&quot;;[.C11];&quot;}{&quot;;[.D11];&quot;}, &quot;)" office:value-type="string" office:string-value="W. \dhatu{blimt}{soak, make wet by submerging}, ">
            <text:p>W. \dhatu{blimt}{soak, make wet by submerging}, </text:p>
          </table:table-cell>
          <table:table-cell/>
          <table:table-cell table:formula="of:=CONCATENATE(&quot;K. \dhatu{&quot;;[.E11];&quot;}{&quot;;[.F11];&quot;},&quot;)" office:value-type="string" office:string-value="K. \dhatu{blum}{immerse},">
            <text:p>K. \dhatu{blum}{immerse},</text:p>
          </table:table-cell>
          <table:table-cell table:number-columns-repeated="2"/>
          <table:table-cell table:formula="of:=CONCATENATE(&quot;B. \dhatu{&quot;;[.H11];&quot;}{&quot;;[.I11];&quot;},&quot;)" office:value-type="string" office:string-value="B. \dhatu{}{},">
            <text:p>B. \dhatu{}{},</text:p>
          </table:table-cell>
          <table:table-cell/>
          <table:table-cell table:formula="of:=CONCATENATE(&quot;L. \dhatu{&quot;;[.J11];&quot;}{&quot;;[.K1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2];&quot;}: &quot;)" office:value-type="string" office:string-value="\item \ipa{*blaːt}: ">
            <text:p>\item \ipa{*blaːt}: </text:p>
          </table:table-cell>
          <table:table-cell/>
          <table:table-cell table:formula="of:=CONCATENATE(&quot;W. \dhatu{&quot;;[.C12];&quot;}{&quot;;[.D12];&quot;}, &quot;)" office:value-type="string" office:string-value="W. \dhatu{}{}, ">
            <text:p>W. \dhatu{}{}, </text:p>
          </table:table-cell>
          <table:table-cell/>
          <table:table-cell table:formula="of:=CONCATENATE(&quot;K. \dhatu{&quot;;[.E12];&quot;}{&quot;;[.F12];&quot;},&quot;)" office:value-type="string" office:string-value="K. \dhatu{blɛtt}{tell, explain},">
            <text:p>K. \dhatu{blɛtt}{tell, explain},</text:p>
          </table:table-cell>
          <table:table-cell table:number-columns-repeated="2"/>
          <table:table-cell table:formula="of:=CONCATENATE(&quot;B. \dhatu{&quot;;[.H12];&quot;}{&quot;;[.I12];&quot;},&quot;)" office:value-type="string" office:string-value="B. \dhatu{}{},">
            <text:p>B. \dhatu{}{},</text:p>
          </table:table-cell>
          <table:table-cell/>
          <table:table-cell table:formula="of:=CONCATENATE(&quot;L. \dhatu{&quot;;[.J12];&quot;}{&quot;;[.K12];&quot;}&quot;)" office:value-type="string" office:string-value="L. \dhatu{paːt}{to speak}">
            <text:p>L. \dhatu{paːt}{to speak}</text:p>
          </table:table-cell>
          <table:table-cell table:number-columns-repeated="1005"/>
        </table:table-row>
        <table:table-row table:style-name="ro3">
          <table:table-cell table:formula="of:=CONCATENATE(&quot;\item \ipa{*&quot;;[.A13];&quot;}: &quot;)" office:value-type="string" office:string-value="\item \ipa{*blut}: ">
            <text:p>\item \ipa{*blut}: </text:p>
          </table:table-cell>
          <table:table-cell/>
          <table:table-cell table:formula="of:=CONCATENATE(&quot;W. \dhatu{&quot;;[.C13];&quot;}{&quot;;[.D13];&quot;}, &quot;)" office:value-type="string" office:string-value="W. \dhatu{}{}, ">
            <text:p>W. \dhatu{}{}, </text:p>
          </table:table-cell>
          <table:table-cell/>
          <table:table-cell table:formula="of:=CONCATENATE(&quot;K. \dhatu{&quot;;[.E13];&quot;}{&quot;;[.F13];&quot;},&quot;)" office:value-type="string" office:string-value="K. \dhatu{bhlitt}{boil},">
            <text:p>K. \dhatu{bhlitt}{boil},</text:p>
          </table:table-cell>
          <table:table-cell table:number-columns-repeated="2"/>
          <table:table-cell table:formula="of:=CONCATENATE(&quot;B. \dhatu{&quot;;[.H13];&quot;}{&quot;;[.I13];&quot;},&quot;)" office:value-type="string" office:string-value="B. \dhatu{putma (puttu)}{to boil over, steam},">
            <text:p>B. \dhatu{putma (puttu)}{to boil over, steam},</text:p>
          </table:table-cell>
          <table:table-cell/>
          <table:table-cell table:formula="of:=CONCATENATE(&quot;L. \dhatu{&quot;;[.J13];&quot;}{&quot;;[.K13];&quot;}&quot;)" office:value-type="string" office:string-value="L. \dhatu{puːtt}{to boil over}">
            <text:p>L. \dhatu{puːtt}{to boil over}</text:p>
          </table:table-cell>
          <table:table-cell table:number-columns-repeated="1005"/>
        </table:table-row>
        <table:table-row table:style-name="ro8">
          <table:table-cell table:formula="of:=CONCATENATE(&quot;\item \ipa{*&quot;;[.A14];&quot;}: &quot;)" office:value-type="string" office:string-value="\item \ipa{*bor}: ">
            <text:p>\item \ipa{*bor}: </text:p>
          </table:table-cell>
          <table:table-cell/>
          <table:table-cell table:formula="of:=CONCATENATE(&quot;W. \dhatu{&quot;;[.C14];&quot;}{&quot;;[.D14];&quot;}, &quot;)" office:value-type="string" office:string-value="W. \dhatu{bwar}{increase, grow}, ">
            <text:p>W. \dhatu{bwar}{increase, grow}, </text:p>
          </table:table-cell>
          <table:table-cell/>
          <table:table-cell table:formula="of:=CONCATENATE(&quot;K. \dhatu{&quot;;[.E14];&quot;}{&quot;;[.F14];&quot;},&quot;)" office:value-type="string" office:string-value="K. \dhatu{bhor}{grow},">
            <text:p>K. \dhatu{bhor}{grow},</text:p>
          </table:table-cell>
          <table:table-cell table:number-columns-repeated="2"/>
          <table:table-cell table:formula="of:=CONCATENATE(&quot;B. \dhatu{&quot;;[.H14];&quot;}{&quot;;[.I14];&quot;},&quot;)" office:value-type="string" office:string-value="B. \dhatu{ponma (poya)}{to grow, to wax (of the moon)},">
            <text:p>B. \dhatu{ponma (poya)}{to grow, to wax (of the moon)},</text:p>
          </table:table-cell>
          <table:table-cell/>
          <table:table-cell table:formula="of:=CONCATENATE(&quot;L. \dhatu{&quot;;[.J14];&quot;}{&quot;;[.K14];&quot;}&quot;)" office:value-type="string" office:string-value="L. \dhatu{por}{grow}">
            <text:p>L. \dhatu{por}{grow}</text:p>
          </table:table-cell>
          <table:table-cell table:number-columns-repeated="1005"/>
        </table:table-row>
        <table:table-row table:style-name="ro3">
          <table:table-cell table:formula="of:=CONCATENATE(&quot;\item \ipa{*&quot;;[.A15];&quot;}: &quot;)" office:value-type="string" office:string-value="\item \ipa{*brɑt}: ">
            <text:p>\item \ipa{*brɑt}: </text:p>
          </table:table-cell>
          <table:table-cell/>
          <table:table-cell table:formula="of:=CONCATENATE(&quot;W. \dhatu{&quot;;[.C15];&quot;}{&quot;;[.D15];&quot;}, &quot;)" office:value-type="string" office:string-value="W. \dhatu{}{}, ">
            <text:p>W. \dhatu{}{}, </text:p>
          </table:table-cell>
          <table:table-cell/>
          <table:table-cell table:formula="of:=CONCATENATE(&quot;K. \dhatu{&quot;;[.E15];&quot;}{&quot;;[.F15];&quot;},&quot;)" office:value-type="string" office:string-value="K. \dhatu{bhrot}{shout},">
            <text:p>K. \dhatu{bhrot}{shout},</text:p>
          </table:table-cell>
          <table:table-cell table:number-columns-repeated="2"/>
          <table:table-cell table:formula="of:=CONCATENATE(&quot;B. \dhatu{&quot;;[.H15];&quot;}{&quot;;[.I15];&quot;},&quot;)" office:value-type="string" office:string-value="B. \dhatu{patma (para) }{to cry out, to shout},">
            <text:p>B. \dhatu{patma (para) }{to cry out, to shout},</text:p>
          </table:table-cell>
          <table:table-cell/>
          <table:table-cell table:formula="of:=CONCATENATE(&quot;L. \dhatu{&quot;;[.J15];&quot;}{&quot;;[.K1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6];&quot;}: &quot;)" office:value-type="string" office:string-value="\item \ipa{*buk}: ">
            <text:p>\item \ipa{*buk}: </text:p>
          </table:table-cell>
          <table:table-cell/>
          <table:table-cell table:formula="of:=CONCATENATE(&quot;W. \dhatu{&quot;;[.C16];&quot;}{&quot;;[.D16];&quot;}, &quot;)" office:value-type="string" office:string-value="W. \dhatu{}{}, ">
            <text:p>W. \dhatu{}{}, </text:p>
          </table:table-cell>
          <table:table-cell/>
          <table:table-cell table:formula="of:=CONCATENATE(&quot;K. \dhatu{&quot;;[.E16];&quot;}{&quot;;[.F16];&quot;},&quot;)" office:value-type="string" office:string-value="K. \dhatu{buk}{give birth},">
            <text:p>K. \dhatu{buk}{give birth},</text:p>
          </table:table-cell>
          <table:table-cell table:number-columns-repeated="2"/>
          <table:table-cell table:formula="of:=CONCATENATE(&quot;B. \dhatu{&quot;;[.H16];&quot;}{&quot;;[.I16];&quot;},&quot;)" office:value-type="string" office:string-value="B. \dhatu{pukma (pua)}{give birth},">
            <text:p>B. \dhatu{pukma (pua)}{give birth},</text:p>
          </table:table-cell>
          <table:table-cell/>
          <table:table-cell table:formula="of:=CONCATENATE(&quot;L. \dhatu{&quot;;[.J16];&quot;}{&quot;;[.K1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7];&quot;}: &quot;)" office:value-type="string" office:string-value="\item \ipa{*d[ɑ|a]pt}: ">
            <text:p>\item \ipa{*d[ɑ|a]pt}: </text:p>
          </table:table-cell>
          <table:table-cell/>
          <table:table-cell table:formula="of:=CONCATENATE(&quot;W. \dhatu{&quot;;[.C17];&quot;}{&quot;;[.D17];&quot;}, &quot;)" office:value-type="string" office:string-value="W. \dhatu{dwapt}{taste}, ">
            <text:p>W. \dhatu{dwapt}{taste}, </text:p>
          </table:table-cell>
          <table:table-cell/>
          <table:table-cell table:formula="of:=CONCATENATE(&quot;K. \dhatu{&quot;;[.E17];&quot;}{&quot;;[.F17];&quot;},&quot;)" office:value-type="string" office:string-value="K. \dhatu{dɛpt}{taste},">
            <text:p>K. \dhatu{dɛpt}{taste},</text:p>
          </table:table-cell>
          <table:table-cell table:number-columns-repeated="2"/>
          <table:table-cell table:formula="of:=CONCATENATE(&quot;B. \dhatu{&quot;;[.H17];&quot;}{&quot;;[.I17];&quot;},&quot;)" office:value-type="string" office:string-value="B. \dhatu{}{},">
            <text:p>B. \dhatu{}{},</text:p>
          </table:table-cell>
          <table:table-cell/>
          <table:table-cell table:formula="of:=CONCATENATE(&quot;L. \dhatu{&quot;;[.J17];&quot;}{&quot;;[.K1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8];&quot;}: &quot;)" office:value-type="string" office:string-value="\item \ipa{*daŋt}: ">
            <text:p>\item \ipa{*daŋt}: </text:p>
          </table:table-cell>
          <table:table-cell/>
          <table:table-cell table:formula="of:=CONCATENATE(&quot;W. \dhatu{&quot;;[.C18];&quot;}{&quot;;[.D18];&quot;}, &quot;)" office:value-type="string" office:string-value="W. \dhatu{}{}, ">
            <text:p>W. \dhatu{}{}, </text:p>
          </table:table-cell>
          <table:table-cell/>
          <table:table-cell table:formula="of:=CONCATENATE(&quot;K. \dhatu{&quot;;[.E18];&quot;}{&quot;;[.F18];&quot;},&quot;)" office:value-type="string" office:string-value="K. \dhatu{daŋt}{coagulate, congeal (liquid)},">
            <text:p>K. \dhatu{daŋt}{coagulate, congeal (liquid)},</text:p>
          </table:table-cell>
          <table:table-cell table:number-columns-repeated="2"/>
          <table:table-cell table:formula="of:=CONCATENATE(&quot;B. \dhatu{&quot;;[.H18];&quot;}{&quot;;[.I18];&quot;},&quot;)" office:value-type="string" office:string-value="B. \dhatu{}{},">
            <text:p>B. \dhatu{}{},</text:p>
          </table:table-cell>
          <table:table-cell/>
          <table:table-cell table:formula="of:=CONCATENATE(&quot;L. \dhatu{&quot;;[.J18];&quot;}{&quot;;[.K18];&quot;}&quot;)" office:value-type="string" office:string-value="L. \dhatu{takt}{to harden, to freeze, to congeal (esp. of yoghurt)}">
            <text:p>L. \dhatu{takt}{to harden, to freeze, to congeal (esp. of yoghurt)}</text:p>
          </table:table-cell>
          <table:table-cell table:number-columns-repeated="1005"/>
        </table:table-row>
        <table:table-row table:style-name="ro4">
          <table:table-cell table:formula="of:=CONCATENATE(&quot;\item \ipa{*&quot;;[.A19];&quot;}: &quot;)" office:value-type="string" office:string-value="\item \ipa{*dɑ[m|p]}: ">
            <text:p>\item \ipa{*dɑ[m|p]}: </text:p>
          </table:table-cell>
          <table:table-cell/>
          <table:table-cell table:formula="of:=CONCATENATE(&quot;W. \dhatu{&quot;;[.C19];&quot;}{&quot;;[.D19];&quot;}, &quot;)" office:value-type="string" office:string-value="W. \dhatu{dwapt}{fill, draw (water)}, ">
            <text:p>W. \dhatu{dwapt}{fill, draw (water)}, </text:p>
          </table:table-cell>
          <table:table-cell/>
          <table:table-cell table:formula="of:=CONCATENATE(&quot;K. \dhatu{&quot;;[.E19];&quot;}{&quot;;[.F19];&quot;},&quot;)" office:value-type="string" office:string-value="K. \dhatu{dom}{collect (water)},">
            <text:p>K. \dhatu{dom}{collect (water)},</text:p>
          </table:table-cell>
          <table:table-cell table:number-columns-repeated="2"/>
          <table:table-cell table:formula="of:=CONCATENATE(&quot;B. \dhatu{&quot;;[.H19];&quot;}{&quot;;[.I19];&quot;},&quot;)" office:value-type="string" office:string-value="B. \dhatu{tapma}{to fill. (wa tapta ‘it filled with water’)},">
            <text:p>B. \dhatu{tapma}{to fill. (wa tapta ‘it filled with water’)},</text:p>
          </table:table-cell>
          <table:table-cell/>
          <table:table-cell table:formula="of:=CONCATENATE(&quot;L. \dhatu{&quot;;[.J19];&quot;}{&quot;;[.K1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0];&quot;}: &quot;)" office:value-type="string" office:string-value="\item \ipa{*dɑk}: ">
            <text:p>\item \ipa{*dɑk}: </text:p>
          </table:table-cell>
          <table:table-cell/>
          <table:table-cell table:formula="of:=CONCATENATE(&quot;W. \dhatu{&quot;;[.C20];&quot;}{&quot;;[.D20];&quot;}, &quot;)" office:value-type="string" office:string-value="W. \dhatu{dwakt}{be enough}, ">
            <text:p>W. \dhatu{dwakt}{be enough}, </text:p>
          </table:table-cell>
          <table:table-cell/>
          <table:table-cell table:formula="of:=CONCATENATE(&quot;K. \dhatu{&quot;;[.E20];&quot;}{&quot;;[.F20];&quot;},&quot;)" office:value-type="string" office:string-value="K. \dhatu{dok}{be enough},">
            <text:p>K. \dhatu{dok}{be enough},</text:p>
          </table:table-cell>
          <table:table-cell table:number-columns-repeated="2"/>
          <table:table-cell table:formula="of:=CONCATENATE(&quot;B. \dhatu{&quot;;[.H20];&quot;}{&quot;;[.I20];&quot;},&quot;)" office:value-type="string" office:string-value="B. \dhatu{takma (takta)}{to be occupied, be filled up},">
            <text:p>B. \dhatu{takma (takta)}{to be occupied, be filled up},</text:p>
          </table:table-cell>
          <table:table-cell/>
          <table:table-cell table:formula="of:=CONCATENATE(&quot;L. \dhatu{&quot;;[.J20];&quot;}{&quot;;[.K2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1];&quot;}: &quot;)" office:value-type="string" office:string-value="\item \ipa{*di}: ">
            <text:p>\item \ipa{*di}: </text:p>
          </table:table-cell>
          <table:table-cell/>
          <table:table-cell table:formula="of:=CONCATENATE(&quot;W. \dhatu{&quot;;[.C21];&quot;}{&quot;;[.D21];&quot;}, &quot;)" office:value-type="string" office:string-value="W. \dhatu{di}{go (with the implication of coming back)}, ">
            <text:p>W. \dhatu{di}{go (with the implication of coming back)}, </text:p>
          </table:table-cell>
          <table:table-cell/>
          <table:table-cell table:formula="of:=CONCATENATE(&quot;K. \dhatu{&quot;;[.E21];&quot;}{&quot;;[.F2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1];&quot;}{&quot;;[.I21];&quot;},&quot;)" office:value-type="string" office:string-value="B. \dhatu{tima (tia)}{to reach (archaic)},">
            <text:p>B. \dhatu{tima (tia)}{to reach (archaic)},</text:p>
          </table:table-cell>
          <table:table-cell/>
          <table:table-cell table:formula="of:=CONCATENATE(&quot;L. \dhatu{&quot;;[.J21];&quot;}{&quot;;[.K2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22];&quot;}: &quot;)" office:value-type="string" office:string-value="\item \ipa{*diːŋt}: ">
            <text:p>\item \ipa{*diːŋt}: </text:p>
          </table:table-cell>
          <table:table-cell/>
          <table:table-cell table:formula="of:=CONCATENATE(&quot;W. \dhatu{&quot;;[.C22];&quot;}{&quot;;[.D22];&quot;}, &quot;)" office:value-type="string" office:string-value="W. \dhatu{}{}, ">
            <text:p>W. \dhatu{}{}, </text:p>
          </table:table-cell>
          <table:table-cell/>
          <table:table-cell table:formula="of:=CONCATENATE(&quot;K. \dhatu{&quot;;[.E22];&quot;}{&quot;;[.F2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2];&quot;}{&quot;;[.I22];&quot;},&quot;)" office:value-type="string" office:string-value="B. \dhatu{tɨŋma (tɨŋtu)}{to follow someone else; to chase.},">
            <text:p>B. \dhatu{tɨŋma (tɨŋtu)}{to follow someone else; to chase.},</text:p>
          </table:table-cell>
          <table:table-cell/>
          <table:table-cell table:formula="of:=CONCATENATE(&quot;L. \dhatu{&quot;;[.J22];&quot;}{&quot;;[.K22];&quot;}&quot;)" office:value-type="string" office:string-value="L. \dhatu{tiːkt}{accompany, follow}">
            <text:p>L. \dhatu{tiːkt}{accompany, follow}</text:p>
          </table:table-cell>
          <table:table-cell table:number-columns-repeated="1005"/>
        </table:table-row>
        <table:table-row table:style-name="ro8">
          <table:table-cell table:formula="of:=CONCATENATE(&quot;\item \ipa{*&quot;;[.A23];&quot;}: &quot;)" office:value-type="string" office:string-value="\item \ipa{*dim &gt; dimt}: ">
            <text:p>\item \ipa{*dim &gt; dimt}: </text:p>
          </table:table-cell>
          <table:table-cell/>
          <table:table-cell table:formula="of:=CONCATENATE(&quot;W. \dhatu{&quot;;[.C23];&quot;}{&quot;;[.D23];&quot;}, &quot;)" office:value-type="string" office:string-value="W. \dhatu{dimt}{tread, trample, take support on one's feet}, ">
            <text:p>W. \dhatu{dimt}{tread, trample, take support on one's feet}, </text:p>
          </table:table-cell>
          <table:table-cell/>
          <table:table-cell table:formula="of:=CONCATENATE(&quot;K. \dhatu{&quot;;[.E23];&quot;}{&quot;;[.F23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3];&quot;}{&quot;;[.I23];&quot;},&quot;)" office:value-type="string" office:string-value="B. \dhatu{timma (timu)}{to press down},">
            <text:p>B. \dhatu{timma (timu)}{to press down},</text:p>
          </table:table-cell>
          <table:table-cell/>
          <table:table-cell table:formula="of:=CONCATENATE(&quot;L. \dhatu{&quot;;[.J23];&quot;}{&quot;;[.K2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4];&quot;}: &quot;)" office:value-type="string" office:string-value="\item \ipa{*dont}: ">
            <text:p>\item \ipa{*dont}: </text:p>
          </table:table-cell>
          <table:table-cell/>
          <table:table-cell table:formula="of:=CONCATENATE(&quot;W. \dhatu{&quot;;[.C24];&quot;}{&quot;;[.D24];&quot;}, &quot;)" office:value-type="string" office:string-value="W. \dhatu{}{}, ">
            <text:p>W. \dhatu{}{}, </text:p>
          </table:table-cell>
          <table:table-cell/>
          <table:table-cell table:formula="of:=CONCATENATE(&quot;K. \dhatu{&quot;;[.E24];&quot;}{&quot;;[.F24];&quot;},&quot;)" office:value-type="string" office:string-value="K. \dhatu{dhont}{straighten},">
            <text:p>K. \dhatu{dhont}{straighten},</text:p>
          </table:table-cell>
          <table:table-cell table:number-columns-repeated="2"/>
          <table:table-cell table:formula="of:=CONCATENATE(&quot;B. \dhatu{&quot;;[.H24];&quot;}{&quot;;[.I24];&quot;},&quot;)" office:value-type="string" office:string-value="B. \dhatu{tonma (tontu)}{to arrange},">
            <text:p>B. \dhatu{tonma (tontu)}{to arrange},</text:p>
          </table:table-cell>
          <table:table-cell/>
          <table:table-cell table:formula="of:=CONCATENATE(&quot;L. \dhatu{&quot;;[.J24];&quot;}{&quot;;[.K24];&quot;}&quot;)" office:value-type="string" office:string-value="L. \dhatu{tont}{to be straight}">
            <text:p>L. \dhatu{tont}{to be straight}</text:p>
          </table:table-cell>
          <table:table-cell table:number-columns-repeated="1005"/>
        </table:table-row>
        <table:table-row table:style-name="ro3">
          <table:table-cell table:formula="of:=CONCATENATE(&quot;\item \ipa{*&quot;;[.A25];&quot;}: &quot;)" office:value-type="string" office:string-value="\item \ipa{*dɔ &gt;&gt; da}: ">
            <text:p>\item \ipa{*dɔ &gt;&gt; da}: </text:p>
          </table:table-cell>
          <table:table-cell/>
          <table:table-cell table:formula="of:=CONCATENATE(&quot;W. \dhatu{&quot;;[.C25];&quot;}{&quot;;[.D25];&quot;}, &quot;)" office:value-type="string" office:string-value="W. \dhatu{dwa}{dig}, ">
            <text:p>W. \dhatu{dwa}{dig}, </text:p>
          </table:table-cell>
          <table:table-cell/>
          <table:table-cell table:formula="of:=CONCATENATE(&quot;K. \dhatu{&quot;;[.E25];&quot;}{&quot;;[.F25];&quot;},&quot;)" office:value-type="string" office:string-value="K. \dhatu{dhA}{dig},">
            <text:p>K. \dhatu{dhA}{dig},</text:p>
          </table:table-cell>
          <table:table-cell table:number-columns-repeated="2"/>
          <table:table-cell table:formula="of:=CONCATENATE(&quot;B. \dhatu{&quot;;[.H25];&quot;}{&quot;;[.I25];&quot;},&quot;)" office:value-type="string" office:string-value="B. \dhatu{tuma (tu)}{dig in},">
            <text:p>B. \dhatu{tuma (tu)}{dig in},</text:p>
          </table:table-cell>
          <table:table-cell/>
          <table:table-cell table:formula="of:=CONCATENATE(&quot;L. \dhatu{&quot;;[.J25];&quot;}{&quot;;[.K25];&quot;}&quot;)" office:value-type="string" office:string-value="L. \dhatu{tɔ}{to dig (a hole), to excavate}">
            <text:p>L. \dhatu{tɔ}{to dig (a hole), to excavate}</text:p>
          </table:table-cell>
          <table:table-cell table:number-columns-repeated="1005"/>
        </table:table-row>
        <table:table-row table:style-name="ro8">
          <table:table-cell table:formula="of:=CONCATENATE(&quot;\item \ipa{*&quot;;[.A26];&quot;}: &quot;)" office:value-type="string" office:string-value="\item \ipa{*dɔŋ}: ">
            <text:p>\item \ipa{*dɔŋ}: </text:p>
          </table:table-cell>
          <table:table-cell/>
          <table:table-cell table:formula="of:=CONCATENATE(&quot;W. \dhatu{&quot;;[.C26];&quot;}{&quot;;[.D26];&quot;}, &quot;)" office:value-type="string" office:string-value="W. \dhatu{}{}, ">
            <text:p>W. \dhatu{}{}, </text:p>
          </table:table-cell>
          <table:table-cell/>
          <table:table-cell table:formula="of:=CONCATENATE(&quot;K. \dhatu{&quot;;[.E26];&quot;}{&quot;;[.F26];&quot;},&quot;)" office:value-type="string" office:string-value="K. \dhatu{dhoŋ}{be friends; have an illicit relationship},">
            <text:p>K. \dhatu{dhoŋ}{be friends; have an illicit relationship},</text:p>
          </table:table-cell>
          <table:table-cell table:number-columns-repeated="2"/>
          <table:table-cell table:formula="of:=CONCATENATE(&quot;B. \dhatu{&quot;;[.H26];&quot;}{&quot;;[.I26];&quot;},&quot;)" office:value-type="string" office:string-value="B. \dhatu{toŋma (toŋa)}{match, meet},">
            <text:p>B. \dhatu{toŋma (toŋa)}{match, meet},</text:p>
          </table:table-cell>
          <table:table-cell/>
          <table:table-cell table:formula="of:=CONCATENATE(&quot;L. \dhatu{&quot;;[.J26];&quot;}{&quot;;[.K26];&quot;}&quot;)" office:value-type="string" office:string-value="L. \dhatu{tɔŋ}{to fit, to agree, to make peace, to be reconciled}">
            <text:p>L. \dhatu{tɔŋ}{to fit, to agree, to make peace, to be reconciled}</text:p>
          </table:table-cell>
          <table:table-cell table:number-columns-repeated="1005"/>
        </table:table-row>
        <table:table-row table:style-name="ro3">
          <table:table-cell table:formula="of:=CONCATENATE(&quot;\item \ipa{*&quot;;[.A27];&quot;}: &quot;)" office:value-type="string" office:string-value="\item \ipa{*duk &gt; dukt}: ">
            <text:p>\item \ipa{*duk &gt; dukt}: </text:p>
          </table:table-cell>
          <table:table-cell/>
          <table:table-cell table:formula="of:=CONCATENATE(&quot;W. \dhatu{&quot;;[.C27];&quot;}{&quot;;[.D27];&quot;}, &quot;)" office:value-type="string" office:string-value="W. \dhatu{dukt}{shake, intoxicate}, ">
            <text:p>W. \dhatu{dukt}{shake, intoxicate}, </text:p>
          </table:table-cell>
          <table:table-cell/>
          <table:table-cell table:formula="of:=CONCATENATE(&quot;K. \dhatu{&quot;;[.E27];&quot;}{&quot;;[.F2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7];&quot;}{&quot;;[.I27];&quot;},&quot;)" office:value-type="string" office:string-value="B. \dhatu{tukma (tua)}{hurt, be ill},">
            <text:p>B. \dhatu{tukma (tua)}{hurt, be ill},</text:p>
          </table:table-cell>
          <table:table-cell/>
          <table:table-cell table:formula="of:=CONCATENATE(&quot;L. \dhatu{&quot;;[.J27];&quot;}{&quot;;[.K27];&quot;}&quot;)" office:value-type="string" office:string-value="L. \dhatu{tuk}{hurt, be ill}">
            <text:p>L. \dhatu{tuk}{hurt, be ill}</text:p>
          </table:table-cell>
          <table:table-cell table:number-columns-repeated="1005"/>
        </table:table-row>
        <table:table-row table:style-name="ro3">
          <table:table-cell table:formula="of:=CONCATENATE(&quot;\item \ipa{*&quot;;[.A28];&quot;}: &quot;)" office:value-type="string" office:string-value="\item \ipa{*dum}: ">
            <text:p>\item \ipa{*dum}: </text:p>
          </table:table-cell>
          <table:table-cell/>
          <table:table-cell table:formula="of:=CONCATENATE(&quot;W. \dhatu{&quot;;[.C28];&quot;}{&quot;;[.D28];&quot;}, &quot;)" office:value-type="string" office:string-value="W. \dhatu{}{}, ">
            <text:p>W. \dhatu{}{}, </text:p>
          </table:table-cell>
          <table:table-cell/>
          <table:table-cell table:formula="of:=CONCATENATE(&quot;K. \dhatu{&quot;;[.E28];&quot;}{&quot;;[.F28];&quot;},&quot;)" office:value-type="string" office:string-value="K. \dhatu{dum}{meet},">
            <text:p>K. \dhatu{dum}{meet},</text:p>
          </table:table-cell>
          <table:table-cell table:number-columns-repeated="2"/>
          <table:table-cell table:formula="of:=CONCATENATE(&quot;B. \dhatu{&quot;;[.H28];&quot;}{&quot;;[.I28];&quot;},&quot;)" office:value-type="string" office:string-value="B. \dhatu{tupma (tuu)}{to meet},">
            <text:p>B. \dhatu{tupma (tuu)}{to meet},</text:p>
          </table:table-cell>
          <table:table-cell/>
          <table:table-cell table:formula="of:=CONCATENATE(&quot;L. \dhatu{&quot;;[.J28];&quot;}{&quot;;[.K28];&quot;}&quot;)" office:value-type="string" office:string-value="L. \dhatu{tum}{to meet (so.)}">
            <text:p>L. \dhatu{tum}{to meet (so.)}</text:p>
          </table:table-cell>
          <table:table-cell table:number-columns-repeated="1005"/>
        </table:table-row>
        <table:table-row table:style-name="ro7">
          <table:table-cell table:formula="of:=CONCATENATE(&quot;\item \ipa{*&quot;;[.A29];&quot;}: &quot;)" office:value-type="string" office:string-value="\item \ipa{*dum &gt; dum-si}: ">
            <text:p>\item \ipa{*dum &gt; dum-si}: </text:p>
          </table:table-cell>
          <table:table-cell/>
          <table:table-cell table:formula="of:=CONCATENATE(&quot;W. \dhatu{&quot;;[.C29];&quot;}{&quot;;[.D29];&quot;}, &quot;)" office:value-type="string" office:string-value="W. \dhatu{}{}, ">
            <text:p>W. \dhatu{}{}, </text:p>
          </table:table-cell>
          <table:table-cell/>
          <table:table-cell table:formula="of:=CONCATENATE(&quot;K. \dhatu{&quot;;[.E29];&quot;}{&quot;;[.F29];&quot;},&quot;)" office:value-type="string" office:string-value="K. \dhatu{dhum}{fit together, be in good terms},">
            <text:p>K. \dhatu{dhum}{fit together, be in good terms},</text:p>
          </table:table-cell>
          <table:table-cell table:number-columns-repeated="2"/>
          <table:table-cell table:formula="of:=CONCATENATE(&quot;B. \dhatu{&quot;;[.H29];&quot;}{&quot;;[.I29];&quot;},&quot;)" office:value-type="string" office:string-value="B. \dhatu{tumma (tumsu)}{to join together e.g. make a boy and girl match},">
            <text:p>B. \dhatu{tumma (tumsu)}{to join together e.g. make a boy and girl match},</text:p>
          </table:table-cell>
          <table:table-cell/>
          <table:table-cell table:formula="of:=CONCATENATE(&quot;L. \dhatu{&quot;;[.J29];&quot;}{&quot;;[.K2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30];&quot;}: &quot;)" office:value-type="string" office:string-value="\item \ipa{*dum &gt; dumt / dum-si}: ">
            <text:p>\item \ipa{*dum &gt; dumt / dum-si}: </text:p>
          </table:table-cell>
          <table:table-cell/>
          <table:table-cell table:formula="of:=CONCATENATE(&quot;W. \dhatu{&quot;;[.C30];&quot;}{&quot;;[.D30];&quot;}, &quot;)" office:value-type="string" office:string-value="W. \dhatu{}{}, ">
            <text:p>W. \dhatu{}{}, </text:p>
          </table:table-cell>
          <table:table-cell/>
          <table:table-cell table:formula="of:=CONCATENATE(&quot;K. \dhatu{&quot;;[.E30];&quot;}{&quot;;[.F30];&quot;},&quot;)" office:value-type="string" office:string-value="K. \dhatu{dumt}{ripen},">
            <text:p>K. \dhatu{dumt}{ripen},</text:p>
          </table:table-cell>
          <table:table-cell table:number-columns-repeated="2"/>
          <table:table-cell table:formula="of:=CONCATENATE(&quot;B. \dhatu{&quot;;[.H30];&quot;}{&quot;;[.I30];&quot;},&quot;)" office:value-type="string" office:string-value="B. \dhatu{tumma (tuma)}{to be ripe; to become ripe, to ripen},">
            <text:p>B. \dhatu{tumma (tuma)}{to be ripe; to become ripe, to ripen},</text:p>
          </table:table-cell>
          <table:table-cell/>
          <table:table-cell table:formula="of:=CONCATENATE(&quot;L. \dhatu{&quot;;[.J30];&quot;}{&quot;;[.K30];&quot;}&quot;)" office:value-type="string" office:string-value="L. \dhatu{tums}{to be mature, to be ripe (of person, grain or fruit)}">
            <text:p>L. \dhatu{tums}{to be mature, to be ripe (of person, grain or fruit)}</text:p>
          </table:table-cell>
          <table:table-cell table:number-columns-repeated="1005"/>
        </table:table-row>
        <table:table-row table:style-name="ro3">
          <table:table-cell table:formula="of:=CONCATENATE(&quot;\item \ipa{*&quot;;[.A31];&quot;}: &quot;)" office:value-type="string" office:string-value="\item \ipa{*dumt}: ">
            <text:p>\item \ipa{*dumt}: </text:p>
          </table:table-cell>
          <table:table-cell/>
          <table:table-cell table:formula="of:=CONCATENATE(&quot;W. \dhatu{&quot;;[.C31];&quot;}{&quot;;[.D31];&quot;}, &quot;)" office:value-type="string" office:string-value="W. \dhatu{}{}, ">
            <text:p>W. \dhatu{}{}, </text:p>
          </table:table-cell>
          <table:table-cell/>
          <table:table-cell table:formula="of:=CONCATENATE(&quot;K. \dhatu{&quot;;[.E31];&quot;}{&quot;;[.F31];&quot;},&quot;)" office:value-type="string" office:string-value="K. \dhatu{dhumt}{blow},">
            <text:p>K. \dhatu{dhumt}{blow},</text:p>
          </table:table-cell>
          <table:table-cell table:number-columns-repeated="2"/>
          <table:table-cell table:formula="of:=CONCATENATE(&quot;B. \dhatu{&quot;;[.H31];&quot;}{&quot;;[.I31];&quot;},&quot;)" office:value-type="string" office:string-value="B. \dhatu{}{},">
            <text:p>B. \dhatu{}{},</text:p>
          </table:table-cell>
          <table:table-cell/>
          <table:table-cell table:formula="of:=CONCATENATE(&quot;L. \dhatu{&quot;;[.J31];&quot;}{&quot;;[.K31];&quot;}&quot;)" office:value-type="string" office:string-value="L. \dhatu{(mi~) tupt }{blow (a fire)}">
            <text:p>L. \dhatu{(mi~) tupt }{blow (a fire)}</text:p>
          </table:table-cell>
          <table:table-cell table:number-columns-repeated="1005"/>
        </table:table-row>
        <table:table-row table:style-name="ro3">
          <table:table-cell table:formula="of:=CONCATENATE(&quot;\item \ipa{*&quot;;[.A32];&quot;}: &quot;)" office:value-type="string" office:string-value="\item \ipa{*dz[e|ɛ]kt}: ">
            <text:p>\item \ipa{*dz[e|ɛ]kt}: </text:p>
          </table:table-cell>
          <table:table-cell/>
          <table:table-cell table:formula="of:=CONCATENATE(&quot;W. \dhatu{&quot;;[.C32];&quot;}{&quot;;[.D32];&quot;}, &quot;)" office:value-type="string" office:string-value="W. \dhatu{}{}, ">
            <text:p>W. \dhatu{}{}, </text:p>
          </table:table-cell>
          <table:table-cell/>
          <table:table-cell table:formula="of:=CONCATENATE(&quot;K. \dhatu{&quot;;[.E32];&quot;}{&quot;;[.F32];&quot;},&quot;)" office:value-type="string" office:string-value="K. \dhatu{ʣhekt}{cut (halfway)},">
            <text:p>K. \dhatu{ʣhekt}{cut (halfway)},</text:p>
          </table:table-cell>
          <table:table-cell table:number-columns-repeated="2"/>
          <table:table-cell table:formula="of:=CONCATENATE(&quot;B. \dhatu{&quot;;[.H32];&quot;}{&quot;;[.I32];&quot;},&quot;)" office:value-type="string" office:string-value="B. \dhatu{cekma (cektu) }{to cut, chop up},">
            <text:p>B. \dhatu{cekma (cektu) }{to cut, chop up},</text:p>
          </table:table-cell>
          <table:table-cell/>
          <table:table-cell table:formula="of:=CONCATENATE(&quot;L. \dhatu{&quot;;[.J32];&quot;}{&quot;;[.K3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33];&quot;}: &quot;)" office:value-type="string" office:string-value="\item \ipa{*dza}: ">
            <text:p>\item \ipa{*dza}: </text:p>
          </table:table-cell>
          <table:table-cell/>
          <table:table-cell table:formula="of:=CONCATENATE(&quot;W. \dhatu{&quot;;[.C33];&quot;}{&quot;;[.D33];&quot;}, &quot;)" office:value-type="string" office:string-value="W. \dhatu{dza}{eat}, ">
            <text:p>W. \dhatu{dza}{eat}, </text:p>
          </table:table-cell>
          <table:table-cell/>
          <table:table-cell table:formula="of:=CONCATENATE(&quot;K. \dhatu{&quot;;[.E33];&quot;}{&quot;;[.F33];&quot;},&quot;)" office:value-type="string" office:string-value="K. \dhatu{dzA}{eat},">
            <text:p>K. \dhatu{dzA}{eat},</text:p>
          </table:table-cell>
          <table:table-cell table:number-columns-repeated="2"/>
          <table:table-cell table:formula="of:=CONCATENATE(&quot;B. \dhatu{&quot;;[.H33];&quot;}{&quot;;[.I33];&quot;},&quot;)" office:value-type="string" office:string-value="B. \dhatu{cama}{eat},">
            <text:p>B. \dhatu{cama}{eat},</text:p>
          </table:table-cell>
          <table:table-cell/>
          <table:table-cell table:formula="of:=CONCATENATE(&quot;L. \dhatu{&quot;;[.J33];&quot;}{&quot;;[.K33];&quot;}&quot;)" office:value-type="string" office:string-value="L. \dhatu{ca}{eat}">
            <text:p>L. \dhatu{ca}{eat}</text:p>
          </table:table-cell>
          <table:table-cell table:number-columns-repeated="1005"/>
        </table:table-row>
        <table:table-row table:style-name="ro3">
          <table:table-cell table:formula="of:=CONCATENATE(&quot;\item \ipa{*&quot;;[.A34];&quot;}: &quot;)" office:value-type="string" office:string-value="\item \ipa{*dzɑːk}: ">
            <text:p>\item \ipa{*dzɑːk}: </text:p>
          </table:table-cell>
          <table:table-cell/>
          <table:table-cell table:formula="of:=CONCATENATE(&quot;W. \dhatu{&quot;;[.C34];&quot;}{&quot;;[.D34];&quot;}, &quot;)" office:value-type="string" office:string-value="W. \dhatu{dzwak }{swim (n)}, ">
            <text:p>W. \dhatu{dzwak }{swim (n)}, </text:p>
          </table:table-cell>
          <table:table-cell/>
          <table:table-cell table:formula="of:=CONCATENATE(&quot;K. \dhatu{&quot;;[.E34];&quot;}{&quot;;[.F34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34];&quot;}{&quot;;[.I34];&quot;},&quot;)" office:value-type="string" office:string-value="B. \dhatu{cakma (caa)}{bathe},">
            <text:p>B. \dhatu{cakma (caa)}{bathe},</text:p>
          </table:table-cell>
          <table:table-cell/>
          <table:table-cell table:formula="of:=CONCATENATE(&quot;L. \dhatu{&quot;;[.J34];&quot;}{&quot;;[.K34];&quot;}&quot;)" office:value-type="string" office:string-value="L. \dhatu{caːk}{to cross, to swim across}">
            <text:p>L. \dhatu{caːk}{to cross, to swim across}</text:p>
          </table:table-cell>
          <table:table-cell table:number-columns-repeated="1005"/>
        </table:table-row>
        <table:table-row table:style-name="ro5">
          <table:table-cell table:formula="of:=CONCATENATE(&quot;\item \ipa{*&quot;;[.A35];&quot;}: &quot;)" office:value-type="string" office:string-value="\item \ipa{*dzɑr}: ">
            <text:p>\item \ipa{*dzɑr}: </text:p>
          </table:table-cell>
          <table:table-cell/>
          <table:table-cell table:formula="of:=CONCATENATE(&quot;W. \dhatu{&quot;;[.C35];&quot;}{&quot;;[.D35];&quot;}, &quot;)" office:value-type="string" office:string-value="W. \dhatu{dzar}{drip, drizzle}, ">
            <text:p>W. \dhatu{dzar}{drip, drizzle}, </text:p>
          </table:table-cell>
          <table:table-cell/>
          <table:table-cell table:formula="of:=CONCATENATE(&quot;K. \dhatu{&quot;;[.E35];&quot;}{&quot;;[.F35];&quot;},&quot;)" office:value-type="string" office:string-value="K. \dhatu{dzhor}{leak},">
            <text:p>K. \dhatu{dzhor}{leak},</text:p>
          </table:table-cell>
          <table:table-cell table:number-columns-repeated="2"/>
          <table:table-cell table:formula="of:=CONCATENATE(&quot;B. \dhatu{&quot;;[.H35];&quot;}{&quot;;[.I35];&quot;},&quot;)" office:value-type="string" office:string-value="B. \dhatu{}{},">
            <text:p>B. \dhatu{}{},</text:p>
          </table:table-cell>
          <table:table-cell/>
          <table:table-cell table:formula="of:=CONCATENATE(&quot;L. \dhatu{&quot;;[.J35];&quot;}{&quot;;[.K3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36];&quot;}: &quot;)" office:value-type="string" office:string-value="\item \ipa{*dzɛk-s}: ">
            <text:p>\item \ipa{*dzɛk-s}: </text:p>
          </table:table-cell>
          <table:table-cell/>
          <table:table-cell table:formula="of:=CONCATENATE(&quot;W. \dhatu{&quot;;[.C36];&quot;}{&quot;;[.D36];&quot;}, &quot;)" office:value-type="string" office:string-value="W. \dhatu{}{}, ">
            <text:p>W. \dhatu{}{}, </text:p>
          </table:table-cell>
          <table:table-cell/>
          <table:table-cell table:formula="of:=CONCATENATE(&quot;K. \dhatu{&quot;;[.E36];&quot;}{&quot;;[.F36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36];&quot;}{&quot;;[.I36];&quot;},&quot;)" office:value-type="string" office:string-value="B. \dhatu{ceŋma (ceŋsu)}{to warn, to counsel},">
            <text:p>B. \dhatu{ceŋma (ceŋsu)}{to warn, to counsel},</text:p>
          </table:table-cell>
          <table:table-cell/>
          <table:table-cell table:formula="of:=CONCATENATE(&quot;L. \dhatu{&quot;;[.J36];&quot;}{&quot;;[.K36];&quot;}&quot;)" office:value-type="string" office:string-value="L. \dhatu{cɛks}{talk about, gossip about}">
            <text:p>L. \dhatu{cɛks}{talk about, gossip about}</text:p>
          </table:table-cell>
          <table:table-cell table:number-columns-repeated="1005"/>
        </table:table-row>
        <table:table-row table:style-name="ro5">
          <table:table-cell table:formula="of:=CONCATENATE(&quot;\item \ipa{*&quot;;[.A37];&quot;}: &quot;)" office:value-type="string" office:string-value="\item \ipa{*dzikt}: ">
            <text:p>\item \ipa{*dzikt}: </text:p>
          </table:table-cell>
          <table:table-cell/>
          <table:table-cell table:formula="of:=CONCATENATE(&quot;W. \dhatu{&quot;;[.C37];&quot;}{&quot;;[.D37];&quot;}, &quot;)" office:value-type="string" office:string-value="W. \dhatu{}{}, ">
            <text:p>W. \dhatu{}{}, </text:p>
          </table:table-cell>
          <table:table-cell/>
          <table:table-cell table:formula="of:=CONCATENATE(&quot;K. \dhatu{&quot;;[.E37];&quot;}{&quot;;[.F37];&quot;},&quot;)" office:value-type="string" office:string-value="K. \dhatu{ʣikt}{paint, dye},">
            <text:p>K. \dhatu{ʣikt}{paint, dye},</text:p>
          </table:table-cell>
          <table:table-cell table:number-columns-repeated="2"/>
          <table:table-cell table:formula="of:=CONCATENATE(&quot;B. \dhatu{&quot;;[.H37];&quot;}{&quot;;[.I37];&quot;},&quot;)" office:value-type="string" office:string-value="B. \dhatu{cɨkma (cɨktu)}{dye},">
            <text:p>B. \dhatu{cɨkma (cɨktu)}{dye},</text:p>
          </table:table-cell>
          <table:table-cell/>
          <table:table-cell table:formula="of:=CONCATENATE(&quot;L. \dhatu{&quot;;[.J37];&quot;}{&quot;;[.K3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38];&quot;}: &quot;)" office:value-type="string" office:string-value="\item \ipa{*dzit}: ">
            <text:p>\item \ipa{*dzit}: </text:p>
          </table:table-cell>
          <table:table-cell/>
          <table:table-cell table:formula="of:=CONCATENATE(&quot;W. \dhatu{&quot;;[.C38];&quot;}{&quot;;[.D38];&quot;}, &quot;)" office:value-type="string" office:string-value="W. \dhatu{dzit}{make wet, moisten}, ">
            <text:p>W. \dhatu{dzit}{make wet, moisten}, </text:p>
          </table:table-cell>
          <table:table-cell/>
          <table:table-cell table:formula="of:=CONCATENATE(&quot;K. \dhatu{&quot;;[.E38];&quot;}{&quot;;[.F38];&quot;},&quot;)" office:value-type="string" office:string-value="K. \dhatu{ʣhit}{be wet},">
            <text:p>K. \dhatu{ʣhit}{be wet},</text:p>
          </table:table-cell>
          <table:table-cell table:number-columns-repeated="2"/>
          <table:table-cell table:formula="of:=CONCATENATE(&quot;B. \dhatu{&quot;;[.H38];&quot;}{&quot;;[.I38];&quot;},&quot;)" office:value-type="string" office:string-value="B. \dhatu{}{},">
            <text:p>B. \dhatu{}{},</text:p>
          </table:table-cell>
          <table:table-cell/>
          <table:table-cell table:formula="of:=CONCATENATE(&quot;L. \dhatu{&quot;;[.J38];&quot;}{&quot;;[.K3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39];&quot;}: &quot;)" office:value-type="string" office:string-value="\item \ipa{*dzɔkt}: ">
            <text:p>\item \ipa{*dzɔkt}: </text:p>
          </table:table-cell>
          <table:table-cell/>
          <table:table-cell table:formula="of:=CONCATENATE(&quot;W. \dhatu{&quot;;[.C39];&quot;}{&quot;;[.D39];&quot;}, &quot;)" office:value-type="string" office:string-value="W. \dhatu{}{}, ">
            <text:p>W. \dhatu{}{}, </text:p>
          </table:table-cell>
          <table:table-cell/>
          <table:table-cell table:formula="of:=CONCATENATE(&quot;K. \dhatu{&quot;;[.E39];&quot;}{&quot;;[.F3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39];&quot;}{&quot;;[.I39];&quot;},&quot;)" office:value-type="string" office:string-value="B. \dhatu{cokma (coktu)}{to join, to attach},">
            <text:p>B. \dhatu{cokma (coktu)}{to join, to attach},</text:p>
          </table:table-cell>
          <table:table-cell/>
          <table:table-cell table:formula="of:=CONCATENATE(&quot;L. \dhatu{&quot;;[.J39];&quot;}{&quot;;[.K39];&quot;}&quot;)" office:value-type="string" office:string-value="L. \dhatu{cɔkt}{join, tie together}">
            <text:p>L. \dhatu{cɔkt}{join, tie together}</text:p>
          </table:table-cell>
          <table:table-cell table:number-columns-repeated="1005"/>
        </table:table-row>
        <table:table-row table:style-name="ro3">
          <table:table-cell table:formula="of:=CONCATENATE(&quot;\item \ipa{*&quot;;[.A40];&quot;}: &quot;)" office:value-type="string" office:string-value="\item \ipa{*dzuːkt}: ">
            <text:p>\item \ipa{*dzuːkt}: </text:p>
          </table:table-cell>
          <table:table-cell/>
          <table:table-cell table:formula="of:=CONCATENATE(&quot;W. \dhatu{&quot;;[.C40];&quot;}{&quot;;[.D40];&quot;}, &quot;)" office:value-type="string" office:string-value="W. \dhatu{}{}, ">
            <text:p>W. \dhatu{}{}, </text:p>
          </table:table-cell>
          <table:table-cell/>
          <table:table-cell table:formula="of:=CONCATENATE(&quot;K. \dhatu{&quot;;[.E40];&quot;}{&quot;;[.F4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40];&quot;}{&quot;;[.I40];&quot;},&quot;)" office:value-type="string" office:string-value="B. \dhatu{cukma (cukta)}{be small},">
            <text:p>B. \dhatu{cukma (cukta)}{be small},</text:p>
          </table:table-cell>
          <table:table-cell/>
          <table:table-cell table:formula="of:=CONCATENATE(&quot;L. \dhatu{&quot;;[.J40];&quot;}{&quot;;[.K40];&quot;}&quot;)" office:value-type="string" office:string-value="L. \dhatu{cuːkt}{be small}">
            <text:p>L. \dhatu{cuːkt}{be small}</text:p>
          </table:table-cell>
          <table:table-cell table:number-columns-repeated="1005"/>
        </table:table-row>
        <table:table-row table:style-name="ro3">
          <table:table-cell table:formula="of:=CONCATENATE(&quot;\item \ipa{*&quot;;[.A41];&quot;}: &quot;)" office:value-type="string" office:string-value="\item \ipa{*dzur ?}: ">
            <text:p>\item \ipa{*dzur ?}: </text:p>
          </table:table-cell>
          <table:table-cell/>
          <table:table-cell table:formula="of:=CONCATENATE(&quot;W. \dhatu{&quot;;[.C41];&quot;}{&quot;;[.D41];&quot;}, &quot;)" office:value-type="string" office:string-value="W. \dhatu{dzur}{be sour}, ">
            <text:p>W. \dhatu{dzur}{be sour}, </text:p>
          </table:table-cell>
          <table:table-cell/>
          <table:table-cell table:formula="of:=CONCATENATE(&quot;K. \dhatu{&quot;;[.E41];&quot;}{&quot;;[.F41];&quot;},&quot;)" office:value-type="string" office:string-value="K. \dhatu{dzhur}{be sour},">
            <text:p>K. \dhatu{dzhur}{be sour},</text:p>
          </table:table-cell>
          <table:table-cell table:number-columns-repeated="2"/>
          <table:table-cell table:formula="of:=CONCATENATE(&quot;B. \dhatu{&quot;;[.H41];&quot;}{&quot;;[.I41];&quot;},&quot;)" office:value-type="string" office:string-value="B. \dhatu{sunma (sunta)}{to be sour},">
            <text:p>B. \dhatu{sunma (sunta)}{to be sour},</text:p>
          </table:table-cell>
          <table:table-cell/>
          <table:table-cell table:formula="of:=CONCATENATE(&quot;L. \dhatu{&quot;;[.J41];&quot;}{&quot;;[.K41];&quot;}&quot;)" office:value-type="string" office:string-value="L. \dhatu{suːtt}{be sour}">
            <text:p>L. \dhatu{suːtt}{be sour}</text:p>
          </table:table-cell>
          <table:table-cell table:number-columns-repeated="1005"/>
        </table:table-row>
        <table:table-row table:style-name="ro5">
          <table:table-cell table:formula="of:=CONCATENATE(&quot;\item \ipa{*&quot;;[.A42];&quot;}: &quot;)" office:value-type="string" office:string-value="\item \ipa{*g[a|e]k ?}: ">
            <text:p>\item \ipa{*g[a|e]k ?}: </text:p>
          </table:table-cell>
          <table:table-cell/>
          <table:table-cell table:formula="of:=CONCATENATE(&quot;W. \dhatu{&quot;;[.C42];&quot;}{&quot;;[.D42];&quot;}, &quot;)" office:value-type="string" office:string-value="W. \dhatu{}{}, ">
            <text:p>W. \dhatu{}{}, </text:p>
          </table:table-cell>
          <table:table-cell/>
          <table:table-cell table:formula="of:=CONCATENATE(&quot;K. \dhatu{&quot;;[.E42];&quot;}{&quot;;[.F42];&quot;},&quot;)" office:value-type="string" office:string-value="K. \dhatu{ghekt}{crack},">
            <text:p>K. \dhatu{ghekt}{crack},</text:p>
          </table:table-cell>
          <table:table-cell table:number-columns-repeated="2"/>
          <table:table-cell table:formula="of:=CONCATENATE(&quot;B. \dhatu{&quot;;[.H42];&quot;}{&quot;;[.I42];&quot;},&quot;)" office:value-type="string" office:string-value="B. \dhatu{}{},">
            <text:p>B. \dhatu{}{},</text:p>
          </table:table-cell>
          <table:table-cell/>
          <table:table-cell table:formula="of:=CONCATENATE(&quot;L. \dhatu{&quot;;[.J42];&quot;}{&quot;;[.K42];&quot;}&quot;)" office:value-type="string" office:string-value="L. \dhatu{kak}{to crack}">
            <text:p>L. \dhatu{kak}{to crack}</text:p>
          </table:table-cell>
          <table:table-cell table:number-columns-repeated="1005"/>
        </table:table-row>
        <table:table-row table:style-name="ro3">
          <table:table-cell table:formula="of:=CONCATENATE(&quot;\item \ipa{*&quot;;[.A43];&quot;}: &quot;)" office:value-type="string" office:string-value="\item \ipa{*g[e|ɛ]nt}: ">
            <text:p>\item \ipa{*g[e|ɛ]nt}: </text:p>
          </table:table-cell>
          <table:table-cell/>
          <table:table-cell table:formula="of:=CONCATENATE(&quot;W. \dhatu{&quot;;[.C43];&quot;}{&quot;;[.D43];&quot;}, &quot;)" office:value-type="string" office:string-value="W. \dhatu{}{}, ">
            <text:p>W. \dhatu{}{}, </text:p>
          </table:table-cell>
          <table:table-cell/>
          <table:table-cell table:formula="of:=CONCATENATE(&quot;K. \dhatu{&quot;;[.E43];&quot;}{&quot;;[.F43];&quot;},&quot;)" office:value-type="string" office:string-value="K. \dhatu{gent}{keep},">
            <text:p>K. \dhatu{gent}{keep},</text:p>
          </table:table-cell>
          <table:table-cell table:number-columns-repeated="2"/>
          <table:table-cell table:formula="of:=CONCATENATE(&quot;B. \dhatu{&quot;;[.H43];&quot;}{&quot;;[.I43];&quot;},&quot;)" office:value-type="string" office:string-value="B. \dhatu{kenma (kentu)}{feed, keep},">
            <text:p>B. \dhatu{kenma (kentu)}{feed, keep},</text:p>
          </table:table-cell>
          <table:table-cell/>
          <table:table-cell table:formula="of:=CONCATENATE(&quot;L. \dhatu{&quot;;[.J43];&quot;}{&quot;;[.K4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44];&quot;}: &quot;)" office:value-type="string" office:string-value="\item \ipa{*gaːkt}: ">
            <text:p>\item \ipa{*gaːkt}: </text:p>
          </table:table-cell>
          <table:table-cell/>
          <table:table-cell table:formula="of:=CONCATENATE(&quot;W. \dhatu{&quot;;[.C44];&quot;}{&quot;;[.D44];&quot;}, &quot;)" office:value-type="string" office:string-value="W. \dhatu{}{}, ">
            <text:p>W. \dhatu{}{}, </text:p>
          </table:table-cell>
          <table:table-cell/>
          <table:table-cell table:formula="of:=CONCATENATE(&quot;K. \dhatu{&quot;;[.E44];&quot;}{&quot;;[.F44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44];&quot;}{&quot;;[.I44];&quot;},&quot;)" office:value-type="string" office:string-value="B. \dhatu{kakma (kaktu)}{jump over},">
            <text:p>B. \dhatu{kakma (kaktu)}{jump over},</text:p>
          </table:table-cell>
          <table:table-cell/>
          <table:table-cell table:formula="of:=CONCATENATE(&quot;L. \dhatu{&quot;;[.J44];&quot;}{&quot;;[.K44];&quot;}&quot;)" office:value-type="string" office:string-value="L. \dhatu{kaːkt}{jump over, step over}">
            <text:p>L. \dhatu{kaːkt}{jump over, step over}</text:p>
          </table:table-cell>
          <table:table-cell table:number-columns-repeated="1005"/>
        </table:table-row>
        <table:table-row table:style-name="ro8">
          <table:table-cell table:formula="of:=CONCATENATE(&quot;\item \ipa{*&quot;;[.A45];&quot;}: &quot;)" office:value-type="string" office:string-value="\item \ipa{*gam}: ">
            <text:p>\item \ipa{*gam}: </text:p>
          </table:table-cell>
          <table:table-cell/>
          <table:table-cell table:formula="of:=CONCATENATE(&quot;W. \dhatu{&quot;;[.C45];&quot;}{&quot;;[.D45];&quot;}, &quot;)" office:value-type="string" office:string-value="W. \dhatu{}{}, ">
            <text:p>W. \dhatu{}{}, </text:p>
          </table:table-cell>
          <table:table-cell/>
          <table:table-cell table:formula="of:=CONCATENATE(&quot;K. \dhatu{&quot;;[.E45];&quot;}{&quot;;[.F45];&quot;},&quot;)" office:value-type="string" office:string-value="K. \dhatu{ghɛm}{spread on a surface, put tighly together},">
            <text:p>K. \dhatu{ghɛm}{spread on a surface, put tighly together},</text:p>
          </table:table-cell>
          <table:table-cell table:number-columns-repeated="2"/>
          <table:table-cell table:formula="of:=CONCATENATE(&quot;B. \dhatu{&quot;;[.H45];&quot;}{&quot;;[.I45];&quot;},&quot;)" office:value-type="string" office:string-value="B. \dhatu{kamma (kamsu)}{to join},">
            <text:p>B. \dhatu{kamma (kamsu)}{to join},</text:p>
          </table:table-cell>
          <table:table-cell/>
          <table:table-cell table:formula="of:=CONCATENATE(&quot;L. \dhatu{&quot;;[.J45];&quot;}{&quot;;[.K45];&quot;}&quot;)" office:value-type="string" office:string-value="L. \dhatu{kam}{to fit, to fit together (intr.)}">
            <text:p>L. \dhatu{kam}{to fit, to fit together (intr.)}</text:p>
          </table:table-cell>
          <table:table-cell table:number-columns-repeated="1005"/>
        </table:table-row>
        <table:table-row table:style-name="ro3">
          <table:table-cell table:formula="of:=CONCATENATE(&quot;\item \ipa{*&quot;;[.A46];&quot;}: &quot;)" office:value-type="string" office:string-value="\item \ipa{*gaŋ &gt; gaŋ-s}: ">
            <text:p>\item \ipa{*gaŋ &gt; gaŋ-s}: </text:p>
          </table:table-cell>
          <table:table-cell/>
          <table:table-cell table:formula="of:=CONCATENATE(&quot;W. \dhatu{&quot;;[.C46];&quot;}{&quot;;[.D46];&quot;}, &quot;)" office:value-type="string" office:string-value="W. \dhatu{}{}, ">
            <text:p>W. \dhatu{}{}, </text:p>
          </table:table-cell>
          <table:table-cell/>
          <table:table-cell table:formula="of:=CONCATENATE(&quot;K. \dhatu{&quot;;[.E46];&quot;}{&quot;;[.F46];&quot;},&quot;)" office:value-type="string" office:string-value="K. \dhatu{ghaŋ}{agree},">
            <text:p>K. \dhatu{ghaŋ}{agree},</text:p>
          </table:table-cell>
          <table:table-cell table:number-columns-repeated="2"/>
          <table:table-cell table:formula="of:=CONCATENATE(&quot;B. \dhatu{&quot;;[.H46];&quot;}{&quot;;[.I46];&quot;},&quot;)" office:value-type="string" office:string-value="B. \dhatu{kaŋma (kaŋsu)}{agree},">
            <text:p>B. \dhatu{kaŋma (kaŋsu)}{agree},</text:p>
          </table:table-cell>
          <table:table-cell/>
          <table:table-cell table:formula="of:=CONCATENATE(&quot;L. \dhatu{&quot;;[.J46];&quot;}{&quot;;[.K4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47];&quot;}: &quot;)" office:value-type="string" office:string-value="\item \ipa{*gɑŋ}: ">
            <text:p>\item \ipa{*gɑŋ}: </text:p>
          </table:table-cell>
          <table:table-cell/>
          <table:table-cell table:formula="of:=CONCATENATE(&quot;W. \dhatu{&quot;;[.C47];&quot;}{&quot;;[.D47];&quot;}, &quot;)" office:value-type="string" office:string-value="W. \dhatu{}{}, ">
            <text:p>W. \dhatu{}{}, </text:p>
          </table:table-cell>
          <table:table-cell/>
          <table:table-cell table:formula="of:=CONCATENATE(&quot;K. \dhatu{&quot;;[.E47];&quot;}{&quot;;[.F47];&quot;},&quot;)" office:value-type="string" office:string-value="K. \dhatu{ghoŋ}{warm},">
            <text:p>K. \dhatu{ghoŋ}{warm},</text:p>
          </table:table-cell>
          <table:table-cell table:number-columns-repeated="2"/>
          <table:table-cell table:formula="of:=CONCATENATE(&quot;B. \dhatu{&quot;;[.H47];&quot;}{&quot;;[.I47];&quot;},&quot;)" office:value-type="string" office:string-value="B. \dhatu{kaŋma (kaŋtu)}{warm indirectly},">
            <text:p>B. \dhatu{kaŋma (kaŋtu)}{warm indirectly},</text:p>
          </table:table-cell>
          <table:table-cell/>
          <table:table-cell table:formula="of:=CONCATENATE(&quot;L. \dhatu{&quot;;[.J47];&quot;}{&quot;;[.K47];&quot;}&quot;)" office:value-type="string" office:string-value="L. \dhatu{kaŋ}{to be dried, to be heated (at the edge of the fire)}">
            <text:p>L. \dhatu{kaŋ}{to be dried, to be heated (at the edge of the fire)}</text:p>
          </table:table-cell>
          <table:table-cell table:number-columns-repeated="1005"/>
        </table:table-row>
        <table:table-row table:style-name="ro3">
          <table:table-cell table:formula="of:=CONCATENATE(&quot;\item \ipa{*&quot;;[.A48];&quot;}: &quot;)" office:value-type="string" office:string-value="\item \ipa{*gis}: ">
            <text:p>\item \ipa{*gis}: </text:p>
          </table:table-cell>
          <table:table-cell/>
          <table:table-cell table:formula="of:=CONCATENATE(&quot;W. \dhatu{&quot;;[.C48];&quot;}{&quot;;[.D48];&quot;}, &quot;)" office:value-type="string" office:string-value="W. \dhatu{}{}, ">
            <text:p>W. \dhatu{}{}, </text:p>
          </table:table-cell>
          <table:table-cell/>
          <table:table-cell table:formula="of:=CONCATENATE(&quot;K. \dhatu{&quot;;[.E48];&quot;}{&quot;;[.F4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48];&quot;}{&quot;;[.I48];&quot;},&quot;)" office:value-type="string" office:string-value="B. \dhatu{kɨma (kɨsa)}{to be afraid},">
            <text:p>B. \dhatu{kɨma (kɨsa)}{to be afraid},</text:p>
          </table:table-cell>
          <table:table-cell/>
          <table:table-cell table:formula="of:=CONCATENATE(&quot;L. \dhatu{&quot;;[.J48];&quot;}{&quot;;[.K48];&quot;}&quot;)" office:value-type="string" office:string-value="L. \dhatu{kis}{to be afraid}">
            <text:p>L. \dhatu{kis}{to be afraid}</text:p>
          </table:table-cell>
          <table:table-cell table:number-columns-repeated="1005"/>
        </table:table-row>
        <table:table-row table:style-name="ro5">
          <table:table-cell table:formula="of:=CONCATENATE(&quot;\item \ipa{*&quot;;[.A49];&quot;}: &quot;)" office:value-type="string" office:string-value="\item \ipa{*gla[k|ŋ]}: ">
            <text:p>\item \ipa{*gla[k|ŋ]}: </text:p>
          </table:table-cell>
          <table:table-cell/>
          <table:table-cell table:formula="of:=CONCATENATE(&quot;W. \dhatu{&quot;;[.C49];&quot;}{&quot;;[.D49];&quot;}, &quot;)" office:value-type="string" office:string-value="W. \dhatu{glak}{win}, ">
            <text:p>W. \dhatu{glak}{win}, </text:p>
          </table:table-cell>
          <table:table-cell/>
          <table:table-cell table:formula="of:=CONCATENATE(&quot;K. \dhatu{&quot;;[.E49];&quot;}{&quot;;[.F49];&quot;},&quot;)" office:value-type="string" office:string-value="K. \dhatu{ghlaŋ}{win},">
            <text:p>K. \dhatu{ghlaŋ}{win},</text:p>
          </table:table-cell>
          <table:table-cell table:number-columns-repeated="2"/>
          <table:table-cell table:formula="of:=CONCATENATE(&quot;B. \dhatu{&quot;;[.H49];&quot;}{&quot;;[.I49];&quot;},&quot;)" office:value-type="string" office:string-value="B. \dhatu{}{},">
            <text:p>B. \dhatu{}{},</text:p>
          </table:table-cell>
          <table:table-cell/>
          <table:table-cell table:formula="of:=CONCATENATE(&quot;L. \dhatu{&quot;;[.J49];&quot;}{&quot;;[.K4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50];&quot;}: &quot;)" office:value-type="string" office:string-value="\item \ipa{*glumt}: ">
            <text:p>\item \ipa{*glumt}: </text:p>
          </table:table-cell>
          <table:table-cell/>
          <table:table-cell table:formula="of:=CONCATENATE(&quot;W. \dhatu{&quot;;[.C50];&quot;}{&quot;;[.D50];&quot;}, &quot;)" office:value-type="string" office:string-value="W. \dhatu{glwam}{lie down, go to sleep}, ">
            <text:p>W. \dhatu{glwam}{lie down, go to sleep}, </text:p>
          </table:table-cell>
          <table:table-cell/>
          <table:table-cell table:formula="of:=CONCATENATE(&quot;K. \dhatu{&quot;;[.E50];&quot;}{&quot;;[.F50];&quot;},&quot;)" office:value-type="string" office:string-value="K. \dhatu{glumt}{brood},">
            <text:p>K. \dhatu{glumt}{brood},</text:p>
          </table:table-cell>
          <table:table-cell table:number-columns-repeated="2"/>
          <table:table-cell table:formula="of:=CONCATENATE(&quot;B. \dhatu{&quot;;[.H50];&quot;}{&quot;;[.I50];&quot;},&quot;)" office:value-type="string" office:string-value="B. \dhatu{kupma (kuptu)}{to sit on the eggs, to brood (by a hen); to hatch},">
            <text:p>B. \dhatu{kupma (kuptu)}{to sit on the eggs, to brood (by a hen); to hatch},</text:p>
          </table:table-cell>
          <table:table-cell/>
          <table:table-cell table:formula="of:=CONCATENATE(&quot;L. \dhatu{&quot;;[.J50];&quot;}{&quot;;[.K50];&quot;}&quot;)" office:value-type="string" office:string-value="L. \dhatu{kupt}{sleep with}">
            <text:p>L. \dhatu{kupt}{sleep with}</text:p>
          </table:table-cell>
          <table:table-cell table:number-columns-repeated="1005"/>
        </table:table-row>
        <table:table-row table:style-name="ro4">
          <table:table-cell table:formula="of:=CONCATENATE(&quot;\item \ipa{*&quot;;[.A51];&quot;}: &quot;)" office:value-type="string" office:string-value="\item \ipa{*gɔl &gt; gɔl-t}: ">
            <text:p>\item \ipa{*gɔl &gt; gɔl-t}: </text:p>
          </table:table-cell>
          <table:table-cell/>
          <table:table-cell table:formula="of:=CONCATENATE(&quot;W. \dhatu{&quot;;[.C51];&quot;}{&quot;;[.D51];&quot;}, &quot;)" office:value-type="string" office:string-value="W. \dhatu{}{}, ">
            <text:p>W. \dhatu{}{}, </text:p>
          </table:table-cell>
          <table:table-cell/>
          <table:table-cell table:formula="of:=CONCATENATE(&quot;K. \dhatu{&quot;;[.E51];&quot;}{&quot;;[.F5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51];&quot;}{&quot;;[.I51];&quot;},&quot;)" office:value-type="string" office:string-value="B. \dhatu{konma (kola)}{walk around, wander.},">
            <text:p>B. \dhatu{konma (kola)}{walk around, wander.},</text:p>
          </table:table-cell>
          <table:table-cell/>
          <table:table-cell table:formula="of:=CONCATENATE(&quot;L. \dhatu{&quot;;[.J51];&quot;}{&quot;;[.K51];&quot;}&quot;)" office:value-type="string" office:string-value="L. \dhatu{kɔnt}{tour, go around}">
            <text:p>L. \dhatu{kɔnt}{tour, go around}</text:p>
          </table:table-cell>
          <table:table-cell table:number-columns-repeated="1005"/>
        </table:table-row>
        <table:table-row table:style-name="ro4">
          <table:table-cell table:formula="of:=CONCATENATE(&quot;\item \ipa{*&quot;;[.A52];&quot;}: &quot;)" office:value-type="string" office:string-value="\item \ipa{*gɔp}: ">
            <text:p>\item \ipa{*gɔp}: </text:p>
          </table:table-cell>
          <table:table-cell/>
          <table:table-cell table:formula="of:=CONCATENATE(&quot;W. \dhatu{&quot;;[.C52];&quot;}{&quot;;[.D52];&quot;}, &quot;)" office:value-type="string" office:string-value="W. \dhatu{}{}, ">
            <text:p>W. \dhatu{}{}, </text:p>
          </table:table-cell>
          <table:table-cell/>
          <table:table-cell table:formula="of:=CONCATENATE(&quot;K. \dhatu{&quot;;[.E52];&quot;}{&quot;;[.F5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52];&quot;}{&quot;;[.I52];&quot;},&quot;)" office:value-type="string" office:string-value="B. \dhatu{kopma (koptu) }{surround, protect},">
            <text:p>B. \dhatu{kopma (koptu) }{surround, protect},</text:p>
          </table:table-cell>
          <table:table-cell/>
          <table:table-cell table:formula="of:=CONCATENATE(&quot;L. \dhatu{&quot;;[.J52];&quot;}{&quot;;[.K52];&quot;}&quot;)" office:value-type="string" office:string-value="L. \dhatu{kɔp}{surround}">
            <text:p>L. \dhatu{kɔp}{surround}</text:p>
          </table:table-cell>
          <table:table-cell table:number-columns-repeated="1005"/>
        </table:table-row>
        <table:table-row table:style-name="ro3">
          <table:table-cell table:formula="of:=CONCATENATE(&quot;\item \ipa{*&quot;;[.A53];&quot;}: &quot;)" office:value-type="string" office:string-value="\item \ipa{*gram &gt; gramt}: ">
            <text:p>\item \ipa{*gram &gt; gramt}: </text:p>
          </table:table-cell>
          <table:table-cell/>
          <table:table-cell table:formula="of:=CONCATENATE(&quot;W. \dhatu{&quot;;[.C53];&quot;}{&quot;;[.D53];&quot;}, &quot;)" office:value-type="string" office:string-value="W. \dhatu{gram}{feel hating for, hatred}, ">
            <text:p>W. \dhatu{gram}{feel hating for, hatred}, </text:p>
          </table:table-cell>
          <table:table-cell/>
          <table:table-cell table:formula="of:=CONCATENATE(&quot;K. \dhatu{&quot;;[.E53];&quot;}{&quot;;[.F53];&quot;},&quot;)" office:value-type="string" office:string-value="K. \dhatu{ghrɛmt}{be disgusted by},">
            <text:p>K. \dhatu{ghrɛmt}{be disgusted by},</text:p>
          </table:table-cell>
          <table:table-cell table:number-columns-repeated="2"/>
          <table:table-cell table:formula="of:=CONCATENATE(&quot;B. \dhatu{&quot;;[.H53];&quot;}{&quot;;[.I53];&quot;},&quot;)" office:value-type="string" office:string-value="B. \dhatu{}{},">
            <text:p>B. \dhatu{}{},</text:p>
          </table:table-cell>
          <table:table-cell/>
          <table:table-cell table:formula="of:=CONCATENATE(&quot;L. \dhatu{&quot;;[.J53];&quot;}{&quot;;[.K5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54];&quot;}: &quot;)" office:value-type="string" office:string-value="\item \ipa{*grikt}: ">
            <text:p>\item \ipa{*grikt}: </text:p>
          </table:table-cell>
          <table:table-cell/>
          <table:table-cell table:formula="of:=CONCATENATE(&quot;W. \dhatu{&quot;;[.C54];&quot;}{&quot;;[.D54];&quot;}, &quot;)" office:value-type="string" office:string-value="W. \dhatu{}{}, ">
            <text:p>W. \dhatu{}{}, </text:p>
          </table:table-cell>
          <table:table-cell/>
          <table:table-cell table:formula="of:=CONCATENATE(&quot;K. \dhatu{&quot;;[.E54];&quot;}{&quot;;[.F54];&quot;},&quot;)" office:value-type="string" office:string-value="K. \dhatu{ghrikt}{take, hold on},">
            <text:p>K. \dhatu{ghrikt}{take, hold on},</text:p>
          </table:table-cell>
          <table:table-cell table:number-columns-repeated="2"/>
          <table:table-cell table:formula="of:=CONCATENATE(&quot;B. \dhatu{&quot;;[.H54];&quot;}{&quot;;[.I54];&quot;},&quot;)" office:value-type="string" office:string-value="B. \dhatu{kɨkma (kɨktu)}{to hold (small things), to grab, to take},">
            <text:p>B. \dhatu{kɨkma (kɨktu)}{to hold (small things), to grab, to take},</text:p>
          </table:table-cell>
          <table:table-cell/>
          <table:table-cell table:formula="of:=CONCATENATE(&quot;L. \dhatu{&quot;;[.J54];&quot;}{&quot;;[.K5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55];&quot;}: &quot;)" office:value-type="string" office:string-value="\item \ipa{*kum &gt; gum; kum &gt; kum-s}: ">
            <text:p>\item \ipa{*kum &gt; gum; kum &gt; kum-s}: </text:p>
          </table:table-cell>
          <table:table-cell/>
          <table:table-cell table:formula="of:=CONCATENATE(&quot;W. \dhatu{&quot;;[.C55];&quot;}{&quot;;[.D55];&quot;}, &quot;)" office:value-type="string" office:string-value="W. \dhatu{gum}{bend oneself}, ">
            <text:p>W. \dhatu{gum}{bend oneself}, </text:p>
          </table:table-cell>
          <table:table-cell/>
          <table:table-cell table:formula="of:=CONCATENATE(&quot;K. \dhatu{&quot;;[.E55];&quot;}{&quot;;[.F55];&quot;},&quot;)" office:value-type="string" office:string-value="K. \dhatu{ghum}{bend (something hard)},">
            <text:p>K. \dhatu{ghum}{bend (something hard)},</text:p>
          </table:table-cell>
          <table:table-cell table:number-columns-repeated="2"/>
          <table:table-cell table:formula="of:=CONCATENATE(&quot;B. \dhatu{&quot;;[.H55];&quot;}{&quot;;[.I55];&quot;},&quot;)" office:value-type="string" office:string-value="B. \dhatu{}{},">
            <text:p>B. \dhatu{}{},</text:p>
          </table:table-cell>
          <table:table-cell/>
          <table:table-cell table:formula="of:=CONCATENATE(&quot;L. \dhatu{&quot;;[.J55];&quot;}{&quot;;[.K55];&quot;}&quot;)" office:value-type="string" office:string-value="L. \dhatu{khums}{to bend down (sth. or so.), to tame, to train, to order about}">
            <text:p>L. \dhatu{khums}{to bend down (sth. or so.), to tame, to train, to order about}</text:p>
          </table:table-cell>
          <table:table-cell table:number-columns-repeated="1005"/>
        </table:table-row>
        <table:table-row table:style-name="ro3">
          <table:table-cell table:formula="of:=CONCATENATE(&quot;\item \ipa{*&quot;;[.A56];&quot;}: &quot;)" office:value-type="string" office:string-value="\item \ipa{*gup &gt; gup-s}: ">
            <text:p>\item \ipa{*gup &gt; gup-s}: </text:p>
          </table:table-cell>
          <table:table-cell/>
          <table:table-cell table:formula="of:=CONCATENATE(&quot;W. \dhatu{&quot;;[.C56];&quot;}{&quot;;[.D56];&quot;}, &quot;)" office:value-type="string" office:string-value="W. \dhatu{}{}, ">
            <text:p>W. \dhatu{}{}, </text:p>
          </table:table-cell>
          <table:table-cell/>
          <table:table-cell table:formula="of:=CONCATENATE(&quot;K. \dhatu{&quot;;[.E56];&quot;}{&quot;;[.F56];&quot;},&quot;)" office:value-type="string" office:string-value="K. \dhatu{gup}{hide},">
            <text:p>K. \dhatu{gup}{hide},</text:p>
          </table:table-cell>
          <table:table-cell table:number-columns-repeated="2"/>
          <table:table-cell table:formula="of:=CONCATENATE(&quot;B. \dhatu{&quot;;[.H56];&quot;}{&quot;;[.I56];&quot;},&quot;)" office:value-type="string" office:string-value="B. \dhatu{kumma (kumsu)}{hide},">
            <text:p>B. \dhatu{kumma (kumsu)}{hide},</text:p>
          </table:table-cell>
          <table:table-cell/>
          <table:table-cell table:formula="of:=CONCATENATE(&quot;L. \dhatu{&quot;;[.J56];&quot;}{&quot;;[.K5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57];&quot;}: &quot;)" office:value-type="string" office:string-value="\item \ipa{*gup &gt;&gt; gu}: ">
            <text:p>\item \ipa{*gup &gt;&gt; gu}: </text:p>
          </table:table-cell>
          <table:table-cell/>
          <table:table-cell table:formula="of:=CONCATENATE(&quot;W. \dhatu{&quot;;[.C57];&quot;}{&quot;;[.D57];&quot;}, &quot;)" office:value-type="string" office:string-value="W. \dhatu{gu}{pick up from the ground}, ">
            <text:p>W. \dhatu{gu}{pick up from the ground}, </text:p>
          </table:table-cell>
          <table:table-cell/>
          <table:table-cell table:formula="of:=CONCATENATE(&quot;K. \dhatu{&quot;;[.E57];&quot;}{&quot;;[.F5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57];&quot;}{&quot;;[.I57];&quot;},&quot;)" office:value-type="string" office:string-value="B. \dhatu{kupma (kuu)}{pick up from the ground},">
            <text:p>B. \dhatu{kupma (kuu)}{pick up from the ground},</text:p>
          </table:table-cell>
          <table:table-cell/>
          <table:table-cell table:formula="of:=CONCATENATE(&quot;L. \dhatu{&quot;;[.J57];&quot;}{&quot;;[.K5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58];&quot;}: &quot;)" office:value-type="string" office:string-value="\item \ipa{*haŋ}: ">
            <text:p>\item \ipa{*haŋ}: </text:p>
          </table:table-cell>
          <table:table-cell/>
          <table:table-cell table:formula="of:=CONCATENATE(&quot;W. \dhatu{&quot;;[.C58];&quot;}{&quot;;[.D58];&quot;}, &quot;)" office:value-type="string" office:string-value="W. \dhatu{}{}, ">
            <text:p>W. \dhatu{}{}, </text:p>
          </table:table-cell>
          <table:table-cell/>
          <table:table-cell table:formula="of:=CONCATENATE(&quot;K. \dhatu{&quot;;[.E58];&quot;}{&quot;;[.F58];&quot;},&quot;)" office:value-type="string" office:string-value="K. \dhatu{ɦaŋ}{itch},">
            <text:p>K. \dhatu{ɦaŋ}{itch},</text:p>
          </table:table-cell>
          <table:table-cell table:number-columns-repeated="2"/>
          <table:table-cell table:formula="of:=CONCATENATE(&quot;B. \dhatu{&quot;;[.H58];&quot;}{&quot;;[.I58];&quot;},&quot;)" office:value-type="string" office:string-value="B. \dhatu{haŋma}{itch},">
            <text:p>B. \dhatu{haŋma}{itch},</text:p>
          </table:table-cell>
          <table:table-cell/>
          <table:table-cell table:formula="of:=CONCATENATE(&quot;L. \dhatu{&quot;;[.J58];&quot;}{&quot;;[.K5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59];&quot;}: &quot;)" office:value-type="string" office:string-value="\item \ipa{*haŋ &gt; haŋt}: ">
            <text:p>\item \ipa{*haŋ &gt; haŋt}: </text:p>
          </table:table-cell>
          <table:table-cell/>
          <table:table-cell table:formula="of:=CONCATENATE(&quot;W. \dhatu{&quot;;[.C59];&quot;}{&quot;;[.D59];&quot;}, &quot;)" office:value-type="string" office:string-value="W. \dhatu{}{}, ">
            <text:p>W. \dhatu{}{}, </text:p>
          </table:table-cell>
          <table:table-cell/>
          <table:table-cell table:formula="of:=CONCATENATE(&quot;K. \dhatu{&quot;;[.E59];&quot;}{&quot;;[.F59];&quot;},&quot;)" office:value-type="string" office:string-value="K. \dhatu{ɦaŋ}{be pungent},">
            <text:p>K. \dhatu{ɦaŋ}{be pungent},</text:p>
          </table:table-cell>
          <table:table-cell table:number-columns-repeated="2"/>
          <table:table-cell table:formula="of:=CONCATENATE(&quot;B. \dhatu{&quot;;[.H59];&quot;}{&quot;;[.I59];&quot;},&quot;)" office:value-type="string" office:string-value="B. \dhatu{}{},">
            <text:p>B. \dhatu{}{},</text:p>
          </table:table-cell>
          <table:table-cell/>
          <table:table-cell table:formula="of:=CONCATENATE(&quot;L. \dhatu{&quot;;[.J59];&quot;}{&quot;;[.K59];&quot;}&quot;)" office:value-type="string" office:string-value="L. \dhatu{haŋt}{to be spicy or pungent (esp. of chili)}">
            <text:p>L. \dhatu{haŋt}{to be spicy or pungent (esp. of chili)}</text:p>
          </table:table-cell>
          <table:table-cell table:number-columns-repeated="1005"/>
        </table:table-row>
        <table:table-row table:style-name="ro3">
          <table:table-cell table:formula="of:=CONCATENATE(&quot;\item \ipa{*&quot;;[.A60];&quot;}: &quot;)" office:value-type="string" office:string-value="\item \ipa{*hap &gt; hap-t / hap-s}: ">
            <text:p>\item \ipa{*hap &gt; hap-t / hap-s}: </text:p>
          </table:table-cell>
          <table:table-cell/>
          <table:table-cell table:formula="of:=CONCATENATE(&quot;W. \dhatu{&quot;;[.C60];&quot;}{&quot;;[.D60];&quot;}, &quot;)" office:value-type="string" office:string-value="W. \dhatu{hapt}{lift up, draw up, take out}, ">
            <text:p>W. \dhatu{hapt}{lift up, draw up, take out}, </text:p>
          </table:table-cell>
          <table:table-cell/>
          <table:table-cell table:formula="of:=CONCATENATE(&quot;K. \dhatu{&quot;;[.E60];&quot;}{&quot;;[.F6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60];&quot;}{&quot;;[.I60];&quot;},&quot;)" office:value-type="string" office:string-value="B. \dhatu{}{},">
            <text:p>B. \dhatu{}{},</text:p>
          </table:table-cell>
          <table:table-cell/>
          <table:table-cell table:formula="of:=CONCATENATE(&quot;L. \dhatu{&quot;;[.J60];&quot;}{&quot;;[.K60];&quot;}&quot;)" office:value-type="string" office:string-value="L. \dhatu{haps}{to hang sth. up.}">
            <text:p>L. \dhatu{haps}{to hang sth. up.}</text:p>
          </table:table-cell>
          <table:table-cell table:number-columns-repeated="1005"/>
        </table:table-row>
        <table:table-row table:style-name="ro4">
          <table:table-cell table:formula="of:=CONCATENATE(&quot;\item \ipa{*&quot;;[.A61];&quot;}: &quot;)" office:value-type="string" office:string-value="\item \ipa{*hapt }: ">
            <text:p>\item \ipa{*hapt }: </text:p>
          </table:table-cell>
          <table:table-cell/>
          <table:table-cell table:formula="of:=CONCATENATE(&quot;W. \dhatu{&quot;;[.C61];&quot;}{&quot;;[.D61];&quot;}, &quot;)" office:value-type="string" office:string-value="W. \dhatu{}{}, ">
            <text:p>W. \dhatu{}{}, </text:p>
          </table:table-cell>
          <table:table-cell/>
          <table:table-cell table:formula="of:=CONCATENATE(&quot;K. \dhatu{&quot;;[.E61];&quot;}{&quot;;[.F61];&quot;},&quot;)" office:value-type="string" office:string-value="K. \dhatu{ɦɛpt}{get stuck},">
            <text:p>K. \dhatu{ɦɛpt}{get stuck},</text:p>
          </table:table-cell>
          <table:table-cell table:number-columns-repeated="2"/>
          <table:table-cell table:formula="of:=CONCATENATE(&quot;B. \dhatu{&quot;;[.H61];&quot;}{&quot;;[.I61];&quot;},&quot;)" office:value-type="string" office:string-value="B. \dhatu{hapma (hapta)}{to be stuck, be entangled},">
            <text:p>B. \dhatu{hapma (hapta)}{to be stuck, be entangled},</text:p>
          </table:table-cell>
          <table:table-cell/>
          <table:table-cell table:formula="of:=CONCATENATE(&quot;L. \dhatu{&quot;;[.J61];&quot;}{&quot;;[.K61];&quot;}&quot;)" office:value-type="string" office:string-value="L. \dhatu{hapt}{to get caught or tangled}">
            <text:p>L. \dhatu{hapt}{to get caught or tangled}</text:p>
          </table:table-cell>
          <table:table-cell table:number-columns-repeated="1005"/>
        </table:table-row>
        <table:table-row table:style-name="ro3">
          <table:table-cell table:formula="of:=CONCATENATE(&quot;\item \ipa{*&quot;;[.A62];&quot;}: &quot;)" office:value-type="string" office:string-value="\item \ipa{*has}: ">
            <text:p>\item \ipa{*has}: </text:p>
          </table:table-cell>
          <table:table-cell/>
          <table:table-cell table:formula="of:=CONCATENATE(&quot;W. \dhatu{&quot;;[.C62];&quot;}{&quot;;[.D62];&quot;}, &quot;)" office:value-type="string" office:string-value="W. \dhatu{}{}, ">
            <text:p>W. \dhatu{}{}, </text:p>
          </table:table-cell>
          <table:table-cell/>
          <table:table-cell table:formula="of:=CONCATENATE(&quot;K. \dhatu{&quot;;[.E62];&quot;}{&quot;;[.F6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62];&quot;}{&quot;;[.I62];&quot;},&quot;)" office:value-type="string" office:string-value="B. \dhatu{hama (hasu)}{divide, to distribute},">
            <text:p>B. \dhatu{hama (hasu)}{divide, to distribute},</text:p>
          </table:table-cell>
          <table:table-cell/>
          <table:table-cell table:formula="of:=CONCATENATE(&quot;L. \dhatu{&quot;;[.J62];&quot;}{&quot;;[.K62];&quot;}&quot;)" office:value-type="string" office:string-value="L. \dhatu{has}{divide up, distribute}">
            <text:p>L. \dhatu{has}{divide up, distribute}</text:p>
          </table:table-cell>
          <table:table-cell table:number-columns-repeated="1005"/>
        </table:table-row>
        <table:table-row table:style-name="ro3">
          <table:table-cell table:formula="of:=CONCATENATE(&quot;\item \ipa{*&quot;;[.A63];&quot;}: &quot;)" office:value-type="string" office:string-value="\item \ipa{*hɑŋ}: ">
            <text:p>\item \ipa{*hɑŋ}: </text:p>
          </table:table-cell>
          <table:table-cell/>
          <table:table-cell table:formula="of:=CONCATENATE(&quot;W. \dhatu{&quot;;[.C63];&quot;}{&quot;;[.D63];&quot;}, &quot;)" office:value-type="string" office:string-value="W. \dhatu{}{}, ">
            <text:p>W. \dhatu{}{}, </text:p>
          </table:table-cell>
          <table:table-cell/>
          <table:table-cell table:formula="of:=CONCATENATE(&quot;K. \dhatu{&quot;;[.E63];&quot;}{&quot;;[.F63];&quot;},&quot;)" office:value-type="string" office:string-value="K. \dhatu{ɦoŋ}{send},">
            <text:p>K. \dhatu{ɦoŋ}{send},</text:p>
          </table:table-cell>
          <table:table-cell table:number-columns-repeated="2"/>
          <table:table-cell table:formula="of:=CONCATENATE(&quot;B. \dhatu{&quot;;[.H63];&quot;}{&quot;;[.I63];&quot;},&quot;)" office:value-type="string" office:string-value="B. \dhatu{hanma (hantu)}{to send},">
            <text:p>B. \dhatu{hanma (hantu)}{to send},</text:p>
          </table:table-cell>
          <table:table-cell/>
          <table:table-cell table:formula="of:=CONCATENATE(&quot;L. \dhatu{&quot;;[.J63];&quot;}{&quot;;[.K63];&quot;}&quot;)" office:value-type="string" office:string-value="L. \dhatu{haŋ}{send}">
            <text:p>L. \dhatu{haŋ}{send}</text:p>
          </table:table-cell>
          <table:table-cell table:number-columns-repeated="1005"/>
        </table:table-row>
        <table:table-row table:style-name="ro4">
          <table:table-cell table:formula="of:=CONCATENATE(&quot;\item \ipa{*&quot;;[.A64];&quot;}: &quot;)" office:value-type="string" office:string-value="\item \ipa{*hɛk &gt; hɛk-t}: ">
            <text:p>\item \ipa{*hɛk &gt; hɛk-t}: </text:p>
          </table:table-cell>
          <table:table-cell/>
          <table:table-cell table:formula="of:=CONCATENATE(&quot;W. \dhatu{&quot;;[.C64];&quot;}{&quot;;[.D64];&quot;}, &quot;)" office:value-type="string" office:string-value="W. \dhatu{}{}, ">
            <text:p>W. \dhatu{}{}, </text:p>
          </table:table-cell>
          <table:table-cell/>
          <table:table-cell table:formula="of:=CONCATENATE(&quot;K. \dhatu{&quot;;[.E64];&quot;}{&quot;;[.F64];&quot;},&quot;)" office:value-type="string" office:string-value="K. \dhatu{ɦek}{harvest (just the grain, not the stalk)},">
            <text:p>K. \dhatu{ɦek}{harvest (just the grain, not the stalk)},</text:p>
          </table:table-cell>
          <table:table-cell table:number-columns-repeated="2"/>
          <table:table-cell table:formula="of:=CONCATENATE(&quot;B. \dhatu{&quot;;[.H64];&quot;}{&quot;;[.I64];&quot;},&quot;)" office:value-type="string" office:string-value="B. \dhatu{hekma (hektu)}{to cut grass, to cut with a saw},">
            <text:p>B. \dhatu{hekma (hektu)}{to cut grass, to cut with a saw},</text:p>
          </table:table-cell>
          <table:table-cell/>
          <table:table-cell table:formula="of:=CONCATENATE(&quot;L. \dhatu{&quot;;[.J64];&quot;}{&quot;;[.K64];&quot;}&quot;)" office:value-type="string" office:string-value="L. \dhatu{hɛk}{to cut; to rip, to saw lengthwise}">
            <text:p>L. \dhatu{hɛk}{to cut; to rip, to saw lengthwise}</text:p>
          </table:table-cell>
          <table:table-cell table:number-columns-repeated="1005"/>
        </table:table-row>
        <table:table-row table:style-name="ro4">
          <table:table-cell table:formula="of:=CONCATENATE(&quot;\item \ipa{*&quot;;[.A65];&quot;}: &quot;)" office:value-type="string" office:string-value="\item \ipa{*hɛpt}: ">
            <text:p>\item \ipa{*hɛpt}: </text:p>
          </table:table-cell>
          <table:table-cell/>
          <table:table-cell table:formula="of:=CONCATENATE(&quot;W. \dhatu{&quot;;[.C65];&quot;}{&quot;;[.D65];&quot;}, &quot;)" office:value-type="string" office:string-value="W. \dhatu{}{}, ">
            <text:p>W. \dhatu{}{}, </text:p>
          </table:table-cell>
          <table:table-cell/>
          <table:table-cell table:formula="of:=CONCATENATE(&quot;K. \dhatu{&quot;;[.E65];&quot;}{&quot;;[.F65];&quot;},&quot;)" office:value-type="string" office:string-value="K. \dhatu{ɦept}{hug},">
            <text:p>K. \dhatu{ɦept}{hug},</text:p>
          </table:table-cell>
          <table:table-cell table:number-columns-repeated="2"/>
          <table:table-cell table:formula="of:=CONCATENATE(&quot;B. \dhatu{&quot;;[.H65];&quot;}{&quot;;[.I65];&quot;},&quot;)" office:value-type="string" office:string-value="B. \dhatu{hepma (heptu) }{to hug (out of love)},">
            <text:p>B. \dhatu{hepma (heptu) }{to hug (out of love)},</text:p>
          </table:table-cell>
          <table:table-cell/>
          <table:table-cell table:formula="of:=CONCATENATE(&quot;L. \dhatu{&quot;;[.J65];&quot;}{&quot;;[.K65];&quot;}&quot;)" office:value-type="string" office:string-value="L. \dhatu{hɛpt}{to embrace}">
            <text:p>L. \dhatu{hɛpt}{to embrace}</text:p>
          </table:table-cell>
          <table:table-cell table:number-columns-repeated="1005"/>
        </table:table-row>
        <table:table-row table:style-name="ro3">
          <table:table-cell table:formula="of:=CONCATENATE(&quot;\item \ipa{*&quot;;[.A66];&quot;}: &quot;)" office:value-type="string" office:string-value="\item \ipa{*hil}: ">
            <text:p>\item \ipa{*hil}: </text:p>
          </table:table-cell>
          <table:table-cell/>
          <table:table-cell table:formula="of:=CONCATENATE(&quot;W. \dhatu{&quot;;[.C66];&quot;}{&quot;;[.D66];&quot;}, &quot;)" office:value-type="string" office:string-value="W. \dhatu{}{}, ">
            <text:p>W. \dhatu{}{}, </text:p>
          </table:table-cell>
          <table:table-cell/>
          <table:table-cell table:formula="of:=CONCATENATE(&quot;K. \dhatu{&quot;;[.E66];&quot;}{&quot;;[.F66];&quot;},&quot;)" office:value-type="string" office:string-value="K. \dhatu{ɦil}{knead, roll, mash},">
            <text:p>K. \dhatu{ɦil}{knead, roll, mash},</text:p>
          </table:table-cell>
          <table:table-cell table:number-columns-repeated="2"/>
          <table:table-cell table:formula="of:=CONCATENATE(&quot;B. \dhatu{&quot;;[.H66];&quot;}{&quot;;[.I66];&quot;},&quot;)" office:value-type="string" office:string-value="B. \dhatu{hinma (hila) }{to be stirred},">
            <text:p>B. \dhatu{hinma (hila) }{to be stirred},</text:p>
          </table:table-cell>
          <table:table-cell/>
          <table:table-cell table:formula="of:=CONCATENATE(&quot;L. \dhatu{&quot;;[.J66];&quot;}{&quot;;[.K6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67];&quot;}: &quot;)" office:value-type="string" office:string-value="\item \ipa{*hiŋ}: ">
            <text:p>\item \ipa{*hiŋ}: </text:p>
          </table:table-cell>
          <table:table-cell/>
          <table:table-cell table:formula="of:=CONCATENATE(&quot;W. \dhatu{&quot;;[.C67];&quot;}{&quot;;[.D67];&quot;}, &quot;)" office:value-type="string" office:string-value="W. \dhatu{}{}, ">
            <text:p>W. \dhatu{}{}, </text:p>
          </table:table-cell>
          <table:table-cell/>
          <table:table-cell table:formula="of:=CONCATENATE(&quot;K. \dhatu{&quot;;[.E67];&quot;}{&quot;;[.F6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67];&quot;}{&quot;;[.I67];&quot;},&quot;)" office:value-type="string" office:string-value="B. \dhatu{hɨŋma (hɨŋa)}{live},">
            <text:p>B. \dhatu{hɨŋma (hɨŋa)}{live},</text:p>
          </table:table-cell>
          <table:table-cell/>
          <table:table-cell table:formula="of:=CONCATENATE(&quot;L. \dhatu{&quot;;[.J67];&quot;}{&quot;;[.K67];&quot;}&quot;)" office:value-type="string" office:string-value="L. \dhatu{hiŋ}{be alive}">
            <text:p>L. \dhatu{hiŋ}{be alive}</text:p>
          </table:table-cell>
          <table:table-cell table:number-columns-repeated="1005"/>
        </table:table-row>
        <table:table-row table:style-name="ro8">
          <table:table-cell table:formula="of:=CONCATENATE(&quot;\item \ipa{*&quot;;[.A68];&quot;}: &quot;)" office:value-type="string" office:string-value="\item \ipa{*hip}: ">
            <text:p>\item \ipa{*hip}: </text:p>
          </table:table-cell>
          <table:table-cell/>
          <table:table-cell table:formula="of:=CONCATENATE(&quot;W. \dhatu{&quot;;[.C68];&quot;}{&quot;;[.D68];&quot;}, &quot;)" office:value-type="string" office:string-value="W. \dhatu{}{}, ">
            <text:p>W. \dhatu{}{}, </text:p>
          </table:table-cell>
          <table:table-cell/>
          <table:table-cell table:formula="of:=CONCATENATE(&quot;K. \dhatu{&quot;;[.E68];&quot;}{&quot;;[.F68];&quot;},&quot;)" office:value-type="string" office:string-value="K. \dhatu{ɦip}{cut with a swiping motion},">
            <text:p>K. \dhatu{ɦip}{cut with a swiping motion},</text:p>
          </table:table-cell>
          <table:table-cell table:number-columns-repeated="2"/>
          <table:table-cell table:formula="of:=CONCATENATE(&quot;B. \dhatu{&quot;;[.H68];&quot;}{&quot;;[.I68];&quot;},&quot;)" office:value-type="string" office:string-value="B. \dhatu{hipma (hiu)}{to cut.down; clear an area in the jungle},">
            <text:p>B. \dhatu{hipma (hiu)}{to cut.down; clear an area in the jungle},</text:p>
          </table:table-cell>
          <table:table-cell/>
          <table:table-cell table:formula="of:=CONCATENATE(&quot;L. \dhatu{&quot;;[.J68];&quot;}{&quot;;[.K6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69];&quot;}: &quot;)" office:value-type="string" office:string-value="\item \ipa{*hipt}: ">
            <text:p>\item \ipa{*hipt}: </text:p>
          </table:table-cell>
          <table:table-cell/>
          <table:table-cell table:formula="of:=CONCATENATE(&quot;W. \dhatu{&quot;;[.C69];&quot;}{&quot;;[.D69];&quot;}, &quot;)" office:value-type="string" office:string-value="W. \dhatu{}{}, ">
            <text:p>W. \dhatu{}{}, </text:p>
          </table:table-cell>
          <table:table-cell/>
          <table:table-cell table:formula="of:=CONCATENATE(&quot;K. \dhatu{&quot;;[.E69];&quot;}{&quot;;[.F69];&quot;},&quot;)" office:value-type="string" office:string-value="K. \dhatu{ɦipt}{sift with a winnowing basket},">
            <text:p>K. \dhatu{ɦipt}{sift with a winnowing basket},</text:p>
          </table:table-cell>
          <table:table-cell table:number-columns-repeated="2"/>
          <table:table-cell table:formula="of:=CONCATENATE(&quot;B. \dhatu{&quot;;[.H69];&quot;}{&quot;;[.I69];&quot;},&quot;)" office:value-type="string" office:string-value="B. \dhatu{hipma (hiptu)}{to shake through sieve},">
            <text:p>B. \dhatu{hipma (hiptu)}{to shake through sieve},</text:p>
          </table:table-cell>
          <table:table-cell/>
          <table:table-cell table:formula="of:=CONCATENATE(&quot;L. \dhatu{&quot;;[.J69];&quot;}{&quot;;[.K6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70];&quot;}: &quot;)" office:value-type="string" office:string-value="\item \ipa{*hopt}: ">
            <text:p>\item \ipa{*hopt}: </text:p>
          </table:table-cell>
          <table:table-cell/>
          <table:table-cell table:formula="of:=CONCATENATE(&quot;W. \dhatu{&quot;;[.C70];&quot;}{&quot;;[.D70];&quot;}, &quot;)" office:value-type="string" office:string-value="W. \dhatu{}{}, ">
            <text:p>W. \dhatu{}{}, </text:p>
          </table:table-cell>
          <table:table-cell/>
          <table:table-cell table:formula="of:=CONCATENATE(&quot;K. \dhatu{&quot;;[.E70];&quot;}{&quot;;[.F70];&quot;},&quot;)" office:value-type="string" office:string-value="K. \dhatu{ɦopt}{eat (soup, porridge, chang)},">
            <text:p>K. \dhatu{ɦopt}{eat (soup, porridge, chang)},</text:p>
          </table:table-cell>
          <table:table-cell table:number-columns-repeated="2"/>
          <table:table-cell table:formula="of:=CONCATENATE(&quot;B. \dhatu{&quot;;[.H70];&quot;}{&quot;;[.I70];&quot;},&quot;)" office:value-type="string" office:string-value="B. \dhatu{hopma (hoptu)}{to drink; usage for specific liquids},">
            <text:p>B. \dhatu{hopma (hoptu)}{to drink; usage for specific liquids},</text:p>
          </table:table-cell>
          <table:table-cell/>
          <table:table-cell table:formula="of:=CONCATENATE(&quot;L. \dhatu{&quot;;[.J70];&quot;}{&quot;;[.K70];&quot;}&quot;)" office:value-type="string" office:string-value="L. \dhatu{hopt}{to inhale noisily, to smoke}">
            <text:p>L. \dhatu{hopt}{to inhale noisily, to smoke}</text:p>
          </table:table-cell>
          <table:table-cell table:number-columns-repeated="1005"/>
        </table:table-row>
        <table:table-row table:style-name="ro5">
          <table:table-cell table:formula="of:=CONCATENATE(&quot;\item \ipa{*&quot;;[.A71];&quot;}: &quot;)" office:value-type="string" office:string-value="\item \ipa{*hɔl &gt; hɔl-t}: ">
            <text:p>\item \ipa{*hɔl &gt; hɔl-t}: </text:p>
          </table:table-cell>
          <table:table-cell/>
          <table:table-cell table:formula="of:=CONCATENATE(&quot;W. \dhatu{&quot;;[.C71];&quot;}{&quot;;[.D71];&quot;}, &quot;)" office:value-type="string" office:string-value="W. \dhatu{hwal(s), hul}{open}, ">
            <text:p>W. \dhatu{hwal(s), hul}{open}, </text:p>
          </table:table-cell>
          <table:table-cell/>
          <table:table-cell table:formula="of:=CONCATENATE(&quot;K. \dhatu{&quot;;[.E71];&quot;}{&quot;;[.F71];&quot;},&quot;)" office:value-type="string" office:string-value="K. \dhatu{ɦol}{open},">
            <text:p>K. \dhatu{ɦol}{open},</text:p>
          </table:table-cell>
          <table:table-cell table:number-columns-repeated="2"/>
          <table:table-cell table:formula="of:=CONCATENATE(&quot;B. \dhatu{&quot;;[.H71];&quot;}{&quot;;[.I71];&quot;},&quot;)" office:value-type="string" office:string-value="B. \dhatu{}{},">
            <text:p>B. \dhatu{}{},</text:p>
          </table:table-cell>
          <table:table-cell/>
          <table:table-cell table:formula="of:=CONCATENATE(&quot;L. \dhatu{&quot;;[.J71];&quot;}{&quot;;[.K71];&quot;}&quot;)" office:value-type="string" office:string-value="L. \dhatu{hɔnt}{to open}">
            <text:p>L. \dhatu{hɔnt}{to open}</text:p>
          </table:table-cell>
          <table:table-cell table:number-columns-repeated="1005"/>
        </table:table-row>
        <table:table-row table:style-name="ro3">
          <table:table-cell table:formula="of:=CONCATENATE(&quot;\item \ipa{*&quot;;[.A72];&quot;}: &quot;)" office:value-type="string" office:string-value="\item \ipa{*hɔm &gt; hɔm-t}: ">
            <text:p>\item \ipa{*hɔm &gt; hɔm-t}: </text:p>
          </table:table-cell>
          <table:table-cell/>
          <table:table-cell table:formula="of:=CONCATENATE(&quot;W. \dhatu{&quot;;[.C72];&quot;}{&quot;;[.D72];&quot;}, &quot;)" office:value-type="string" office:string-value="W. \dhatu{}{}, ">
            <text:p>W. \dhatu{}{}, </text:p>
          </table:table-cell>
          <table:table-cell/>
          <table:table-cell table:formula="of:=CONCATENATE(&quot;K. \dhatu{&quot;;[.E72];&quot;}{&quot;;[.F72];&quot;},&quot;)" office:value-type="string" office:string-value="K. \dhatu{ɦom}{swell},">
            <text:p>K. \dhatu{ɦom}{swell},</text:p>
          </table:table-cell>
          <table:table-cell table:number-columns-repeated="2"/>
          <table:table-cell table:formula="of:=CONCATENATE(&quot;B. \dhatu{&quot;;[.H72];&quot;}{&quot;;[.I72];&quot;},&quot;)" office:value-type="string" office:string-value="B. \dhatu{homma (homa)}{swell},">
            <text:p>B. \dhatu{homma (homa)}{swell},</text:p>
          </table:table-cell>
          <table:table-cell/>
          <table:table-cell table:formula="of:=CONCATENATE(&quot;L. \dhatu{&quot;;[.J72];&quot;}{&quot;;[.K72];&quot;}&quot;)" office:value-type="string" office:string-value="L. \dhatu{hɔmt}{to swell up}">
            <text:p>L. \dhatu{hɔmt}{to swell up}</text:p>
          </table:table-cell>
          <table:table-cell table:number-columns-repeated="1005"/>
        </table:table-row>
        <table:table-row table:style-name="ro4">
          <table:table-cell table:formula="of:=CONCATENATE(&quot;\item \ipa{*&quot;;[.A73];&quot;}: &quot;)" office:value-type="string" office:string-value="\item \ipa{*hɔŋ &gt; hɔŋ-s}: ">
            <text:p>\item \ipa{*hɔŋ &gt; hɔŋ-s}: </text:p>
          </table:table-cell>
          <table:table-cell/>
          <table:table-cell table:formula="of:=CONCATENATE(&quot;W. \dhatu{&quot;;[.C73];&quot;}{&quot;;[.D73];&quot;}, &quot;)" office:value-type="string" office:string-value="W. \dhatu{hwaŋ(s)}{break open}, ">
            <text:p>W. \dhatu{hwaŋ(s)}{break open}, </text:p>
          </table:table-cell>
          <table:table-cell/>
          <table:table-cell table:formula="of:=CONCATENATE(&quot;K. \dhatu{&quot;;[.E73];&quot;}{&quot;;[.F73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73];&quot;}{&quot;;[.I73];&quot;},&quot;)" office:value-type="string" office:string-value="B. \dhatu{hoŋma (hoŋsu) }{to open, to uncover},">
            <text:p>B. \dhatu{hoŋma (hoŋsu) }{to open, to uncover},</text:p>
          </table:table-cell>
          <table:table-cell/>
          <table:table-cell table:formula="of:=CONCATENATE(&quot;L. \dhatu{&quot;;[.J73];&quot;}{&quot;;[.K73];&quot;}&quot;)" office:value-type="string" office:string-value="L. \dhatu{hɔŋ~mɛtt}{open}">
            <text:p>L. \dhatu{hɔŋ~mɛtt}{open}</text:p>
          </table:table-cell>
          <table:table-cell table:number-columns-repeated="1005"/>
        </table:table-row>
        <table:table-row table:style-name="ro3">
          <table:table-cell table:formula="of:=CONCATENATE(&quot;\item \ipa{*&quot;;[.A74];&quot;}: &quot;)" office:value-type="string" office:string-value="\item \ipa{*huk &gt; hukt}: ">
            <text:p>\item \ipa{*huk &gt; hukt}: </text:p>
          </table:table-cell>
          <table:table-cell/>
          <table:table-cell table:formula="of:=CONCATENATE(&quot;W. \dhatu{&quot;;[.C74];&quot;}{&quot;;[.D74];&quot;}, &quot;)" office:value-type="string" office:string-value="W. \dhatu{huk}{shout, cry, bark}, ">
            <text:p>W. \dhatu{huk}{shout, cry, bark}, </text:p>
          </table:table-cell>
          <table:table-cell/>
          <table:table-cell table:formula="of:=CONCATENATE(&quot;K. \dhatu{&quot;;[.E74];&quot;}{&quot;;[.F74];&quot;},&quot;)" office:value-type="string" office:string-value="K. \dhatu{ɦuk}{bark},">
            <text:p>K. \dhatu{ɦuk}{bark},</text:p>
          </table:table-cell>
          <table:table-cell table:number-columns-repeated="2"/>
          <table:table-cell table:formula="of:=CONCATENATE(&quot;B. \dhatu{&quot;;[.H74];&quot;}{&quot;;[.I74];&quot;},&quot;)" office:value-type="string" office:string-value="B. \dhatu{hukma (hukta)}{bark},">
            <text:p>B. \dhatu{hukma (hukta)}{bark},</text:p>
          </table:table-cell>
          <table:table-cell/>
          <table:table-cell table:formula="of:=CONCATENATE(&quot;L. \dhatu{&quot;;[.J74];&quot;}{&quot;;[.K7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75];&quot;}: &quot;)" office:value-type="string" office:string-value="\item \ipa{*huŋ}: ">
            <text:p>\item \ipa{*huŋ}: </text:p>
          </table:table-cell>
          <table:table-cell/>
          <table:table-cell table:formula="of:=CONCATENATE(&quot;W. \dhatu{&quot;;[.C75];&quot;}{&quot;;[.D75];&quot;}, &quot;)" office:value-type="string" office:string-value="W. \dhatu{}{}, ">
            <text:p>W. \dhatu{}{}, </text:p>
          </table:table-cell>
          <table:table-cell/>
          <table:table-cell table:formula="of:=CONCATENATE(&quot;K. \dhatu{&quot;;[.E75];&quot;}{&quot;;[.F75];&quot;},&quot;)" office:value-type="string" office:string-value="K. \dhatu{ɦuŋ}{wait for},">
            <text:p>K. \dhatu{ɦuŋ}{wait for},</text:p>
          </table:table-cell>
          <table:table-cell table:number-columns-repeated="2"/>
          <table:table-cell table:formula="of:=CONCATENATE(&quot;B. \dhatu{&quot;;[.H75];&quot;}{&quot;;[.I75];&quot;},&quot;)" office:value-type="string" office:string-value="B. \dhatu{huŋma (huŋu)}{wait},">
            <text:p>B. \dhatu{huŋma (huŋu)}{wait},</text:p>
          </table:table-cell>
          <table:table-cell/>
          <table:table-cell table:formula="of:=CONCATENATE(&quot;L. \dhatu{&quot;;[.J75];&quot;}{&quot;;[.K7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76];&quot;}: &quot;)" office:value-type="string" office:string-value="\item \ipa{*hurt}: ">
            <text:p>\item \ipa{*hurt}: </text:p>
          </table:table-cell>
          <table:table-cell/>
          <table:table-cell table:formula="of:=CONCATENATE(&quot;W. \dhatu{&quot;;[.C76];&quot;}{&quot;;[.D76];&quot;}, &quot;)" office:value-type="string" office:string-value="W. \dhatu{hurt}{fan, row (boat)}, ">
            <text:p>W. \dhatu{hurt}{fan, row (boat)}, </text:p>
          </table:table-cell>
          <table:table-cell/>
          <table:table-cell table:formula="of:=CONCATENATE(&quot;K. \dhatu{&quot;;[.E76];&quot;}{&quot;;[.F76];&quot;},&quot;)" office:value-type="string" office:string-value="K. \dhatu{ɦurt}{fan},">
            <text:p>K. \dhatu{ɦurt}{fan},</text:p>
          </table:table-cell>
          <table:table-cell table:number-columns-repeated="2"/>
          <table:table-cell table:formula="of:=CONCATENATE(&quot;B. \dhatu{&quot;;[.H76];&quot;}{&quot;;[.I76];&quot;},&quot;)" office:value-type="string" office:string-value="B. \dhatu{}{},">
            <text:p>B. \dhatu{}{},</text:p>
          </table:table-cell>
          <table:table-cell/>
          <table:table-cell table:formula="of:=CONCATENATE(&quot;L. \dhatu{&quot;;[.J76];&quot;}{&quot;;[.K7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77];&quot;}: &quot;)" office:value-type="string" office:string-value="\item \ipa{*hutt}: ">
            <text:p>\item \ipa{*hutt}: </text:p>
          </table:table-cell>
          <table:table-cell/>
          <table:table-cell table:formula="of:=CONCATENATE(&quot;W. \dhatu{&quot;;[.C77];&quot;}{&quot;;[.D77];&quot;}, &quot;)" office:value-type="string" office:string-value="W. \dhatu{}{}, ">
            <text:p>W. \dhatu{}{}, </text:p>
          </table:table-cell>
          <table:table-cell/>
          <table:table-cell table:formula="of:=CONCATENATE(&quot;K. \dhatu{&quot;;[.E77];&quot;}{&quot;;[.F77];&quot;},&quot;)" office:value-type="string" office:string-value="K. \dhatu{ɦut}{burn},">
            <text:p>K. \dhatu{ɦut}{burn},</text:p>
          </table:table-cell>
          <table:table-cell table:number-columns-repeated="2"/>
          <table:table-cell table:formula="of:=CONCATENATE(&quot;B. \dhatu{&quot;;[.H77];&quot;}{&quot;;[.I77];&quot;},&quot;)" office:value-type="string" office:string-value="B. \dhatu{hɨtma (hɨttu)}{burn},">
            <text:p>B. \dhatu{hɨtma (hɨttu)}{burn},</text:p>
          </table:table-cell>
          <table:table-cell/>
          <table:table-cell table:formula="of:=CONCATENATE(&quot;L. \dhatu{&quot;;[.J77];&quot;}{&quot;;[.K7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78];&quot;}: &quot;)" office:value-type="string" office:string-value="\item \ipa{*jak}: ">
            <text:p>\item \ipa{*jak}: </text:p>
          </table:table-cell>
          <table:table-cell/>
          <table:table-cell table:formula="of:=CONCATENATE(&quot;W. \dhatu{&quot;;[.C78];&quot;}{&quot;;[.D78];&quot;}, &quot;)" office:value-type="string" office:string-value="W. \dhatu{}{}, ">
            <text:p>W. \dhatu{}{}, </text:p>
          </table:table-cell>
          <table:table-cell/>
          <table:table-cell table:formula="of:=CONCATENATE(&quot;K. \dhatu{&quot;;[.E78];&quot;}{&quot;;[.F7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78];&quot;}{&quot;;[.I78];&quot;},&quot;)" office:value-type="string" office:string-value="B. \dhatu{jakma (jaa)}{to be (existentially, locationally)},">
            <text:p>B. \dhatu{jakma (jaa)}{to be (existentially, locationally)},</text:p>
          </table:table-cell>
          <table:table-cell/>
          <table:table-cell table:formula="of:=CONCATENATE(&quot;L. \dhatu{&quot;;[.J78];&quot;}{&quot;;[.K78];&quot;}&quot;)" office:value-type="string" office:string-value="L. \dhatu{jak}{to be (inside of sth.)}">
            <text:p>L. \dhatu{jak}{to be (inside of sth.)}</text:p>
          </table:table-cell>
          <table:table-cell table:number-columns-repeated="1005"/>
        </table:table-row>
        <table:table-row table:style-name="ro5">
          <table:table-cell table:formula="of:=CONCATENATE(&quot;\item \ipa{*&quot;;[.A79];&quot;}: &quot;)" office:value-type="string" office:string-value="\item \ipa{*jakt &gt; jak-s}: ">
            <text:p>\item \ipa{*jakt &gt; jak-s}: </text:p>
          </table:table-cell>
          <table:table-cell/>
          <table:table-cell table:formula="of:=CONCATENATE(&quot;W. \dhatu{&quot;;[.C79];&quot;}{&quot;;[.D79];&quot;}, &quot;)" office:value-type="string" office:string-value="W. \dhatu{}{}, ">
            <text:p>W. \dhatu{}{}, </text:p>
          </table:table-cell>
          <table:table-cell/>
          <table:table-cell table:formula="of:=CONCATENATE(&quot;K. \dhatu{&quot;;[.E79];&quot;}{&quot;;[.F79];&quot;},&quot;)" office:value-type="string" office:string-value="K. \dhatu{jakt}{strike, hit},">
            <text:p>K. \dhatu{jakt}{strike, hit},</text:p>
          </table:table-cell>
          <table:table-cell table:number-columns-repeated="2"/>
          <table:table-cell table:formula="of:=CONCATENATE(&quot;B. \dhatu{&quot;;[.H79];&quot;}{&quot;;[.I79];&quot;},&quot;)" office:value-type="string" office:string-value="B. \dhatu{}{},">
            <text:p>B. \dhatu{}{},</text:p>
          </table:table-cell>
          <table:table-cell/>
          <table:table-cell table:formula="of:=CONCATENATE(&quot;L. \dhatu{&quot;;[.J79];&quot;}{&quot;;[.K79];&quot;}&quot;)" office:value-type="string" office:string-value="L. \dhatu{jaŋs}{strike, hit}">
            <text:p>L. \dhatu{jaŋs}{strike, hit}</text:p>
          </table:table-cell>
          <table:table-cell table:number-columns-repeated="1005"/>
        </table:table-row>
        <table:table-row table:style-name="ro3">
          <table:table-cell table:formula="of:=CONCATENATE(&quot;\item \ipa{*&quot;;[.A80];&quot;}: &quot;)" office:value-type="string" office:string-value="\item \ipa{*jaŋ}: ">
            <text:p>\item \ipa{*jaŋ}: </text:p>
          </table:table-cell>
          <table:table-cell/>
          <table:table-cell table:formula="of:=CONCATENATE(&quot;W. \dhatu{&quot;;[.C80];&quot;}{&quot;;[.D80];&quot;}, &quot;)" office:value-type="string" office:string-value="W. \dhatu{}{}, ">
            <text:p>W. \dhatu{}{}, </text:p>
          </table:table-cell>
          <table:table-cell/>
          <table:table-cell table:formula="of:=CONCATENATE(&quot;K. \dhatu{&quot;;[.E80];&quot;}{&quot;;[.F8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80];&quot;}{&quot;;[.I80];&quot;},&quot;)" office:value-type="string" office:string-value="B. \dhatu{jaŋma (jaŋsa)}{be lightweight},">
            <text:p>B. \dhatu{jaŋma (jaŋsa)}{be lightweight},</text:p>
          </table:table-cell>
          <table:table-cell/>
          <table:table-cell table:formula="of:=CONCATENATE(&quot;L. \dhatu{&quot;;[.J80];&quot;}{&quot;;[.K80];&quot;}&quot;)" office:value-type="string" office:string-value="L. \dhatu{jaŋjaŋba (adj)}{light}">
            <text:p>L. \dhatu{jaŋjaŋba (adj)}{light}</text:p>
          </table:table-cell>
          <table:table-cell table:number-columns-repeated="1005"/>
        </table:table-row>
        <table:table-row table:style-name="ro3">
          <table:table-cell table:formula="of:=CONCATENATE(&quot;\item \ipa{*&quot;;[.A81];&quot;}: &quot;)" office:value-type="string" office:string-value="\item \ipa{*jas}: ">
            <text:p>\item \ipa{*jas}: </text:p>
          </table:table-cell>
          <table:table-cell/>
          <table:table-cell table:formula="of:=CONCATENATE(&quot;W. \dhatu{&quot;;[.C81];&quot;}{&quot;;[.D81];&quot;}, &quot;)" office:value-type="string" office:string-value="W. \dhatu{}{}, ">
            <text:p>W. \dhatu{}{}, </text:p>
          </table:table-cell>
          <table:table-cell/>
          <table:table-cell table:formula="of:=CONCATENATE(&quot;K. \dhatu{&quot;;[.E81];&quot;}{&quot;;[.F8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81];&quot;}{&quot;;[.I81];&quot;},&quot;)" office:value-type="string" office:string-value="B. \dhatu{jama (jasu)}{tickle},">
            <text:p>B. \dhatu{jama (jasu)}{tickle},</text:p>
          </table:table-cell>
          <table:table-cell/>
          <table:table-cell table:formula="of:=CONCATENATE(&quot;L. \dhatu{&quot;;[.J81];&quot;}{&quot;;[.K81];&quot;}&quot;)" office:value-type="string" office:string-value="L. \dhatu{(jam) jas}{be tickled}">
            <text:p>L. \dhatu{(jam) jas}{be tickled}</text:p>
          </table:table-cell>
          <table:table-cell table:number-columns-repeated="1005"/>
        </table:table-row>
        <table:table-row table:style-name="ro5">
          <table:table-cell table:formula="of:=CONCATENATE(&quot;\item \ipa{*&quot;;[.A82];&quot;}: &quot;)" office:value-type="string" office:string-value="\item \ipa{*jil}: ">
            <text:p>\item \ipa{*jil}: </text:p>
          </table:table-cell>
          <table:table-cell/>
          <table:table-cell table:formula="of:=CONCATENATE(&quot;W. \dhatu{&quot;;[.C82];&quot;}{&quot;;[.D82];&quot;}, &quot;)" office:value-type="string" office:string-value="W. \dhatu{}{}, ">
            <text:p>W. \dhatu{}{}, </text:p>
          </table:table-cell>
          <table:table-cell/>
          <table:table-cell table:formula="of:=CONCATENATE(&quot;K. \dhatu{&quot;;[.E82];&quot;}{&quot;;[.F82];&quot;},&quot;)" office:value-type="string" office:string-value="K. \dhatu{jil}{make soft by squeezing},">
            <text:p>K. \dhatu{jil}{make soft by squeezing},</text:p>
          </table:table-cell>
          <table:table-cell table:number-columns-repeated="2"/>
          <table:table-cell table:formula="of:=CONCATENATE(&quot;B. \dhatu{&quot;;[.H82];&quot;}{&quot;;[.I82];&quot;},&quot;)" office:value-type="string" office:string-value="B. \dhatu{}{},">
            <text:p>B. \dhatu{}{},</text:p>
          </table:table-cell>
          <table:table-cell/>
          <table:table-cell table:formula="of:=CONCATENATE(&quot;L. \dhatu{&quot;;[.J82];&quot;}{&quot;;[.K82];&quot;}&quot;)" office:value-type="string" office:string-value="L. \dhatu{iˀr}{to rub, to scrub}">
            <text:p>L. \dhatu{iˀr}{to rub, to scrub}</text:p>
          </table:table-cell>
          <table:table-cell table:number-columns-repeated="1005"/>
        </table:table-row>
        <table:table-row table:style-name="ro7">
          <table:table-cell table:formula="of:=CONCATENATE(&quot;\item \ipa{*&quot;;[.A83];&quot;}: &quot;)" office:value-type="string" office:string-value="\item \ipa{*joŋ}: ">
            <text:p>\item \ipa{*joŋ}: </text:p>
          </table:table-cell>
          <table:table-cell/>
          <table:table-cell table:formula="of:=CONCATENATE(&quot;W. \dhatu{&quot;;[.C83];&quot;}{&quot;;[.D83];&quot;}, &quot;)" office:value-type="string" office:string-value="W. \dhatu{}{}, ">
            <text:p>W. \dhatu{}{}, </text:p>
          </table:table-cell>
          <table:table-cell/>
          <table:table-cell table:formula="of:=CONCATENATE(&quot;K. \dhatu{&quot;;[.E83];&quot;}{&quot;;[.F83];&quot;},&quot;)" office:value-type="string" office:string-value="K. \dhatu{joŋ}{avoid, hold off doing something},">
            <text:p>K. \dhatu{joŋ}{avoid, hold off doing something},</text:p>
          </table:table-cell>
          <table:table-cell table:number-columns-repeated="2"/>
          <table:table-cell table:formula="of:=CONCATENATE(&quot;B. \dhatu{&quot;;[.H83];&quot;}{&quot;;[.I83];&quot;},&quot;)" office:value-type="string" office:string-value="B. \dhatu{joŋma (joŋu)}{to not do work, have a holiday; take a break; to avoid},">
            <text:p>B. \dhatu{joŋma (joŋu)}{to not do work, have a holiday; take a break; to avoid},</text:p>
          </table:table-cell>
          <table:table-cell/>
          <table:table-cell table:formula="of:=CONCATENATE(&quot;L. \dhatu{&quot;;[.J83];&quot;}{&quot;;[.K8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2">
          <table:table-cell table:formula="of:=CONCATENATE(&quot;\item \ipa{*&quot;;[.A84];&quot;}: &quot;)" office:value-type="string" office:string-value="\item \ipa{*joŋ &gt; joŋ-t}: ">
            <text:p>\item \ipa{*joŋ &gt; joŋ-t}: </text:p>
          </table:table-cell>
          <table:table-cell/>
          <table:table-cell table:formula="of:=CONCATENATE(&quot;W. \dhatu{&quot;;[.C84];&quot;}{&quot;;[.D84];&quot;}, &quot;)" office:value-type="string" office:string-value="W. \dhatu{}{}, ">
            <text:p>W. \dhatu{}{}, </text:p>
          </table:table-cell>
          <table:table-cell/>
          <table:table-cell table:formula="of:=CONCATENATE(&quot;K. \dhatu{&quot;;[.E84];&quot;}{&quot;;[.F84];&quot;},&quot;)" office:value-type="string" office:string-value="K. \dhatu{joŋ}{melt},">
            <text:p>K. \dhatu{joŋ}{melt},</text:p>
          </table:table-cell>
          <table:table-cell table:number-columns-repeated="2"/>
          <table:table-cell table:formula="of:=CONCATENATE(&quot;B. \dhatu{&quot;;[.H84];&quot;}{&quot;;[.I84];&quot;},&quot;)" office:value-type="string" office:string-value="B. \dhatu{}{},">
            <text:p>B. \dhatu{}{},</text:p>
          </table:table-cell>
          <table:table-cell/>
          <table:table-cell table:formula="of:=CONCATENATE(&quot;L. \dhatu{&quot;;[.J84];&quot;}{&quot;;[.K84];&quot;}&quot;)" office:value-type="string" office:string-value="L. \dhatu{jont}{melt}">
            <text:p>L. \dhatu{jont}{melt}</text:p>
          </table:table-cell>
          <table:table-cell table:number-columns-repeated="1005"/>
        </table:table-row>
        <table:table-row table:style-name="ro3">
          <table:table-cell table:formula="of:=CONCATENATE(&quot;\item \ipa{*&quot;;[.A85];&quot;}: &quot;)" office:value-type="string" office:string-value="\item \ipa{*jɔːp}: ">
            <text:p>\item \ipa{*jɔːp}: </text:p>
          </table:table-cell>
          <table:table-cell/>
          <table:table-cell table:formula="of:=CONCATENATE(&quot;W. \dhatu{&quot;;[.C85];&quot;}{&quot;;[.D85];&quot;}, &quot;)" office:value-type="string" office:string-value="W. \dhatu{}{}, ">
            <text:p>W. \dhatu{}{}, </text:p>
          </table:table-cell>
          <table:table-cell/>
          <table:table-cell table:formula="of:=CONCATENATE(&quot;K. \dhatu{&quot;;[.E85];&quot;}{&quot;;[.F85];&quot;},&quot;)" office:value-type="string" office:string-value="K. \dhatu{jop}{crumble, crush},">
            <text:p>K. \dhatu{jop}{crumble, crush},</text:p>
          </table:table-cell>
          <table:table-cell table:number-columns-repeated="2"/>
          <table:table-cell table:formula="of:=CONCATENATE(&quot;B. \dhatu{&quot;;[.H85];&quot;}{&quot;;[.I85];&quot;},&quot;)" office:value-type="string" office:string-value="B. \dhatu{}{},">
            <text:p>B. \dhatu{}{},</text:p>
          </table:table-cell>
          <table:table-cell/>
          <table:table-cell table:formula="of:=CONCATENATE(&quot;L. \dhatu{&quot;;[.J85];&quot;}{&quot;;[.K85];&quot;}&quot;)" office:value-type="string" office:string-value="L. \dhatu{jɔːp}{break (of eggs, clods, glass, stone)}">
            <text:p>L. \dhatu{jɔːp}{break (of eggs, clods, glass, stone)}</text:p>
          </table:table-cell>
          <table:table-cell table:number-columns-repeated="1005"/>
        </table:table-row>
        <table:table-row table:style-name="ro5">
          <table:table-cell table:formula="of:=CONCATENATE(&quot;\item \ipa{*&quot;;[.A86];&quot;}: &quot;)" office:value-type="string" office:string-value="\item \ipa{*ju / jɛ ?}: ">
            <text:p>\item \ipa{*ju / jɛ ?}: </text:p>
          </table:table-cell>
          <table:table-cell/>
          <table:table-cell table:formula="of:=CONCATENATE(&quot;W. \dhatu{&quot;;[.C86];&quot;}{&quot;;[.D86];&quot;}, &quot;)" office:value-type="string" office:string-value="W. \dhatu{jwa}{come down}, ">
            <text:p>W. \dhatu{jwa}{come down}, </text:p>
          </table:table-cell>
          <table:table-cell/>
          <table:table-cell table:formula="of:=CONCATENATE(&quot;K. \dhatu{&quot;;[.E86];&quot;}{&quot;;[.F86];&quot;},&quot;)" office:value-type="string" office:string-value="K. \dhatu{je}{come down},">
            <text:p>K. \dhatu{je}{come down},</text:p>
          </table:table-cell>
          <table:table-cell table:number-columns-repeated="2"/>
          <table:table-cell table:formula="of:=CONCATENATE(&quot;B. \dhatu{&quot;;[.H86];&quot;}{&quot;;[.I86];&quot;},&quot;)" office:value-type="string" office:string-value="B. \dhatu{jima (jua)}{come down},">
            <text:p>B. \dhatu{jima (jua)}{come down},</text:p>
          </table:table-cell>
          <table:table-cell/>
          <table:table-cell table:formula="of:=CONCATENATE(&quot;L. \dhatu{&quot;;[.J86];&quot;}{&quot;;[.K86];&quot;}&quot;)" office:value-type="string" office:string-value="L. \dhatu{ju, jɛ}{come down}">
            <text:p>L. \dhatu{ju, jɛ}{come down}</text:p>
          </table:table-cell>
          <table:table-cell table:number-columns-repeated="1005"/>
        </table:table-row>
        <table:table-row table:style-name="ro5">
          <table:table-cell table:formula="of:=CONCATENATE(&quot;\item \ipa{*&quot;;[.A87];&quot;}: &quot;)" office:value-type="string" office:string-value="\item \ipa{*juŋ}: ">
            <text:p>\item \ipa{*juŋ}: </text:p>
          </table:table-cell>
          <table:table-cell/>
          <table:table-cell table:formula="of:=CONCATENATE(&quot;W. \dhatu{&quot;;[.C87];&quot;}{&quot;;[.D87];&quot;}, &quot;)" office:value-type="string" office:string-value="W. \dhatu{}{}, ">
            <text:p>W. \dhatu{}{}, </text:p>
          </table:table-cell>
          <table:table-cell/>
          <table:table-cell table:formula="of:=CONCATENATE(&quot;K. \dhatu{&quot;;[.E87];&quot;}{&quot;;[.F8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87];&quot;}{&quot;;[.I87];&quot;},&quot;)" office:value-type="string" office:string-value="B. \dhatu{juŋma}{sit},">
            <text:p>B. \dhatu{juŋma}{sit},</text:p>
          </table:table-cell>
          <table:table-cell/>
          <table:table-cell table:formula="of:=CONCATENATE(&quot;L. \dhatu{&quot;;[.J87];&quot;}{&quot;;[.K87];&quot;}&quot;)" office:value-type="string" office:string-value="L. \dhatu{juŋ }{to sit, to stay, to be}">
            <text:p>L. \dhatu{juŋ }{to sit, to stay, to be}</text:p>
          </table:table-cell>
          <table:table-cell table:number-columns-repeated="1005"/>
        </table:table-row>
        <table:table-row table:style-name="ro4">
          <table:table-cell table:formula="of:=CONCATENATE(&quot;\item \ipa{*&quot;;[.A88];&quot;}: &quot;)" office:value-type="string" office:string-value="\item \ipa{*jupt}: ">
            <text:p>\item \ipa{*jupt}: </text:p>
          </table:table-cell>
          <table:table-cell/>
          <table:table-cell table:formula="of:=CONCATENATE(&quot;W. \dhatu{&quot;;[.C88];&quot;}{&quot;;[.D88];&quot;}, &quot;)" office:value-type="string" office:string-value="W. \dhatu{}{}, ">
            <text:p>W. \dhatu{}{}, </text:p>
          </table:table-cell>
          <table:table-cell/>
          <table:table-cell table:formula="of:=CONCATENATE(&quot;K. \dhatu{&quot;;[.E88];&quot;}{&quot;;[.F88];&quot;},&quot;)" office:value-type="string" office:string-value="K. \dhatu{jipt}{force into, insert and twist},">
            <text:p>K. \dhatu{jipt}{force into, insert and twist},</text:p>
          </table:table-cell>
          <table:table-cell table:number-columns-repeated="2"/>
          <table:table-cell table:formula="of:=CONCATENATE(&quot;B. \dhatu{&quot;;[.H88];&quot;}{&quot;;[.I88];&quot;},&quot;)" office:value-type="string" office:string-value="B. \dhatu{jupma (juptu)}{to poke in; to fix by inserting},">
            <text:p>B. \dhatu{jupma (juptu)}{to poke in; to fix by inserting},</text:p>
          </table:table-cell>
          <table:table-cell/>
          <table:table-cell table:formula="of:=CONCATENATE(&quot;L. \dhatu{&quot;;[.J88];&quot;}{&quot;;[.K8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89];&quot;}: &quot;)" office:value-type="string" office:string-value="\item \ipa{*k[e|ɛ]kt &gt; gek}: ">
            <text:p>\item \ipa{*k[e|ɛ]kt &gt; gek}: </text:p>
          </table:table-cell>
          <table:table-cell/>
          <table:table-cell table:formula="of:=CONCATENATE(&quot;W. \dhatu{&quot;;[.C89];&quot;}{&quot;;[.D89];&quot;}, &quot;)" office:value-type="string" office:string-value="W. \dhatu{}{}, ">
            <text:p>W. \dhatu{}{}, </text:p>
          </table:table-cell>
          <table:table-cell/>
          <table:table-cell table:formula="of:=CONCATENATE(&quot;K. \dhatu{&quot;;[.E89];&quot;}{&quot;;[.F89];&quot;},&quot;)" office:value-type="string" office:string-value="K. \dhatu{gek}{hatch},">
            <text:p>K. \dhatu{gek}{hatch},</text:p>
          </table:table-cell>
          <table:table-cell table:number-columns-repeated="2"/>
          <table:table-cell table:formula="of:=CONCATENATE(&quot;B. \dhatu{&quot;;[.H89];&quot;}{&quot;;[.I89];&quot;},&quot;)" office:value-type="string" office:string-value="B. \dhatu{kʰekma (kʰektu)}{to hatch, to come out of an egg; to sprout},">
            <text:p>B. \dhatu{kʰekma (kʰektu)}{to hatch, to come out of an egg; to sprout},</text:p>
          </table:table-cell>
          <table:table-cell/>
          <table:table-cell table:formula="of:=CONCATENATE(&quot;L. \dhatu{&quot;;[.J89];&quot;}{&quot;;[.K8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90];&quot;}: &quot;)" office:value-type="string" office:string-value="\item \ipa{*k[e|ɛ]ŋ &gt; geŋ}: ">
            <text:p>\item \ipa{*k[e|ɛ]ŋ &gt; geŋ}: </text:p>
          </table:table-cell>
          <table:table-cell/>
          <table:table-cell table:formula="of:=CONCATENATE(&quot;W. \dhatu{&quot;;[.C90];&quot;}{&quot;;[.D90];&quot;}, &quot;)" office:value-type="string" office:string-value="W. \dhatu{}{}, ">
            <text:p>W. \dhatu{}{}, </text:p>
          </table:table-cell>
          <table:table-cell/>
          <table:table-cell table:formula="of:=CONCATENATE(&quot;K. \dhatu{&quot;;[.E90];&quot;}{&quot;;[.F90];&quot;},&quot;)" office:value-type="string" office:string-value="K. \dhatu{keŋ}{cool  down},">
            <text:p>K. \dhatu{keŋ}{cool <text:s/>down},</text:p>
          </table:table-cell>
          <table:table-cell table:number-columns-repeated="2"/>
          <table:table-cell table:formula="of:=CONCATENATE(&quot;B. \dhatu{&quot;;[.H90];&quot;}{&quot;;[.I90];&quot;},&quot;)" office:value-type="string" office:string-value="B. \dhatu{keŋma (keŋa)}{be cold},">
            <text:p>B. \dhatu{keŋma (keŋa)}{be cold},</text:p>
          </table:table-cell>
          <table:table-cell/>
          <table:table-cell table:formula="of:=CONCATENATE(&quot;L. \dhatu{&quot;;[.J90];&quot;}{&quot;;[.K9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91];&quot;}: &quot;)" office:value-type="string" office:string-value="\item \ipa{*k[e|ɛ]pt}: ">
            <text:p>\item \ipa{*k[e|ɛ]pt}: </text:p>
          </table:table-cell>
          <table:table-cell/>
          <table:table-cell table:formula="of:=CONCATENATE(&quot;W. \dhatu{&quot;;[.C91];&quot;}{&quot;;[.D91];&quot;}, &quot;)" office:value-type="string" office:string-value="W. \dhatu{}{}, ">
            <text:p>W. \dhatu{}{}, </text:p>
          </table:table-cell>
          <table:table-cell/>
          <table:table-cell table:formula="of:=CONCATENATE(&quot;K. \dhatu{&quot;;[.E91];&quot;}{&quot;;[.F91];&quot;},&quot;)" office:value-type="string" office:string-value="K. \dhatu{kept}{sting},">
            <text:p>K. \dhatu{kept}{sting},</text:p>
          </table:table-cell>
          <table:table-cell table:number-columns-repeated="2"/>
          <table:table-cell table:formula="of:=CONCATENATE(&quot;B. \dhatu{&quot;;[.H91];&quot;}{&quot;;[.I91];&quot;},&quot;)" office:value-type="string" office:string-value="B. \dhatu{kepma (keptu)}{sting},">
            <text:p>B. \dhatu{kepma (keptu)}{sting},</text:p>
          </table:table-cell>
          <table:table-cell/>
          <table:table-cell table:formula="of:=CONCATENATE(&quot;L. \dhatu{&quot;;[.J91];&quot;}{&quot;;[.K9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92];&quot;}: &quot;)" office:value-type="string" office:string-value="\item \ipa{*k[e|i]}: ">
            <text:p>\item \ipa{*k[e|i]}: </text:p>
          </table:table-cell>
          <table:table-cell/>
          <table:table-cell table:formula="of:=CONCATENATE(&quot;W. \dhatu{&quot;;[.C92];&quot;}{&quot;;[.D92];&quot;}, &quot;)" office:value-type="string" office:string-value="W. \dhatu{}{}, ">
            <text:p>W. \dhatu{}{}, </text:p>
          </table:table-cell>
          <table:table-cell/>
          <table:table-cell table:formula="of:=CONCATENATE(&quot;K. \dhatu{&quot;;[.E92];&quot;}{&quot;;[.F92];&quot;},&quot;)" office:value-type="string" office:string-value="K. \dhatu{ki}{fight, argue},">
            <text:p>K. \dhatu{ki}{fight, argue},</text:p>
          </table:table-cell>
          <table:table-cell table:number-columns-repeated="2"/>
          <table:table-cell table:formula="of:=CONCATENATE(&quot;B. \dhatu{&quot;;[.H92];&quot;}{&quot;;[.I92];&quot;},&quot;)" office:value-type="string" office:string-value="B. \dhatu{kʰima (kʰija)}{quarrel},">
            <text:p>B. \dhatu{kʰima (kʰija)}{quarrel},</text:p>
          </table:table-cell>
          <table:table-cell/>
          <table:table-cell table:formula="of:=CONCATENATE(&quot;L. \dhatu{&quot;;[.J92];&quot;}{&quot;;[.K92];&quot;}&quot;)" office:value-type="string" office:string-value="L. \dhatu{khe}{to quarrel}">
            <text:p>L. \dhatu{khe}{to quarrel}</text:p>
          </table:table-cell>
          <table:table-cell table:number-columns-repeated="1005"/>
        </table:table-row>
        <table:table-row table:style-name="ro4">
          <table:table-cell table:formula="of:=CONCATENATE(&quot;\item \ipa{*&quot;;[.A93];&quot;}: &quot;)" office:value-type="string" office:string-value="\item \ipa{*k[e|i]p &gt; kep-t }: ">
            <text:p>\item \ipa{*k[e|i]p &gt; kep-t }: </text:p>
          </table:table-cell>
          <table:table-cell/>
          <table:table-cell table:formula="of:=CONCATENATE(&quot;W. \dhatu{&quot;;[.C93];&quot;}{&quot;;[.D93];&quot;}, &quot;)" office:value-type="string" office:string-value="W. \dhatu{kjap}{stick, attach, glue}, ">
            <text:p>W. \dhatu{kjap}{stick, attach, glue}, </text:p>
          </table:table-cell>
          <table:table-cell/>
          <table:table-cell table:formula="of:=CONCATENATE(&quot;K. \dhatu{&quot;;[.E93];&quot;}{&quot;;[.F93];&quot;},&quot;)" office:value-type="string" office:string-value="K. \dhatu{kept}{paste, stick},">
            <text:p>K. \dhatu{kept}{paste, stick},</text:p>
          </table:table-cell>
          <table:table-cell table:number-columns-repeated="2"/>
          <table:table-cell table:formula="of:=CONCATENATE(&quot;B. \dhatu{&quot;;[.H93];&quot;}{&quot;;[.I93];&quot;},&quot;)" office:value-type="string" office:string-value="B. \dhatu{kʰepma (kʰeptu)}{to stick (to a wall)},">
            <text:p>B. \dhatu{kʰepma (kʰeptu)}{to stick (to a wall)},</text:p>
          </table:table-cell>
          <table:table-cell/>
          <table:table-cell table:formula="of:=CONCATENATE(&quot;L. \dhatu{&quot;;[.J93];&quot;}{&quot;;[.K93];&quot;}&quot;)" office:value-type="string" office:string-value="L. \dhatu{khipt}{to adhere, to stick}">
            <text:p>L. \dhatu{khipt}{to adhere, to stick}</text:p>
          </table:table-cell>
          <table:table-cell table:number-columns-repeated="1005"/>
        </table:table-row>
        <table:table-row table:style-name="ro8">
          <table:table-cell table:formula="of:=CONCATENATE(&quot;\item \ipa{*&quot;;[.A94];&quot;}: &quot;)" office:value-type="string" office:string-value="\item \ipa{*k[i|e]k &gt; kek-s}: ">
            <text:p>\item \ipa{*k[i|e]k &gt; kek-s}: </text:p>
          </table:table-cell>
          <table:table-cell/>
          <table:table-cell table:formula="of:=CONCATENATE(&quot;W. \dhatu{&quot;;[.C94];&quot;}{&quot;;[.D94];&quot;}, &quot;)" office:value-type="string" office:string-value="W. \dhatu{}{}, ">
            <text:p>W. \dhatu{}{}, </text:p>
          </table:table-cell>
          <table:table-cell/>
          <table:table-cell table:formula="of:=CONCATENATE(&quot;K. \dhatu{&quot;;[.E94];&quot;}{&quot;;[.F94];&quot;},&quot;)" office:value-type="string" office:string-value="K. \dhatu{kik}{tie},">
            <text:p>K. \dhatu{kik}{tie},</text:p>
          </table:table-cell>
          <table:table-cell table:number-columns-repeated="2"/>
          <table:table-cell table:formula="of:=CONCATENATE(&quot;B. \dhatu{&quot;;[.H94];&quot;}{&quot;;[.I94];&quot;},&quot;)" office:value-type="string" office:string-value="B. \dhatu{}{},">
            <text:p>B. \dhatu{}{},</text:p>
          </table:table-cell>
          <table:table-cell/>
          <table:table-cell table:formula="of:=CONCATENATE(&quot;L. \dhatu{&quot;;[.J94];&quot;}{&quot;;[.K94];&quot;}&quot;)" office:value-type="string" office:string-value="L. \dhatu{kheks}{to tie, to attach, to be tight (of clothing)}">
            <text:p>L. \dhatu{kheks}{to tie, to attach, to be tight (of clothing)}</text:p>
          </table:table-cell>
          <table:table-cell table:number-columns-repeated="1005"/>
        </table:table-row>
        <table:table-row table:style-name="ro3">
          <table:table-cell table:formula="of:=CONCATENATE(&quot;\item \ipa{*&quot;;[.A95];&quot;}: &quot;)" office:value-type="string" office:string-value="\item \ipa{*k[o|ɑ]l &gt; gol}: ">
            <text:p>\item \ipa{*k[o|ɑ]l &gt; gol}: </text:p>
          </table:table-cell>
          <table:table-cell/>
          <table:table-cell table:formula="of:=CONCATENATE(&quot;W. \dhatu{&quot;;[.C95];&quot;}{&quot;;[.D95];&quot;}, &quot;)" office:value-type="string" office:string-value="W. \dhatu{khwal}{extend, amount to}, ">
            <text:p>W. \dhatu{khwal}{extend, amount to}, </text:p>
          </table:table-cell>
          <table:table-cell/>
          <table:table-cell table:formula="of:=CONCATENATE(&quot;K. \dhatu{&quot;;[.E95];&quot;}{&quot;;[.F95];&quot;},&quot;)" office:value-type="string" office:string-value="K. \dhatu{ghol}{grow in width},">
            <text:p>K. \dhatu{ghol}{grow in width},</text:p>
          </table:table-cell>
          <table:table-cell table:number-columns-repeated="2"/>
          <table:table-cell table:formula="of:=CONCATENATE(&quot;B. \dhatu{&quot;;[.H95];&quot;}{&quot;;[.I95];&quot;},&quot;)" office:value-type="string" office:string-value="B. \dhatu{}{},">
            <text:p>B. \dhatu{}{},</text:p>
          </table:table-cell>
          <table:table-cell/>
          <table:table-cell table:formula="of:=CONCATENATE(&quot;L. \dhatu{&quot;;[.J95];&quot;}{&quot;;[.K9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96];&quot;}: &quot;)" office:value-type="string" office:string-value="\item \ipa{*k[r]at}: ">
            <text:p>\item \ipa{*k[r]at}: </text:p>
          </table:table-cell>
          <table:table-cell/>
          <table:table-cell table:formula="of:=CONCATENATE(&quot;W. \dhatu{&quot;;[.C96];&quot;}{&quot;;[.D96];&quot;}, &quot;)" office:value-type="string" office:string-value="W. \dhatu{krat}{bite with molar, gnaw}, ">
            <text:p>W. \dhatu{krat}{bite with molar, gnaw}, </text:p>
          </table:table-cell>
          <table:table-cell/>
          <table:table-cell table:formula="of:=CONCATENATE(&quot;K. \dhatu{&quot;;[.E96];&quot;}{&quot;;[.F96];&quot;},&quot;)" office:value-type="string" office:string-value="K. \dhatu{kɛt}{bite},">
            <text:p>K. \dhatu{kɛt}{bite},</text:p>
          </table:table-cell>
          <table:table-cell table:number-columns-repeated="2"/>
          <table:table-cell table:formula="of:=CONCATENATE(&quot;B. \dhatu{&quot;;[.H96];&quot;}{&quot;;[.I96];&quot;},&quot;)" office:value-type="string" office:string-value="B. \dhatu{}{},">
            <text:p>B. \dhatu{}{},</text:p>
          </table:table-cell>
          <table:table-cell/>
          <table:table-cell table:formula="of:=CONCATENATE(&quot;L. \dhatu{&quot;;[.J96];&quot;}{&quot;;[.K9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97];&quot;}: &quot;)" office:value-type="string" office:string-value="\item \ipa{*kal}: ">
            <text:p>\item \ipa{*kal}: </text:p>
          </table:table-cell>
          <table:table-cell/>
          <table:table-cell table:formula="of:=CONCATENATE(&quot;W. \dhatu{&quot;;[.C97];&quot;}{&quot;;[.D97];&quot;}, &quot;)" office:value-type="string" office:string-value="W. \dhatu{}{}, ">
            <text:p>W. \dhatu{}{}, </text:p>
          </table:table-cell>
          <table:table-cell/>
          <table:table-cell table:formula="of:=CONCATENATE(&quot;K. \dhatu{&quot;;[.E97];&quot;}{&quot;;[.F97];&quot;},&quot;)" office:value-type="string" office:string-value="K. \dhatu{kɛl}{cluster together, wear one's hair in a bun},">
            <text:p>K. \dhatu{kɛl}{cluster together, wear one's hair in a bun},</text:p>
          </table:table-cell>
          <table:table-cell table:number-columns-repeated="2"/>
          <table:table-cell table:formula="of:=CONCATENATE(&quot;B. \dhatu{&quot;;[.H97];&quot;}{&quot;;[.I97];&quot;},&quot;)" office:value-type="string" office:string-value="B. \dhatu{}{},">
            <text:p>B. \dhatu{}{},</text:p>
          </table:table-cell>
          <table:table-cell/>
          <table:table-cell table:formula="of:=CONCATENATE(&quot;L. \dhatu{&quot;;[.J97];&quot;}{&quot;;[.K97];&quot;}&quot;)" office:value-type="string" office:string-value="L. \dhatu{khaˀr}{to be matted (of hair)}">
            <text:p>L. \dhatu{khaˀr}{to be matted (of hair)}</text:p>
          </table:table-cell>
          <table:table-cell table:number-columns-repeated="1005"/>
        </table:table-row>
        <table:table-row table:style-name="ro3">
          <table:table-cell table:formula="of:=CONCATENATE(&quot;\item \ipa{*&quot;;[.A98];&quot;}: &quot;)" office:value-type="string" office:string-value="\item \ipa{*kam &gt; kam-t}: ">
            <text:p>\item \ipa{*kam &gt; kam-t}: </text:p>
          </table:table-cell>
          <table:table-cell/>
          <table:table-cell table:formula="of:=CONCATENATE(&quot;W. \dhatu{&quot;;[.C98];&quot;}{&quot;;[.D98];&quot;}, &quot;)" office:value-type="string" office:string-value="W. \dhatu{}{}, ">
            <text:p>W. \dhatu{}{}, </text:p>
          </table:table-cell>
          <table:table-cell/>
          <table:table-cell table:formula="of:=CONCATENATE(&quot;K. \dhatu{&quot;;[.E98];&quot;}{&quot;;[.F98];&quot;},&quot;)" office:value-type="string" office:string-value="K. \dhatu{kɛm}{chew},">
            <text:p>K. \dhatu{kɛm}{chew},</text:p>
          </table:table-cell>
          <table:table-cell table:number-columns-repeated="2"/>
          <table:table-cell table:formula="of:=CONCATENATE(&quot;B. \dhatu{&quot;;[.H98];&quot;}{&quot;;[.I98];&quot;},&quot;)" office:value-type="string" office:string-value="B. \dhatu{}{},">
            <text:p>B. \dhatu{}{},</text:p>
          </table:table-cell>
          <table:table-cell/>
          <table:table-cell table:formula="of:=CONCATENATE(&quot;L. \dhatu{&quot;;[.J98];&quot;}{&quot;;[.K98];&quot;}&quot;)" office:value-type="string" office:string-value="L. \dhatu{khamt}{to bite down on, to chew}">
            <text:p>L. \dhatu{khamt}{to bite down on, to chew}</text:p>
          </table:table-cell>
          <table:table-cell table:number-columns-repeated="1005"/>
        </table:table-row>
        <table:table-row table:style-name="ro5">
          <table:table-cell table:formula="of:=CONCATENATE(&quot;\item \ipa{*&quot;;[.A99];&quot;}: &quot;)" office:value-type="string" office:string-value="\item \ipa{*kʰ[e|i]s}: ">
            <text:p>\item \ipa{*kʰ[e|i]s}: </text:p>
          </table:table-cell>
          <table:table-cell/>
          <table:table-cell table:formula="of:=CONCATENATE(&quot;W. \dhatu{&quot;;[.C99];&quot;}{&quot;;[.D99];&quot;}, &quot;)" office:value-type="string" office:string-value="W. \dhatu{}{}, ">
            <text:p>W. \dhatu{}{}, </text:p>
          </table:table-cell>
          <table:table-cell/>
          <table:table-cell table:formula="of:=CONCATENATE(&quot;K. \dhatu{&quot;;[.E99];&quot;}{&quot;;[.F99];&quot;},&quot;)" office:value-type="string" office:string-value="K. \dhatu{khe}{steal},">
            <text:p>K. \dhatu{khe}{steal},</text:p>
          </table:table-cell>
          <table:table-cell table:number-columns-repeated="2"/>
          <table:table-cell table:formula="of:=CONCATENATE(&quot;B. \dhatu{&quot;;[.H99];&quot;}{&quot;;[.I99];&quot;},&quot;)" office:value-type="string" office:string-value="B. \dhatu{kʰɨma (kʰɨsu)}{steal},">
            <text:p>B. \dhatu{kʰɨma (kʰɨsu)}{steal},</text:p>
          </table:table-cell>
          <table:table-cell/>
          <table:table-cell table:formula="of:=CONCATENATE(&quot;L. \dhatu{&quot;;[.J99];&quot;}{&quot;;[.K9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00];&quot;}: &quot;)" office:value-type="string" office:string-value="\item \ipa{*kʰ[u|o]l}: ">
            <text:p>\item \ipa{*kʰ[u|o]l}: </text:p>
          </table:table-cell>
          <table:table-cell/>
          <table:table-cell table:formula="of:=CONCATENATE(&quot;W. \dhatu{&quot;;[.C100];&quot;}{&quot;;[.D100];&quot;}, &quot;)" office:value-type="string" office:string-value="W. \dhatu{}{}, ">
            <text:p>W. \dhatu{}{}, </text:p>
          </table:table-cell>
          <table:table-cell/>
          <table:table-cell table:formula="of:=CONCATENATE(&quot;K. \dhatu{&quot;;[.E100];&quot;}{&quot;;[.F100];&quot;},&quot;)" office:value-type="string" office:string-value="K. \dhatu{khol}{transport},">
            <text:p>K. \dhatu{khol}{transport},</text:p>
          </table:table-cell>
          <table:table-cell table:number-columns-repeated="2"/>
          <table:table-cell table:formula="of:=CONCATENATE(&quot;B. \dhatu{&quot;;[.H100];&quot;}{&quot;;[.I100];&quot;},&quot;)" office:value-type="string" office:string-value="B. \dhatu{kʰonma (kʰolu)}{to move, to transport},">
            <text:p>B. \dhatu{kʰonma (kʰolu)}{to move, to transport},</text:p>
          </table:table-cell>
          <table:table-cell/>
          <table:table-cell table:formula="of:=CONCATENATE(&quot;L. \dhatu{&quot;;[.J100];&quot;}{&quot;;[.K100];&quot;}&quot;)" office:value-type="string" office:string-value="L. \dhatu{khuˀr}{deliver to a place}">
            <text:p>L. \dhatu{khuˀr}{deliver to a place}</text:p>
          </table:table-cell>
          <table:table-cell table:number-columns-repeated="1005"/>
        </table:table-row>
        <table:table-row table:style-name="ro3">
          <table:table-cell table:formula="of:=CONCATENATE(&quot;\item \ipa{*&quot;;[.A101];&quot;}: &quot;)" office:value-type="string" office:string-value="\item \ipa{*kʰ[u|o]tt}: ">
            <text:p>\item \ipa{*kʰ[u|o]tt}: </text:p>
          </table:table-cell>
          <table:table-cell/>
          <table:table-cell table:formula="of:=CONCATENATE(&quot;W. \dhatu{&quot;;[.C101];&quot;}{&quot;;[.D101];&quot;}, &quot;)" office:value-type="string" office:string-value="W. \dhatu{}{}, ">
            <text:p>W. \dhatu{}{}, </text:p>
          </table:table-cell>
          <table:table-cell/>
          <table:table-cell table:formula="of:=CONCATENATE(&quot;K. \dhatu{&quot;;[.E101];&quot;}{&quot;;[.F101];&quot;},&quot;)" office:value-type="string" office:string-value="K. \dhatu{khutt}{comb},">
            <text:p>K. \dhatu{khutt}{comb},</text:p>
          </table:table-cell>
          <table:table-cell table:number-columns-repeated="2"/>
          <table:table-cell table:formula="of:=CONCATENATE(&quot;B. \dhatu{&quot;;[.H101];&quot;}{&quot;;[.I101];&quot;},&quot;)" office:value-type="string" office:string-value="B. \dhatu{kʰɨtma (kʰɨttu)}{comb},">
            <text:p>B. \dhatu{kʰɨtma (kʰɨttu)}{comb},</text:p>
          </table:table-cell>
          <table:table-cell/>
          <table:table-cell table:formula="of:=CONCATENATE(&quot;L. \dhatu{&quot;;[.J101];&quot;}{&quot;;[.K101];&quot;}&quot;)" office:value-type="string" office:string-value="L. \dhatu{khott}{comb}">
            <text:p>L. \dhatu{khott}{comb}</text:p>
          </table:table-cell>
          <table:table-cell table:number-columns-repeated="1005"/>
        </table:table-row>
        <table:table-row table:style-name="ro5">
          <table:table-cell table:formula="of:=CONCATENATE(&quot;\item \ipa{*&quot;;[.A102];&quot;}: &quot;)" office:value-type="string" office:string-value="\item \ipa{*kʰa}: ">
            <text:p>\item \ipa{*kʰa}: </text:p>
          </table:table-cell>
          <table:table-cell/>
          <table:table-cell table:formula="of:=CONCATENATE(&quot;W. \dhatu{&quot;;[.C102];&quot;}{&quot;;[.D102];&quot;}, &quot;)" office:value-type="string" office:string-value="W. \dhatu{kha}{be bitter}, ">
            <text:p>W. \dhatu{kha}{be bitter}, </text:p>
          </table:table-cell>
          <table:table-cell/>
          <table:table-cell table:formula="of:=CONCATENATE(&quot;K. \dhatu{&quot;;[.E102];&quot;}{&quot;;[.F102];&quot;},&quot;)" office:value-type="string" office:string-value="K. \dhatu{khɛ}{be bitter},">
            <text:p>K. \dhatu{khɛ}{be bitter},</text:p>
          </table:table-cell>
          <table:table-cell table:number-columns-repeated="2"/>
          <table:table-cell table:formula="of:=CONCATENATE(&quot;B. \dhatu{&quot;;[.H102];&quot;}{&quot;;[.I102];&quot;},&quot;)" office:value-type="string" office:string-value="B. \dhatu{}{},">
            <text:p>B. \dhatu{}{},</text:p>
          </table:table-cell>
          <table:table-cell/>
          <table:table-cell table:formula="of:=CONCATENATE(&quot;L. \dhatu{&quot;;[.J102];&quot;}{&quot;;[.K10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03];&quot;}: &quot;)" office:value-type="string" office:string-value="\item \ipa{*kʰɑp &gt; gɑp &gt; gɑp-t}: ">
            <text:p>\item \ipa{*kʰɑp &gt; gɑp &gt; gɑp-t}: </text:p>
          </table:table-cell>
          <table:table-cell/>
          <table:table-cell table:formula="of:=CONCATENATE(&quot;W. \dhatu{&quot;;[.C103];&quot;}{&quot;;[.D103];&quot;}, &quot;)" office:value-type="string" office:string-value="W. \dhatu{}{}, ">
            <text:p>W. \dhatu{}{}, </text:p>
          </table:table-cell>
          <table:table-cell/>
          <table:table-cell table:formula="of:=CONCATENATE(&quot;K. \dhatu{&quot;;[.E103];&quot;}{&quot;;[.F103];&quot;},&quot;)" office:value-type="string" office:string-value="K. \dhatu{khop}{gather},">
            <text:p>K. \dhatu{khop}{gather},</text:p>
          </table:table-cell>
          <table:table-cell table:number-columns-repeated="2"/>
          <table:table-cell table:formula="of:=CONCATENATE(&quot;B. \dhatu{&quot;;[.H103];&quot;}{&quot;;[.I103];&quot;},&quot;)" office:value-type="string" office:string-value="B. \dhatu{kapma (kaptu)}{to put together (things that are related},">
            <text:p>B. \dhatu{kapma (kaptu)}{to put together (things that are related},</text:p>
          </table:table-cell>
          <table:table-cell/>
          <table:table-cell table:formula="of:=CONCATENATE(&quot;L. \dhatu{&quot;;[.J103];&quot;}{&quot;;[.K10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04];&quot;}: &quot;)" office:value-type="string" office:string-value="\item \ipa{*kʰɑr &gt; kʰɑrt}: ">
            <text:p>\item \ipa{*kʰɑr &gt; kʰɑrt}: </text:p>
          </table:table-cell>
          <table:table-cell/>
          <table:table-cell table:formula="of:=CONCATENATE(&quot;W. \dhatu{&quot;;[.C104];&quot;}{&quot;;[.D104];&quot;}, &quot;)" office:value-type="string" office:string-value="W. \dhatu{khart}{fry}, ">
            <text:p>W. \dhatu{khart}{fry}, </text:p>
          </table:table-cell>
          <table:table-cell/>
          <table:table-cell table:formula="of:=CONCATENATE(&quot;K. \dhatu{&quot;;[.E104];&quot;}{&quot;;[.F104];&quot;},&quot;)" office:value-type="string" office:string-value="K. \dhatu{khor}{parch, fry},">
            <text:p>K. \dhatu{khor}{parch, fry},</text:p>
          </table:table-cell>
          <table:table-cell table:number-columns-repeated="2"/>
          <table:table-cell table:formula="of:=CONCATENATE(&quot;B. \dhatu{&quot;;[.H104];&quot;}{&quot;;[.I104];&quot;},&quot;)" office:value-type="string" office:string-value="B. \dhatu{}{},">
            <text:p>B. \dhatu{}{},</text:p>
          </table:table-cell>
          <table:table-cell/>
          <table:table-cell table:formula="of:=CONCATENATE(&quot;L. \dhatu{&quot;;[.J104];&quot;}{&quot;;[.K10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05];&quot;}: &quot;)" office:value-type="string" office:string-value="\item \ipa{*kʰɑt}: ">
            <text:p>\item \ipa{*kʰɑt}: </text:p>
          </table:table-cell>
          <table:table-cell/>
          <table:table-cell table:formula="of:=CONCATENATE(&quot;W. \dhatu{&quot;;[.C105];&quot;}{&quot;;[.D105];&quot;}, &quot;)" office:value-type="string" office:string-value="W. \dhatu{khwaj}{follow, go after}, ">
            <text:p>W. \dhatu{khwaj}{follow, go after}, </text:p>
          </table:table-cell>
          <table:table-cell/>
          <table:table-cell table:formula="of:=CONCATENATE(&quot;K. \dhatu{&quot;;[.E105];&quot;}{&quot;;[.F105];&quot;},&quot;)" office:value-type="string" office:string-value="K. \dhatu{khot}{go},">
            <text:p>K. \dhatu{khot}{go},</text:p>
          </table:table-cell>
          <table:table-cell table:number-columns-repeated="2"/>
          <table:table-cell table:formula="of:=CONCATENATE(&quot;B. \dhatu{&quot;;[.H105];&quot;}{&quot;;[.I105];&quot;},&quot;)" office:value-type="string" office:string-value="B. \dhatu{kʰatma (kʰara)}{go},">
            <text:p>B. \dhatu{kʰatma (kʰara)}{go},</text:p>
          </table:table-cell>
          <table:table-cell/>
          <table:table-cell table:formula="of:=CONCATENATE(&quot;L. \dhatu{&quot;;[.J105];&quot;}{&quot;;[.K10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06];&quot;}: &quot;)" office:value-type="string" office:string-value="\item \ipa{*kʰlum &gt; kʰlum-t}: ">
            <text:p>\item \ipa{*kʰlum &gt; kʰlum-t}: </text:p>
          </table:table-cell>
          <table:table-cell/>
          <table:table-cell table:formula="of:=CONCATENATE(&quot;W. \dhatu{&quot;;[.C106];&quot;}{&quot;;[.D106];&quot;}, &quot;)" office:value-type="string" office:string-value="W. \dhatu{khlwamt}{put to sleep}, ">
            <text:p>W. \dhatu{khlwamt}{put to sleep}, </text:p>
          </table:table-cell>
          <table:table-cell/>
          <table:table-cell table:formula="of:=CONCATENATE(&quot;K. \dhatu{&quot;;[.E106];&quot;}{&quot;;[.F106];&quot;},&quot;)" office:value-type="string" office:string-value="K. \dhatu{khlum}{bury},">
            <text:p>K. \dhatu{khlum}{bury},</text:p>
          </table:table-cell>
          <table:table-cell table:number-columns-repeated="2"/>
          <table:table-cell table:formula="of:=CONCATENATE(&quot;B. \dhatu{&quot;;[.H106];&quot;}{&quot;;[.I106];&quot;},&quot;)" office:value-type="string" office:string-value="B. \dhatu{kʰumma (kʰumtu)}{to bury; to plan},">
            <text:p>B. \dhatu{kʰumma (kʰumtu)}{to bury; to plan},</text:p>
          </table:table-cell>
          <table:table-cell/>
          <table:table-cell table:formula="of:=CONCATENATE(&quot;L. \dhatu{&quot;;[.J106];&quot;}{&quot;;[.K106];&quot;}&quot;)" office:value-type="string" office:string-value="L. \dhatu{hum}{to sink, to sink in}">
            <text:p>L. \dhatu{hum}{to sink, to sink in}</text:p>
          </table:table-cell>
          <table:table-cell table:number-columns-repeated="1005"/>
        </table:table-row>
        <table:table-row table:style-name="ro3">
          <table:table-cell table:formula="of:=CONCATENATE(&quot;\item \ipa{*&quot;;[.A107];&quot;}: &quot;)" office:value-type="string" office:string-value="\item \ipa{*kʰraːp &gt; kʰraːp-si}: ">
            <text:p>\item \ipa{*kʰraːp &gt; kʰraːp-si}: </text:p>
          </table:table-cell>
          <table:table-cell/>
          <table:table-cell table:formula="of:=CONCATENATE(&quot;W. \dhatu{&quot;;[.C107];&quot;}{&quot;;[.D107];&quot;}, &quot;)" office:value-type="string" office:string-value="W. \dhatu{khram}{cry, weep}, ">
            <text:p>W. \dhatu{khram}{cry, weep}, </text:p>
          </table:table-cell>
          <table:table-cell/>
          <table:table-cell table:formula="of:=CONCATENATE(&quot;K. \dhatu{&quot;;[.E107];&quot;}{&quot;;[.F10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07];&quot;}{&quot;;[.I107];&quot;},&quot;)" office:value-type="string" office:string-value="B. \dhatu{kʰapma (kʰawa)}{to cry, weep},">
            <text:p>B. \dhatu{kʰapma (kʰawa)}{to cry, weep},</text:p>
          </table:table-cell>
          <table:table-cell/>
          <table:table-cell table:formula="of:=CONCATENATE(&quot;L. \dhatu{&quot;;[.J107];&quot;}{&quot;;[.K107];&quot;}&quot;)" office:value-type="string" office:string-value="L. \dhatu{haːp}{weep}">
            <text:p>L. \dhatu{haːp}{weep}</text:p>
          </table:table-cell>
          <table:table-cell table:number-columns-repeated="1005"/>
        </table:table-row>
        <table:table-row table:style-name="ro3">
          <table:table-cell table:formula="of:=CONCATENATE(&quot;\item \ipa{*&quot;;[.A108];&quot;}: &quot;)" office:value-type="string" office:string-value="\item \ipa{*khris}: ">
            <text:p>\item \ipa{*khris}: </text:p>
          </table:table-cell>
          <table:table-cell/>
          <table:table-cell table:formula="of:=CONCATENATE(&quot;W. \dhatu{&quot;;[.C108];&quot;}{&quot;;[.D108];&quot;}, &quot;)" office:value-type="string" office:string-value="W. \dhatu{}{}, ">
            <text:p>W. \dhatu{}{}, </text:p>
          </table:table-cell>
          <table:table-cell/>
          <table:table-cell table:formula="of:=CONCATENATE(&quot;K. \dhatu{&quot;;[.E108];&quot;}{&quot;;[.F108];&quot;},&quot;)" office:value-type="string" office:string-value="K. \dhatu{khri}{help to walk from behind (a child)},">
            <text:p>K. \dhatu{khri}{help to walk from behind (a child)},</text:p>
          </table:table-cell>
          <table:table-cell table:number-columns-repeated="2"/>
          <table:table-cell table:formula="of:=CONCATENATE(&quot;B. \dhatu{&quot;;[.H108];&quot;}{&quot;;[.I108];&quot;},&quot;)" office:value-type="string" office:string-value="B. \dhatu{}{},">
            <text:p>B. \dhatu{}{},</text:p>
          </table:table-cell>
          <table:table-cell/>
          <table:table-cell table:formula="of:=CONCATENATE(&quot;L. \dhatu{&quot;;[.J108];&quot;}{&quot;;[.K108];&quot;}&quot;)" office:value-type="string" office:string-value="L. \dhatu{his}{cause to turn}">
            <text:p>L. \dhatu{his}{cause to turn}</text:p>
          </table:table-cell>
          <table:table-cell table:number-columns-repeated="1005"/>
        </table:table-row>
        <table:table-row table:style-name="ro5">
          <table:table-cell table:formula="of:=CONCATENATE(&quot;\item \ipa{*&quot;;[.A109];&quot;}: &quot;)" office:value-type="string" office:string-value="\item \ipa{*kʰuːt}: ">
            <text:p>\item \ipa{*kʰuːt}: </text:p>
          </table:table-cell>
          <table:table-cell/>
          <table:table-cell table:formula="of:=CONCATENATE(&quot;W. \dhatu{&quot;;[.C109];&quot;}{&quot;;[.D109];&quot;}, &quot;)" office:value-type="string" office:string-value="W. \dhatu{khus}{theft (n)}, ">
            <text:p>W. \dhatu{khus}{theft (n)}, </text:p>
          </table:table-cell>
          <table:table-cell/>
          <table:table-cell table:formula="of:=CONCATENATE(&quot;K. \dhatu{&quot;;[.E109];&quot;}{&quot;;[.F10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09];&quot;}{&quot;;[.I109];&quot;},&quot;)" office:value-type="string" office:string-value="B. \dhatu{}{},">
            <text:p>B. \dhatu{}{},</text:p>
          </table:table-cell>
          <table:table-cell/>
          <table:table-cell table:formula="of:=CONCATENATE(&quot;L. \dhatu{&quot;;[.J109];&quot;}{&quot;;[.K109];&quot;}&quot;)" office:value-type="string" office:string-value="L. \dhatu{khuːtt}{steal}">
            <text:p>L. \dhatu{khuːtt}{steal}</text:p>
          </table:table-cell>
          <table:table-cell table:number-columns-repeated="1005"/>
        </table:table-row>
        <table:table-row table:style-name="ro4">
          <table:table-cell table:formula="of:=CONCATENATE(&quot;\item \ipa{*&quot;;[.A110];&quot;}: &quot;)" office:value-type="string" office:string-value="\item \ipa{*khunt}: ">
            <text:p>\item \ipa{*khunt}: </text:p>
          </table:table-cell>
          <table:table-cell/>
          <table:table-cell table:formula="of:=CONCATENATE(&quot;W. \dhatu{&quot;;[.C110];&quot;}{&quot;;[.D110];&quot;}, &quot;)" office:value-type="string" office:string-value="W. \dhatu{}{}, ">
            <text:p>W. \dhatu{}{}, </text:p>
          </table:table-cell>
          <table:table-cell/>
          <table:table-cell table:formula="of:=CONCATENATE(&quot;K. \dhatu{&quot;;[.E110];&quot;}{&quot;;[.F110];&quot;},&quot;)" office:value-type="string" office:string-value="K. \dhatu{khunt}{stick (a pole) into the ground},">
            <text:p>K. \dhatu{khunt}{stick (a pole) into the ground},</text:p>
          </table:table-cell>
          <table:table-cell table:number-columns-repeated="2"/>
          <table:table-cell table:formula="of:=CONCATENATE(&quot;B. \dhatu{&quot;;[.H110];&quot;}{&quot;;[.I110];&quot;},&quot;)" office:value-type="string" office:string-value="B. \dhatu{kʰunma (kʰuntu)}{enter, penetrate},">
            <text:p>B. \dhatu{kʰunma (kʰuntu)}{enter, penetrate},</text:p>
          </table:table-cell>
          <table:table-cell/>
          <table:table-cell table:formula="of:=CONCATENATE(&quot;L. \dhatu{&quot;;[.J110];&quot;}{&quot;;[.K11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11];&quot;}: &quot;)" office:value-type="string" office:string-value="\item \ipa{*koŋt}: ">
            <text:p>\item \ipa{*koŋt}: </text:p>
          </table:table-cell>
          <table:table-cell/>
          <table:table-cell table:formula="of:=CONCATENATE(&quot;W. \dhatu{&quot;;[.C111];&quot;}{&quot;;[.D111];&quot;}, &quot;)" office:value-type="string" office:string-value="W. \dhatu{}{}, ">
            <text:p>W. \dhatu{}{}, </text:p>
          </table:table-cell>
          <table:table-cell/>
          <table:table-cell table:formula="of:=CONCATENATE(&quot;K. \dhatu{&quot;;[.E111];&quot;}{&quot;;[.F111];&quot;},&quot;)" office:value-type="string" office:string-value="K. \dhatu{koŋt}{freeze},">
            <text:p>K. \dhatu{koŋt}{freeze},</text:p>
          </table:table-cell>
          <table:table-cell table:number-columns-repeated="2"/>
          <table:table-cell table:formula="of:=CONCATENATE(&quot;B. \dhatu{&quot;;[.H111];&quot;}{&quot;;[.I111];&quot;},&quot;)" office:value-type="string" office:string-value="B. \dhatu{kʰoŋma (kʰoŋtu)}{freeze},">
            <text:p>B. \dhatu{kʰoŋma (kʰoŋtu)}{freeze},</text:p>
          </table:table-cell>
          <table:table-cell/>
          <table:table-cell table:formula="of:=CONCATENATE(&quot;L. \dhatu{&quot;;[.J111];&quot;}{&quot;;[.K11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12];&quot;}: &quot;)" office:value-type="string" office:string-value="\item \ipa{*kɔkt}: ">
            <text:p>\item \ipa{*kɔkt}: </text:p>
          </table:table-cell>
          <table:table-cell/>
          <table:table-cell table:formula="of:=CONCATENATE(&quot;W. \dhatu{&quot;;[.C112];&quot;}{&quot;;[.D112];&quot;}, &quot;)" office:value-type="string" office:string-value="W. \dhatu{kwakt}{make cuts into, pierce}, ">
            <text:p>W. \dhatu{kwakt}{make cuts into, pierce}, </text:p>
          </table:table-cell>
          <table:table-cell/>
          <table:table-cell table:formula="of:=CONCATENATE(&quot;K. \dhatu{&quot;;[.E112];&quot;}{&quot;;[.F112];&quot;},&quot;)" office:value-type="string" office:string-value="K. \dhatu{kokt}{cut},">
            <text:p>K. \dhatu{kokt}{cut},</text:p>
          </table:table-cell>
          <table:table-cell table:number-columns-repeated="2"/>
          <table:table-cell table:formula="of:=CONCATENATE(&quot;B. \dhatu{&quot;;[.H112];&quot;}{&quot;;[.I112];&quot;},&quot;)" office:value-type="string" office:string-value="B. \dhatu{kʰokma (kʰoktu)}{to chop off},">
            <text:p>B. \dhatu{kʰokma (kʰoktu)}{to chop off},</text:p>
          </table:table-cell>
          <table:table-cell/>
          <table:table-cell table:formula="of:=CONCATENATE(&quot;L. \dhatu{&quot;;[.J112];&quot;}{&quot;;[.K112];&quot;}&quot;)" office:value-type="string" office:string-value="L. \dhatu{khɔkt}{cut off, chop}">
            <text:p>L. \dhatu{khɔkt}{cut off, chop}</text:p>
          </table:table-cell>
          <table:table-cell table:number-columns-repeated="1005"/>
        </table:table-row>
        <table:table-row table:style-name="ro3">
          <table:table-cell table:formula="of:=CONCATENATE(&quot;\item \ipa{*&quot;;[.A113];&quot;}: &quot;)" office:value-type="string" office:string-value="\item \ipa{*kruːk &gt; kruːk-t}: ">
            <text:p>\item \ipa{*kruːk &gt; kruːk-t}: </text:p>
          </table:table-cell>
          <table:table-cell/>
          <table:table-cell table:formula="of:=CONCATENATE(&quot;W. \dhatu{&quot;;[.C113];&quot;}{&quot;;[.D113];&quot;}, &quot;)" office:value-type="string" office:string-value="W. \dhatu{}{}, ">
            <text:p>W. \dhatu{}{}, </text:p>
          </table:table-cell>
          <table:table-cell/>
          <table:table-cell table:formula="of:=CONCATENATE(&quot;K. \dhatu{&quot;;[.E113];&quot;}{&quot;;[.F113];&quot;},&quot;)" office:value-type="string" office:string-value="K. \dhatu{kruk}{roar},">
            <text:p>K. \dhatu{kruk}{roar},</text:p>
          </table:table-cell>
          <table:table-cell table:number-columns-repeated="2"/>
          <table:table-cell table:formula="of:=CONCATENATE(&quot;B. \dhatu{&quot;;[.H113];&quot;}{&quot;;[.I113];&quot;},&quot;)" office:value-type="string" office:string-value="B. \dhatu{}{},">
            <text:p>B. \dhatu{}{},</text:p>
          </table:table-cell>
          <table:table-cell/>
          <table:table-cell table:formula="of:=CONCATENATE(&quot;L. \dhatu{&quot;;[.J113];&quot;}{&quot;;[.K113];&quot;}&quot;)" office:value-type="string" office:string-value="L. \dhatu{huːkt }{to thunder, to roar}">
            <text:p>L. \dhatu{huːkt }{to thunder, to roar}</text:p>
          </table:table-cell>
          <table:table-cell table:number-columns-repeated="1005"/>
        </table:table-row>
        <table:table-row table:style-name="ro3">
          <table:table-cell table:formula="of:=CONCATENATE(&quot;\item \ipa{*&quot;;[.A114];&quot;}: &quot;)" office:value-type="string" office:string-value="\item \ipa{*kukt &gt; guk &gt; guŋt}: ">
            <text:p>\item \ipa{*kukt &gt; guk &gt; guŋt}: </text:p>
          </table:table-cell>
          <table:table-cell/>
          <table:table-cell table:formula="of:=CONCATENATE(&quot;W. \dhatu{&quot;;[.C114];&quot;}{&quot;;[.D114];&quot;}, &quot;)" office:value-type="string" office:string-value="W. \dhatu{}{}, ">
            <text:p>W. \dhatu{}{}, </text:p>
          </table:table-cell>
          <table:table-cell/>
          <table:table-cell table:formula="of:=CONCATENATE(&quot;K. \dhatu{&quot;;[.E114];&quot;}{&quot;;[.F114];&quot;},&quot;)" office:value-type="string" office:string-value="K. \dhatu{kukt}{bend},">
            <text:p>K. \dhatu{kukt}{bend},</text:p>
          </table:table-cell>
          <table:table-cell table:number-columns-repeated="2"/>
          <table:table-cell table:formula="of:=CONCATENATE(&quot;B. \dhatu{&quot;;[.H114];&quot;}{&quot;;[.I114];&quot;},&quot;)" office:value-type="string" office:string-value="B. \dhatu{kuŋma (kuŋtu)}{bend},">
            <text:p>B. \dhatu{kuŋma (kuŋtu)}{bend},</text:p>
          </table:table-cell>
          <table:table-cell/>
          <table:table-cell table:formula="of:=CONCATENATE(&quot;L. \dhatu{&quot;;[.J114];&quot;}{&quot;;[.K11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15];&quot;}: &quot;)" office:value-type="string" office:string-value="\item \ipa{*kunt}: ">
            <text:p>\item \ipa{*kunt}: </text:p>
          </table:table-cell>
          <table:table-cell/>
          <table:table-cell table:formula="of:=CONCATENATE(&quot;W. \dhatu{&quot;;[.C115];&quot;}{&quot;;[.D115];&quot;}, &quot;)" office:value-type="string" office:string-value="W. \dhatu{}{}, ">
            <text:p>W. \dhatu{}{}, </text:p>
          </table:table-cell>
          <table:table-cell/>
          <table:table-cell table:formula="of:=CONCATENATE(&quot;K. \dhatu{&quot;;[.E115];&quot;}{&quot;;[.F115];&quot;},&quot;)" office:value-type="string" office:string-value="K. \dhatu{kunt}{stretch},">
            <text:p>K. \dhatu{kunt}{stretch},</text:p>
          </table:table-cell>
          <table:table-cell table:number-columns-repeated="2"/>
          <table:table-cell table:formula="of:=CONCATENATE(&quot;B. \dhatu{&quot;;[.H115];&quot;}{&quot;;[.I115];&quot;},&quot;)" office:value-type="string" office:string-value="B. \dhatu{kʰɨnma (kʰɨntu)}{to stretch ;to pull},">
            <text:p>B. \dhatu{kʰɨnma (kʰɨntu)}{to stretch ;to pull},</text:p>
          </table:table-cell>
          <table:table-cell/>
          <table:table-cell table:formula="of:=CONCATENATE(&quot;L. \dhatu{&quot;;[.J115];&quot;}{&quot;;[.K11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16];&quot;}: &quot;)" office:value-type="string" office:string-value="\item \ipa{*kur}: ">
            <text:p>\item \ipa{*kur}: </text:p>
          </table:table-cell>
          <table:table-cell/>
          <table:table-cell table:formula="of:=CONCATENATE(&quot;W. \dhatu{&quot;;[.C116];&quot;}{&quot;;[.D116];&quot;}, &quot;)" office:value-type="string" office:string-value="W. \dhatu{}{}, ">
            <text:p>W. \dhatu{}{}, </text:p>
          </table:table-cell>
          <table:table-cell/>
          <table:table-cell table:formula="of:=CONCATENATE(&quot;K. \dhatu{&quot;;[.E116];&quot;}{&quot;;[.F116];&quot;},&quot;)" office:value-type="string" office:string-value="K. \dhatu{kur}{carry},">
            <text:p>K. \dhatu{kur}{carry},</text:p>
          </table:table-cell>
          <table:table-cell table:number-columns-repeated="2"/>
          <table:table-cell table:formula="of:=CONCATENATE(&quot;B. \dhatu{&quot;;[.H116];&quot;}{&quot;;[.I116];&quot;},&quot;)" office:value-type="string" office:string-value="B. \dhatu{kʰunma (kʰuju)}{to carry},">
            <text:p>B. \dhatu{kʰunma (kʰuju)}{to carry},</text:p>
          </table:table-cell>
          <table:table-cell/>
          <table:table-cell table:formula="of:=CONCATENATE(&quot;L. \dhatu{&quot;;[.J116];&quot;}{&quot;;[.K11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17];&quot;}: &quot;)" office:value-type="string" office:string-value="\item \ipa{*l[a|e|o]k}: ">
            <text:p>\item \ipa{*l[a|e|o]k}: </text:p>
          </table:table-cell>
          <table:table-cell/>
          <table:table-cell table:formula="of:=CONCATENATE(&quot;W. \dhatu{&quot;;[.C117];&quot;}{&quot;;[.D117];&quot;}, &quot;)" office:value-type="string" office:string-value="W. \dhatu{lwakt}{lick}, ">
            <text:p>W. \dhatu{lwakt}{lick}, </text:p>
          </table:table-cell>
          <table:table-cell/>
          <table:table-cell table:formula="of:=CONCATENATE(&quot;K. \dhatu{&quot;;[.E117];&quot;}{&quot;;[.F117];&quot;},&quot;)" office:value-type="string" office:string-value="K. \dhatu{lak}{lick},">
            <text:p>K. \dhatu{lak}{lick},</text:p>
          </table:table-cell>
          <table:table-cell table:number-columns-repeated="2"/>
          <table:table-cell table:formula="of:=CONCATENATE(&quot;B. \dhatu{&quot;;[.H117];&quot;}{&quot;;[.I117];&quot;},&quot;)" office:value-type="string" office:string-value="B. \dhatu{lekma (lea)}{lick},">
            <text:p>B. \dhatu{lekma (lea)}{lick},</text:p>
          </table:table-cell>
          <table:table-cell/>
          <table:table-cell table:formula="of:=CONCATENATE(&quot;L. \dhatu{&quot;;[.J117];&quot;}{&quot;;[.K117];&quot;}&quot;)" office:value-type="string" office:string-value="L. \dhatu{lak}{lick}">
            <text:p>L. \dhatu{lak}{lick}</text:p>
          </table:table-cell>
          <table:table-cell table:number-columns-repeated="1005"/>
        </table:table-row>
        <table:table-row table:style-name="ro3">
          <table:table-cell table:formula="of:=CONCATENATE(&quot;\item \ipa{*&quot;;[.A118];&quot;}: &quot;)" office:value-type="string" office:string-value="\item \ipa{*l[a|o]k}: ">
            <text:p>\item \ipa{*l[a|o]k}: </text:p>
          </table:table-cell>
          <table:table-cell/>
          <table:table-cell table:formula="of:=CONCATENATE(&quot;W. \dhatu{&quot;;[.C118];&quot;}{&quot;;[.D118];&quot;}, &quot;)" office:value-type="string" office:string-value="W. \dhatu{lwakt}{boil, simmer, bubble up}, ">
            <text:p>W. \dhatu{lwakt}{boil, simmer, bubble up}, </text:p>
          </table:table-cell>
          <table:table-cell/>
          <table:table-cell table:formula="of:=CONCATENATE(&quot;K. \dhatu{&quot;;[.E118];&quot;}{&quot;;[.F11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18];&quot;}{&quot;;[.I118];&quot;},&quot;)" office:value-type="string" office:string-value="B. \dhatu{lokma (loktu)}{boil},">
            <text:p>B. \dhatu{lokma (loktu)}{boil},</text:p>
          </table:table-cell>
          <table:table-cell/>
          <table:table-cell table:formula="of:=CONCATENATE(&quot;L. \dhatu{&quot;;[.J118];&quot;}{&quot;;[.K118];&quot;}&quot;)" office:value-type="string" office:string-value="L. \dhatu{lakt}{boil}">
            <text:p>L. \dhatu{lakt}{boil}</text:p>
          </table:table-cell>
          <table:table-cell table:number-columns-repeated="1005"/>
        </table:table-row>
        <table:table-row table:style-name="ro3">
          <table:table-cell table:formula="of:=CONCATENATE(&quot;\item \ipa{*&quot;;[.A119];&quot;}: &quot;)" office:value-type="string" office:string-value="\item \ipa{*l[e|ɛ]nt}: ">
            <text:p>\item \ipa{*l[e|ɛ]nt}: </text:p>
          </table:table-cell>
          <table:table-cell/>
          <table:table-cell table:formula="of:=CONCATENATE(&quot;W. \dhatu{&quot;;[.C119];&quot;}{&quot;;[.D119];&quot;}, &quot;)" office:value-type="string" office:string-value="W. \dhatu{}{}, ">
            <text:p>W. \dhatu{}{}, </text:p>
          </table:table-cell>
          <table:table-cell/>
          <table:table-cell table:formula="of:=CONCATENATE(&quot;K. \dhatu{&quot;;[.E119];&quot;}{&quot;;[.F119];&quot;},&quot;)" office:value-type="string" office:string-value="K. \dhatu{lent}{swallow, pour down},">
            <text:p>K. \dhatu{lent}{swallow, pour down},</text:p>
          </table:table-cell>
          <table:table-cell table:number-columns-repeated="2"/>
          <table:table-cell table:formula="of:=CONCATENATE(&quot;B. \dhatu{&quot;;[.H119];&quot;}{&quot;;[.I119];&quot;},&quot;)" office:value-type="string" office:string-value="B. \dhatu{lenma (lentu)}{to pour in},">
            <text:p>B. \dhatu{lenma (lentu)}{to pour in},</text:p>
          </table:table-cell>
          <table:table-cell/>
          <table:table-cell table:formula="of:=CONCATENATE(&quot;L. \dhatu{&quot;;[.J119];&quot;}{&quot;;[.K11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20];&quot;}: &quot;)" office:value-type="string" office:string-value="\item \ipa{*l[e|i]s}: ">
            <text:p>\item \ipa{*l[e|i]s}: </text:p>
          </table:table-cell>
          <table:table-cell/>
          <table:table-cell table:formula="of:=CONCATENATE(&quot;W. \dhatu{&quot;;[.C120];&quot;}{&quot;;[.D120];&quot;}, &quot;)" office:value-type="string" office:string-value="W. \dhatu{lij}{masturbate}, ">
            <text:p>W. \dhatu{lij}{masturbate}, </text:p>
          </table:table-cell>
          <table:table-cell/>
          <table:table-cell table:formula="of:=CONCATENATE(&quot;K. \dhatu{&quot;;[.E120];&quot;}{&quot;;[.F120];&quot;},&quot;)" office:value-type="string" office:string-value="K. \dhatu{le}{to have intercourse},">
            <text:p>K. \dhatu{le}{to have intercourse},</text:p>
          </table:table-cell>
          <table:table-cell table:number-columns-repeated="2"/>
          <table:table-cell table:formula="of:=CONCATENATE(&quot;B. \dhatu{&quot;;[.H120];&quot;}{&quot;;[.I120];&quot;},&quot;)" office:value-type="string" office:string-value="B. \dhatu{lɨma (lɨsu)}{to have intercourse},">
            <text:p>B. \dhatu{lɨma (lɨsu)}{to have intercourse},</text:p>
          </table:table-cell>
          <table:table-cell/>
          <table:table-cell table:formula="of:=CONCATENATE(&quot;L. \dhatu{&quot;;[.J120];&quot;}{&quot;;[.K12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21];&quot;}: &quot;)" office:value-type="string" office:string-value="\item \ipa{*l[u|i]m &gt; lim-t}: ">
            <text:p>\item \ipa{*l[u|i]m &gt; lim-t}: </text:p>
          </table:table-cell>
          <table:table-cell/>
          <table:table-cell table:formula="of:=CONCATENATE(&quot;W. \dhatu{&quot;;[.C121];&quot;}{&quot;;[.D121];&quot;}, &quot;)" office:value-type="string" office:string-value="W. \dhatu{lum}{boil and dry vegetables for preservation}, ">
            <text:p>W. \dhatu{lum}{boil and dry vegetables for preservation}, </text:p>
          </table:table-cell>
          <table:table-cell/>
          <table:table-cell table:formula="of:=CONCATENATE(&quot;K. \dhatu{&quot;;[.E121];&quot;}{&quot;;[.F121];&quot;},&quot;)" office:value-type="string" office:string-value="K. \dhatu{lum}{parboil},">
            <text:p>K. \dhatu{lum}{parboil},</text:p>
          </table:table-cell>
          <table:table-cell table:number-columns-repeated="2"/>
          <table:table-cell table:formula="of:=CONCATENATE(&quot;B. \dhatu{&quot;;[.H121];&quot;}{&quot;;[.I121];&quot;},&quot;)" office:value-type="string" office:string-value="B. \dhatu{limma (limta)}{parboil},">
            <text:p>B. \dhatu{limma (limta)}{parboil},</text:p>
          </table:table-cell>
          <table:table-cell/>
          <table:table-cell table:formula="of:=CONCATENATE(&quot;L. \dhatu{&quot;;[.J121];&quot;}{&quot;;[.K12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22];&quot;}: &quot;)" office:value-type="string" office:string-value="\item \ipa{*la &gt;&gt; lo}: ">
            <text:p>\item \ipa{*la &gt;&gt; lo}: </text:p>
          </table:table-cell>
          <table:table-cell/>
          <table:table-cell table:formula="of:=CONCATENATE(&quot;W. \dhatu{&quot;;[.C122];&quot;}{&quot;;[.D122];&quot;}, &quot;)" office:value-type="string" office:string-value="W. \dhatu{lwa}{go}, ">
            <text:p>W. \dhatu{lwa}{go}, </text:p>
          </table:table-cell>
          <table:table-cell/>
          <table:table-cell table:formula="of:=CONCATENATE(&quot;K. \dhatu{&quot;;[.E122];&quot;}{&quot;;[.F122];&quot;},&quot;)" office:value-type="string" office:string-value="K. \dhatu{lA}{take from},">
            <text:p>K. \dhatu{lA}{take from},</text:p>
          </table:table-cell>
          <table:table-cell table:number-columns-repeated="2"/>
          <table:table-cell table:formula="of:=CONCATENATE(&quot;B. \dhatu{&quot;;[.H122];&quot;}{&quot;;[.I122];&quot;},&quot;)" office:value-type="string" office:string-value="B. \dhatu{}{},">
            <text:p>B. \dhatu{}{},</text:p>
          </table:table-cell>
          <table:table-cell/>
          <table:table-cell table:formula="of:=CONCATENATE(&quot;L. \dhatu{&quot;;[.J122];&quot;}{&quot;;[.K122];&quot;}&quot;)" office:value-type="string" office:string-value="L. \dhatu{la}{to go to fetch, to go to meet (so. on the road)}">
            <text:p>L. \dhatu{la}{to go to fetch, to go to meet (so. on the road)}</text:p>
          </table:table-cell>
          <table:table-cell table:number-columns-repeated="1005"/>
        </table:table-row>
        <table:table-row table:style-name="ro3">
          <table:table-cell table:formula="of:=CONCATENATE(&quot;\item \ipa{*&quot;;[.A123];&quot;}: &quot;)" office:value-type="string" office:string-value="\item \ipa{*la[n|t]}: ">
            <text:p>\item \ipa{*la[n|t]}: </text:p>
          </table:table-cell>
          <table:table-cell/>
          <table:table-cell table:formula="of:=CONCATENATE(&quot;W. \dhatu{&quot;;[.C123];&quot;}{&quot;;[.D123];&quot;}, &quot;)" office:value-type="string" office:string-value="W. \dhatu{}{}, ">
            <text:p>W. \dhatu{}{}, </text:p>
          </table:table-cell>
          <table:table-cell/>
          <table:table-cell table:formula="of:=CONCATENATE(&quot;K. \dhatu{&quot;;[.E123];&quot;}{&quot;;[.F123];&quot;},&quot;)" office:value-type="string" office:string-value="K. \dhatu{lɛn}{come out},">
            <text:p>K. \dhatu{lɛn}{come out},</text:p>
          </table:table-cell>
          <table:table-cell table:number-columns-repeated="2"/>
          <table:table-cell table:formula="of:=CONCATENATE(&quot;B. \dhatu{&quot;;[.H123];&quot;}{&quot;;[.I123];&quot;},&quot;)" office:value-type="string" office:string-value="B. \dhatu{latma (laru) vt}{to take out},">
            <text:p>B. \dhatu{latma (laru) vt}{to take out},</text:p>
          </table:table-cell>
          <table:table-cell/>
          <table:table-cell table:formula="of:=CONCATENATE(&quot;L. \dhatu{&quot;;[.J123];&quot;}{&quot;;[.K12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124];&quot;}: &quot;)" office:value-type="string" office:string-value="\item \ipa{*lakt}: ">
            <text:p>\item \ipa{*lakt}: </text:p>
          </table:table-cell>
          <table:table-cell/>
          <table:table-cell table:formula="of:=CONCATENATE(&quot;W. \dhatu{&quot;;[.C124];&quot;}{&quot;;[.D124];&quot;}, &quot;)" office:value-type="string" office:string-value="W. \dhatu{}{}, ">
            <text:p>W. \dhatu{}{}, </text:p>
          </table:table-cell>
          <table:table-cell/>
          <table:table-cell table:formula="of:=CONCATENATE(&quot;K. \dhatu{&quot;;[.E124];&quot;}{&quot;;[.F124];&quot;},&quot;)" office:value-type="string" office:string-value="K. \dhatu{lakt}{put on top of},">
            <text:p>K. \dhatu{lakt}{put on top of},</text:p>
          </table:table-cell>
          <table:table-cell table:number-columns-repeated="2"/>
          <table:table-cell table:formula="of:=CONCATENATE(&quot;B. \dhatu{&quot;;[.H124];&quot;}{&quot;;[.I124];&quot;},&quot;)" office:value-type="string" office:string-value="B. \dhatu{lakma (laktu)}{to stick, to fall on; of dirt or colour, stains},">
            <text:p>B. \dhatu{lakma (laktu)}{to stick, to fall on; of dirt or colour, stains},</text:p>
          </table:table-cell>
          <table:table-cell/>
          <table:table-cell table:formula="of:=CONCATENATE(&quot;L. \dhatu{&quot;;[.J124];&quot;}{&quot;;[.K12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25];&quot;}: &quot;)" office:value-type="string" office:string-value="\item \ipa{*lɑm}: ">
            <text:p>\item \ipa{*lɑm}: </text:p>
          </table:table-cell>
          <table:table-cell/>
          <table:table-cell table:formula="of:=CONCATENATE(&quot;W. \dhatu{&quot;;[.C125];&quot;}{&quot;;[.D125];&quot;}, &quot;)" office:value-type="string" office:string-value="W. \dhatu{}{}, ">
            <text:p>W. \dhatu{}{}, </text:p>
          </table:table-cell>
          <table:table-cell/>
          <table:table-cell table:formula="of:=CONCATENATE(&quot;K. \dhatu{&quot;;[.E125];&quot;}{&quot;;[.F125];&quot;},&quot;)" office:value-type="string" office:string-value="K. \dhatu{lom}{search for},">
            <text:p>K. \dhatu{lom}{search for},</text:p>
          </table:table-cell>
          <table:table-cell table:number-columns-repeated="2"/>
          <table:table-cell table:formula="of:=CONCATENATE(&quot;B. \dhatu{&quot;;[.H125];&quot;}{&quot;;[.I125];&quot;},&quot;)" office:value-type="string" office:string-value="B. \dhatu{lamma (lamu)}{to seek, to search},">
            <text:p>B. \dhatu{lamma (lamu)}{to seek, to search},</text:p>
          </table:table-cell>
          <table:table-cell/>
          <table:table-cell table:formula="of:=CONCATENATE(&quot;L. \dhatu{&quot;;[.J125];&quot;}{&quot;;[.K12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126];&quot;}: &quot;)" office:value-type="string" office:string-value="\item \ipa{*lɑp}: ">
            <text:p>\item \ipa{*lɑp}: </text:p>
          </table:table-cell>
          <table:table-cell/>
          <table:table-cell table:formula="of:=CONCATENATE(&quot;W. \dhatu{&quot;;[.C126];&quot;}{&quot;;[.D126];&quot;}, &quot;)" office:value-type="string" office:string-value="W. \dhatu{}{}, ">
            <text:p>W. \dhatu{}{}, </text:p>
          </table:table-cell>
          <table:table-cell/>
          <table:table-cell table:formula="of:=CONCATENATE(&quot;K. \dhatu{&quot;;[.E126];&quot;}{&quot;;[.F126];&quot;},&quot;)" office:value-type="string" office:string-value="K. \dhatu{lop}{catch},">
            <text:p>K. \dhatu{lop}{catch},</text:p>
          </table:table-cell>
          <table:table-cell table:number-columns-repeated="2"/>
          <table:table-cell table:formula="of:=CONCATENATE(&quot;B. \dhatu{&quot;;[.H126];&quot;}{&quot;;[.I126];&quot;},&quot;)" office:value-type="string" office:string-value="B. \dhatu{lapma (lau)}{to catch, to arrest. to grab, to take hold of},">
            <text:p>B. \dhatu{lapma (lau)}{to catch, to arrest. to grab, to take hold of},</text:p>
          </table:table-cell>
          <table:table-cell/>
          <table:table-cell table:formula="of:=CONCATENATE(&quot;L. \dhatu{&quot;;[.J126];&quot;}{&quot;;[.K12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27];&quot;}: &quot;)" office:value-type="string" office:string-value="\item \ipa{*lett}: ">
            <text:p>\item \ipa{*lett}: </text:p>
          </table:table-cell>
          <table:table-cell/>
          <table:table-cell table:formula="of:=CONCATENATE(&quot;W. \dhatu{&quot;;[.C127];&quot;}{&quot;;[.D127];&quot;}, &quot;)" office:value-type="string" office:string-value="W. \dhatu{}{}, ">
            <text:p>W. \dhatu{}{}, </text:p>
          </table:table-cell>
          <table:table-cell/>
          <table:table-cell table:formula="of:=CONCATENATE(&quot;K. \dhatu{&quot;;[.E127];&quot;}{&quot;;[.F12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27];&quot;}{&quot;;[.I127];&quot;},&quot;)" office:value-type="string" office:string-value="B. \dhatu{litma (littu)}{to plant, to sow},">
            <text:p>B. \dhatu{litma (littu)}{to plant, to sow},</text:p>
          </table:table-cell>
          <table:table-cell/>
          <table:table-cell table:formula="of:=CONCATENATE(&quot;L. \dhatu{&quot;;[.J127];&quot;}{&quot;;[.K127];&quot;}&quot;)" office:value-type="string" office:string-value="L. \dhatu{lett}{to plant}">
            <text:p>L. \dhatu{lett}{to plant}</text:p>
          </table:table-cell>
          <table:table-cell table:number-columns-repeated="1005"/>
        </table:table-row>
        <table:table-row table:style-name="ro4">
          <table:table-cell table:formula="of:=CONCATENATE(&quot;\item \ipa{*&quot;;[.A128];&quot;}: &quot;)" office:value-type="string" office:string-value="\item \ipa{*lɛmt}: ">
            <text:p>\item \ipa{*lɛmt}: </text:p>
          </table:table-cell>
          <table:table-cell/>
          <table:table-cell table:formula="of:=CONCATENATE(&quot;W. \dhatu{&quot;;[.C128];&quot;}{&quot;;[.D128];&quot;}, &quot;)" office:value-type="string" office:string-value="W. \dhatu{ljamt}{taste (salt, gravy)}, ">
            <text:p>W. \dhatu{ljamt}{taste (salt, gravy)}, </text:p>
          </table:table-cell>
          <table:table-cell/>
          <table:table-cell table:formula="of:=CONCATENATE(&quot;K. \dhatu{&quot;;[.E128];&quot;}{&quot;;[.F128];&quot;},&quot;)" office:value-type="string" office:string-value="K. \dhatu{lemt}{soothe, comfort},">
            <text:p>K. \dhatu{lemt}{soothe, comfort},</text:p>
          </table:table-cell>
          <table:table-cell table:number-columns-repeated="2"/>
          <table:table-cell table:formula="of:=CONCATENATE(&quot;B. \dhatu{&quot;;[.H128];&quot;}{&quot;;[.I128];&quot;},&quot;)" office:value-type="string" office:string-value="B. \dhatu{lemma (lemtu)}{to flatter, make sweet},">
            <text:p>B. \dhatu{lemma (lemtu)}{to flatter, make sweet},</text:p>
          </table:table-cell>
          <table:table-cell/>
          <table:table-cell table:formula="of:=CONCATENATE(&quot;L. \dhatu{&quot;;[.J128];&quot;}{&quot;;[.K128];&quot;}&quot;)" office:value-type="string" office:string-value="L. \dhatu{lɛm}{coax}">
            <text:p>L. \dhatu{lɛm}{coax}</text:p>
          </table:table-cell>
          <table:table-cell table:number-columns-repeated="1005"/>
        </table:table-row>
        <table:table-row table:style-name="ro8">
          <table:table-cell table:formula="of:=CONCATENATE(&quot;\item \ipa{*&quot;;[.A129];&quot;}: &quot;)" office:value-type="string" office:string-value="\item \ipa{*lɛt}: ">
            <text:p>\item \ipa{*lɛt}: </text:p>
          </table:table-cell>
          <table:table-cell/>
          <table:table-cell table:formula="of:=CONCATENATE(&quot;W. \dhatu{&quot;;[.C129];&quot;}{&quot;;[.D129];&quot;}, &quot;)" office:value-type="string" office:string-value="W. \dhatu{}{}, ">
            <text:p>W. \dhatu{}{}, </text:p>
          </table:table-cell>
          <table:table-cell/>
          <table:table-cell table:formula="of:=CONCATENATE(&quot;K. \dhatu{&quot;;[.E129];&quot;}{&quot;;[.F129];&quot;},&quot;)" office:value-type="string" office:string-value="K. \dhatu{let}{release},">
            <text:p>K. \dhatu{let}{release},</text:p>
          </table:table-cell>
          <table:table-cell table:number-columns-repeated="2"/>
          <table:table-cell table:formula="of:=CONCATENATE(&quot;B. \dhatu{&quot;;[.H129];&quot;}{&quot;;[.I129];&quot;},&quot;)" office:value-type="string" office:string-value="B. \dhatu{letma (leru)}{to leave, to let go, to release},">
            <text:p>B. \dhatu{letma (leru)}{to leave, to let go, to release},</text:p>
          </table:table-cell>
          <table:table-cell/>
          <table:table-cell table:formula="of:=CONCATENATE(&quot;L. \dhatu{&quot;;[.J129];&quot;}{&quot;;[.K129];&quot;}&quot;)" office:value-type="string" office:string-value="L. \dhatu{lɛt}{to leave, to abandon, to release}">
            <text:p>L. \dhatu{lɛt}{to leave, to abandon, to release}</text:p>
          </table:table-cell>
          <table:table-cell table:number-columns-repeated="1005"/>
        </table:table-row>
        <table:table-row table:style-name="ro4">
          <table:table-cell table:formula="of:=CONCATENATE(&quot;\item \ipa{*&quot;;[.A130];&quot;}: &quot;)" office:value-type="string" office:string-value="\item \ipa{*liː[k|ŋ] &gt; liːk-s}: ">
            <text:p>\item \ipa{*liː[k|ŋ] &gt; liːk-s}: </text:p>
          </table:table-cell>
          <table:table-cell/>
          <table:table-cell table:formula="of:=CONCATENATE(&quot;W. \dhatu{&quot;;[.C130];&quot;}{&quot;;[.D130];&quot;}, &quot;)" office:value-type="string" office:string-value="W. \dhatu{}{}, ">
            <text:p>W. \dhatu{}{}, </text:p>
          </table:table-cell>
          <table:table-cell/>
          <table:table-cell table:formula="of:=CONCATENATE(&quot;K. \dhatu{&quot;;[.E130];&quot;}{&quot;;[.F130];&quot;},&quot;)" office:value-type="string" office:string-value="K. \dhatu{liŋ}{insert},">
            <text:p>K. \dhatu{liŋ}{insert},</text:p>
          </table:table-cell>
          <table:table-cell table:number-columns-repeated="2"/>
          <table:table-cell table:formula="of:=CONCATENATE(&quot;B. \dhatu{&quot;;[.H130];&quot;}{&quot;;[.I130];&quot;},&quot;)" office:value-type="string" office:string-value="B. \dhatu{}{},">
            <text:p>B. \dhatu{}{},</text:p>
          </table:table-cell>
          <table:table-cell/>
          <table:table-cell table:formula="of:=CONCATENATE(&quot;L. \dhatu{&quot;;[.J130];&quot;}{&quot;;[.K130];&quot;}&quot;)" office:value-type="string" office:string-value="L. \dhatu{liːks}{to insert, to thread (a needle)}">
            <text:p>L. \dhatu{liːks}{to insert, to thread (a needle)}</text:p>
          </table:table-cell>
          <table:table-cell table:number-columns-repeated="1005"/>
        </table:table-row>
        <table:table-row table:style-name="ro3">
          <table:table-cell table:formula="of:=CONCATENATE(&quot;\item \ipa{*&quot;;[.A131];&quot;}: &quot;)" office:value-type="string" office:string-value="\item \ipa{*lim}: ">
            <text:p>\item \ipa{*lim}: </text:p>
          </table:table-cell>
          <table:table-cell/>
          <table:table-cell table:formula="of:=CONCATENATE(&quot;W. \dhatu{&quot;;[.C131];&quot;}{&quot;;[.D131];&quot;}, &quot;)" office:value-type="string" office:string-value="W. \dhatu{}{}, ">
            <text:p>W. \dhatu{}{}, </text:p>
          </table:table-cell>
          <table:table-cell/>
          <table:table-cell table:formula="of:=CONCATENATE(&quot;K. \dhatu{&quot;;[.E131];&quot;}{&quot;;[.F131];&quot;},&quot;)" office:value-type="string" office:string-value="K. \dhatu{lim}{sprout},">
            <text:p>K. \dhatu{lim}{sprout},</text:p>
          </table:table-cell>
          <table:table-cell table:number-columns-repeated="2"/>
          <table:table-cell table:formula="of:=CONCATENATE(&quot;B. \dhatu{&quot;;[.H131];&quot;}{&quot;;[.I131];&quot;},&quot;)" office:value-type="string" office:string-value="B. \dhatu{limma (lima)}{to bud; to sprout},">
            <text:p>B. \dhatu{limma (lima)}{to bud; to sprout},</text:p>
          </table:table-cell>
          <table:table-cell/>
          <table:table-cell table:formula="of:=CONCATENATE(&quot;L. \dhatu{&quot;;[.J131];&quot;}{&quot;;[.K131];&quot;}&quot;)" office:value-type="string" office:string-value="L. \dhatu{liŋ}{sprout}">
            <text:p>L. \dhatu{liŋ}{sprout}</text:p>
          </table:table-cell>
          <table:table-cell table:number-columns-repeated="1005"/>
        </table:table-row>
        <table:table-row table:style-name="ro3">
          <table:table-cell table:formula="of:=CONCATENATE(&quot;\item \ipa{*&quot;;[.A132];&quot;}: &quot;)" office:value-type="string" office:string-value="\item \ipa{*lɔkt &gt; lɔk-s}: ">
            <text:p>\item \ipa{*lɔkt &gt; lɔk-s}: </text:p>
          </table:table-cell>
          <table:table-cell/>
          <table:table-cell table:formula="of:=CONCATENATE(&quot;W. \dhatu{&quot;;[.C132];&quot;}{&quot;;[.D132];&quot;}, &quot;)" office:value-type="string" office:string-value="W. \dhatu{}{}, ">
            <text:p>W. \dhatu{}{}, </text:p>
          </table:table-cell>
          <table:table-cell/>
          <table:table-cell table:formula="of:=CONCATENATE(&quot;K. \dhatu{&quot;;[.E132];&quot;}{&quot;;[.F132];&quot;},&quot;)" office:value-type="string" office:string-value="K. \dhatu{lokt}{dig up the ground (of animal)},">
            <text:p>K. \dhatu{lokt}{dig up the ground (of animal)},</text:p>
          </table:table-cell>
          <table:table-cell table:number-columns-repeated="2"/>
          <table:table-cell table:formula="of:=CONCATENATE(&quot;B. \dhatu{&quot;;[.H132];&quot;}{&quot;;[.I132];&quot;},&quot;)" office:value-type="string" office:string-value="B. \dhatu{}{},">
            <text:p>B. \dhatu{}{},</text:p>
          </table:table-cell>
          <table:table-cell/>
          <table:table-cell table:formula="of:=CONCATENATE(&quot;L. \dhatu{&quot;;[.J132];&quot;}{&quot;;[.K132];&quot;}&quot;)" office:value-type="string" office:string-value="L. \dhatu{lɔŋs}{dig up}">
            <text:p>L. \dhatu{lɔŋs}{dig up}</text:p>
          </table:table-cell>
          <table:table-cell table:number-columns-repeated="1005"/>
        </table:table-row>
        <table:table-row table:style-name="ro4">
          <table:table-cell table:formula="of:=CONCATENATE(&quot;\item \ipa{*&quot;;[.A133];&quot;}: &quot;)" office:value-type="string" office:string-value="\item \ipa{*lu}: ">
            <text:p>\item \ipa{*lu}: </text:p>
          </table:table-cell>
          <table:table-cell/>
          <table:table-cell table:formula="of:=CONCATENATE(&quot;W. \dhatu{&quot;;[.C133];&quot;}{&quot;;[.D133];&quot;}, &quot;)" office:value-type="string" office:string-value="W. \dhatu{lu}{cause a mental or bodily sensation}, ">
            <text:p>W. \dhatu{lu}{cause a mental or bodily sensation}, </text:p>
          </table:table-cell>
          <table:table-cell/>
          <table:table-cell table:formula="of:=CONCATENATE(&quot;K. \dhatu{&quot;;[.E133];&quot;}{&quot;;[.F133];&quot;},&quot;)" office:value-type="string" office:string-value="K. \dhatu{lu}{feel},">
            <text:p>K. \dhatu{lu}{feel},</text:p>
          </table:table-cell>
          <table:table-cell table:number-columns-repeated="2"/>
          <table:table-cell table:formula="of:=CONCATENATE(&quot;B. \dhatu{&quot;;[.H133];&quot;}{&quot;;[.I133];&quot;},&quot;)" office:value-type="string" office:string-value="B. \dhatu{luma (luwa)}{feel},">
            <text:p>B. \dhatu{luma (luwa)}{feel},</text:p>
          </table:table-cell>
          <table:table-cell/>
          <table:table-cell table:formula="of:=CONCATENATE(&quot;L. \dhatu{&quot;;[.J133];&quot;}{&quot;;[.K13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34];&quot;}: &quot;)" office:value-type="string" office:string-value="\item \ipa{*luk &gt; luk-t}: ">
            <text:p>\item \ipa{*luk &gt; luk-t}: </text:p>
          </table:table-cell>
          <table:table-cell/>
          <table:table-cell table:formula="of:=CONCATENATE(&quot;W. \dhatu{&quot;;[.C134];&quot;}{&quot;;[.D134];&quot;}, &quot;)" office:value-type="string" office:string-value="W. \dhatu{}{}, ">
            <text:p>W. \dhatu{}{}, </text:p>
          </table:table-cell>
          <table:table-cell/>
          <table:table-cell table:formula="of:=CONCATENATE(&quot;K. \dhatu{&quot;;[.E134];&quot;}{&quot;;[.F134];&quot;},&quot;)" office:value-type="string" office:string-value="K. \dhatu{luk}{be destroyed},">
            <text:p>K. \dhatu{luk}{be destroyed},</text:p>
          </table:table-cell>
          <table:table-cell table:number-columns-repeated="2"/>
          <table:table-cell table:formula="of:=CONCATENATE(&quot;B. \dhatu{&quot;;[.H134];&quot;}{&quot;;[.I134];&quot;},&quot;)" office:value-type="string" office:string-value="B. \dhatu{lukma (luktu)}{to finish},">
            <text:p>B. \dhatu{lukma (luktu)}{to finish},</text:p>
          </table:table-cell>
          <table:table-cell/>
          <table:table-cell table:formula="of:=CONCATENATE(&quot;L. \dhatu{&quot;;[.J134];&quot;}{&quot;;[.K134];&quot;}&quot;)" office:value-type="string" office:string-value="L. \dhatu{luk}{to be completed (of work, a story), to be at an end}">
            <text:p>L. \dhatu{luk}{to be completed (of work, a story), to be at an end}</text:p>
          </table:table-cell>
          <table:table-cell table:number-columns-repeated="1005"/>
        </table:table-row>
        <table:table-row table:style-name="ro8">
          <table:table-cell table:formula="of:=CONCATENATE(&quot;\item \ipa{*&quot;;[.A135];&quot;}: &quot;)" office:value-type="string" office:string-value="\item \ipa{*lup &gt; lup-t}: ">
            <text:p>\item \ipa{*lup &gt; lup-t}: </text:p>
          </table:table-cell>
          <table:table-cell/>
          <table:table-cell table:formula="of:=CONCATENATE(&quot;W. \dhatu{&quot;;[.C135];&quot;}{&quot;;[.D135];&quot;}, &quot;)" office:value-type="string" office:string-value="W. \dhatu{lupt}{cover, hide (lupsi 'dip, immersion')}, ">
            <text:p>W. \dhatu{lupt}{cover, hide (lupsi 'dip, immersion')}, </text:p>
          </table:table-cell>
          <table:table-cell/>
          <table:table-cell table:formula="of:=CONCATENATE(&quot;K. \dhatu{&quot;;[.E135];&quot;}{&quot;;[.F135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35];&quot;}{&quot;;[.I135];&quot;},&quot;)" office:value-type="string" office:string-value="B. \dhatu{lumma (lumtu)}{to sink, to drown (someone or something)},">
            <text:p>B. \dhatu{lumma (lumtu)}{to sink, to drown (someone or something)},</text:p>
          </table:table-cell>
          <table:table-cell/>
          <table:table-cell table:formula="of:=CONCATENATE(&quot;L. \dhatu{&quot;;[.J135];&quot;}{&quot;;[.K135];&quot;}&quot;)" office:value-type="string" office:string-value="L. \dhatu{lup}{to sink, to be buried, to go under}">
            <text:p>L. \dhatu{lup}{to sink, to be buried, to go under}</text:p>
          </table:table-cell>
          <table:table-cell table:number-columns-repeated="1005"/>
        </table:table-row>
        <table:table-row table:style-name="ro3">
          <table:table-cell table:formula="of:=CONCATENATE(&quot;\item \ipa{*&quot;;[.A136];&quot;}: &quot;)" office:value-type="string" office:string-value="\item \ipa{*lut &gt; lut-t}: ">
            <text:p>\item \ipa{*lut &gt; lut-t}: </text:p>
          </table:table-cell>
          <table:table-cell/>
          <table:table-cell table:formula="of:=CONCATENATE(&quot;W. \dhatu{&quot;;[.C136];&quot;}{&quot;;[.D136];&quot;}, &quot;)" office:value-type="string" office:string-value="W. \dhatu{}{}, ">
            <text:p>W. \dhatu{}{}, </text:p>
          </table:table-cell>
          <table:table-cell/>
          <table:table-cell table:formula="of:=CONCATENATE(&quot;K. \dhatu{&quot;;[.E136];&quot;}{&quot;;[.F136];&quot;},&quot;)" office:value-type="string" office:string-value="K. \dhatu{lut}{tell},">
            <text:p>K. \dhatu{lut}{tell},</text:p>
          </table:table-cell>
          <table:table-cell table:number-columns-repeated="2"/>
          <table:table-cell table:formula="of:=CONCATENATE(&quot;B. \dhatu{&quot;;[.H136];&quot;}{&quot;;[.I136];&quot;},&quot;)" office:value-type="string" office:string-value="B. \dhatu{lutma (luttu)}{to tell (of a story},">
            <text:p>B. \dhatu{lutma (luttu)}{to tell (of a story},</text:p>
          </table:table-cell>
          <table:table-cell/>
          <table:table-cell table:formula="of:=CONCATENATE(&quot;L. \dhatu{&quot;;[.J136];&quot;}{&quot;;[.K13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37];&quot;}: &quot;)" office:value-type="string" office:string-value="\item \ipa{*makt}: ">
            <text:p>\item \ipa{*makt}: </text:p>
          </table:table-cell>
          <table:table-cell/>
          <table:table-cell table:formula="of:=CONCATENATE(&quot;W. \dhatu{&quot;;[.C137];&quot;}{&quot;;[.D137];&quot;}, &quot;)" office:value-type="string" office:string-value="W. \dhatu{}{}, ">
            <text:p>W. \dhatu{}{}, </text:p>
          </table:table-cell>
          <table:table-cell/>
          <table:table-cell table:formula="of:=CONCATENATE(&quot;K. \dhatu{&quot;;[.E137];&quot;}{&quot;;[.F13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37];&quot;}{&quot;;[.I137];&quot;},&quot;)" office:value-type="string" office:string-value="B. \dhatu{makma (makta)}{be black},">
            <text:p>B. \dhatu{makma (makta)}{be black},</text:p>
          </table:table-cell>
          <table:table-cell/>
          <table:table-cell table:formula="of:=CONCATENATE(&quot;L. \dhatu{&quot;;[.J137];&quot;}{&quot;;[.K137];&quot;}&quot;)" office:value-type="string" office:string-value="L. \dhatu{makt (kha=)}{to become night, to become dark}">
            <text:p>L. \dhatu{makt (kha=)}{to become night, to become dark}</text:p>
          </table:table-cell>
          <table:table-cell table:number-columns-repeated="1005"/>
        </table:table-row>
        <table:table-row table:style-name="ro5">
          <table:table-cell table:formula="of:=CONCATENATE(&quot;\item \ipa{*&quot;;[.A138];&quot;}: &quot;)" office:value-type="string" office:string-value="\item \ipa{*mas}: ">
            <text:p>\item \ipa{*mas}: </text:p>
          </table:table-cell>
          <table:table-cell/>
          <table:table-cell table:formula="of:=CONCATENATE(&quot;W. \dhatu{&quot;;[.C138];&quot;}{&quot;;[.D138];&quot;}, &quot;)" office:value-type="string" office:string-value="W. \dhatu{}{}, ">
            <text:p>W. \dhatu{}{}, </text:p>
          </table:table-cell>
          <table:table-cell/>
          <table:table-cell table:formula="of:=CONCATENATE(&quot;K. \dhatu{&quot;;[.E138];&quot;}{&quot;;[.F13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38];&quot;}{&quot;;[.I138];&quot;},&quot;)" office:value-type="string" office:string-value="B. \dhatu{mama (masu)}{lose},">
            <text:p>B. \dhatu{mama (masu)}{lose},</text:p>
          </table:table-cell>
          <table:table-cell/>
          <table:table-cell table:formula="of:=CONCATENATE(&quot;L. \dhatu{&quot;;[.J138];&quot;}{&quot;;[.K138];&quot;}&quot;)" office:value-type="string" office:string-value="L. \dhatu{mas}{lose}">
            <text:p>L. \dhatu{mas}{lose}</text:p>
          </table:table-cell>
          <table:table-cell table:number-columns-repeated="1005"/>
        </table:table-row>
        <table:table-row table:style-name="ro5">
          <table:table-cell table:formula="of:=CONCATENATE(&quot;\item \ipa{*&quot;;[.A139];&quot;}: &quot;)" office:value-type="string" office:string-value="\item \ipa{*mat}: ">
            <text:p>\item \ipa{*mat}: </text:p>
          </table:table-cell>
          <table:table-cell/>
          <table:table-cell table:formula="of:=CONCATENATE(&quot;W. \dhatu{&quot;;[.C139];&quot;}{&quot;;[.D139];&quot;}, &quot;)" office:value-type="string" office:string-value="W. \dhatu{mat}{forget}, ">
            <text:p>W. \dhatu{mat}{forget}, </text:p>
          </table:table-cell>
          <table:table-cell/>
          <table:table-cell table:formula="of:=CONCATENATE(&quot;K. \dhatu{&quot;;[.E139];&quot;}{&quot;;[.F13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39];&quot;}{&quot;;[.I139];&quot;},&quot;)" office:value-type="string" office:string-value="B. \dhatu{manma}{forget},">
            <text:p>B. \dhatu{manma}{forget},</text:p>
          </table:table-cell>
          <table:table-cell/>
          <table:table-cell table:formula="of:=CONCATENATE(&quot;L. \dhatu{&quot;;[.J139];&quot;}{&quot;;[.K13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40];&quot;}: &quot;)" office:value-type="string" office:string-value="\item \ipa{*mɑːt}: ">
            <text:p>\item \ipa{*mɑːt}: </text:p>
          </table:table-cell>
          <table:table-cell/>
          <table:table-cell table:formula="of:=CONCATENATE(&quot;W. \dhatu{&quot;;[.C140];&quot;}{&quot;;[.D140];&quot;}, &quot;)" office:value-type="string" office:string-value="W. \dhatu{}{}, ">
            <text:p>W. \dhatu{}{}, </text:p>
          </table:table-cell>
          <table:table-cell/>
          <table:table-cell table:formula="of:=CONCATENATE(&quot;K. \dhatu{&quot;;[.E140];&quot;}{&quot;;[.F140];&quot;},&quot;)" office:value-type="string" office:string-value="K. \dhatu{mot}{be finished (food)},">
            <text:p>K. \dhatu{mot}{be finished (food)},</text:p>
          </table:table-cell>
          <table:table-cell table:number-columns-repeated="2"/>
          <table:table-cell table:formula="of:=CONCATENATE(&quot;B. \dhatu{&quot;;[.H140];&quot;}{&quot;;[.I140];&quot;},&quot;)" office:value-type="string" office:string-value="B. \dhatu{}{},">
            <text:p>B. \dhatu{}{},</text:p>
          </table:table-cell>
          <table:table-cell/>
          <table:table-cell table:formula="of:=CONCATENATE(&quot;L. \dhatu{&quot;;[.J140];&quot;}{&quot;;[.K140];&quot;}&quot;)" office:value-type="string" office:string-value="L. \dhatu{maːt}{to be finished, to run out}">
            <text:p>L. \dhatu{maːt}{to be finished, to run out}</text:p>
          </table:table-cell>
          <table:table-cell table:number-columns-repeated="1005"/>
        </table:table-row>
        <table:table-row table:style-name="ro4">
          <table:table-cell table:formula="of:=CONCATENATE(&quot;\item \ipa{*&quot;;[.A141];&quot;}: &quot;)" office:value-type="string" office:string-value="\item \ipa{*mɑŋ &gt; mɑkt}: ">
            <text:p>\item \ipa{*mɑŋ &gt; mɑkt}: </text:p>
          </table:table-cell>
          <table:table-cell/>
          <table:table-cell table:formula="of:=CONCATENATE(&quot;W. \dhatu{&quot;;[.C141];&quot;}{&quot;;[.D141];&quot;}, &quot;)" office:value-type="string" office:string-value="W. \dhatu{}{}, ">
            <text:p>W. \dhatu{}{}, </text:p>
          </table:table-cell>
          <table:table-cell/>
          <table:table-cell table:formula="of:=CONCATENATE(&quot;K. \dhatu{&quot;;[.E141];&quot;}{&quot;;[.F141];&quot;},&quot;)" office:value-type="string" office:string-value="K. \dhatu{moŋ}{dream},">
            <text:p>K. \dhatu{moŋ}{dream},</text:p>
          </table:table-cell>
          <table:table-cell table:number-columns-repeated="2"/>
          <table:table-cell table:formula="of:=CONCATENATE(&quot;B. \dhatu{&quot;;[.H141];&quot;}{&quot;;[.I141];&quot;},&quot;)" office:value-type="string" office:string-value="B. \dhatu{makma (maktu)}{to see in a dream},">
            <text:p>B. \dhatu{makma (maktu)}{to see in a dream},</text:p>
          </table:table-cell>
          <table:table-cell/>
          <table:table-cell table:formula="of:=CONCATENATE(&quot;L. \dhatu{&quot;;[.J141];&quot;}{&quot;;[.K141];&quot;}&quot;)" office:value-type="string" office:string-value="L. \dhatu{makt}{to dream, to see in a dream}">
            <text:p>L. \dhatu{makt}{to dream, to see in a dream}</text:p>
          </table:table-cell>
          <table:table-cell table:number-columns-repeated="1005"/>
        </table:table-row>
        <table:table-row table:style-name="ro3">
          <table:table-cell table:formula="of:=CONCATENATE(&quot;\item \ipa{*&quot;;[.A142];&quot;}: &quot;)" office:value-type="string" office:string-value="\item \ipa{*mɑp}: ">
            <text:p>\item \ipa{*mɑp}: </text:p>
          </table:table-cell>
          <table:table-cell/>
          <table:table-cell table:formula="of:=CONCATENATE(&quot;W. \dhatu{&quot;;[.C142];&quot;}{&quot;;[.D142];&quot;}, &quot;)" office:value-type="string" office:string-value="W. \dhatu{}{}, ">
            <text:p>W. \dhatu{}{}, </text:p>
          </table:table-cell>
          <table:table-cell/>
          <table:table-cell table:formula="of:=CONCATENATE(&quot;K. \dhatu{&quot;;[.E142];&quot;}{&quot;;[.F142];&quot;},&quot;)" office:value-type="string" office:string-value="K. \dhatu{mop}{grope},">
            <text:p>K. \dhatu{mop}{grope},</text:p>
          </table:table-cell>
          <table:table-cell table:number-columns-repeated="2"/>
          <table:table-cell table:formula="of:=CONCATENATE(&quot;B. \dhatu{&quot;;[.H142];&quot;}{&quot;;[.I142];&quot;},&quot;)" office:value-type="string" office:string-value="B. \dhatu{mapma (maptu)}{to grab, snatch},">
            <text:p>B. \dhatu{mapma (maptu)}{to grab, snatch},</text:p>
          </table:table-cell>
          <table:table-cell/>
          <table:table-cell table:formula="of:=CONCATENATE(&quot;L. \dhatu{&quot;;[.J142];&quot;}{&quot;;[.K14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43];&quot;}: &quot;)" office:value-type="string" office:string-value="\item \ipa{*mɛtt}: ">
            <text:p>\item \ipa{*mɛtt}: </text:p>
          </table:table-cell>
          <table:table-cell/>
          <table:table-cell table:formula="of:=CONCATENATE(&quot;W. \dhatu{&quot;;[.C143];&quot;}{&quot;;[.D143];&quot;}, &quot;)" office:value-type="string" office:string-value="W. \dhatu{}{}, ">
            <text:p>W. \dhatu{}{}, </text:p>
          </table:table-cell>
          <table:table-cell/>
          <table:table-cell table:formula="of:=CONCATENATE(&quot;K. \dhatu{&quot;;[.E143];&quot;}{&quot;;[.F143];&quot;},&quot;)" office:value-type="string" office:string-value="K. \dhatu{}{causative},">
            <text:p>K. \dhatu{}{causative},</text:p>
          </table:table-cell>
          <table:table-cell table:number-columns-repeated="2"/>
          <table:table-cell table:formula="of:=CONCATENATE(&quot;B. \dhatu{&quot;;[.H143];&quot;}{&quot;;[.I143];&quot;},&quot;)" office:value-type="string" office:string-value="B. \dhatu{metma (mettu)}{causative},">
            <text:p>B. \dhatu{metma (mettu)}{causative},</text:p>
          </table:table-cell>
          <table:table-cell/>
          <table:table-cell table:formula="of:=CONCATENATE(&quot;L. \dhatu{&quot;;[.J143];&quot;}{&quot;;[.K143];&quot;}&quot;)" office:value-type="string" office:string-value="L. \dhatu{mɛtt}{to do, to do sth. to}">
            <text:p>L. \dhatu{mɛtt}{to do, to do sth. to}</text:p>
          </table:table-cell>
          <table:table-cell table:number-columns-repeated="1005"/>
        </table:table-row>
        <table:table-row table:style-name="ro5">
          <table:table-cell table:formula="of:=CONCATENATE(&quot;\item \ipa{*&quot;;[.A144];&quot;}: &quot;)" office:value-type="string" office:string-value="\item \ipa{*mu}: ">
            <text:p>\item \ipa{*mu}: </text:p>
          </table:table-cell>
          <table:table-cell/>
          <table:table-cell table:formula="of:=CONCATENATE(&quot;W. \dhatu{&quot;;[.C144];&quot;}{&quot;;[.D144];&quot;}, &quot;)" office:value-type="string" office:string-value="W. \dhatu{}{}, ">
            <text:p>W. \dhatu{}{}, </text:p>
          </table:table-cell>
          <table:table-cell/>
          <table:table-cell table:formula="of:=CONCATENATE(&quot;K. \dhatu{&quot;;[.E144];&quot;}{&quot;;[.F144];&quot;},&quot;)" office:value-type="string" office:string-value="K. \dhatu{mu}{be},">
            <text:p>K. \dhatu{mu}{be},</text:p>
          </table:table-cell>
          <table:table-cell table:number-columns-repeated="2"/>
          <table:table-cell table:formula="of:=CONCATENATE(&quot;B. \dhatu{&quot;;[.H144];&quot;}{&quot;;[.I144];&quot;},&quot;)" office:value-type="string" office:string-value="B. \dhatu{muma}{be},">
            <text:p>B. \dhatu{muma}{be},</text:p>
          </table:table-cell>
          <table:table-cell/>
          <table:table-cell table:formula="of:=CONCATENATE(&quot;L. \dhatu{&quot;;[.J144];&quot;}{&quot;;[.K14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45];&quot;}: &quot;)" office:value-type="string" office:string-value="\item \ipa{*mu}: ">
            <text:p>\item \ipa{*mu}: </text:p>
          </table:table-cell>
          <table:table-cell/>
          <table:table-cell table:formula="of:=CONCATENATE(&quot;W. \dhatu{&quot;;[.C145];&quot;}{&quot;;[.D145];&quot;}, &quot;)" office:value-type="string" office:string-value="W. \dhatu{}{}, ">
            <text:p>W. \dhatu{}{}, </text:p>
          </table:table-cell>
          <table:table-cell/>
          <table:table-cell table:formula="of:=CONCATENATE(&quot;K. \dhatu{&quot;;[.E145];&quot;}{&quot;;[.F145];&quot;},&quot;)" office:value-type="string" office:string-value="K. \dhatu{mu}{do},">
            <text:p>K. \dhatu{mu}{do},</text:p>
          </table:table-cell>
          <table:table-cell table:number-columns-repeated="2"/>
          <table:table-cell table:formula="of:=CONCATENATE(&quot;B. \dhatu{&quot;;[.H145];&quot;}{&quot;;[.I145];&quot;},&quot;)" office:value-type="string" office:string-value="B. \dhatu{muma}{to cause; to make},">
            <text:p>B. \dhatu{muma}{to cause; to make},</text:p>
          </table:table-cell>
          <table:table-cell/>
          <table:table-cell table:formula="of:=CONCATENATE(&quot;L. \dhatu{&quot;;[.J145];&quot;}{&quot;;[.K145];&quot;}&quot;)" office:value-type="string" office:string-value="L. \dhatu{(o~)mu}{do (in complex predicates)}">
            <text:p>L. \dhatu{(o~)mu}{do (in complex predicates)}</text:p>
          </table:table-cell>
          <table:table-cell table:number-columns-repeated="1005"/>
        </table:table-row>
        <table:table-row table:style-name="ro3">
          <table:table-cell table:formula="of:=CONCATENATE(&quot;\item \ipa{*&quot;;[.A146];&quot;}: &quot;)" office:value-type="string" office:string-value="\item \ipa{*muːtt}: ">
            <text:p>\item \ipa{*muːtt}: </text:p>
          </table:table-cell>
          <table:table-cell/>
          <table:table-cell table:formula="of:=CONCATENATE(&quot;W. \dhatu{&quot;;[.C146];&quot;}{&quot;;[.D146];&quot;}, &quot;)" office:value-type="string" office:string-value="W. \dhatu{}{}, ">
            <text:p>W. \dhatu{}{}, </text:p>
          </table:table-cell>
          <table:table-cell/>
          <table:table-cell table:formula="of:=CONCATENATE(&quot;K. \dhatu{&quot;;[.E146];&quot;}{&quot;;[.F146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46];&quot;}{&quot;;[.I146];&quot;},&quot;)" office:value-type="string" office:string-value="B. \dhatu{mutma (muttu)}{to blow},">
            <text:p>B. \dhatu{mutma (muttu)}{to blow},</text:p>
          </table:table-cell>
          <table:table-cell/>
          <table:table-cell table:formula="of:=CONCATENATE(&quot;L. \dhatu{&quot;;[.J146];&quot;}{&quot;;[.K146];&quot;}&quot;)" office:value-type="string" office:string-value="L. \dhatu{muːtt}{blow}">
            <text:p>L. \dhatu{muːtt}{blow}</text:p>
          </table:table-cell>
          <table:table-cell table:number-columns-repeated="1005"/>
        </table:table-row>
        <table:table-row table:style-name="ro4">
          <table:table-cell table:formula="of:=CONCATENATE(&quot;\item \ipa{*&quot;;[.A147];&quot;}: &quot;)" office:value-type="string" office:string-value="\item \ipa{*n[e|i]kt}: ">
            <text:p>\item \ipa{*n[e|i]kt}: </text:p>
          </table:table-cell>
          <table:table-cell/>
          <table:table-cell table:formula="of:=CONCATENATE(&quot;W. \dhatu{&quot;;[.C147];&quot;}{&quot;;[.D147];&quot;}, &quot;)" office:value-type="string" office:string-value="W. \dhatu{}{}, ">
            <text:p>W. \dhatu{}{}, </text:p>
          </table:table-cell>
          <table:table-cell/>
          <table:table-cell table:formula="of:=CONCATENATE(&quot;K. \dhatu{&quot;;[.E147];&quot;}{&quot;;[.F147];&quot;},&quot;)" office:value-type="string" office:string-value="K. \dhatu{nekt}{cover},">
            <text:p>K. \dhatu{nekt}{cover},</text:p>
          </table:table-cell>
          <table:table-cell table:number-columns-repeated="2"/>
          <table:table-cell table:formula="of:=CONCATENATE(&quot;B. \dhatu{&quot;;[.H147];&quot;}{&quot;;[.I147];&quot;},&quot;)" office:value-type="string" office:string-value="B. \dhatu{nɨkma (nɨkta)}{to cover, be buried},">
            <text:p>B. \dhatu{nɨkma (nɨkta)}{to cover, be buried},</text:p>
          </table:table-cell>
          <table:table-cell/>
          <table:table-cell table:formula="of:=CONCATENATE(&quot;L. \dhatu{&quot;;[.J147];&quot;}{&quot;;[.K14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48];&quot;}: &quot;)" office:value-type="string" office:string-value="\item \ipa{*nɑ-si}: ">
            <text:p>\item \ipa{*nɑ-si}: </text:p>
          </table:table-cell>
          <table:table-cell/>
          <table:table-cell table:formula="of:=CONCATENATE(&quot;W. \dhatu{&quot;;[.C148];&quot;}{&quot;;[.D148];&quot;}, &quot;)" office:value-type="string" office:string-value="W. \dhatu{}{}, ">
            <text:p>W. \dhatu{}{}, </text:p>
          </table:table-cell>
          <table:table-cell/>
          <table:table-cell table:formula="of:=CONCATENATE(&quot;K. \dhatu{&quot;;[.E148];&quot;}{&quot;;[.F148];&quot;},&quot;)" office:value-type="string" office:string-value="K. \dhatu{no-si}{rest},">
            <text:p>K. \dhatu{no-si}{rest},</text:p>
          </table:table-cell>
          <table:table-cell table:number-columns-repeated="2"/>
          <table:table-cell table:formula="of:=CONCATENATE(&quot;B. \dhatu{&quot;;[.H148];&quot;}{&quot;;[.I148];&quot;},&quot;)" office:value-type="string" office:string-value="B. \dhatu{}{},">
            <text:p>B. \dhatu{}{},</text:p>
          </table:table-cell>
          <table:table-cell/>
          <table:table-cell table:formula="of:=CONCATENATE(&quot;L. \dhatu{&quot;;[.J148];&quot;}{&quot;;[.K148];&quot;}&quot;)" office:value-type="string" office:string-value="L. \dhatu{nas}{become weak, tired}">
            <text:p>L. \dhatu{nas}{become weak, tired}</text:p>
          </table:table-cell>
          <table:table-cell table:number-columns-repeated="1005"/>
        </table:table-row>
        <table:table-row table:style-name="ro3">
          <table:table-cell table:formula="of:=CONCATENATE(&quot;\item \ipa{*&quot;;[.A149];&quot;}: &quot;)" office:value-type="string" office:string-value="\item \ipa{*nɑm &gt; nɑm-s}: ">
            <text:p>\item \ipa{*nɑm &gt; nɑm-s}: </text:p>
          </table:table-cell>
          <table:table-cell/>
          <table:table-cell table:formula="of:=CONCATENATE(&quot;W. \dhatu{&quot;;[.C149];&quot;}{&quot;;[.D149];&quot;}, &quot;)" office:value-type="string" office:string-value="W. \dhatu{ŋwam}{smell, sniff}, ">
            <text:p>W. \dhatu{ŋwam}{smell, sniff}, </text:p>
          </table:table-cell>
          <table:table-cell/>
          <table:table-cell table:formula="of:=CONCATENATE(&quot;K. \dhatu{&quot;;[.E149];&quot;}{&quot;;[.F149];&quot;},&quot;)" office:value-type="string" office:string-value="K. \dhatu{nom}{smell},">
            <text:p>K. \dhatu{nom}{smell},</text:p>
          </table:table-cell>
          <table:table-cell table:number-columns-repeated="2"/>
          <table:table-cell table:formula="of:=CONCATENATE(&quot;B. \dhatu{&quot;;[.H149];&quot;}{&quot;;[.I149];&quot;},&quot;)" office:value-type="string" office:string-value="B. \dhatu{namma (nama)}{reek, stink},">
            <text:p>B. \dhatu{namma (nama)}{reek, stink},</text:p>
          </table:table-cell>
          <table:table-cell/>
          <table:table-cell table:formula="of:=CONCATENATE(&quot;L. \dhatu{&quot;;[.J149];&quot;}{&quot;;[.K149];&quot;}&quot;)" office:value-type="string" office:string-value="L. \dhatu{nams}{to sniff, to smell; to kiss}">
            <text:p>L. \dhatu{nams}{to sniff, to smell; to kiss}</text:p>
          </table:table-cell>
          <table:table-cell table:number-columns-repeated="1005"/>
        </table:table-row>
        <table:table-row table:style-name="ro7">
          <table:table-cell table:formula="of:=CONCATENATE(&quot;\item \ipa{*&quot;;[.A150];&quot;}: &quot;)" office:value-type="string" office:string-value="\item \ipa{*nɛːpt}: ">
            <text:p>\item \ipa{*nɛːpt}: </text:p>
          </table:table-cell>
          <table:table-cell/>
          <table:table-cell table:formula="of:=CONCATENATE(&quot;W. \dhatu{&quot;;[.C150];&quot;}{&quot;;[.D150];&quot;}, &quot;)" office:value-type="string" office:string-value="W. \dhatu{njapt}{push, push away, press forward}, ">
            <text:p>W. \dhatu{njapt}{push, push away, press forward}, </text:p>
          </table:table-cell>
          <table:table-cell/>
          <table:table-cell table:formula="of:=CONCATENATE(&quot;K. \dhatu{&quot;;[.E150];&quot;}{&quot;;[.F15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50];&quot;}{&quot;;[.I150];&quot;},&quot;)" office:value-type="string" office:string-value="B. \dhatu{}{},">
            <text:p>B. \dhatu{}{},</text:p>
          </table:table-cell>
          <table:table-cell/>
          <table:table-cell table:formula="of:=CONCATENATE(&quot;L. \dhatu{&quot;;[.J150];&quot;}{&quot;;[.K150];&quot;}&quot;)" office:value-type="string" office:string-value="L. \dhatu{nɛːpt}{to push down into the ground, to crush, to subdue;}">
            <text:p>L. \dhatu{nɛːpt}{to push down into the ground, to crush, to subdue;}</text:p>
          </table:table-cell>
          <table:table-cell table:number-columns-repeated="1005"/>
        </table:table-row>
        <table:table-row table:style-name="ro8">
          <table:table-cell table:formula="of:=CONCATENATE(&quot;\item \ipa{*&quot;;[.A151];&quot;}: &quot;)" office:value-type="string" office:string-value="\item \ipa{*nuk}: ">
            <text:p>\item \ipa{*nuk}: </text:p>
          </table:table-cell>
          <table:table-cell/>
          <table:table-cell table:formula="of:=CONCATENATE(&quot;W. \dhatu{&quot;;[.C151];&quot;}{&quot;;[.D151];&quot;}, &quot;)" office:value-type="string" office:string-value="W. \dhatu{}{}, ">
            <text:p>W. \dhatu{}{}, </text:p>
          </table:table-cell>
          <table:table-cell/>
          <table:table-cell table:formula="of:=CONCATENATE(&quot;K. \dhatu{&quot;;[.E151];&quot;}{&quot;;[.F151];&quot;},&quot;)" office:value-type="string" office:string-value="K. \dhatu{nuk}{rub with fingers or hands},">
            <text:p>K. \dhatu{nuk}{rub with fingers or hands},</text:p>
          </table:table-cell>
          <table:table-cell table:number-columns-repeated="2"/>
          <table:table-cell table:formula="of:=CONCATENATE(&quot;B. \dhatu{&quot;;[.H151];&quot;}{&quot;;[.I151];&quot;},&quot;)" office:value-type="string" office:string-value="B. \dhatu{nukma (nuu)}{ to rub, knead; to roll spices to get the flavor out},">
            <text:p>B. \dhatu{nukma (nuu)}{ to rub, knead; to roll spices to get the flavor out},</text:p>
          </table:table-cell>
          <table:table-cell/>
          <table:table-cell table:formula="of:=CONCATENATE(&quot;L. \dhatu{&quot;;[.J151];&quot;}{&quot;;[.K15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52];&quot;}: &quot;)" office:value-type="string" office:string-value="\item \ipa{*nur &gt; nur-si}: ">
            <text:p>\item \ipa{*nur &gt; nur-si}: </text:p>
          </table:table-cell>
          <table:table-cell/>
          <table:table-cell table:formula="of:=CONCATENATE(&quot;W. \dhatu{&quot;;[.C152];&quot;}{&quot;;[.D152];&quot;}, &quot;)" office:value-type="string" office:string-value="W. \dhatu{nur (vm)}{to be sprained, to be twisted}, ">
            <text:p>W. \dhatu{nur (vm)}{to be sprained, to be twisted}, </text:p>
          </table:table-cell>
          <table:table-cell/>
          <table:table-cell table:formula="of:=CONCATENATE(&quot;K. \dhatu{&quot;;[.E152];&quot;}{&quot;;[.F15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52];&quot;}{&quot;;[.I152];&quot;},&quot;)" office:value-type="string" office:string-value="B. \dhatu{}{},">
            <text:p>B. \dhatu{}{},</text:p>
          </table:table-cell>
          <table:table-cell/>
          <table:table-cell table:formula="of:=CONCATENATE(&quot;L. \dhatu{&quot;;[.J152];&quot;}{&quot;;[.K152];&quot;}&quot;)" office:value-type="string" office:string-value="L. \dhatu{nuˀr}{to be sprained, to be dislocated.}">
            <text:p>L. \dhatu{nuˀr}{to be sprained, to be dislocated.}</text:p>
          </table:table-cell>
          <table:table-cell table:number-columns-repeated="1005"/>
        </table:table-row>
        <table:table-row table:style-name="ro8">
          <table:table-cell table:formula="of:=CONCATENATE(&quot;\item \ipa{*&quot;;[.A153];&quot;}: &quot;)" office:value-type="string" office:string-value="\item \ipa{*ŋ[e|ɛ]t &gt; ŋet-t}: ">
            <text:p>\item \ipa{*ŋ[e|ɛ]t &gt; ŋet-t}: </text:p>
          </table:table-cell>
          <table:table-cell/>
          <table:table-cell table:formula="of:=CONCATENATE(&quot;W. \dhatu{&quot;;[.C153];&quot;}{&quot;;[.D153];&quot;}, &quot;)" office:value-type="string" office:string-value="W. \dhatu{njat}{hurt}, ">
            <text:p>W. \dhatu{njat}{hurt}, </text:p>
          </table:table-cell>
          <table:table-cell/>
          <table:table-cell table:formula="of:=CONCATENATE(&quot;K. \dhatu{&quot;;[.E153];&quot;}{&quot;;[.F153];&quot;},&quot;)" office:value-type="string" office:string-value="K. \dhatu{ŋet}{hurt},">
            <text:p>K. \dhatu{ŋet}{hurt},</text:p>
          </table:table-cell>
          <table:table-cell table:number-columns-repeated="2"/>
          <table:table-cell table:formula="of:=CONCATENATE(&quot;B. \dhatu{&quot;;[.H153];&quot;}{&quot;;[.I153];&quot;},&quot;)" office:value-type="string" office:string-value="B. \dhatu{netma (nettu)}{to disturb, irritate, annoy. },">
            <text:p>B. \dhatu{netma (nettu)}{to disturb, irritate, annoy. },</text:p>
          </table:table-cell>
          <table:table-cell/>
          <table:table-cell table:formula="of:=CONCATENATE(&quot;L. \dhatu{&quot;;[.J153];&quot;}{&quot;;[.K15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2">
          <table:table-cell table:formula="of:=CONCATENATE(&quot;\item \ipa{*&quot;;[.A154];&quot;}: &quot;)" office:value-type="string" office:string-value="\item \ipa{*ŋ[u|i]r}: ">
            <text:p>\item \ipa{*ŋ[u|i]r}: </text:p>
          </table:table-cell>
          <table:table-cell/>
          <table:table-cell table:formula="of:=CONCATENATE(&quot;W. \dhatu{&quot;;[.C154];&quot;}{&quot;;[.D154];&quot;}, &quot;)" office:value-type="string" office:string-value="W. \dhatu{ŋir}{roar}, ">
            <text:p>W. \dhatu{ŋir}{roar}, </text:p>
          </table:table-cell>
          <table:table-cell/>
          <table:table-cell table:formula="of:=CONCATENATE(&quot;K. \dhatu{&quot;;[.E154];&quot;}{&quot;;[.F154];&quot;},&quot;)" office:value-type="string" office:string-value="K. \dhatu{ŋur}{roar},">
            <text:p>K. \dhatu{ŋur}{roar},</text:p>
          </table:table-cell>
          <table:table-cell table:number-columns-repeated="2"/>
          <table:table-cell table:formula="of:=CONCATENATE(&quot;B. \dhatu{&quot;;[.H154];&quot;}{&quot;;[.I154];&quot;},&quot;)" office:value-type="string" office:string-value="B. \dhatu{}{},">
            <text:p>B. \dhatu{}{},</text:p>
          </table:table-cell>
          <table:table-cell/>
          <table:table-cell table:formula="of:=CONCATENATE(&quot;L. \dhatu{&quot;;[.J154];&quot;}{&quot;;[.K15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55];&quot;}: &quot;)" office:value-type="string" office:string-value="\item \ipa{*ŋapt}: ">
            <text:p>\item \ipa{*ŋapt}: </text:p>
          </table:table-cell>
          <table:table-cell/>
          <table:table-cell table:formula="of:=CONCATENATE(&quot;W. \dhatu{&quot;;[.C155];&quot;}{&quot;;[.D155];&quot;}, &quot;)" office:value-type="string" office:string-value="W. \dhatu{}{}, ">
            <text:p>W. \dhatu{}{}, </text:p>
          </table:table-cell>
          <table:table-cell/>
          <table:table-cell table:formula="of:=CONCATENATE(&quot;K. \dhatu{&quot;;[.E155];&quot;}{&quot;;[.F155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55];&quot;}{&quot;;[.I155];&quot;},&quot;)" office:value-type="string" office:string-value="B. \dhatu{ŋapma (ŋaptu)}{snatch},">
            <text:p>B. \dhatu{ŋapma (ŋaptu)}{snatch},</text:p>
          </table:table-cell>
          <table:table-cell/>
          <table:table-cell table:formula="of:=CONCATENATE(&quot;L. \dhatu{&quot;;[.J155];&quot;}{&quot;;[.K155];&quot;}&quot;)" office:value-type="string" office:string-value="L. \dhatu{napt}{snatch}">
            <text:p>L. \dhatu{napt}{snatch}</text:p>
          </table:table-cell>
          <table:table-cell table:number-columns-repeated="1005"/>
        </table:table-row>
        <table:table-row table:style-name="ro3">
          <table:table-cell table:formula="of:=CONCATENATE(&quot;\item \ipa{*&quot;;[.A156];&quot;}: &quot;)" office:value-type="string" office:string-value="\item \ipa{*ŋin &gt; ŋin-t}: ">
            <text:p>\item \ipa{*ŋin &gt; ŋin-t}: </text:p>
          </table:table-cell>
          <table:table-cell/>
          <table:table-cell table:formula="of:=CONCATENATE(&quot;W. \dhatu{&quot;;[.C156];&quot;}{&quot;;[.D156];&quot;}, &quot;)" office:value-type="string" office:string-value="W. \dhatu{ŋi:t}{fear, bea afraid}, ">
            <text:p>W. \dhatu{ŋi:t}{fear, bea afraid}, </text:p>
          </table:table-cell>
          <table:table-cell/>
          <table:table-cell table:formula="of:=CONCATENATE(&quot;K. \dhatu{&quot;;[.E156];&quot;}{&quot;;[.F156];&quot;},&quot;)" office:value-type="string" office:string-value="K. \dhatu{ŋin}{fear},">
            <text:p>K. \dhatu{ŋin}{fear},</text:p>
          </table:table-cell>
          <table:table-cell table:number-columns-repeated="2"/>
          <table:table-cell table:formula="of:=CONCATENATE(&quot;B. \dhatu{&quot;;[.H156];&quot;}{&quot;;[.I156];&quot;},&quot;)" office:value-type="string" office:string-value="B. \dhatu{}{},">
            <text:p>B. \dhatu{}{},</text:p>
          </table:table-cell>
          <table:table-cell/>
          <table:table-cell table:formula="of:=CONCATENATE(&quot;L. \dhatu{&quot;;[.J156];&quot;}{&quot;;[.K15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57];&quot;}: &quot;)" office:value-type="string" office:string-value="\item \ipa{*ŋis}: ">
            <text:p>\item \ipa{*ŋis}: </text:p>
          </table:table-cell>
          <table:table-cell/>
          <table:table-cell table:formula="of:=CONCATENATE(&quot;W. \dhatu{&quot;;[.C157];&quot;}{&quot;;[.D157];&quot;}, &quot;)" office:value-type="string" office:string-value="W. \dhatu{}{}, ">
            <text:p>W. \dhatu{}{}, </text:p>
          </table:table-cell>
          <table:table-cell/>
          <table:table-cell table:formula="of:=CONCATENATE(&quot;K. \dhatu{&quot;;[.E157];&quot;}{&quot;;[.F157];&quot;},&quot;)" office:value-type="string" office:string-value="K. \dhatu{ŋi}{hear},">
            <text:p>K. \dhatu{ŋi}{hear},</text:p>
          </table:table-cell>
          <table:table-cell table:number-columns-repeated="2"/>
          <table:table-cell table:formula="of:=CONCATENATE(&quot;B. \dhatu{&quot;;[.H157];&quot;}{&quot;;[.I157];&quot;},&quot;)" office:value-type="string" office:string-value="B. \dhatu{}{},">
            <text:p>B. \dhatu{}{},</text:p>
          </table:table-cell>
          <table:table-cell/>
          <table:table-cell table:formula="of:=CONCATENATE(&quot;L. \dhatu{&quot;;[.J157];&quot;}{&quot;;[.K157];&quot;}&quot;)" office:value-type="string" office:string-value="L. \dhatu{nis}{to see, to know}">
            <text:p>L. \dhatu{nis}{to see, to know}</text:p>
          </table:table-cell>
          <table:table-cell table:number-columns-repeated="1005"/>
        </table:table-row>
        <table:table-row table:style-name="ro3">
          <table:table-cell table:formula="of:=CONCATENATE(&quot;\item \ipa{*&quot;;[.A158];&quot;}: &quot;)" office:value-type="string" office:string-value="\item \ipa{*ŋɔ &gt; ŋɔ-s}: ">
            <text:p>\item \ipa{*ŋɔ &gt; ŋɔ-s}: </text:p>
          </table:table-cell>
          <table:table-cell/>
          <table:table-cell table:formula="of:=CONCATENATE(&quot;W. \dhatu{&quot;;[.C158];&quot;}{&quot;;[.D158];&quot;}, &quot;)" office:value-type="string" office:string-value="W. \dhatu{}{}, ">
            <text:p>W. \dhatu{}{}, </text:p>
          </table:table-cell>
          <table:table-cell/>
          <table:table-cell table:formula="of:=CONCATENATE(&quot;K. \dhatu{&quot;;[.E158];&quot;}{&quot;;[.F15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58];&quot;}{&quot;;[.I158];&quot;},&quot;)" office:value-type="string" office:string-value="B. \dhatu{ŋoma (ŋosu)}{fry dry},">
            <text:p>B. \dhatu{ŋoma (ŋosu)}{fry dry},</text:p>
          </table:table-cell>
          <table:table-cell/>
          <table:table-cell table:formula="of:=CONCATENATE(&quot;L. \dhatu{&quot;;[.J158];&quot;}{&quot;;[.K158];&quot;}&quot;)" office:value-type="string" office:string-value="L. \dhatu{nɔ}{to stir-fry, to pop (corn)}">
            <text:p>L. \dhatu{nɔ}{to stir-fry, to pop (corn)}</text:p>
          </table:table-cell>
          <table:table-cell table:number-columns-repeated="1005"/>
        </table:table-row>
        <table:table-row table:style-name="ro5">
          <table:table-cell table:formula="of:=CONCATENATE(&quot;\item \ipa{*&quot;;[.A159];&quot;}: &quot;)" office:value-type="string" office:string-value="\item \ipa{*p[i|e]s}: ">
            <text:p>\item \ipa{*p[i|e]s}: </text:p>
          </table:table-cell>
          <table:table-cell/>
          <table:table-cell table:formula="of:=CONCATENATE(&quot;W. \dhatu{&quot;;[.C159];&quot;}{&quot;;[.D159];&quot;}, &quot;)" office:value-type="string" office:string-value="W. \dhatu{}{}, ">
            <text:p>W. \dhatu{}{}, </text:p>
          </table:table-cell>
          <table:table-cell/>
          <table:table-cell table:formula="of:=CONCATENATE(&quot;K. \dhatu{&quot;;[.E159];&quot;}{&quot;;[.F159];&quot;},&quot;)" office:value-type="string" office:string-value="K. \dhatu{pi}{fart},">
            <text:p>K. \dhatu{pi}{fart},</text:p>
          </table:table-cell>
          <table:table-cell table:number-columns-repeated="2"/>
          <table:table-cell table:formula="of:=CONCATENATE(&quot;B. \dhatu{&quot;;[.H159];&quot;}{&quot;;[.I159];&quot;},&quot;)" office:value-type="string" office:string-value="B. \dhatu{bʰema (bʰesu)}{fart},">
            <text:p>B. \dhatu{bʰema (bʰesu)}{fart},</text:p>
          </table:table-cell>
          <table:table-cell/>
          <table:table-cell table:formula="of:=CONCATENATE(&quot;L. \dhatu{&quot;;[.J159];&quot;}{&quot;;[.K159];&quot;}&quot;)" office:value-type="string" office:string-value="L. \dhatu{phes}{fart}">
            <text:p>L. \dhatu{phes}{fart}</text:p>
          </table:table-cell>
          <table:table-cell table:number-columns-repeated="1005"/>
        </table:table-row>
        <table:table-row table:style-name="ro4">
          <table:table-cell table:formula="of:=CONCATENATE(&quot;\item \ipa{*&quot;;[.A160];&quot;}: &quot;)" office:value-type="string" office:string-value="\item \ipa{*p[i|ɛ][n]}: ">
            <text:p>\item \ipa{*p[i|ɛ][n]}: </text:p>
          </table:table-cell>
          <table:table-cell/>
          <table:table-cell table:formula="of:=CONCATENATE(&quot;W. \dhatu{&quot;;[.C160];&quot;}{&quot;;[.D160];&quot;}, &quot;)" office:value-type="string" office:string-value="W. \dhatu{phit}{bring (horizontal plane)}, ">
            <text:p>W. \dhatu{phit}{bring (horizontal plane)}, </text:p>
          </table:table-cell>
          <table:table-cell/>
          <table:table-cell table:formula="of:=CONCATENATE(&quot;K. \dhatu{&quot;;[.E160];&quot;}{&quot;;[.F160];&quot;},&quot;)" office:value-type="string" office:string-value="K. \dhatu{pi}{come},">
            <text:p>K. \dhatu{pi}{come},</text:p>
          </table:table-cell>
          <table:table-cell table:number-columns-repeated="2"/>
          <table:table-cell table:formula="of:=CONCATENATE(&quot;B. \dhatu{&quot;;[.H160];&quot;}{&quot;;[.I160];&quot;},&quot;)" office:value-type="string" office:string-value="B. \dhatu{bitma (bitta)}{to walk, to go},">
            <text:p>B. \dhatu{bitma (bitta)}{to walk, to go},</text:p>
          </table:table-cell>
          <table:table-cell/>
          <table:table-cell table:formula="of:=CONCATENATE(&quot;L. \dhatu{&quot;;[.J160];&quot;}{&quot;;[.K160];&quot;}&quot;)" office:value-type="string" office:string-value="L. \dhatu{phɛn}{come}">
            <text:p>L. \dhatu{phɛn}{come}</text:p>
          </table:table-cell>
          <table:table-cell table:number-columns-repeated="1005"/>
        </table:table-row>
        <table:table-row table:style-name="ro5">
          <table:table-cell table:formula="of:=CONCATENATE(&quot;\item \ipa{*&quot;;[.A161];&quot;}: &quot;)" office:value-type="string" office:string-value="\item \ipa{*pʰ[e|ɛ]r}: ">
            <text:p>\item \ipa{*pʰ[e|ɛ]r}: </text:p>
          </table:table-cell>
          <table:table-cell/>
          <table:table-cell table:formula="of:=CONCATENATE(&quot;W. \dhatu{&quot;;[.C161];&quot;}{&quot;;[.D161];&quot;}, &quot;)" office:value-type="string" office:string-value="W. \dhatu{phjar(s)}{sew}, ">
            <text:p>W. \dhatu{phjar(s)}{sew}, </text:p>
          </table:table-cell>
          <table:table-cell/>
          <table:table-cell table:formula="of:=CONCATENATE(&quot;K. \dhatu{&quot;;[.E161];&quot;}{&quot;;[.F161];&quot;},&quot;)" office:value-type="string" office:string-value="K. \dhatu{pher}{sew},">
            <text:p>K. \dhatu{pher}{sew},</text:p>
          </table:table-cell>
          <table:table-cell table:number-columns-repeated="2"/>
          <table:table-cell table:formula="of:=CONCATENATE(&quot;B. \dhatu{&quot;;[.H161];&quot;}{&quot;;[.I161];&quot;},&quot;)" office:value-type="string" office:string-value="B. \dhatu{}{},">
            <text:p>B. \dhatu{}{},</text:p>
          </table:table-cell>
          <table:table-cell/>
          <table:table-cell table:formula="of:=CONCATENATE(&quot;L. \dhatu{&quot;;[.J161];&quot;}{&quot;;[.K16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62];&quot;}: &quot;)" office:value-type="string" office:string-value="\item \ipa{*pʰ[i|ɛ][n]}: ">
            <text:p>\item \ipa{*pʰ[i|ɛ][n]}: </text:p>
          </table:table-cell>
          <table:table-cell/>
          <table:table-cell table:formula="of:=CONCATENATE(&quot;W. \dhatu{&quot;;[.C162];&quot;}{&quot;;[.D162];&quot;}, &quot;)" office:value-type="string" office:string-value="W. \dhatu{}{}, ">
            <text:p>W. \dhatu{}{}, </text:p>
          </table:table-cell>
          <table:table-cell/>
          <table:table-cell table:formula="of:=CONCATENATE(&quot;K. \dhatu{&quot;;[.E162];&quot;}{&quot;;[.F162];&quot;},&quot;)" office:value-type="string" office:string-value="K. \dhatu{phi}{be spoiled (of rice)},">
            <text:p>K. \dhatu{phi}{be spoiled (of rice)},</text:p>
          </table:table-cell>
          <table:table-cell table:number-columns-repeated="2"/>
          <table:table-cell table:formula="of:=CONCATENATE(&quot;B. \dhatu{&quot;;[.H162];&quot;}{&quot;;[.I162];&quot;},&quot;)" office:value-type="string" office:string-value="B. \dhatu{}{},">
            <text:p>B. \dhatu{}{},</text:p>
          </table:table-cell>
          <table:table-cell/>
          <table:table-cell table:formula="of:=CONCATENATE(&quot;L. \dhatu{&quot;;[.J162];&quot;}{&quot;;[.K162];&quot;}&quot;)" office:value-type="string" office:string-value="L. \dhatu{phɛn}{be spoiled}">
            <text:p>L. \dhatu{phɛn}{be spoiled}</text:p>
          </table:table-cell>
          <table:table-cell table:number-columns-repeated="1005"/>
        </table:table-row>
        <table:table-row table:style-name="ro4">
          <table:table-cell table:formula="of:=CONCATENATE(&quot;\item \ipa{*&quot;;[.A163];&quot;}: &quot;)" office:value-type="string" office:string-value="\item \ipa{*pʰ[r][e|ɛ]k &gt; pʰrek-t}: ">
            <text:p>\item \ipa{*pʰ[r][e|ɛ]k &gt; pʰrek-t}: </text:p>
          </table:table-cell>
          <table:table-cell/>
          <table:table-cell table:formula="of:=CONCATENATE(&quot;W. \dhatu{&quot;;[.C163];&quot;}{&quot;;[.D163];&quot;}, &quot;)" office:value-type="string" office:string-value="W. \dhatu{phjak, phrjak}{flick away, knock away}, ">
            <text:p>W. \dhatu{phjak, phrjak}{flick away, knock away}, </text:p>
          </table:table-cell>
          <table:table-cell/>
          <table:table-cell table:formula="of:=CONCATENATE(&quot;K. \dhatu{&quot;;[.E163];&quot;}{&quot;;[.F163];&quot;},&quot;)" office:value-type="string" office:string-value="K. \dhatu{phekt}{flick away},">
            <text:p>K. \dhatu{phekt}{flick away},</text:p>
          </table:table-cell>
          <table:table-cell table:number-columns-repeated="2"/>
          <table:table-cell table:formula="of:=CONCATENATE(&quot;B. \dhatu{&quot;;[.H163];&quot;}{&quot;;[.I163];&quot;},&quot;)" office:value-type="string" office:string-value="B. \dhatu{}{},">
            <text:p>B. \dhatu{}{},</text:p>
          </table:table-cell>
          <table:table-cell/>
          <table:table-cell table:formula="of:=CONCATENATE(&quot;L. \dhatu{&quot;;[.J163];&quot;}{&quot;;[.K16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64];&quot;}: &quot;)" office:value-type="string" office:string-value="\item \ipa{*pʰant}: ">
            <text:p>\item \ipa{*pʰant}: </text:p>
          </table:table-cell>
          <table:table-cell/>
          <table:table-cell table:formula="of:=CONCATENATE(&quot;W. \dhatu{&quot;;[.C164];&quot;}{&quot;;[.D164];&quot;}, &quot;)" office:value-type="string" office:string-value="W. \dhatu{}{}, ">
            <text:p>W. \dhatu{}{}, </text:p>
          </table:table-cell>
          <table:table-cell/>
          <table:table-cell table:formula="of:=CONCATENATE(&quot;K. \dhatu{&quot;;[.E164];&quot;}{&quot;;[.F164];&quot;},&quot;)" office:value-type="string" office:string-value="K. \dhatu{phɛnt}{exchange (for something new)},">
            <text:p>K. \dhatu{phɛnt}{exchange (for something new)},</text:p>
          </table:table-cell>
          <table:table-cell table:number-columns-repeated="2"/>
          <table:table-cell table:formula="of:=CONCATENATE(&quot;B. \dhatu{&quot;;[.H164];&quot;}{&quot;;[.I164];&quot;},&quot;)" office:value-type="string" office:string-value="B. \dhatu{pʰanma (pʰantu)}{to change},">
            <text:p>B. \dhatu{pʰanma (pʰantu)}{to change},</text:p>
          </table:table-cell>
          <table:table-cell/>
          <table:table-cell table:formula="of:=CONCATENATE(&quot;L. \dhatu{&quot;;[.J164];&quot;}{&quot;;[.K16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65];&quot;}: &quot;)" office:value-type="string" office:string-value="\item \ipa{*pʰɛnt}: ">
            <text:p>\item \ipa{*pʰɛnt}: </text:p>
          </table:table-cell>
          <table:table-cell/>
          <table:table-cell table:formula="of:=CONCATENATE(&quot;W. \dhatu{&quot;;[.C165];&quot;}{&quot;;[.D165];&quot;}, &quot;)" office:value-type="string" office:string-value="W. \dhatu{}{}, ">
            <text:p>W. \dhatu{}{}, </text:p>
          </table:table-cell>
          <table:table-cell/>
          <table:table-cell table:formula="of:=CONCATENATE(&quot;K. \dhatu{&quot;;[.E165];&quot;}{&quot;;[.F165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65];&quot;}{&quot;;[.I165];&quot;},&quot;)" office:value-type="string" office:string-value="B. \dhatu{pʰenma (pʰentu)}{to untie},">
            <text:p>B. \dhatu{pʰenma (pʰentu)}{to untie},</text:p>
          </table:table-cell>
          <table:table-cell/>
          <table:table-cell table:formula="of:=CONCATENATE(&quot;L. \dhatu{&quot;;[.J165];&quot;}{&quot;;[.K165];&quot;}&quot;)" office:value-type="string" office:string-value="L. \dhatu{phɛnt}{undo, take off (clothing)}">
            <text:p>L. \dhatu{phɛnt}{undo, take off (clothing)}</text:p>
          </table:table-cell>
          <table:table-cell table:number-columns-repeated="1005"/>
        </table:table-row>
        <table:table-row table:style-name="ro4">
          <table:table-cell table:formula="of:=CONCATENATE(&quot;\item \ipa{*&quot;;[.A166];&quot;}: &quot;)" office:value-type="string" office:string-value="\item \ipa{*pʰipt}: ">
            <text:p>\item \ipa{*pʰipt}: </text:p>
          </table:table-cell>
          <table:table-cell/>
          <table:table-cell table:formula="of:=CONCATENATE(&quot;W. \dhatu{&quot;;[.C166];&quot;}{&quot;;[.D166];&quot;}, &quot;)" office:value-type="string" office:string-value="W. \dhatu{}{}, ">
            <text:p>W. \dhatu{}{}, </text:p>
          </table:table-cell>
          <table:table-cell/>
          <table:table-cell table:formula="of:=CONCATENATE(&quot;K. \dhatu{&quot;;[.E166];&quot;}{&quot;;[.F166];&quot;},&quot;)" office:value-type="string" office:string-value="K. \dhatu{phipt}{suck out from, suck in},">
            <text:p>K. \dhatu{phipt}{suck out from, suck in},</text:p>
          </table:table-cell>
          <table:table-cell table:number-columns-repeated="2"/>
          <table:table-cell table:formula="of:=CONCATENATE(&quot;B. \dhatu{&quot;;[.H166];&quot;}{&quot;;[.I166];&quot;},&quot;)" office:value-type="string" office:string-value="B. \dhatu{pʰɨpma (pʰɨptu)}{to suck, to absorb},">
            <text:p>B. \dhatu{pʰɨpma (pʰɨptu)}{to suck, to absorb},</text:p>
          </table:table-cell>
          <table:table-cell/>
          <table:table-cell table:formula="of:=CONCATENATE(&quot;L. \dhatu{&quot;;[.J166];&quot;}{&quot;;[.K16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67];&quot;}: &quot;)" office:value-type="string" office:string-value="\item \ipa{*pʰlɑs}: ">
            <text:p>\item \ipa{*pʰlɑs}: </text:p>
          </table:table-cell>
          <table:table-cell/>
          <table:table-cell table:formula="of:=CONCATENATE(&quot;W. \dhatu{&quot;;[.C167];&quot;}{&quot;;[.D167];&quot;}, &quot;)" office:value-type="string" office:string-value="W. \dhatu{}{}, ">
            <text:p>W. \dhatu{}{}, </text:p>
          </table:table-cell>
          <table:table-cell/>
          <table:table-cell table:formula="of:=CONCATENATE(&quot;K. \dhatu{&quot;;[.E167];&quot;}{&quot;;[.F167];&quot;},&quot;)" office:value-type="string" office:string-value="K. \dhatu{phlo}{help},">
            <text:p>K. \dhatu{phlo}{help},</text:p>
          </table:table-cell>
          <table:table-cell table:number-columns-repeated="2"/>
          <table:table-cell table:formula="of:=CONCATENATE(&quot;B. \dhatu{&quot;;[.H167];&quot;}{&quot;;[.I167];&quot;},&quot;)" office:value-type="string" office:string-value="B. \dhatu{pʰama (pʰasu)}{to help, assist},">
            <text:p>B. \dhatu{pʰama (pʰasu)}{to help, assist},</text:p>
          </table:table-cell>
          <table:table-cell/>
          <table:table-cell table:formula="of:=CONCATENATE(&quot;L. \dhatu{&quot;;[.J167];&quot;}{&quot;;[.K167];&quot;}&quot;)" office:value-type="string" office:string-value="L. \dhatu{phaˀr}{help}">
            <text:p>L. \dhatu{phaˀr}{help}</text:p>
          </table:table-cell>
          <table:table-cell table:number-columns-repeated="1005"/>
        </table:table-row>
        <table:table-row table:style-name="ro4">
          <table:table-cell table:formula="of:=CONCATENATE(&quot;\item \ipa{*&quot;;[.A168];&quot;}: &quot;)" office:value-type="string" office:string-value="\item \ipa{*pʰol}: ">
            <text:p>\item \ipa{*pʰol}: </text:p>
          </table:table-cell>
          <table:table-cell/>
          <table:table-cell table:formula="of:=CONCATENATE(&quot;W. \dhatu{&quot;;[.C168];&quot;}{&quot;;[.D168];&quot;}, &quot;)" office:value-type="string" office:string-value="W. \dhatu{phwal}{stir rice, vegetables with a spoon}, ">
            <text:p>W. \dhatu{phwal}{stir rice, vegetables with a spoon}, </text:p>
          </table:table-cell>
          <table:table-cell/>
          <table:table-cell table:formula="of:=CONCATENATE(&quot;K. \dhatu{&quot;;[.E168];&quot;}{&quot;;[.F168];&quot;},&quot;)" office:value-type="string" office:string-value="K. \dhatu{phol}{stir, stir around},">
            <text:p>K. \dhatu{phol}{stir, stir around},</text:p>
          </table:table-cell>
          <table:table-cell table:number-columns-repeated="2"/>
          <table:table-cell table:formula="of:=CONCATENATE(&quot;B. \dhatu{&quot;;[.H168];&quot;}{&quot;;[.I168];&quot;},&quot;)" office:value-type="string" office:string-value="B. \dhatu{}{},">
            <text:p>B. \dhatu{}{},</text:p>
          </table:table-cell>
          <table:table-cell/>
          <table:table-cell table:formula="of:=CONCATENATE(&quot;L. \dhatu{&quot;;[.J168];&quot;}{&quot;;[.K16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69];&quot;}: &quot;)" office:value-type="string" office:string-value="\item \ipa{*pʰrok &gt; pʰrok -si}: ">
            <text:p>\item \ipa{*pʰrok &gt; pʰrok -si}: </text:p>
          </table:table-cell>
          <table:table-cell/>
          <table:table-cell table:formula="of:=CONCATENATE(&quot;W. \dhatu{&quot;;[.C169];&quot;}{&quot;;[.D169];&quot;}, &quot;)" office:value-type="string" office:string-value="W. \dhatu{phrwaŋ}{unfasten, untie}, ">
            <text:p>W. \dhatu{phrwaŋ}{unfasten, untie}, </text:p>
          </table:table-cell>
          <table:table-cell/>
          <table:table-cell table:formula="of:=CONCATENATE(&quot;K. \dhatu{&quot;;[.E169];&quot;}{&quot;;[.F169];&quot;},&quot;)" office:value-type="string" office:string-value="K. \dhatu{phrok}{untie},">
            <text:p>K. \dhatu{phrok}{untie},</text:p>
          </table:table-cell>
          <table:table-cell table:number-columns-repeated="2"/>
          <table:table-cell table:formula="of:=CONCATENATE(&quot;B. \dhatu{&quot;;[.H169];&quot;}{&quot;;[.I169];&quot;},&quot;)" office:value-type="string" office:string-value="B. \dhatu{}{},">
            <text:p>B. \dhatu{}{},</text:p>
          </table:table-cell>
          <table:table-cell/>
          <table:table-cell table:formula="of:=CONCATENATE(&quot;L. \dhatu{&quot;;[.J169];&quot;}{&quot;;[.K169];&quot;}&quot;)" office:value-type="string" office:string-value="L. \dhatu{phaːks}{to undo, to untie}">
            <text:p>L. \dhatu{phaːks}{to undo, to untie}</text:p>
          </table:table-cell>
          <table:table-cell table:number-columns-repeated="1005"/>
        </table:table-row>
        <table:table-row table:style-name="ro12">
          <table:table-cell table:formula="of:=CONCATENATE(&quot;\item \ipa{*&quot;;[.A170];&quot;}: &quot;)" office:value-type="string" office:string-value="\item \ipa{*pʰum}: ">
            <text:p>\item \ipa{*pʰum}: </text:p>
          </table:table-cell>
          <table:table-cell/>
          <table:table-cell table:formula="of:=CONCATENATE(&quot;W. \dhatu{&quot;;[.C170];&quot;}{&quot;;[.D170];&quot;}, &quot;)" office:value-type="string" office:string-value="W. \dhatu{phum(s)}{insert smth, especially a solid thing, into ashes or clay or inside a quilt}, ">
            <text:p>W. \dhatu{phum(s)}{insert smth, especially a solid thing, into ashes or clay or inside a quilt}, </text:p>
          </table:table-cell>
          <table:table-cell/>
          <table:table-cell table:formula="of:=CONCATENATE(&quot;K. \dhatu{&quot;;[.E170];&quot;}{&quot;;[.F170];&quot;},&quot;)" office:value-type="string" office:string-value="K. \dhatu{phum}{put under a carpet/mat, put into the ground by covering with earth, put into the ashes},">
            <text:p>K. \dhatu{phum}{put under a carpet/mat, put into the ground by covering with earth, put into the ashes},</text:p>
          </table:table-cell>
          <table:table-cell table:number-columns-repeated="2"/>
          <table:table-cell table:formula="of:=CONCATENATE(&quot;B. \dhatu{&quot;;[.H170];&quot;}{&quot;;[.I170];&quot;},&quot;)" office:value-type="string" office:string-value="B. \dhatu{}{},">
            <text:p>B. \dhatu{}{},</text:p>
          </table:table-cell>
          <table:table-cell/>
          <table:table-cell table:formula="of:=CONCATENATE(&quot;L. \dhatu{&quot;;[.J170];&quot;}{&quot;;[.K17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71];&quot;}: &quot;)" office:value-type="string" office:string-value="\item \ipa{*pʰʊk &gt; bʊk}: ">
            <text:p>\item \ipa{*pʰʊk &gt; bʊk}: </text:p>
          </table:table-cell>
          <table:table-cell/>
          <table:table-cell table:formula="of:=CONCATENATE(&quot;W. \dhatu{&quot;;[.C171];&quot;}{&quot;;[.D171];&quot;}, &quot;)" office:value-type="string" office:string-value="W. \dhatu{buk}{get up, stand up}, ">
            <text:p>W. \dhatu{buk}{get up, stand up}, </text:p>
          </table:table-cell>
          <table:table-cell/>
          <table:table-cell table:formula="of:=CONCATENATE(&quot;K. \dhatu{&quot;;[.E171];&quot;}{&quot;;[.F171];&quot;},&quot;)" office:value-type="string" office:string-value="K. \dhatu{phuk}{get up},">
            <text:p>K. \dhatu{phuk}{get up},</text:p>
          </table:table-cell>
          <table:table-cell table:number-columns-repeated="2"/>
          <table:table-cell table:formula="of:=CONCATENATE(&quot;B. \dhatu{&quot;;[.H171];&quot;}{&quot;;[.I171];&quot;},&quot;)" office:value-type="string" office:string-value="B. \dhatu{pukma (pua)}{to stand up, to rise},">
            <text:p>B. \dhatu{pukma (pua)}{to stand up, to rise},</text:p>
          </table:table-cell>
          <table:table-cell/>
          <table:table-cell table:formula="of:=CONCATENATE(&quot;L. \dhatu{&quot;;[.J171];&quot;}{&quot;;[.K171];&quot;}&quot;)" office:value-type="string" office:string-value="L. \dhatu{pok}{to rise, to stand up, to get up}">
            <text:p>L. \dhatu{pok}{to rise, to stand up, to get up}</text:p>
          </table:table-cell>
          <table:table-cell table:number-columns-repeated="1005"/>
        </table:table-row>
        <table:table-row table:style-name="ro4">
          <table:table-cell table:formula="of:=CONCATENATE(&quot;\item \ipa{*&quot;;[.A172];&quot;}: &quot;)" office:value-type="string" office:string-value="\item \ipa{*pil &gt; pil-t}: ">
            <text:p>\item \ipa{*pil &gt; pil-t}: </text:p>
          </table:table-cell>
          <table:table-cell/>
          <table:table-cell table:formula="of:=CONCATENATE(&quot;W. \dhatu{&quot;;[.C172];&quot;}{&quot;;[.D172];&quot;}, &quot;)" office:value-type="string" office:string-value="W. \dhatu{}{}, ">
            <text:p>W. \dhatu{}{}, </text:p>
          </table:table-cell>
          <table:table-cell/>
          <table:table-cell table:formula="of:=CONCATENATE(&quot;K. \dhatu{&quot;;[.E172];&quot;}{&quot;;[.F172];&quot;},&quot;)" office:value-type="string" office:string-value="K. \dhatu{pil}{squeeze, milk},">
            <text:p>K. \dhatu{pil}{squeeze, milk},</text:p>
          </table:table-cell>
          <table:table-cell table:number-columns-repeated="2"/>
          <table:table-cell table:formula="of:=CONCATENATE(&quot;B. \dhatu{&quot;;[.H172];&quot;}{&quot;;[.I172];&quot;},&quot;)" office:value-type="string" office:string-value="B. \dhatu{bʰinma (bʰilu) }{to squeeze (for juice)},">
            <text:p>B. \dhatu{bʰinma (bʰilu) }{to squeeze (for juice)},</text:p>
          </table:table-cell>
          <table:table-cell/>
          <table:table-cell table:formula="of:=CONCATENATE(&quot;L. \dhatu{&quot;;[.J172];&quot;}{&quot;;[.K172];&quot;}&quot;)" office:value-type="string" office:string-value="L. \dhatu{phiːnt}{milk}">
            <text:p>L. \dhatu{phiːnt}{milk}</text:p>
          </table:table-cell>
          <table:table-cell table:number-columns-repeated="1005"/>
        </table:table-row>
        <table:table-row table:style-name="ro4">
          <table:table-cell table:formula="of:=CONCATENATE(&quot;\item \ipa{*&quot;;[.A173];&quot;}: &quot;)" office:value-type="string" office:string-value="\item \ipa{*pl[e|ɛ]n &gt; plent}: ">
            <text:p>\item \ipa{*pl[e|ɛ]n &gt; plent}: </text:p>
          </table:table-cell>
          <table:table-cell/>
          <table:table-cell table:formula="of:=CONCATENATE(&quot;W. \dhatu{&quot;;[.C173];&quot;}{&quot;;[.D173];&quot;}, &quot;)" office:value-type="string" office:string-value="W. \dhatu{plej}{refrain from doing, be stopped}, ">
            <text:p>W. \dhatu{plej}{refrain from doing, be stopped}, </text:p>
          </table:table-cell>
          <table:table-cell/>
          <table:table-cell table:formula="of:=CONCATENATE(&quot;K. \dhatu{&quot;;[.E173];&quot;}{&quot;;[.F173];&quot;},&quot;)" office:value-type="string" office:string-value="K. \dhatu{plent}{postpone},">
            <text:p>K. \dhatu{plent}{postpone},</text:p>
          </table:table-cell>
          <table:table-cell table:number-columns-repeated="2"/>
          <table:table-cell table:formula="of:=CONCATENATE(&quot;B. \dhatu{&quot;;[.H173];&quot;}{&quot;;[.I173];&quot;},&quot;)" office:value-type="string" office:string-value="B. \dhatu{}{},">
            <text:p>B. \dhatu{}{},</text:p>
          </table:table-cell>
          <table:table-cell/>
          <table:table-cell table:formula="of:=CONCATENATE(&quot;L. \dhatu{&quot;;[.J173];&quot;}{&quot;;[.K17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74];&quot;}: &quot;)" office:value-type="string" office:string-value="\item \ipa{*pl[e|ɛ]p &gt; plep-t}: ">
            <text:p>\item \ipa{*pl[e|ɛ]p &gt; plep-t}: </text:p>
          </table:table-cell>
          <table:table-cell/>
          <table:table-cell table:formula="of:=CONCATENATE(&quot;W. \dhatu{&quot;;[.C174];&quot;}{&quot;;[.D174];&quot;}, &quot;)" office:value-type="string" office:string-value="W. \dhatu{pljap}{fold over (blyam be folded)}, ">
            <text:p>W. \dhatu{pljap}{fold over (blyam be folded)}, </text:p>
          </table:table-cell>
          <table:table-cell/>
          <table:table-cell table:formula="of:=CONCATENATE(&quot;K. \dhatu{&quot;;[.E174];&quot;}{&quot;;[.F174];&quot;},&quot;)" office:value-type="string" office:string-value="K. \dhatu{plept}{hold under the arm, fold},">
            <text:p>K. \dhatu{plept}{hold under the arm, fold},</text:p>
          </table:table-cell>
          <table:table-cell table:number-columns-repeated="2"/>
          <table:table-cell table:formula="of:=CONCATENATE(&quot;B. \dhatu{&quot;;[.H174];&quot;}{&quot;;[.I174];&quot;},&quot;)" office:value-type="string" office:string-value="B. \dhatu{}{},">
            <text:p>B. \dhatu{}{},</text:p>
          </table:table-cell>
          <table:table-cell/>
          <table:table-cell table:formula="of:=CONCATENATE(&quot;L. \dhatu{&quot;;[.J174];&quot;}{&quot;;[.K17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75];&quot;}: &quot;)" office:value-type="string" office:string-value="\item \ipa{*pokt &gt; bok &gt; bokt}: ">
            <text:p>\item \ipa{*pokt &gt; bok &gt; bokt}: </text:p>
          </table:table-cell>
          <table:table-cell/>
          <table:table-cell table:formula="of:=CONCATENATE(&quot;W. \dhatu{&quot;;[.C175];&quot;}{&quot;;[.D175];&quot;}, &quot;)" office:value-type="string" office:string-value="W. \dhatu{}{}, ">
            <text:p>W. \dhatu{}{}, </text:p>
          </table:table-cell>
          <table:table-cell/>
          <table:table-cell table:formula="of:=CONCATENATE(&quot;K. \dhatu{&quot;;[.E175];&quot;}{&quot;;[.F175];&quot;},&quot;)" office:value-type="string" office:string-value="K. \dhatu{bhokt}{patch},">
            <text:p>K. \dhatu{bhokt}{patch},</text:p>
          </table:table-cell>
          <table:table-cell table:number-columns-repeated="2"/>
          <table:table-cell table:formula="of:=CONCATENATE(&quot;B. \dhatu{&quot;;[.H175];&quot;}{&quot;;[.I175];&quot;},&quot;)" office:value-type="string" office:string-value="B. \dhatu{bʰokma (bʰoktu)}{to mend, to patch},">
            <text:p>B. \dhatu{bʰokma (bʰoktu)}{to mend, to patch},</text:p>
          </table:table-cell>
          <table:table-cell/>
          <table:table-cell table:formula="of:=CONCATENATE(&quot;L. \dhatu{&quot;;[.J175];&quot;}{&quot;;[.K17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76];&quot;}: &quot;)" office:value-type="string" office:string-value="\item \ipa{*pot &gt; bot}: ">
            <text:p>\item \ipa{*pot &gt; bot}: </text:p>
          </table:table-cell>
          <table:table-cell/>
          <table:table-cell table:formula="of:=CONCATENATE(&quot;W. \dhatu{&quot;;[.C176];&quot;}{&quot;;[.D176];&quot;}, &quot;)" office:value-type="string" office:string-value="W. \dhatu{bwaj}{to flower, swell, thrive}, ">
            <text:p>W. \dhatu{bwaj}{to flower, swell, thrive}, </text:p>
          </table:table-cell>
          <table:table-cell/>
          <table:table-cell table:formula="of:=CONCATENATE(&quot;K. \dhatu{&quot;;[.E176];&quot;}{&quot;;[.F176];&quot;},&quot;)" office:value-type="string" office:string-value="K. \dhatu{pott}{blossom},">
            <text:p>K. \dhatu{pott}{blossom},</text:p>
          </table:table-cell>
          <table:table-cell table:number-columns-repeated="2"/>
          <table:table-cell table:formula="of:=CONCATENATE(&quot;B. \dhatu{&quot;;[.H176];&quot;}{&quot;;[.I176];&quot;},&quot;)" office:value-type="string" office:string-value="B. \dhatu{batma (bara)}{bloom},">
            <text:p>B. \dhatu{batma (bara)}{bloom},</text:p>
          </table:table-cell>
          <table:table-cell/>
          <table:table-cell table:formula="of:=CONCATENATE(&quot;L. \dhatu{&quot;;[.J176];&quot;}{&quot;;[.K17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77];&quot;}: &quot;)" office:value-type="string" office:string-value="\item \ipa{*pot &gt; pot-t}: ">
            <text:p>\item \ipa{*pot &gt; pot-t}: </text:p>
          </table:table-cell>
          <table:table-cell/>
          <table:table-cell table:formula="of:=CONCATENATE(&quot;W. \dhatu{&quot;;[.C177];&quot;}{&quot;;[.D177];&quot;}, &quot;)" office:value-type="string" office:string-value="W. \dhatu{pwat}{tie up}, ">
            <text:p>W. \dhatu{pwat}{tie up}, </text:p>
          </table:table-cell>
          <table:table-cell/>
          <table:table-cell table:formula="of:=CONCATENATE(&quot;K. \dhatu{&quot;;[.E177];&quot;}{&quot;;[.F177];&quot;},&quot;)" office:value-type="string" office:string-value="K. \dhatu{pott}{tie up},">
            <text:p>K. \dhatu{pott}{tie up},</text:p>
          </table:table-cell>
          <table:table-cell table:number-columns-repeated="2"/>
          <table:table-cell table:formula="of:=CONCATENATE(&quot;B. \dhatu{&quot;;[.H177];&quot;}{&quot;;[.I177];&quot;},&quot;)" office:value-type="string" office:string-value="B. \dhatu{}{},">
            <text:p>B. \dhatu{}{},</text:p>
          </table:table-cell>
          <table:table-cell/>
          <table:table-cell table:formula="of:=CONCATENATE(&quot;L. \dhatu{&quot;;[.J177];&quot;}{&quot;;[.K17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78];&quot;}: &quot;)" office:value-type="string" office:string-value="\item \ipa{*pɔ &gt;&gt; pa}: ">
            <text:p>\item \ipa{*pɔ &gt;&gt; pa}: </text:p>
          </table:table-cell>
          <table:table-cell/>
          <table:table-cell table:formula="of:=CONCATENATE(&quot;W. \dhatu{&quot;;[.C178];&quot;}{&quot;;[.D178];&quot;}, &quot;)" office:value-type="string" office:string-value="W. \dhatu{pa}{make}, ">
            <text:p>W. \dhatu{pa}{make}, </text:p>
          </table:table-cell>
          <table:table-cell/>
          <table:table-cell table:formula="of:=CONCATENATE(&quot;K. \dhatu{&quot;;[.E178];&quot;}{&quot;;[.F178];&quot;},&quot;)" office:value-type="string" office:string-value="K. \dhatu{pa}{weave},">
            <text:p>K. \dhatu{pa}{weave},</text:p>
          </table:table-cell>
          <table:table-cell table:number-columns-repeated="2"/>
          <table:table-cell table:formula="of:=CONCATENATE(&quot;B. \dhatu{&quot;;[.H178];&quot;}{&quot;;[.I178];&quot;},&quot;)" office:value-type="string" office:string-value="B. \dhatu{bama (bo)}{weave},">
            <text:p>B. \dhatu{bama (bo)}{weave},</text:p>
          </table:table-cell>
          <table:table-cell/>
          <table:table-cell table:formula="of:=CONCATENATE(&quot;L. \dhatu{&quot;;[.J178];&quot;}{&quot;;[.K178];&quot;}&quot;)" office:value-type="string" office:string-value="L. \dhatu{phɔ}{to braid, to knit, to weave}">
            <text:p>L. \dhatu{phɔ}{to braid, to knit, to weave}</text:p>
          </table:table-cell>
          <table:table-cell table:number-columns-repeated="1005"/>
        </table:table-row>
        <table:table-row table:style-name="ro7">
          <table:table-cell table:formula="of:=CONCATENATE(&quot;\item \ipa{*&quot;;[.A179];&quot;}: &quot;)" office:value-type="string" office:string-value="\item \ipa{*pram &gt; bram &gt; bram-t}: ">
            <text:p>\item \ipa{*pram &gt; bram &gt; bram-t}: </text:p>
          </table:table-cell>
          <table:table-cell/>
          <table:table-cell table:formula="of:=CONCATENATE(&quot;W. \dhatu{&quot;;[.C179];&quot;}{&quot;;[.D179];&quot;}, &quot;)" office:value-type="string" office:string-value="W. \dhatu{}{}, ">
            <text:p>W. \dhatu{}{}, </text:p>
          </table:table-cell>
          <table:table-cell/>
          <table:table-cell table:formula="of:=CONCATENATE(&quot;K. \dhatu{&quot;;[.E179];&quot;}{&quot;;[.F179];&quot;},&quot;)" office:value-type="string" office:string-value="K. \dhatu{prɛm}{scratch, claw},">
            <text:p>K. \dhatu{prɛm}{scratch, claw},</text:p>
          </table:table-cell>
          <table:table-cell table:number-columns-repeated="2"/>
          <table:table-cell table:formula="of:=CONCATENATE(&quot;B. \dhatu{&quot;;[.H179];&quot;}{&quot;;[.I179];&quot;},&quot;)" office:value-type="string" office:string-value="B. \dhatu{pamma (pamtu)}{to scratch, to tear (at the wall); to grab (with claws)},">
            <text:p>B. \dhatu{pamma (pamtu)}{to scratch, to tear (at the wall); to grab (with claws)},</text:p>
          </table:table-cell>
          <table:table-cell/>
          <table:table-cell table:formula="of:=CONCATENATE(&quot;L. \dhatu{&quot;;[.J179];&quot;}{&quot;;[.K17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80];&quot;}: &quot;)" office:value-type="string" office:string-value="\item \ipa{*prɑŋ &gt; prɑŋ-t}: ">
            <text:p>\item \ipa{*prɑŋ &gt; prɑŋ-t}: </text:p>
          </table:table-cell>
          <table:table-cell/>
          <table:table-cell table:formula="of:=CONCATENATE(&quot;W. \dhatu{&quot;;[.C180];&quot;}{&quot;;[.D180];&quot;}, &quot;)" office:value-type="string" office:string-value="W. \dhatu{proŋ}{weave}, ">
            <text:p>W. \dhatu{proŋ}{weave}, </text:p>
          </table:table-cell>
          <table:table-cell/>
          <table:table-cell table:formula="of:=CONCATENATE(&quot;K. \dhatu{&quot;;[.E180];&quot;}{&quot;;[.F18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80];&quot;}{&quot;;[.I180];&quot;},&quot;)" office:value-type="string" office:string-value="B. \dhatu{baŋma (baŋtu)}{weave},">
            <text:p>B. \dhatu{baŋma (baŋtu)}{weave},</text:p>
          </table:table-cell>
          <table:table-cell/>
          <table:table-cell table:formula="of:=CONCATENATE(&quot;L. \dhatu{&quot;;[.J180];&quot;}{&quot;;[.K18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81];&quot;}: &quot;)" office:value-type="string" office:string-value="\item \ipa{*prok}: ">
            <text:p>\item \ipa{*prok}: </text:p>
          </table:table-cell>
          <table:table-cell/>
          <table:table-cell table:formula="of:=CONCATENATE(&quot;W. \dhatu{&quot;;[.C181];&quot;}{&quot;;[.D181];&quot;}, &quot;)" office:value-type="string" office:string-value="W. \dhatu{prwak}{run away}, ">
            <text:p>W. \dhatu{prwak}{run away}, </text:p>
          </table:table-cell>
          <table:table-cell/>
          <table:table-cell table:formula="of:=CONCATENATE(&quot;K. \dhatu{&quot;;[.E181];&quot;}{&quot;;[.F181];&quot;},&quot;)" office:value-type="string" office:string-value="K. \dhatu{prok}{jump},">
            <text:p>K. \dhatu{prok}{jump},</text:p>
          </table:table-cell>
          <table:table-cell table:number-columns-repeated="2"/>
          <table:table-cell table:formula="of:=CONCATENATE(&quot;B. \dhatu{&quot;;[.H181];&quot;}{&quot;;[.I181];&quot;},&quot;)" office:value-type="string" office:string-value="B. \dhatu{}{},">
            <text:p>B. \dhatu{}{},</text:p>
          </table:table-cell>
          <table:table-cell/>
          <table:table-cell table:formula="of:=CONCATENATE(&quot;L. \dhatu{&quot;;[.J181];&quot;}{&quot;;[.K18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82];&quot;}: &quot;)" office:value-type="string" office:string-value="\item \ipa{*puks}: ">
            <text:p>\item \ipa{*puks}: </text:p>
          </table:table-cell>
          <table:table-cell/>
          <table:table-cell table:formula="of:=CONCATENATE(&quot;W. \dhatu{&quot;;[.C182];&quot;}{&quot;;[.D182];&quot;}, &quot;)" office:value-type="string" office:string-value="W. \dhatu{}{}, ">
            <text:p>W. \dhatu{}{}, </text:p>
          </table:table-cell>
          <table:table-cell/>
          <table:table-cell table:formula="of:=CONCATENATE(&quot;K. \dhatu{&quot;;[.E182];&quot;}{&quot;;[.F18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82];&quot;}{&quot;;[.I182];&quot;},&quot;)" office:value-type="string" office:string-value="B. \dhatu{bʰuŋma (bʰuŋsu)}{pile up},">
            <text:p>B. \dhatu{bʰuŋma (bʰuŋsu)}{pile up},</text:p>
          </table:table-cell>
          <table:table-cell/>
          <table:table-cell table:formula="of:=CONCATENATE(&quot;L. \dhatu{&quot;;[.J182];&quot;}{&quot;;[.K182];&quot;}&quot;)" office:value-type="string" office:string-value="L. \dhatu{phuks}{pile up}">
            <text:p>L. \dhatu{phuks}{pile up}</text:p>
          </table:table-cell>
          <table:table-cell table:number-columns-repeated="1005"/>
        </table:table-row>
        <table:table-row table:style-name="ro4">
          <table:table-cell table:formula="of:=CONCATENATE(&quot;\item \ipa{*&quot;;[.A183];&quot;}: &quot;)" office:value-type="string" office:string-value="\item \ipa{*pum &gt; pum-t}: ">
            <text:p>\item \ipa{*pum &gt; pum-t}: </text:p>
          </table:table-cell>
          <table:table-cell/>
          <table:table-cell table:formula="of:=CONCATENATE(&quot;W. \dhatu{&quot;;[.C183];&quot;}{&quot;;[.D183];&quot;}, &quot;)" office:value-type="string" office:string-value="W. \dhatu{}{}, ">
            <text:p>W. \dhatu{}{}, </text:p>
          </table:table-cell>
          <table:table-cell/>
          <table:table-cell table:formula="of:=CONCATENATE(&quot;K. \dhatu{&quot;;[.E183];&quot;}{&quot;;[.F183];&quot;},&quot;)" office:value-type="string" office:string-value="K. \dhatu{pum}{hold in one's fist, make a fist},">
            <text:p>K. \dhatu{pum}{hold in one's fist, make a fist},</text:p>
          </table:table-cell>
          <table:table-cell table:number-columns-repeated="2"/>
          <table:table-cell table:formula="of:=CONCATENATE(&quot;B. \dhatu{&quot;;[.H183];&quot;}{&quot;;[.I183];&quot;},&quot;)" office:value-type="string" office:string-value="B. \dhatu{pumma (pumtu)}{to hold tightly (in the fists)},">
            <text:p>B. \dhatu{pumma (pumtu)}{to hold tightly (in the fists)},</text:p>
          </table:table-cell>
          <table:table-cell/>
          <table:table-cell table:formula="of:=CONCATENATE(&quot;L. \dhatu{&quot;;[.J183];&quot;}{&quot;;[.K18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84];&quot;}: &quot;)" office:value-type="string" office:string-value="\item \ipa{*r[e|ɛ]kt}: ">
            <text:p>\item \ipa{*r[e|ɛ]kt}: </text:p>
          </table:table-cell>
          <table:table-cell/>
          <table:table-cell table:formula="of:=CONCATENATE(&quot;W. \dhatu{&quot;;[.C184];&quot;}{&quot;;[.D184];&quot;}, &quot;)" office:value-type="string" office:string-value="W. \dhatu{rjakt}{write}, ">
            <text:p>W. \dhatu{rjakt}{write}, </text:p>
          </table:table-cell>
          <table:table-cell/>
          <table:table-cell table:formula="of:=CONCATENATE(&quot;K. \dhatu{&quot;;[.E184];&quot;}{&quot;;[.F184];&quot;},&quot;)" office:value-type="string" office:string-value="K. \dhatu{rekt}{write},">
            <text:p>K. \dhatu{rekt}{write},</text:p>
          </table:table-cell>
          <table:table-cell table:number-columns-repeated="2"/>
          <table:table-cell table:formula="of:=CONCATENATE(&quot;B. \dhatu{&quot;;[.H184];&quot;}{&quot;;[.I184];&quot;},&quot;)" office:value-type="string" office:string-value="B. \dhatu{}{},">
            <text:p>B. \dhatu{}{},</text:p>
          </table:table-cell>
          <table:table-cell/>
          <table:table-cell table:formula="of:=CONCATENATE(&quot;L. \dhatu{&quot;;[.J184];&quot;}{&quot;;[.K18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85];&quot;}: &quot;)" office:value-type="string" office:string-value="\item \ipa{*r[u|ɔ]kt &gt; rɔk-s}: ">
            <text:p>\item \ipa{*r[u|ɔ]kt &gt; rɔk-s}: </text:p>
          </table:table-cell>
          <table:table-cell/>
          <table:table-cell table:formula="of:=CONCATENATE(&quot;W. \dhatu{&quot;;[.C185];&quot;}{&quot;;[.D185];&quot;}, &quot;)" office:value-type="string" office:string-value="W. \dhatu{}{}, ">
            <text:p>W. \dhatu{}{}, </text:p>
          </table:table-cell>
          <table:table-cell/>
          <table:table-cell table:formula="of:=CONCATENATE(&quot;K. \dhatu{&quot;;[.E185];&quot;}{&quot;;[.F185];&quot;},&quot;)" office:value-type="string" office:string-value="K. \dhatu{rukt}{shake out (with a downward motion)},">
            <text:p>K. \dhatu{rukt}{shake out (with a downward motion)},</text:p>
          </table:table-cell>
          <table:table-cell table:number-columns-repeated="2"/>
          <table:table-cell table:formula="of:=CONCATENATE(&quot;B. \dhatu{&quot;;[.H185];&quot;}{&quot;;[.I185];&quot;},&quot;)" office:value-type="string" office:string-value="B. \dhatu{}{},">
            <text:p>B. \dhatu{}{},</text:p>
          </table:table-cell>
          <table:table-cell/>
          <table:table-cell table:formula="of:=CONCATENATE(&quot;L. \dhatu{&quot;;[.J185];&quot;}{&quot;;[.K185];&quot;}&quot;)" office:value-type="string" office:string-value="L. \dhatu{jɔks}{to shake, to swing, to rock, to sieve}">
            <text:p>L. \dhatu{jɔks}{to shake, to swing, to rock, to sieve}</text:p>
          </table:table-cell>
          <table:table-cell table:number-columns-repeated="1005"/>
        </table:table-row>
        <table:table-row table:style-name="ro12">
          <table:table-cell table:formula="of:=CONCATENATE(&quot;\item \ipa{*&quot;;[.A186];&quot;}: &quot;)" office:value-type="string" office:string-value="\item \ipa{*r|u|o]p}: ">
            <text:p>\item \ipa{*r|u|o]p}: </text:p>
          </table:table-cell>
          <table:table-cell/>
          <table:table-cell table:formula="of:=CONCATENATE(&quot;W. \dhatu{&quot;;[.C186];&quot;}{&quot;;[.D186];&quot;}, &quot;)" office:value-type="string" office:string-value="W. \dhatu{}{}, ">
            <text:p>W. \dhatu{}{}, </text:p>
          </table:table-cell>
          <table:table-cell/>
          <table:table-cell table:formula="of:=CONCATENATE(&quot;K. \dhatu{&quot;;[.E186];&quot;}{&quot;;[.F186];&quot;},&quot;)" office:value-type="string" office:string-value="K. \dhatu{rup}{cut into pieces},">
            <text:p>K. \dhatu{rup}{cut into pieces},</text:p>
          </table:table-cell>
          <table:table-cell table:number-columns-repeated="2"/>
          <table:table-cell table:formula="of:=CONCATENATE(&quot;B. \dhatu{&quot;;[.H186];&quot;}{&quot;;[.I186];&quot;},&quot;)" office:value-type="string" office:string-value="B. \dhatu{ropma (rou)}{to break into pieces (intentionally, as of firewood; especially by hand)},">
            <text:p>B. \dhatu{ropma (rou)}{to break into pieces (intentionally, as of firewood; especially by hand)},</text:p>
          </table:table-cell>
          <table:table-cell/>
          <table:table-cell table:formula="of:=CONCATENATE(&quot;L. \dhatu{&quot;;[.J186];&quot;}{&quot;;[.K18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2">
          <table:table-cell table:formula="of:=CONCATENATE(&quot;\item \ipa{*&quot;;[.A187];&quot;}: &quot;)" office:value-type="string" office:string-value="\item \ipa{*rɑŋ}: ">
            <text:p>\item \ipa{*rɑŋ}: </text:p>
          </table:table-cell>
          <table:table-cell/>
          <table:table-cell table:formula="of:=CONCATENATE(&quot;W. \dhatu{&quot;;[.C187];&quot;}{&quot;;[.D187];&quot;}, &quot;)" office:value-type="string" office:string-value="W. \dhatu{}{}, ">
            <text:p>W. \dhatu{}{}, </text:p>
          </table:table-cell>
          <table:table-cell/>
          <table:table-cell table:formula="of:=CONCATENATE(&quot;K. \dhatu{&quot;;[.E187];&quot;}{&quot;;[.F187];&quot;},&quot;)" office:value-type="string" office:string-value="K. \dhatu{roŋ}{use},">
            <text:p>K. \dhatu{roŋ}{use},</text:p>
          </table:table-cell>
          <table:table-cell table:number-columns-repeated="2"/>
          <table:table-cell table:formula="of:=CONCATENATE(&quot;B. \dhatu{&quot;;[.H187];&quot;}{&quot;;[.I187];&quot;},&quot;)" office:value-type="string" office:string-value="B. \dhatu{}{},">
            <text:p>B. \dhatu{}{},</text:p>
          </table:table-cell>
          <table:table-cell/>
          <table:table-cell table:formula="of:=CONCATENATE(&quot;L. \dhatu{&quot;;[.J187];&quot;}{&quot;;[.K187];&quot;}&quot;)" office:value-type="string" office:string-value="L. \dhatu{jaŋ}{use}">
            <text:p>L. \dhatu{jaŋ}{use}</text:p>
          </table:table-cell>
          <table:table-cell table:number-columns-repeated="1005"/>
        </table:table-row>
        <table:table-row table:style-name="ro4">
          <table:table-cell table:formula="of:=CONCATENATE(&quot;\item \ipa{*&quot;;[.A188];&quot;}: &quot;)" office:value-type="string" office:string-value="\item \ipa{*rɑŋt}: ">
            <text:p>\item \ipa{*rɑŋt}: </text:p>
          </table:table-cell>
          <table:table-cell/>
          <table:table-cell table:formula="of:=CONCATENATE(&quot;W. \dhatu{&quot;;[.C188];&quot;}{&quot;;[.D188];&quot;}, &quot;)" office:value-type="string" office:string-value="W. \dhatu{}{}, ">
            <text:p>W. \dhatu{}{}, </text:p>
          </table:table-cell>
          <table:table-cell/>
          <table:table-cell table:formula="of:=CONCATENATE(&quot;K. \dhatu{&quot;;[.E188];&quot;}{&quot;;[.F188];&quot;},&quot;)" office:value-type="string" office:string-value="K. \dhatu{roŋt}{dry through},">
            <text:p>K. \dhatu{roŋt}{dry through},</text:p>
          </table:table-cell>
          <table:table-cell table:number-columns-repeated="2"/>
          <table:table-cell table:formula="of:=CONCATENATE(&quot;B. \dhatu{&quot;;[.H188];&quot;}{&quot;;[.I188];&quot;},&quot;)" office:value-type="string" office:string-value="B. \dhatu{raŋma (raŋta)}{dry strongly, parch; tan},">
            <text:p>B. \dhatu{raŋma (raŋta)}{dry strongly, parch; tan},</text:p>
          </table:table-cell>
          <table:table-cell/>
          <table:table-cell table:formula="of:=CONCATENATE(&quot;L. \dhatu{&quot;;[.J188];&quot;}{&quot;;[.K18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89];&quot;}: &quot;)" office:value-type="string" office:string-value="\item \ipa{*re[t]}: ">
            <text:p>\item \ipa{*re[t]}: </text:p>
          </table:table-cell>
          <table:table-cell/>
          <table:table-cell table:formula="of:=CONCATENATE(&quot;W. \dhatu{&quot;;[.C189];&quot;}{&quot;;[.D189];&quot;}, &quot;)" office:value-type="string" office:string-value="W. \dhatu{rja}{be malicious}, ">
            <text:p>W. \dhatu{rja}{be malicious}, </text:p>
          </table:table-cell>
          <table:table-cell/>
          <table:table-cell table:formula="of:=CONCATENATE(&quot;K. \dhatu{&quot;;[.E189];&quot;}{&quot;;[.F189];&quot;},&quot;)" office:value-type="string" office:string-value="K. \dhatu{ret}{laugh},">
            <text:p>K. \dhatu{ret}{laugh},</text:p>
          </table:table-cell>
          <table:table-cell table:number-columns-repeated="2"/>
          <table:table-cell table:formula="of:=CONCATENATE(&quot;B. \dhatu{&quot;;[.H189];&quot;}{&quot;;[.I189];&quot;},&quot;)" office:value-type="string" office:string-value="B. \dhatu{ima (ija)}{laugh},">
            <text:p>B. \dhatu{ima (ija)}{laugh},</text:p>
          </table:table-cell>
          <table:table-cell/>
          <table:table-cell table:formula="of:=CONCATENATE(&quot;L. \dhatu{&quot;;[.J189];&quot;}{&quot;;[.K189];&quot;}&quot;)" office:value-type="string" office:string-value="L. \dhatu{et}{laugh}">
            <text:p>L. \dhatu{et}{laugh}</text:p>
          </table:table-cell>
          <table:table-cell table:number-columns-repeated="1005"/>
        </table:table-row>
        <table:table-row table:style-name="ro5">
          <table:table-cell table:formula="of:=CONCATENATE(&quot;\item \ipa{*&quot;;[.A190];&quot;}: &quot;)" office:value-type="string" office:string-value="\item \ipa{*rɛp}: ">
            <text:p>\item \ipa{*rɛp}: </text:p>
          </table:table-cell>
          <table:table-cell/>
          <table:table-cell table:formula="of:=CONCATENATE(&quot;W. \dhatu{&quot;;[.C190];&quot;}{&quot;;[.D190];&quot;}, &quot;)" office:value-type="string" office:string-value="W. \dhatu{jap}{stand}, ">
            <text:p>W. \dhatu{jap}{stand}, </text:p>
          </table:table-cell>
          <table:table-cell/>
          <table:table-cell table:formula="of:=CONCATENATE(&quot;K. \dhatu{&quot;;[.E190];&quot;}{&quot;;[.F190];&quot;},&quot;)" office:value-type="string" office:string-value="K. \dhatu{rep}{stand},">
            <text:p>K. \dhatu{rep}{stand},</text:p>
          </table:table-cell>
          <table:table-cell table:number-columns-repeated="2"/>
          <table:table-cell table:formula="of:=CONCATENATE(&quot;B. \dhatu{&quot;;[.H190];&quot;}{&quot;;[.I190];&quot;},&quot;)" office:value-type="string" office:string-value="B. \dhatu{epma (ewa)}{stand},">
            <text:p>B. \dhatu{epma (ewa)}{stand},</text:p>
          </table:table-cell>
          <table:table-cell/>
          <table:table-cell table:formula="of:=CONCATENATE(&quot;L. \dhatu{&quot;;[.J190];&quot;}{&quot;;[.K190];&quot;}&quot;)" office:value-type="string" office:string-value="L. \dhatu{jɛp }{to stand, to be standing}">
            <text:p>L. \dhatu{jɛp }{to stand, to be standing}</text:p>
          </table:table-cell>
          <table:table-cell table:number-columns-repeated="1005"/>
        </table:table-row>
        <table:table-row table:style-name="ro5">
          <table:table-cell table:formula="of:=CONCATENATE(&quot;\item \ipa{*&quot;;[.A191];&quot;}: &quot;)" office:value-type="string" office:string-value="\item \ipa{*ri}: ">
            <text:p>\item \ipa{*ri}: </text:p>
          </table:table-cell>
          <table:table-cell/>
          <table:table-cell table:formula="of:=CONCATENATE(&quot;W. \dhatu{&quot;;[.C191];&quot;}{&quot;;[.D191];&quot;}, &quot;)" office:value-type="string" office:string-value="W. \dhatu{}{}, ">
            <text:p>W. \dhatu{}{}, </text:p>
          </table:table-cell>
          <table:table-cell/>
          <table:table-cell table:formula="of:=CONCATENATE(&quot;K. \dhatu{&quot;;[.E191];&quot;}{&quot;;[.F191];&quot;},&quot;)" office:value-type="string" office:string-value="K. \dhatu{ri}{become dizzy},">
            <text:p>K. \dhatu{ri}{become dizzy},</text:p>
          </table:table-cell>
          <table:table-cell table:number-columns-repeated="2"/>
          <table:table-cell table:formula="of:=CONCATENATE(&quot;B. \dhatu{&quot;;[.H191];&quot;}{&quot;;[.I191];&quot;},&quot;)" office:value-type="string" office:string-value="B. \dhatu{}{},">
            <text:p>B. \dhatu{}{},</text:p>
          </table:table-cell>
          <table:table-cell/>
          <table:table-cell table:formula="of:=CONCATENATE(&quot;L. \dhatu{&quot;;[.J191];&quot;}{&quot;;[.K191];&quot;}&quot;)" office:value-type="string" office:string-value="L. \dhatu{iːr}{turn, go around}">
            <text:p>L. \dhatu{iːr}{turn, go around}</text:p>
          </table:table-cell>
          <table:table-cell table:number-columns-repeated="1005"/>
        </table:table-row>
        <table:table-row table:style-name="ro3">
          <table:table-cell table:formula="of:=CONCATENATE(&quot;\item \ipa{*&quot;;[.A192];&quot;}: &quot;)" office:value-type="string" office:string-value="\item \ipa{*riŋ}: ">
            <text:p>\item \ipa{*riŋ}: </text:p>
          </table:table-cell>
          <table:table-cell/>
          <table:table-cell table:formula="of:=CONCATENATE(&quot;W. \dhatu{&quot;;[.C192];&quot;}{&quot;;[.D192];&quot;}, &quot;)" office:value-type="string" office:string-value="W. \dhatu{}{}, ">
            <text:p>W. \dhatu{}{}, </text:p>
          </table:table-cell>
          <table:table-cell/>
          <table:table-cell table:formula="of:=CONCATENATE(&quot;K. \dhatu{&quot;;[.E192];&quot;}{&quot;;[.F192];&quot;},&quot;)" office:value-type="string" office:string-value="K. \dhatu{riŋ}{praise},">
            <text:p>K. \dhatu{riŋ}{praise},</text:p>
          </table:table-cell>
          <table:table-cell table:number-columns-repeated="2"/>
          <table:table-cell table:formula="of:=CONCATENATE(&quot;B. \dhatu{&quot;;[.H192];&quot;}{&quot;;[.I192];&quot;},&quot;)" office:value-type="string" office:string-value="B. \dhatu{jɨŋma (jɨŋa)}{say, tell},">
            <text:p>B. \dhatu{jɨŋma (jɨŋa)}{say, tell},</text:p>
          </table:table-cell>
          <table:table-cell/>
          <table:table-cell table:formula="of:=CONCATENATE(&quot;L. \dhatu{&quot;;[.J192];&quot;}{&quot;;[.K192];&quot;}&quot;)" office:value-type="string" office:string-value="L. \dhatu{iŋ}{become known}">
            <text:p>L. \dhatu{iŋ}{become known}</text:p>
          </table:table-cell>
          <table:table-cell table:number-columns-repeated="1005"/>
        </table:table-row>
        <table:table-row table:style-name="ro4">
          <table:table-cell table:formula="of:=CONCATENATE(&quot;\item \ipa{*&quot;;[.A193];&quot;}: &quot;)" office:value-type="string" office:string-value="\item \ipa{*ront}: ">
            <text:p>\item \ipa{*ront}: </text:p>
          </table:table-cell>
          <table:table-cell/>
          <table:table-cell table:formula="of:=CONCATENATE(&quot;W. \dhatu{&quot;;[.C193];&quot;}{&quot;;[.D193];&quot;}, &quot;)" office:value-type="string" office:string-value="W. \dhatu{}{}, ">
            <text:p>W. \dhatu{}{}, </text:p>
          </table:table-cell>
          <table:table-cell/>
          <table:table-cell table:formula="of:=CONCATENATE(&quot;K. \dhatu{&quot;;[.E193];&quot;}{&quot;;[.F193];&quot;},&quot;)" office:value-type="string" office:string-value="K. \dhatu{ront}{make a hole from the bottom},">
            <text:p>K. \dhatu{ront}{make a hole from the bottom},</text:p>
          </table:table-cell>
          <table:table-cell table:number-columns-repeated="2"/>
          <table:table-cell table:formula="of:=CONCATENATE(&quot;B. \dhatu{&quot;;[.H193];&quot;}{&quot;;[.I193];&quot;},&quot;)" office:value-type="string" office:string-value="B. \dhatu{ronma (rontu)}{pierce},">
            <text:p>B. \dhatu{ronma (rontu)}{pierce},</text:p>
          </table:table-cell>
          <table:table-cell/>
          <table:table-cell table:formula="of:=CONCATENATE(&quot;L. \dhatu{&quot;;[.J193];&quot;}{&quot;;[.K19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94];&quot;}: &quot;)" office:value-type="string" office:string-value="\item \ipa{*rɔk &gt; rɔk-t}: ">
            <text:p>\item \ipa{*rɔk &gt; rɔk-t}: </text:p>
          </table:table-cell>
          <table:table-cell/>
          <table:table-cell table:formula="of:=CONCATENATE(&quot;W. \dhatu{&quot;;[.C194];&quot;}{&quot;;[.D194];&quot;}, &quot;)" office:value-type="string" office:string-value="W. \dhatu{}{}, ">
            <text:p>W. \dhatu{}{}, </text:p>
          </table:table-cell>
          <table:table-cell/>
          <table:table-cell table:formula="of:=CONCATENATE(&quot;K. \dhatu{&quot;;[.E194];&quot;}{&quot;;[.F194];&quot;},&quot;)" office:value-type="string" office:string-value="K. \dhatu{rokt}{search thoroughly},">
            <text:p>K. \dhatu{rokt}{search thoroughly},</text:p>
          </table:table-cell>
          <table:table-cell table:number-columns-repeated="2"/>
          <table:table-cell table:formula="of:=CONCATENATE(&quot;B. \dhatu{&quot;;[.H194];&quot;}{&quot;;[.I194];&quot;},&quot;)" office:value-type="string" office:string-value="B. \dhatu{}{},">
            <text:p>B. \dhatu{}{},</text:p>
          </table:table-cell>
          <table:table-cell/>
          <table:table-cell table:formula="of:=CONCATENATE(&quot;L. \dhatu{&quot;;[.J194];&quot;}{&quot;;[.K194];&quot;}&quot;)" office:value-type="string" office:string-value="L. \dhatu{jɔk }{to extract, to dig out}">
            <text:p>L. \dhatu{jɔk }{to extract, to dig out}</text:p>
          </table:table-cell>
          <table:table-cell table:number-columns-repeated="1005"/>
        </table:table-row>
        <table:table-row table:style-name="ro8">
          <table:table-cell table:formula="of:=CONCATENATE(&quot;\item \ipa{*&quot;;[.A195];&quot;}: &quot;)" office:value-type="string" office:string-value="\item \ipa{*ru[m|p]t &gt; rups}: ">
            <text:p>\item \ipa{*ru[m|p]t &gt; rups}: </text:p>
          </table:table-cell>
          <table:table-cell/>
          <table:table-cell table:formula="of:=CONCATENATE(&quot;W. \dhatu{&quot;;[.C195];&quot;}{&quot;;[.D195];&quot;}, &quot;)" office:value-type="string" office:string-value="W. \dhatu{}{}, ">
            <text:p>W. \dhatu{}{}, </text:p>
          </table:table-cell>
          <table:table-cell/>
          <table:table-cell table:formula="of:=CONCATENATE(&quot;K. \dhatu{&quot;;[.E195];&quot;}{&quot;;[.F195];&quot;},&quot;)" office:value-type="string" office:string-value="K. \dhatu{rumt}{coil around (a stick, tree), cut around (ridge)},">
            <text:p>K. \dhatu{rumt}{coil around (a stick, tree), cut around (ridge)},</text:p>
          </table:table-cell>
          <table:table-cell table:number-columns-repeated="2"/>
          <table:table-cell table:formula="of:=CONCATENATE(&quot;B. \dhatu{&quot;;[.H195];&quot;}{&quot;;[.I195];&quot;},&quot;)" office:value-type="string" office:string-value="B. \dhatu{}{},">
            <text:p>B. \dhatu{}{},</text:p>
          </table:table-cell>
          <table:table-cell/>
          <table:table-cell table:formula="of:=CONCATENATE(&quot;L. \dhatu{&quot;;[.J195];&quot;}{&quot;;[.K195];&quot;}&quot;)" office:value-type="string" office:string-value="L. \dhatu{jups}{to wear (a waistband)}">
            <text:p>L. \dhatu{jups}{to wear (a waistband)}</text:p>
          </table:table-cell>
          <table:table-cell table:number-columns-repeated="1005"/>
        </table:table-row>
        <table:table-row table:style-name="ro8">
          <table:table-cell table:formula="of:=CONCATENATE(&quot;\item \ipa{*&quot;;[.A196];&quot;}: &quot;)" office:value-type="string" office:string-value="\item \ipa{*ruːŋt}: ">
            <text:p>\item \ipa{*ruːŋt}: </text:p>
          </table:table-cell>
          <table:table-cell/>
          <table:table-cell table:formula="of:=CONCATENATE(&quot;W. \dhatu{&quot;;[.C196];&quot;}{&quot;;[.D196];&quot;}, &quot;)" office:value-type="string" office:string-value="W. \dhatu{}{}, ">
            <text:p>W. \dhatu{}{}, </text:p>
          </table:table-cell>
          <table:table-cell/>
          <table:table-cell table:formula="of:=CONCATENATE(&quot;K. \dhatu{&quot;;[.E196];&quot;}{&quot;;[.F196];&quot;},&quot;)" office:value-type="string" office:string-value="K. \dhatu{ruŋt}{tremble, shiver},">
            <text:p>K. \dhatu{ruŋt}{tremble, shiver},</text:p>
          </table:table-cell>
          <table:table-cell table:number-columns-repeated="2"/>
          <table:table-cell table:formula="of:=CONCATENATE(&quot;B. \dhatu{&quot;;[.H196];&quot;}{&quot;;[.I196];&quot;},&quot;)" office:value-type="string" office:string-value="B. \dhatu{ruŋma (ruŋsu)}{to shake},">
            <text:p>B. \dhatu{ruŋma (ruŋsu)}{to shake},</text:p>
          </table:table-cell>
          <table:table-cell/>
          <table:table-cell table:formula="of:=CONCATENATE(&quot;L. \dhatu{&quot;;[.J196];&quot;}{&quot;;[.K196];&quot;}&quot;)" office:value-type="string" office:string-value="L. \dhatu{juːnt}{to scrub, to rub, to shake (of an earthquake)}">
            <text:p>L. \dhatu{juːnt}{to scrub, to rub, to shake (of an earthquake)}</text:p>
          </table:table-cell>
          <table:table-cell table:number-columns-repeated="1005"/>
        </table:table-row>
        <table:table-row table:style-name="ro10">
          <table:table-cell table:formula="of:=CONCATENATE(&quot;\item \ipa{*&quot;;[.A197];&quot;}: &quot;)" office:value-type="string" office:string-value="\item \ipa{*s[e|ɛ]kt}: ">
            <text:p>\item \ipa{*s[e|ɛ]kt}: </text:p>
          </table:table-cell>
          <table:table-cell/>
          <table:table-cell table:formula="of:=CONCATENATE(&quot;W. \dhatu{&quot;;[.C197];&quot;}{&quot;;[.D197];&quot;}, &quot;)" office:value-type="string" office:string-value="W. \dhatu{sjakt}{sweep, brush}, ">
            <text:p>W. \dhatu{sjakt}{sweep, brush}, </text:p>
          </table:table-cell>
          <table:table-cell/>
          <table:table-cell table:formula="of:=CONCATENATE(&quot;K. \dhatu{&quot;;[.E197];&quot;}{&quot;;[.F197];&quot;},&quot;)" office:value-type="string" office:string-value="K. \dhatu{sekt}{clean (by shaking vertically with a winnowing basket), clear (trail)},">
            <text:p>K. \dhatu{sekt}{clean (by shaking vertically with a winnowing basket), clear (trail)},</text:p>
          </table:table-cell>
          <table:table-cell table:number-columns-repeated="2"/>
          <table:table-cell table:formula="of:=CONCATENATE(&quot;B. \dhatu{&quot;;[.H197];&quot;}{&quot;;[.I197];&quot;},&quot;)" office:value-type="string" office:string-value="B. \dhatu{sekma (sektu)}{to clean thoroughly, make clean},">
            <text:p>B. \dhatu{sekma (sektu)}{to clean thoroughly, make clean},</text:p>
          </table:table-cell>
          <table:table-cell/>
          <table:table-cell table:formula="of:=CONCATENATE(&quot;L. \dhatu{&quot;;[.J197];&quot;}{&quot;;[.K19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98];&quot;}: &quot;)" office:value-type="string" office:string-value="\item \ipa{*s[e|ɛ]nt}: ">
            <text:p>\item \ipa{*s[e|ɛ]nt}: </text:p>
          </table:table-cell>
          <table:table-cell/>
          <table:table-cell table:formula="of:=CONCATENATE(&quot;W. \dhatu{&quot;;[.C198];&quot;}{&quot;;[.D198];&quot;}, &quot;)" office:value-type="string" office:string-value="W. \dhatu{sejt}{know a person}, ">
            <text:p>W. \dhatu{sejt}{know a person}, </text:p>
          </table:table-cell>
          <table:table-cell/>
          <table:table-cell table:formula="of:=CONCATENATE(&quot;K. \dhatu{&quot;;[.E198];&quot;}{&quot;;[.F198];&quot;},&quot;)" office:value-type="string" office:string-value="K. \dhatu{sent}{see},">
            <text:p>K. \dhatu{sent}{see},</text:p>
          </table:table-cell>
          <table:table-cell table:number-columns-repeated="2"/>
          <table:table-cell table:formula="of:=CONCATENATE(&quot;B. \dhatu{&quot;;[.H198];&quot;}{&quot;;[.I198];&quot;},&quot;)" office:value-type="string" office:string-value="B. \dhatu{sinma (sintu)}{to know, to know about},">
            <text:p>B. \dhatu{sinma (sintu)}{to know, to know about},</text:p>
          </table:table-cell>
          <table:table-cell/>
          <table:table-cell table:formula="of:=CONCATENATE(&quot;L. \dhatu{&quot;;[.J198];&quot;}{&quot;;[.K19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99];&quot;}: &quot;)" office:value-type="string" office:string-value="\item \ipa{*sa}: ">
            <text:p>\item \ipa{*sa}: </text:p>
          </table:table-cell>
          <table:table-cell/>
          <table:table-cell table:formula="of:=CONCATENATE(&quot;W. \dhatu{&quot;;[.C199];&quot;}{&quot;;[.D199];&quot;}, &quot;)" office:value-type="string" office:string-value="W. \dhatu{}{}, ">
            <text:p>W. \dhatu{}{}, </text:p>
          </table:table-cell>
          <table:table-cell/>
          <table:table-cell table:formula="of:=CONCATENATE(&quot;K. \dhatu{&quot;;[.E199];&quot;}{&quot;;[.F199];&quot;},&quot;)" office:value-type="string" office:string-value="K. \dhatu{sA}{pass, issue a greeting},">
            <text:p>K. \dhatu{sA}{pass, issue a greeting},</text:p>
          </table:table-cell>
          <table:table-cell table:number-columns-repeated="2"/>
          <table:table-cell table:formula="of:=CONCATENATE(&quot;B. \dhatu{&quot;;[.H199];&quot;}{&quot;;[.I199];&quot;},&quot;)" office:value-type="string" office:string-value="B. \dhatu{}{},">
            <text:p>B. \dhatu{}{},</text:p>
          </table:table-cell>
          <table:table-cell/>
          <table:table-cell table:formula="of:=CONCATENATE(&quot;L. \dhatu{&quot;;[.J199];&quot;}{&quot;;[.K199];&quot;}&quot;)" office:value-type="string" office:string-value="L. \dhatu{sa}{to deliver, to escort}">
            <text:p>L. \dhatu{sa}{to deliver, to escort}</text:p>
          </table:table-cell>
          <table:table-cell table:number-columns-repeated="1005"/>
        </table:table-row>
        <table:table-row table:style-name="ro4">
          <table:table-cell table:formula="of:=CONCATENATE(&quot;\item \ipa{*&quot;;[.A200];&quot;}: &quot;)" office:value-type="string" office:string-value="\item \ipa{*saːk &gt; saːk-t}: ">
            <text:p>\item \ipa{*saːk &gt; saːk-t}: </text:p>
          </table:table-cell>
          <table:table-cell/>
          <table:table-cell table:formula="of:=CONCATENATE(&quot;W. \dhatu{&quot;;[.C200];&quot;}{&quot;;[.D200];&quot;}, &quot;)" office:value-type="string" office:string-value="W. \dhatu{}{}, ">
            <text:p>W. \dhatu{}{}, </text:p>
          </table:table-cell>
          <table:table-cell/>
          <table:table-cell table:formula="of:=CONCATENATE(&quot;K. \dhatu{&quot;;[.E200];&quot;}{&quot;;[.F200];&quot;},&quot;)" office:value-type="string" office:string-value="K. \dhatu{sak}{choose},">
            <text:p>K. \dhatu{sak}{choose},</text:p>
          </table:table-cell>
          <table:table-cell table:number-columns-repeated="2"/>
          <table:table-cell table:formula="of:=CONCATENATE(&quot;B. \dhatu{&quot;;[.H200];&quot;}{&quot;;[.I200];&quot;},&quot;)" office:value-type="string" office:string-value="B. \dhatu{sakma (saktu)}{to weed},">
            <text:p>B. \dhatu{sakma (saktu)}{to weed},</text:p>
          </table:table-cell>
          <table:table-cell/>
          <table:table-cell table:formula="of:=CONCATENATE(&quot;L. \dhatu{&quot;;[.J200];&quot;}{&quot;;[.K200];&quot;}&quot;)" office:value-type="string" office:string-value="L. \dhatu{saːkt}{to sort, to cull, to weed by hand}">
            <text:p>L. \dhatu{saːkt}{to sort, to cull, to weed by hand}</text:p>
          </table:table-cell>
          <table:table-cell table:number-columns-repeated="1005"/>
        </table:table-row>
        <table:table-row table:style-name="ro8">
          <table:table-cell table:formula="of:=CONCATENATE(&quot;\item \ipa{*&quot;;[.A201];&quot;}: &quot;)" office:value-type="string" office:string-value="\item \ipa{*sɛl &gt; sɛl-t}: ">
            <text:p>\item \ipa{*sɛl &gt; sɛl-t}: </text:p>
          </table:table-cell>
          <table:table-cell/>
          <table:table-cell table:formula="of:=CONCATENATE(&quot;W. \dhatu{&quot;;[.C201];&quot;}{&quot;;[.D201];&quot;}, &quot;)" office:value-type="string" office:string-value="W. \dhatu{sjal}{clean (channel, intestine)}, ">
            <text:p>W. \dhatu{sjal}{clean (channel, intestine)}, </text:p>
          </table:table-cell>
          <table:table-cell/>
          <table:table-cell table:formula="of:=CONCATENATE(&quot;K. \dhatu{&quot;;[.E201];&quot;}{&quot;;[.F201];&quot;},&quot;)" office:value-type="string" office:string-value="K. \dhatu{sel}{cut out the bad parts},">
            <text:p>K. \dhatu{sel}{cut out the bad parts},</text:p>
          </table:table-cell>
          <table:table-cell table:number-columns-repeated="2"/>
          <table:table-cell table:formula="of:=CONCATENATE(&quot;B. \dhatu{&quot;;[.H201];&quot;}{&quot;;[.I201];&quot;},&quot;)" office:value-type="string" office:string-value="B. \dhatu{}{},">
            <text:p>B. \dhatu{}{},</text:p>
          </table:table-cell>
          <table:table-cell/>
          <table:table-cell table:formula="of:=CONCATENATE(&quot;L. \dhatu{&quot;;[.J201];&quot;}{&quot;;[.K201];&quot;}&quot;)" office:value-type="string" office:string-value="L. \dhatu{sɛnt}{to separate, to distinguish, to butcher (meat)}">
            <text:p>L. \dhatu{sɛnt}{to separate, to distinguish, to butcher (meat)}</text:p>
          </table:table-cell>
          <table:table-cell table:number-columns-repeated="1005"/>
        </table:table-row>
        <table:table-row table:style-name="ro4">
          <table:table-cell table:formula="of:=CONCATENATE(&quot;\item \ipa{*&quot;;[.A202];&quot;}: &quot;)" office:value-type="string" office:string-value="\item \ipa{*sɛŋ &gt; sɛŋ-si}: ">
            <text:p>\item \ipa{*sɛŋ &gt; sɛŋ-si}: </text:p>
          </table:table-cell>
          <table:table-cell/>
          <table:table-cell table:formula="of:=CONCATENATE(&quot;W. \dhatu{&quot;;[.C202];&quot;}{&quot;;[.D202];&quot;}, &quot;)" office:value-type="string" office:string-value="W. \dhatu{}{}, ">
            <text:p>W. \dhatu{}{}, </text:p>
          </table:table-cell>
          <table:table-cell/>
          <table:table-cell table:formula="of:=CONCATENATE(&quot;K. \dhatu{&quot;;[.E202];&quot;}{&quot;;[.F20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02];&quot;}{&quot;;[.I202];&quot;},&quot;)" office:value-type="string" office:string-value="B. \dhatu{seŋma (seŋsa)}{to be clean, to be clear},">
            <text:p>B. \dhatu{seŋma (seŋsa)}{to be clean, to be clear},</text:p>
          </table:table-cell>
          <table:table-cell/>
          <table:table-cell table:formula="of:=CONCATENATE(&quot;L. \dhatu{&quot;;[.J202];&quot;}{&quot;;[.K202];&quot;}&quot;)" office:value-type="string" office:string-value="L. \dhatu{sɛŋ}{clear off (of weather)}">
            <text:p>L. \dhatu{sɛŋ}{clear off (of weather)}</text:p>
          </table:table-cell>
          <table:table-cell table:number-columns-repeated="1005"/>
        </table:table-row>
        <table:table-row table:style-name="ro5">
          <table:table-cell table:formula="of:=CONCATENATE(&quot;\item \ipa{*&quot;;[.A203];&quot;}: &quot;)" office:value-type="string" office:string-value="\item \ipa{*sɛt}: ">
            <text:p>\item \ipa{*sɛt}: </text:p>
          </table:table-cell>
          <table:table-cell/>
          <table:table-cell table:formula="of:=CONCATENATE(&quot;W. \dhatu{&quot;;[.C203];&quot;}{&quot;;[.D203];&quot;}, &quot;)" office:value-type="string" office:string-value="W. \dhatu{sjat}{kill}, ">
            <text:p>W. \dhatu{sjat}{kill}, </text:p>
          </table:table-cell>
          <table:table-cell/>
          <table:table-cell table:formula="of:=CONCATENATE(&quot;K. \dhatu{&quot;;[.E203];&quot;}{&quot;;[.F203];&quot;},&quot;)" office:value-type="string" office:string-value="K. \dhatu{set}{kill},">
            <text:p>K. \dhatu{set}{kill},</text:p>
          </table:table-cell>
          <table:table-cell table:number-columns-repeated="2"/>
          <table:table-cell table:formula="of:=CONCATENATE(&quot;B. \dhatu{&quot;;[.H203];&quot;}{&quot;;[.I203];&quot;},&quot;)" office:value-type="string" office:string-value="B. \dhatu{setma (sera)}{kill},">
            <text:p>B. \dhatu{setma (sera)}{kill},</text:p>
          </table:table-cell>
          <table:table-cell/>
          <table:table-cell table:formula="of:=CONCATENATE(&quot;L. \dhatu{&quot;;[.J203];&quot;}{&quot;;[.K203];&quot;}&quot;)" office:value-type="string" office:string-value="L. \dhatu{sɛt}{kill}">
            <text:p>L. \dhatu{sɛt}{kill}</text:p>
          </table:table-cell>
          <table:table-cell table:number-columns-repeated="1005"/>
        </table:table-row>
        <table:table-row table:style-name="ro5">
          <table:table-cell table:formula="of:=CONCATENATE(&quot;\item \ipa{*&quot;;[.A204];&quot;}: &quot;)" office:value-type="string" office:string-value="\item \ipa{*si}: ">
            <text:p>\item \ipa{*si}: </text:p>
          </table:table-cell>
          <table:table-cell/>
          <table:table-cell table:formula="of:=CONCATENATE(&quot;W. \dhatu{&quot;;[.C204];&quot;}{&quot;;[.D204];&quot;}, &quot;)" office:value-type="string" office:string-value="W. \dhatu{si}{die}, ">
            <text:p>W. \dhatu{si}{die}, </text:p>
          </table:table-cell>
          <table:table-cell/>
          <table:table-cell table:formula="of:=CONCATENATE(&quot;K. \dhatu{&quot;;[.E204];&quot;}{&quot;;[.F204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04];&quot;}{&quot;;[.I204];&quot;},&quot;)" office:value-type="string" office:string-value="B. \dhatu{sɨma (sɨa)}{die},">
            <text:p>B. \dhatu{sɨma (sɨa)}{die},</text:p>
          </table:table-cell>
          <table:table-cell/>
          <table:table-cell table:formula="of:=CONCATENATE(&quot;L. \dhatu{&quot;;[.J204];&quot;}{&quot;;[.K204];&quot;}&quot;)" office:value-type="string" office:string-value="L. \dhatu{si}{die}">
            <text:p>L. \dhatu{si}{die}</text:p>
          </table:table-cell>
          <table:table-cell table:number-columns-repeated="1005"/>
        </table:table-row>
        <table:table-row table:style-name="ro3">
          <table:table-cell table:formula="of:=CONCATENATE(&quot;\item \ipa{*&quot;;[.A205];&quot;}: &quot;)" office:value-type="string" office:string-value="\item \ipa{*si}: ">
            <text:p>\item \ipa{*si}: </text:p>
          </table:table-cell>
          <table:table-cell/>
          <table:table-cell table:formula="of:=CONCATENATE(&quot;W. \dhatu{&quot;;[.C205];&quot;}{&quot;;[.D205];&quot;}, &quot;)" office:value-type="string" office:string-value="W. \dhatu{sja, si}{bear a fruit}, ">
            <text:p>W. \dhatu{sja, si}{bear a fruit}, </text:p>
          </table:table-cell>
          <table:table-cell/>
          <table:table-cell table:formula="of:=CONCATENATE(&quot;K. \dhatu{&quot;;[.E205];&quot;}{&quot;;[.F205];&quot;},&quot;)" office:value-type="string" office:string-value="K. \dhatu{si}{fruit},">
            <text:p>K. \dhatu{si}{fruit},</text:p>
          </table:table-cell>
          <table:table-cell table:number-columns-repeated="2"/>
          <table:table-cell table:formula="of:=CONCATENATE(&quot;B. \dhatu{&quot;;[.H205];&quot;}{&quot;;[.I205];&quot;},&quot;)" office:value-type="string" office:string-value="B. \dhatu{sima (sia)}{bear fruit},">
            <text:p>B. \dhatu{sima (sia)}{bear fruit},</text:p>
          </table:table-cell>
          <table:table-cell/>
          <table:table-cell table:formula="of:=CONCATENATE(&quot;L. \dhatu{&quot;;[.J205];&quot;}{&quot;;[.K20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06];&quot;}: &quot;)" office:value-type="string" office:string-value="\item \ipa{*sil}: ">
            <text:p>\item \ipa{*sil}: </text:p>
          </table:table-cell>
          <table:table-cell/>
          <table:table-cell table:formula="of:=CONCATENATE(&quot;W. \dhatu{&quot;;[.C206];&quot;}{&quot;;[.D206];&quot;}, &quot;)" office:value-type="string" office:string-value="W. \dhatu{sij}{be loosened, slip away, escape}, ">
            <text:p>W. \dhatu{sij}{be loosened, slip away, escape}, </text:p>
          </table:table-cell>
          <table:table-cell/>
          <table:table-cell table:formula="of:=CONCATENATE(&quot;K. \dhatu{&quot;;[.E206];&quot;}{&quot;;[.F206];&quot;},&quot;)" office:value-type="string" office:string-value="K. \dhatu{sil}{escape from},">
            <text:p>K. \dhatu{sil}{escape from},</text:p>
          </table:table-cell>
          <table:table-cell table:number-columns-repeated="2"/>
          <table:table-cell table:formula="of:=CONCATENATE(&quot;B. \dhatu{&quot;;[.H206];&quot;}{&quot;;[.I206];&quot;},&quot;)" office:value-type="string" office:string-value="B. \dhatu{}{},">
            <text:p>B. \dhatu{}{},</text:p>
          </table:table-cell>
          <table:table-cell/>
          <table:table-cell table:formula="of:=CONCATENATE(&quot;L. \dhatu{&quot;;[.J206];&quot;}{&quot;;[.K20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07];&quot;}: &quot;)" office:value-type="string" office:string-value="\item \ipa{*simt}: ">
            <text:p>\item \ipa{*simt}: </text:p>
          </table:table-cell>
          <table:table-cell/>
          <table:table-cell table:formula="of:=CONCATENATE(&quot;W. \dhatu{&quot;;[.C207];&quot;}{&quot;;[.D207];&quot;}, &quot;)" office:value-type="string" office:string-value="W. \dhatu{}{}, ">
            <text:p>W. \dhatu{}{}, </text:p>
          </table:table-cell>
          <table:table-cell/>
          <table:table-cell table:formula="of:=CONCATENATE(&quot;K. \dhatu{&quot;;[.E207];&quot;}{&quot;;[.F207];&quot;},&quot;)" office:value-type="string" office:string-value="K. \dhatu{simt}{become numb (due to lack of circulation)},">
            <text:p>K. \dhatu{simt}{become numb (due to lack of circulation)},</text:p>
          </table:table-cell>
          <table:table-cell table:number-columns-repeated="2"/>
          <table:table-cell table:formula="of:=CONCATENATE(&quot;B. \dhatu{&quot;;[.H207];&quot;}{&quot;;[.I207];&quot;},&quot;)" office:value-type="string" office:string-value="B. \dhatu{simma (simtu)}{to numb},">
            <text:p>B. \dhatu{simma (simtu)}{to numb},</text:p>
          </table:table-cell>
          <table:table-cell/>
          <table:table-cell table:formula="of:=CONCATENATE(&quot;L. \dhatu{&quot;;[.J207];&quot;}{&quot;;[.K20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08];&quot;}: &quot;)" office:value-type="string" office:string-value="\item \ipa{*sol}: ">
            <text:p>\item \ipa{*sol}: </text:p>
          </table:table-cell>
          <table:table-cell/>
          <table:table-cell table:formula="of:=CONCATENATE(&quot;W. \dhatu{&quot;;[.C208];&quot;}{&quot;;[.D208];&quot;}, &quot;)" office:value-type="string" office:string-value="W. \dhatu{}{}, ">
            <text:p>W. \dhatu{}{}, </text:p>
          </table:table-cell>
          <table:table-cell/>
          <table:table-cell table:formula="of:=CONCATENATE(&quot;K. \dhatu{&quot;;[.E208];&quot;}{&quot;;[.F208];&quot;},&quot;)" office:value-type="string" office:string-value="K. \dhatu{sol}{slide down},">
            <text:p>K. \dhatu{sol}{slide down},</text:p>
          </table:table-cell>
          <table:table-cell table:number-columns-repeated="2"/>
          <table:table-cell table:formula="of:=CONCATENATE(&quot;B. \dhatu{&quot;;[.H208];&quot;}{&quot;;[.I208];&quot;},&quot;)" office:value-type="string" office:string-value="B. \dhatu{sonma (solu)}{to slide down; to flatter, coax},">
            <text:p>B. \dhatu{sonma (solu)}{to slide down; to flatter, coax},</text:p>
          </table:table-cell>
          <table:table-cell/>
          <table:table-cell table:formula="of:=CONCATENATE(&quot;L. \dhatu{&quot;;[.J208];&quot;}{&quot;;[.K20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09];&quot;}: &quot;)" office:value-type="string" office:string-value="\item \ipa{*sop &gt; sop-t}: ">
            <text:p>\item \ipa{*sop &gt; sop-t}: </text:p>
          </table:table-cell>
          <table:table-cell/>
          <table:table-cell table:formula="of:=CONCATENATE(&quot;W. \dhatu{&quot;;[.C209];&quot;}{&quot;;[.D209];&quot;}, &quot;)" office:value-type="string" office:string-value="W. \dhatu{swapt}{sharpen}, ">
            <text:p>W. \dhatu{swapt}{sharpen}, </text:p>
          </table:table-cell>
          <table:table-cell/>
          <table:table-cell table:formula="of:=CONCATENATE(&quot;K. \dhatu{&quot;;[.E209];&quot;}{&quot;;[.F209];&quot;},&quot;)" office:value-type="string" office:string-value="K. \dhatu{sop}{file down (in order to make smooth), soothe},">
            <text:p>K. \dhatu{sop}{file down (in order to make smooth), soothe},</text:p>
          </table:table-cell>
          <table:table-cell table:number-columns-repeated="2"/>
          <table:table-cell table:formula="of:=CONCATENATE(&quot;B. \dhatu{&quot;;[.H209];&quot;}{&quot;;[.I209];&quot;},&quot;)" office:value-type="string" office:string-value="B. \dhatu{}{},">
            <text:p>B. \dhatu{}{},</text:p>
          </table:table-cell>
          <table:table-cell/>
          <table:table-cell table:formula="of:=CONCATENATE(&quot;L. \dhatu{&quot;;[.J209];&quot;}{&quot;;[.K20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10];&quot;}: &quot;)" office:value-type="string" office:string-value="\item \ipa{*sot}: ">
            <text:p>\item \ipa{*sot}: </text:p>
          </table:table-cell>
          <table:table-cell/>
          <table:table-cell table:formula="of:=CONCATENATE(&quot;W. \dhatu{&quot;;[.C210];&quot;}{&quot;;[.D210];&quot;}, &quot;)" office:value-type="string" office:string-value="W. \dhatu{swaj}{lose, be defeated}, ">
            <text:p>W. \dhatu{swaj}{lose, be defeated}, </text:p>
          </table:table-cell>
          <table:table-cell/>
          <table:table-cell table:formula="of:=CONCATENATE(&quot;K. \dhatu{&quot;;[.E210];&quot;}{&quot;;[.F210];&quot;},&quot;)" office:value-type="string" office:string-value="K. \dhatu{sot}{lose},">
            <text:p>K. \dhatu{sot}{lose},</text:p>
          </table:table-cell>
          <table:table-cell table:number-columns-repeated="2"/>
          <table:table-cell table:formula="of:=CONCATENATE(&quot;B. \dhatu{&quot;;[.H210];&quot;}{&quot;;[.I210];&quot;},&quot;)" office:value-type="string" office:string-value="B. \dhatu{}{},">
            <text:p>B. \dhatu{}{},</text:p>
          </table:table-cell>
          <table:table-cell/>
          <table:table-cell table:formula="of:=CONCATENATE(&quot;L. \dhatu{&quot;;[.J210];&quot;}{&quot;;[.K21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11];&quot;}: &quot;)" office:value-type="string" office:string-value="\item \ipa{*suk &gt; suk-t}: ">
            <text:p>\item \ipa{*suk &gt; suk-t}: </text:p>
          </table:table-cell>
          <table:table-cell/>
          <table:table-cell table:formula="of:=CONCATENATE(&quot;W. \dhatu{&quot;;[.C211];&quot;}{&quot;;[.D211];&quot;}, &quot;)" office:value-type="string" office:string-value="W. \dhatu{}{}, ">
            <text:p>W. \dhatu{}{}, </text:p>
          </table:table-cell>
          <table:table-cell/>
          <table:table-cell table:formula="of:=CONCATENATE(&quot;K. \dhatu{&quot;;[.E211];&quot;}{&quot;;[.F21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11];&quot;}{&quot;;[.I211];&quot;},&quot;)" office:value-type="string" office:string-value="B. \dhatu{sukma (suktu)}{to lie in wait, peek, peer, peep; watch},">
            <text:p>B. \dhatu{sukma (suktu)}{to lie in wait, peek, peer, peep; watch},</text:p>
          </table:table-cell>
          <table:table-cell/>
          <table:table-cell table:formula="of:=CONCATENATE(&quot;L. \dhatu{&quot;;[.J211];&quot;}{&quot;;[.K211];&quot;}&quot;)" office:value-type="string" office:string-value="L. \dhatu{suk}{to wait in ambush for}">
            <text:p>L. \dhatu{suk}{to wait in ambush for}</text:p>
          </table:table-cell>
          <table:table-cell table:number-columns-repeated="1005"/>
        </table:table-row>
        <table:table-row table:style-name="ro3">
          <table:table-cell table:formula="of:=CONCATENATE(&quot;\item \ipa{*&quot;;[.A212];&quot;}: &quot;)" office:value-type="string" office:string-value="\item \ipa{*suŋ}: ">
            <text:p>\item \ipa{*suŋ}: </text:p>
          </table:table-cell>
          <table:table-cell/>
          <table:table-cell table:formula="of:=CONCATENATE(&quot;W. \dhatu{&quot;;[.C212];&quot;}{&quot;;[.D212];&quot;}, &quot;)" office:value-type="string" office:string-value="W. \dhatu{}{}, ">
            <text:p>W. \dhatu{}{}, </text:p>
          </table:table-cell>
          <table:table-cell/>
          <table:table-cell table:formula="of:=CONCATENATE(&quot;K. \dhatu{&quot;;[.E212];&quot;}{&quot;;[.F212];&quot;},&quot;)" office:value-type="string" office:string-value="K. \dhatu{suŋ}{pick},">
            <text:p>K. \dhatu{suŋ}{pick},</text:p>
          </table:table-cell>
          <table:table-cell table:number-columns-repeated="2"/>
          <table:table-cell table:formula="of:=CONCATENATE(&quot;B. \dhatu{&quot;;[.H212];&quot;}{&quot;;[.I212];&quot;},&quot;)" office:value-type="string" office:string-value="B. \dhatu{}{},">
            <text:p>B. \dhatu{}{},</text:p>
          </table:table-cell>
          <table:table-cell/>
          <table:table-cell table:formula="of:=CONCATENATE(&quot;L. \dhatu{&quot;;[.J212];&quot;}{&quot;;[.K212];&quot;}&quot;)" office:value-type="string" office:string-value="L. \dhatu{suŋ}{to pack, to make into a bundle}">
            <text:p>L. \dhatu{suŋ}{to pack, to make into a bundle}</text:p>
          </table:table-cell>
          <table:table-cell table:number-columns-repeated="1005"/>
        </table:table-row>
        <table:table-row table:style-name="ro5">
          <table:table-cell table:formula="of:=CONCATENATE(&quot;\item \ipa{*&quot;;[.A213];&quot;}: &quot;)" office:value-type="string" office:string-value="\item \ipa{*sʊs}: ">
            <text:p>\item \ipa{*sʊs}: </text:p>
          </table:table-cell>
          <table:table-cell/>
          <table:table-cell table:formula="of:=CONCATENATE(&quot;W. \dhatu{&quot;;[.C213];&quot;}{&quot;;[.D213];&quot;}, &quot;)" office:value-type="string" office:string-value="W. \dhatu{}{}, ">
            <text:p>W. \dhatu{}{}, </text:p>
          </table:table-cell>
          <table:table-cell/>
          <table:table-cell table:formula="of:=CONCATENATE(&quot;K. \dhatu{&quot;;[.E213];&quot;}{&quot;;[.F213];&quot;},&quot;)" office:value-type="string" office:string-value="K. \dhatu{su}{itch},">
            <text:p>K. \dhatu{su}{itch},</text:p>
          </table:table-cell>
          <table:table-cell table:number-columns-repeated="2"/>
          <table:table-cell table:formula="of:=CONCATENATE(&quot;B. \dhatu{&quot;;[.H213];&quot;}{&quot;;[.I213];&quot;},&quot;)" office:value-type="string" office:string-value="B. \dhatu{suma (susa)}{itch},">
            <text:p>B. \dhatu{suma (susa)}{itch},</text:p>
          </table:table-cell>
          <table:table-cell/>
          <table:table-cell table:formula="of:=CONCATENATE(&quot;L. \dhatu{&quot;;[.J213];&quot;}{&quot;;[.K213];&quot;}&quot;)" office:value-type="string" office:string-value="L. \dhatu{sos}{itch}">
            <text:p>L. \dhatu{sos}{itch}</text:p>
          </table:table-cell>
          <table:table-cell table:number-columns-repeated="1005"/>
        </table:table-row>
        <table:table-row table:style-name="ro4">
          <table:table-cell table:formula="of:=CONCATENATE(&quot;\item \ipa{*&quot;;[.A214];&quot;}: &quot;)" office:value-type="string" office:string-value="\item \ipa{*t[e|ɛ]l}: ">
            <text:p>\item \ipa{*t[e|ɛ]l}: </text:p>
          </table:table-cell>
          <table:table-cell/>
          <table:table-cell table:formula="of:=CONCATENATE(&quot;W. \dhatu{&quot;;[.C214];&quot;}{&quot;;[.D214];&quot;}, &quot;)" office:value-type="string" office:string-value="W. \dhatu{}{}, ">
            <text:p>W. \dhatu{}{}, </text:p>
          </table:table-cell>
          <table:table-cell/>
          <table:table-cell table:formula="of:=CONCATENATE(&quot;K. \dhatu{&quot;;[.E214];&quot;}{&quot;;[.F214];&quot;},&quot;)" office:value-type="string" office:string-value="K. \dhatu{tel}{uproot},">
            <text:p>K. \dhatu{tel}{uproot},</text:p>
          </table:table-cell>
          <table:table-cell table:number-columns-repeated="2"/>
          <table:table-cell table:formula="of:=CONCATENATE(&quot;B. \dhatu{&quot;;[.H214];&quot;}{&quot;;[.I214];&quot;},&quot;)" office:value-type="string" office:string-value="B. \dhatu{dʰenma (dʰelu)}{to uproot; to pull out},">
            <text:p>B. \dhatu{dʰenma (dʰelu)}{to uproot; to pull out},</text:p>
          </table:table-cell>
          <table:table-cell/>
          <table:table-cell table:formula="of:=CONCATENATE(&quot;L. \dhatu{&quot;;[.J214];&quot;}{&quot;;[.K21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15];&quot;}: &quot;)" office:value-type="string" office:string-value="\item \ipa{*t[e|ɛ]r &gt; tʰer &gt; tʰer-t}: ">
            <text:p>\item \ipa{*t[e|ɛ]r &gt; tʰer &gt; tʰer-t}: </text:p>
          </table:table-cell>
          <table:table-cell/>
          <table:table-cell table:formula="of:=CONCATENATE(&quot;W. \dhatu{&quot;;[.C215];&quot;}{&quot;;[.D215];&quot;}, &quot;)" office:value-type="string" office:string-value="W. \dhatu{tʰjart}{cause to escape}, ">
            <text:p>W. \dhatu{tʰjart}{cause to escape}, </text:p>
          </table:table-cell>
          <table:table-cell/>
          <table:table-cell table:formula="of:=CONCATENATE(&quot;K. \dhatu{&quot;;[.E215];&quot;}{&quot;;[.F215];&quot;},&quot;)" office:value-type="string" office:string-value="K. \dhatu{ter}{flee},">
            <text:p>K. \dhatu{ter}{flee},</text:p>
          </table:table-cell>
          <table:table-cell table:number-columns-repeated="2"/>
          <table:table-cell table:formula="of:=CONCATENATE(&quot;B. \dhatu{&quot;;[.H215];&quot;}{&quot;;[.I215];&quot;},&quot;)" office:value-type="string" office:string-value="B. \dhatu{}{},">
            <text:p>B. \dhatu{}{},</text:p>
          </table:table-cell>
          <table:table-cell/>
          <table:table-cell table:formula="of:=CONCATENATE(&quot;L. \dhatu{&quot;;[.J215];&quot;}{&quot;;[.K21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16];&quot;}: &quot;)" office:value-type="string" office:string-value="\item \ipa{*t[i|u]kt}: ">
            <text:p>\item \ipa{*t[i|u]kt}: </text:p>
          </table:table-cell>
          <table:table-cell/>
          <table:table-cell table:formula="of:=CONCATENATE(&quot;W. \dhatu{&quot;;[.C216];&quot;}{&quot;;[.D216];&quot;}, &quot;)" office:value-type="string" office:string-value="W. \dhatu{tikt}{support, give assitance, control}, ">
            <text:p>W. \dhatu{tikt}{support, give assitance, control}, </text:p>
          </table:table-cell>
          <table:table-cell/>
          <table:table-cell table:formula="of:=CONCATENATE(&quot;K. \dhatu{&quot;;[.E216];&quot;}{&quot;;[.F216];&quot;},&quot;)" office:value-type="string" office:string-value="K. \dhatu{tikt}{support},">
            <text:p>K. \dhatu{tikt}{support},</text:p>
          </table:table-cell>
          <table:table-cell table:number-columns-repeated="2"/>
          <table:table-cell table:formula="of:=CONCATENATE(&quot;B. \dhatu{&quot;;[.H216];&quot;}{&quot;;[.I216];&quot;},&quot;)" office:value-type="string" office:string-value="B. \dhatu{}{},">
            <text:p>B. \dhatu{}{},</text:p>
          </table:table-cell>
          <table:table-cell/>
          <table:table-cell table:formula="of:=CONCATENATE(&quot;L. \dhatu{&quot;;[.J216];&quot;}{&quot;;[.K216];&quot;}&quot;)" office:value-type="string" office:string-value="L. \dhatu{thukt}{to support (i.e. with a beanpole).}">
            <text:p>L. \dhatu{thukt}{to support (i.e. with a beanpole).}</text:p>
          </table:table-cell>
          <table:table-cell table:number-columns-repeated="1005"/>
        </table:table-row>
        <table:table-row table:style-name="ro8">
          <table:table-cell table:formula="of:=CONCATENATE(&quot;\item \ipa{*&quot;;[.A217];&quot;}: &quot;)" office:value-type="string" office:string-value="\item \ipa{*ta}: ">
            <text:p>\item \ipa{*ta}: </text:p>
          </table:table-cell>
          <table:table-cell/>
          <table:table-cell table:formula="of:=CONCATENATE(&quot;W. \dhatu{&quot;;[.C217];&quot;}{&quot;;[.D217];&quot;}, &quot;)" office:value-type="string" office:string-value="W. \dhatu{}{}, ">
            <text:p>W. \dhatu{}{}, </text:p>
          </table:table-cell>
          <table:table-cell/>
          <table:table-cell table:formula="of:=CONCATENATE(&quot;K. \dhatu{&quot;;[.E217];&quot;}{&quot;;[.F217];&quot;},&quot;)" office:value-type="string" office:string-value="K. \dhatu{ta}{put},">
            <text:p>K. \dhatu{ta}{put},</text:p>
          </table:table-cell>
          <table:table-cell table:number-columns-repeated="2"/>
          <table:table-cell table:formula="of:=CONCATENATE(&quot;B. \dhatu{&quot;;[.H217];&quot;}{&quot;;[.I217];&quot;},&quot;)" office:value-type="string" office:string-value="B. \dhatu{}{},">
            <text:p>B. \dhatu{}{},</text:p>
          </table:table-cell>
          <table:table-cell/>
          <table:table-cell table:formula="of:=CONCATENATE(&quot;L. \dhatu{&quot;;[.J217];&quot;}{&quot;;[.K217];&quot;}&quot;)" office:value-type="string" office:string-value="L. \dhatu{tha}{to leave, to put away, to keep, to dispose of, away }">
            <text:p>L. \dhatu{tha}{to leave, to put away, to keep, to dispose of, away }</text:p>
          </table:table-cell>
          <table:table-cell table:number-columns-repeated="1005"/>
        </table:table-row>
        <table:table-row table:style-name="ro7">
          <table:table-cell table:formula="of:=CONCATENATE(&quot;\item \ipa{*&quot;;[.A218];&quot;}: &quot;)" office:value-type="string" office:string-value="\item \ipa{*tan &gt; tan-t}: ">
            <text:p>\item \ipa{*tan &gt; tan-t}: </text:p>
          </table:table-cell>
          <table:table-cell/>
          <table:table-cell table:formula="of:=CONCATENATE(&quot;W. \dhatu{&quot;;[.C218];&quot;}{&quot;;[.D218];&quot;}, &quot;)" office:value-type="string" office:string-value="W. \dhatu{}{}, ">
            <text:p>W. \dhatu{}{}, </text:p>
          </table:table-cell>
          <table:table-cell/>
          <table:table-cell table:formula="of:=CONCATENATE(&quot;K. \dhatu{&quot;;[.E218];&quot;}{&quot;;[.F218];&quot;},&quot;)" office:value-type="string" office:string-value="K. \dhatu{tɛnt}{drop, sow maize},">
            <text:p>K. \dhatu{tɛnt}{drop, sow maize},</text:p>
          </table:table-cell>
          <table:table-cell table:number-columns-repeated="2"/>
          <table:table-cell table:formula="of:=CONCATENATE(&quot;B. \dhatu{&quot;;[.H218];&quot;}{&quot;;[.I218];&quot;},&quot;)" office:value-type="string" office:string-value="B. \dhatu{danma (dantu) ;  dʰanma (dʰantu)}{to make fall, trip},">
            <text:p>B. \dhatu{danma (dantu) ; <text:s/>dʰanma (dʰantu)}{to make fall, trip},</text:p>
          </table:table-cell>
          <table:table-cell/>
          <table:table-cell table:formula="of:=CONCATENATE(&quot;L. \dhatu{&quot;;[.J218];&quot;}{&quot;;[.K218];&quot;}&quot;)" office:value-type="string" office:string-value="L. \dhatu{(mut) thaːnt}{drop}">
            <text:p>L. \dhatu{(mut) thaːnt}{drop}</text:p>
          </table:table-cell>
          <table:table-cell table:number-columns-repeated="1005"/>
        </table:table-row>
        <table:table-row table:style-name="ro13">
          <table:table-cell table:formula="of:=CONCATENATE(&quot;\item \ipa{*&quot;;[.A219];&quot;}: &quot;)" office:value-type="string" office:string-value="\item \ipa{*tap &gt; tap-s }: ">
            <text:p>\item \ipa{*tap &gt; tap-s }: </text:p>
          </table:table-cell>
          <table:table-cell/>
          <table:table-cell table:formula="of:=CONCATENATE(&quot;W. \dhatu{&quot;;[.C219];&quot;}{&quot;;[.D219];&quot;}, &quot;)" office:value-type="string" office:string-value="W. \dhatu{}{}, ">
            <text:p>W. \dhatu{}{}, </text:p>
          </table:table-cell>
          <table:table-cell/>
          <table:table-cell table:formula="of:=CONCATENATE(&quot;K. \dhatu{&quot;;[.E219];&quot;}{&quot;;[.F21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19];&quot;}{&quot;;[.I219];&quot;},&quot;)" office:value-type="string" office:string-value="B. \dhatu{dʰamma (dʰamsu)}{to throw to the ground.},">
            <text:p>B. \dhatu{dʰamma (dʰamsu)}{to throw to the ground.},</text:p>
          </table:table-cell>
          <table:table-cell/>
          <table:table-cell table:formula="of:=CONCATENATE(&quot;L. \dhatu{&quot;;[.J219];&quot;}{&quot;;[.K219];&quot;}&quot;)" office:value-type="string" office:string-value="L. \dhatu{thaps}{to throw down (e.g. in wrestling), to thresh (by holding the end of the stalk and beating the ear of grain against the ground)}">
            <text:p>L. \dhatu{thaps}{to throw down (e.g. in wrestling), to thresh (by holding the end of the stalk and beating the ear of grain against the ground)}</text:p>
          </table:table-cell>
          <table:table-cell table:number-columns-repeated="1005"/>
        </table:table-row>
        <table:table-row table:style-name="ro5">
          <table:table-cell table:formula="of:=CONCATENATE(&quot;\item \ipa{*&quot;;[.A220];&quot;}: &quot;)" office:value-type="string" office:string-value="\item \ipa{*tɑk}: ">
            <text:p>\item \ipa{*tɑk}: </text:p>
          </table:table-cell>
          <table:table-cell/>
          <table:table-cell table:formula="of:=CONCATENATE(&quot;W. \dhatu{&quot;;[.C220];&quot;}{&quot;;[.D220];&quot;}, &quot;)" office:value-type="string" office:string-value="W. \dhatu{}{}, ">
            <text:p>W. \dhatu{}{}, </text:p>
          </table:table-cell>
          <table:table-cell/>
          <table:table-cell table:formula="of:=CONCATENATE(&quot;K. \dhatu{&quot;;[.E220];&quot;}{&quot;;[.F220];&quot;},&quot;)" office:value-type="string" office:string-value="K. \dhatu{tô}{weave},">
            <text:p>K. \dhatu{tô}{weave},</text:p>
          </table:table-cell>
          <table:table-cell table:number-columns-repeated="2"/>
          <table:table-cell table:formula="of:=CONCATENATE(&quot;B. \dhatu{&quot;;[.H220];&quot;}{&quot;;[.I220];&quot;},&quot;)" office:value-type="string" office:string-value="B. \dhatu{}{},">
            <text:p>B. \dhatu{}{},</text:p>
          </table:table-cell>
          <table:table-cell/>
          <table:table-cell table:formula="of:=CONCATENATE(&quot;L. \dhatu{&quot;;[.J220];&quot;}{&quot;;[.K220];&quot;}&quot;)" office:value-type="string" office:string-value="L. \dhatu{thak}{weave}">
            <text:p>L. \dhatu{thak}{weave}</text:p>
          </table:table-cell>
          <table:table-cell table:number-columns-repeated="1005"/>
        </table:table-row>
        <table:table-row table:style-name="ro3">
          <table:table-cell table:formula="of:=CONCATENATE(&quot;\item \ipa{*&quot;;[.A221];&quot;}: &quot;)" office:value-type="string" office:string-value="\item \ipa{*tɑt}: ">
            <text:p>\item \ipa{*tɑt}: </text:p>
          </table:table-cell>
          <table:table-cell/>
          <table:table-cell table:formula="of:=CONCATENATE(&quot;W. \dhatu{&quot;;[.C221];&quot;}{&quot;;[.D221];&quot;}, &quot;)" office:value-type="string" office:string-value="W. \dhatu{}{}, ">
            <text:p>W. \dhatu{}{}, </text:p>
          </table:table-cell>
          <table:table-cell/>
          <table:table-cell table:formula="of:=CONCATENATE(&quot;K. \dhatu{&quot;;[.E221];&quot;}{&quot;;[.F221];&quot;},&quot;)" office:value-type="string" office:string-value="K. \dhatu{tot}{be visible},">
            <text:p>K. \dhatu{tot}{be visible},</text:p>
          </table:table-cell>
          <table:table-cell table:number-columns-repeated="2"/>
          <table:table-cell table:formula="of:=CONCATENATE(&quot;B. \dhatu{&quot;;[.H221];&quot;}{&quot;;[.I221];&quot;},&quot;)" office:value-type="string" office:string-value="B. \dhatu{datma (dara)}{be seen},">
            <text:p>B. \dhatu{datma (dara)}{be seen},</text:p>
          </table:table-cell>
          <table:table-cell/>
          <table:table-cell table:formula="of:=CONCATENATE(&quot;L. \dhatu{&quot;;[.J221];&quot;}{&quot;;[.K22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22];&quot;}: &quot;)" office:value-type="string" office:string-value="\item \ipa{*tɛkt}: ">
            <text:p>\item \ipa{*tɛkt}: </text:p>
          </table:table-cell>
          <table:table-cell/>
          <table:table-cell table:formula="of:=CONCATENATE(&quot;W. \dhatu{&quot;;[.C222];&quot;}{&quot;;[.D222];&quot;}, &quot;)" office:value-type="string" office:string-value="W. \dhatu{}{}, ">
            <text:p>W. \dhatu{}{}, </text:p>
          </table:table-cell>
          <table:table-cell/>
          <table:table-cell table:formula="of:=CONCATENATE(&quot;K. \dhatu{&quot;;[.E222];&quot;}{&quot;;[.F222];&quot;},&quot;)" office:value-type="string" office:string-value="K. \dhatu{tekt}{cork, block, fill up},">
            <text:p>K. \dhatu{tekt}{cork, block, fill up},</text:p>
          </table:table-cell>
          <table:table-cell table:number-columns-repeated="2"/>
          <table:table-cell table:formula="of:=CONCATENATE(&quot;B. \dhatu{&quot;;[.H222];&quot;}{&quot;;[.I222];&quot;},&quot;)" office:value-type="string" office:string-value="B. \dhatu{dʰekma (dʰektu)}{to block, to close (e.g. the door)},">
            <text:p>B. \dhatu{dʰekma (dʰektu)}{to block, to close (e.g. the door)},</text:p>
          </table:table-cell>
          <table:table-cell/>
          <table:table-cell table:formula="of:=CONCATENATE(&quot;L. \dhatu{&quot;;[.J222];&quot;}{&quot;;[.K222];&quot;}&quot;)" office:value-type="string" office:string-value="L. \dhatu{thɛkt}{to insert, to throw in}">
            <text:p>L. \dhatu{thɛkt}{to insert, to throw in}</text:p>
          </table:table-cell>
          <table:table-cell table:number-columns-repeated="1005"/>
        </table:table-row>
        <table:table-row table:style-name="ro3">
          <table:table-cell table:formula="of:=CONCATENATE(&quot;\item \ipa{*&quot;;[.A223];&quot;}: &quot;)" office:value-type="string" office:string-value="\item \ipa{*tʰ[e|a]m}: ">
            <text:p>\item \ipa{*tʰ[e|a]m}: </text:p>
          </table:table-cell>
          <table:table-cell/>
          <table:table-cell table:formula="of:=CONCATENATE(&quot;W. \dhatu{&quot;;[.C223];&quot;}{&quot;;[.D223];&quot;}, &quot;)" office:value-type="string" office:string-value="W. \dhatu{}{}, ">
            <text:p>W. \dhatu{}{}, </text:p>
          </table:table-cell>
          <table:table-cell/>
          <table:table-cell table:formula="of:=CONCATENATE(&quot;K. \dhatu{&quot;;[.E223];&quot;}{&quot;;[.F223];&quot;},&quot;)" office:value-type="string" office:string-value="K. \dhatu{thɛm}{lose (one's way)},">
            <text:p>K. \dhatu{thɛm}{lose (one's way)},</text:p>
          </table:table-cell>
          <table:table-cell table:number-columns-repeated="2"/>
          <table:table-cell table:formula="of:=CONCATENATE(&quot;B. \dhatu{&quot;;[.H223];&quot;}{&quot;;[.I223];&quot;},&quot;)" office:value-type="string" office:string-value="B. \dhatu{tʰemma (tʰema)}{be lost},">
            <text:p>B. \dhatu{tʰemma (tʰema)}{be lost},</text:p>
          </table:table-cell>
          <table:table-cell/>
          <table:table-cell table:formula="of:=CONCATENATE(&quot;L. \dhatu{&quot;;[.J223];&quot;}{&quot;;[.K22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24];&quot;}: &quot;)" office:value-type="string" office:string-value="\item \ipa{*tʰ[e|ɛ]nt}: ">
            <text:p>\item \ipa{*tʰ[e|ɛ]nt}: </text:p>
          </table:table-cell>
          <table:table-cell/>
          <table:table-cell table:formula="of:=CONCATENATE(&quot;W. \dhatu{&quot;;[.C224];&quot;}{&quot;;[.D224];&quot;}, &quot;)" office:value-type="string" office:string-value="W. \dhatu{}{}, ">
            <text:p>W. \dhatu{}{}, </text:p>
          </table:table-cell>
          <table:table-cell/>
          <table:table-cell table:formula="of:=CONCATENATE(&quot;K. \dhatu{&quot;;[.E224];&quot;}{&quot;;[.F224];&quot;},&quot;)" office:value-type="string" office:string-value="K. \dhatu{thent}{raise up, lift, stimulate, entice},">
            <text:p>K. \dhatu{thent}{raise up, lift, stimulate, entice},</text:p>
          </table:table-cell>
          <table:table-cell table:number-columns-repeated="2"/>
          <table:table-cell table:formula="of:=CONCATENATE(&quot;B. \dhatu{&quot;;[.H224];&quot;}{&quot;;[.I224];&quot;},&quot;)" office:value-type="string" office:string-value="B. \dhatu{tʰenma (tʰentu)}{to lift up},">
            <text:p>B. \dhatu{tʰenma (tʰentu)}{to lift up},</text:p>
          </table:table-cell>
          <table:table-cell/>
          <table:table-cell table:formula="of:=CONCATENATE(&quot;L. \dhatu{&quot;;[.J224];&quot;}{&quot;;[.K22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25];&quot;}: &quot;)" office:value-type="string" office:string-value="\item \ipa{*tʰaŋ}: ">
            <text:p>\item \ipa{*tʰaŋ}: </text:p>
          </table:table-cell>
          <table:table-cell/>
          <table:table-cell table:formula="of:=CONCATENATE(&quot;W. \dhatu{&quot;;[.C225];&quot;}{&quot;;[.D225];&quot;}, &quot;)" office:value-type="string" office:string-value="W. \dhatu{}{}, ">
            <text:p>W. \dhatu{}{}, </text:p>
          </table:table-cell>
          <table:table-cell/>
          <table:table-cell table:formula="of:=CONCATENATE(&quot;K. \dhatu{&quot;;[.E225];&quot;}{&quot;;[.F225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25];&quot;}{&quot;;[.I225];&quot;},&quot;)" office:value-type="string" office:string-value="B. \dhatu{tʰaŋma (tʰaŋa)}{to come up},">
            <text:p>B. \dhatu{tʰaŋma (tʰaŋa)}{to come up},</text:p>
          </table:table-cell>
          <table:table-cell/>
          <table:table-cell table:formula="of:=CONCATENATE(&quot;L. \dhatu{&quot;;[.J225];&quot;}{&quot;;[.K225];&quot;}&quot;)" office:value-type="string" office:string-value="L. \dhatu{thaŋ}{to come (from below)}">
            <text:p>L. \dhatu{thaŋ}{to come (from below)}</text:p>
          </table:table-cell>
          <table:table-cell table:number-columns-repeated="1005"/>
        </table:table-row>
        <table:table-row table:style-name="ro10">
          <table:table-cell table:formula="of:=CONCATENATE(&quot;\item \ipa{*&quot;;[.A226];&quot;}: &quot;)" office:value-type="string" office:string-value="\item \ipa{*tʰar &gt; tʰar-t}: ">
            <text:p>\item \ipa{*tʰar &gt; tʰar-t}: </text:p>
          </table:table-cell>
          <table:table-cell/>
          <table:table-cell table:formula="of:=CONCATENATE(&quot;W. \dhatu{&quot;;[.C226];&quot;}{&quot;;[.D226];&quot;}, &quot;)" office:value-type="string" office:string-value="W. \dhatu{thar}{bring sth in an upright position by resting it against smth else}, ">
            <text:p>W. \dhatu{thar}{bring sth in an upright position by resting it against smth else}, </text:p>
          </table:table-cell>
          <table:table-cell/>
          <table:table-cell table:formula="of:=CONCATENATE(&quot;K. \dhatu{&quot;;[.E226];&quot;}{&quot;;[.F226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26];&quot;}{&quot;;[.I226];&quot;},&quot;)" office:value-type="string" office:string-value="B. \dhatu{tʰanma (tʰantu)}{to make stand},">
            <text:p>B. \dhatu{tʰanma (tʰantu)}{to make stand},</text:p>
          </table:table-cell>
          <table:table-cell/>
          <table:table-cell table:formula="of:=CONCATENATE(&quot;L. \dhatu{&quot;;[.J226];&quot;}{&quot;;[.K22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4">
          <table:table-cell table:formula="of:=CONCATENATE(&quot;\item \ipa{*&quot;;[.A227];&quot;}: &quot;)" office:value-type="string" office:string-value="\item \ipa{*tʰin &gt; tʰin-t}: ">
            <text:p>\item \ipa{*tʰin &gt; tʰin-t}: </text:p>
          </table:table-cell>
          <table:table-cell/>
          <table:table-cell table:formula="of:=CONCATENATE(&quot;W. \dhatu{&quot;;[.C227];&quot;}{&quot;;[.D227];&quot;}, &quot;)" office:value-type="string" office:string-value="W. \dhatu{}{}, ">
            <text:p>W. \dhatu{}{}, </text:p>
          </table:table-cell>
          <table:table-cell/>
          <table:table-cell table:formula="of:=CONCATENATE(&quot;K. \dhatu{&quot;;[.E227];&quot;}{&quot;;[.F227];&quot;},&quot;)" office:value-type="string" office:string-value="K. \dhatu{thint}{wake},">
            <text:p>K. \dhatu{thint}{wake},</text:p>
          </table:table-cell>
          <table:table-cell table:number-columns-repeated="2"/>
          <table:table-cell table:formula="of:=CONCATENATE(&quot;B. \dhatu{&quot;;[.H227];&quot;}{&quot;;[.I227];&quot;},&quot;)" office:value-type="string" office:string-value="B. \dhatu{tʰinma (tʰinta) ; tʰinma (tʰintu)}{to rise, to wake up (from sleep); to stand up (from chair)},">
            <text:p>B. \dhatu{tʰinma (tʰinta) ; tʰinma (tʰintu)}{to rise, to wake up (from sleep); to stand up (from chair)},</text:p>
          </table:table-cell>
          <table:table-cell/>
          <table:table-cell table:formula="of:=CONCATENATE(&quot;L. \dhatu{&quot;;[.J227];&quot;}{&quot;;[.K22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28];&quot;}: &quot;)" office:value-type="string" office:string-value="\item \ipa{*tʰo}: ">
            <text:p>\item \ipa{*tʰo}: </text:p>
          </table:table-cell>
          <table:table-cell/>
          <table:table-cell table:formula="of:=CONCATENATE(&quot;W. \dhatu{&quot;;[.C228];&quot;}{&quot;;[.D228];&quot;}, &quot;)" office:value-type="string" office:string-value="W. \dhatu{thwa}{hear, smell}, ">
            <text:p>W. \dhatu{thwa}{hear, smell}, </text:p>
          </table:table-cell>
          <table:table-cell/>
          <table:table-cell table:formula="of:=CONCATENATE(&quot;K. \dhatu{&quot;;[.E228];&quot;}{&quot;;[.F228];&quot;},&quot;)" office:value-type="string" office:string-value="K. \dhatu{tho}{see},">
            <text:p>K. \dhatu{tho}{see},</text:p>
          </table:table-cell>
          <table:table-cell table:number-columns-repeated="2"/>
          <table:table-cell table:formula="of:=CONCATENATE(&quot;B. \dhatu{&quot;;[.H228];&quot;}{&quot;;[.I228];&quot;},&quot;)" office:value-type="string" office:string-value="B. \dhatu{}{},">
            <text:p>B. \dhatu{}{},</text:p>
          </table:table-cell>
          <table:table-cell/>
          <table:table-cell table:formula="of:=CONCATENATE(&quot;L. \dhatu{&quot;;[.J228];&quot;}{&quot;;[.K22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29];&quot;}: &quot;)" office:value-type="string" office:string-value="\item \ipa{*tʰɔkt}: ">
            <text:p>\item \ipa{*tʰɔkt}: </text:p>
          </table:table-cell>
          <table:table-cell/>
          <table:table-cell table:formula="of:=CONCATENATE(&quot;W. \dhatu{&quot;;[.C229];&quot;}{&quot;;[.D229];&quot;}, &quot;)" office:value-type="string" office:string-value="W. \dhatu{}{}, ">
            <text:p>W. \dhatu{}{}, </text:p>
          </table:table-cell>
          <table:table-cell/>
          <table:table-cell table:formula="of:=CONCATENATE(&quot;K. \dhatu{&quot;;[.E229];&quot;}{&quot;;[.F22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29];&quot;}{&quot;;[.I229];&quot;},&quot;)" office:value-type="string" office:string-value="B. \dhatu{tʰokma (tʰoktu)}{to make a wall},">
            <text:p>B. \dhatu{tʰokma (tʰoktu)}{to make a wall},</text:p>
          </table:table-cell>
          <table:table-cell/>
          <table:table-cell table:formula="of:=CONCATENATE(&quot;L. \dhatu{&quot;;[.J229];&quot;}{&quot;;[.K229];&quot;}&quot;)" office:value-type="string" office:string-value="L. \dhatu{thɔkt}{build a bridge}">
            <text:p>L. \dhatu{thɔkt}{build a bridge}</text:p>
          </table:table-cell>
          <table:table-cell table:number-columns-repeated="1005"/>
        </table:table-row>
        <table:table-row table:style-name="ro8">
          <table:table-cell table:formula="of:=CONCATENATE(&quot;\item \ipa{*&quot;;[.A230];&quot;}: &quot;)" office:value-type="string" office:string-value="\item \ipa{*tʰʊ[ŋ|k] &gt; tʰʊŋ-t / tʰʊk-s}: ">
            <text:p>\item \ipa{*tʰʊ[ŋ|k] &gt; tʰʊŋ-t / tʰʊk-s}: </text:p>
          </table:table-cell>
          <table:table-cell/>
          <table:table-cell table:formula="of:=CONCATENATE(&quot;W. \dhatu{&quot;;[.C230];&quot;}{&quot;;[.D230];&quot;}, &quot;)" office:value-type="string" office:string-value="W. \dhatu{}{}, ">
            <text:p>W. \dhatu{}{}, </text:p>
          </table:table-cell>
          <table:table-cell/>
          <table:table-cell table:formula="of:=CONCATENATE(&quot;K. \dhatu{&quot;;[.E230];&quot;}{&quot;;[.F230];&quot;},&quot;)" office:value-type="string" office:string-value="K. \dhatu{thuŋt}{stab, gore},">
            <text:p>K. \dhatu{thuŋt}{stab, gore},</text:p>
          </table:table-cell>
          <table:table-cell table:number-columns-repeated="2"/>
          <table:table-cell table:formula="of:=CONCATENATE(&quot;B. \dhatu{&quot;;[.H230];&quot;}{&quot;;[.I230];&quot;},&quot;)" office:value-type="string" office:string-value="B. \dhatu{}{},">
            <text:p>B. \dhatu{}{},</text:p>
          </table:table-cell>
          <table:table-cell/>
          <table:table-cell table:formula="of:=CONCATENATE(&quot;L. \dhatu{&quot;;[.J230];&quot;}{&quot;;[.K230];&quot;}&quot;)" office:value-type="string" office:string-value="L. \dhatu{thoks}{to butt, to gore, to strike (with the head or horn)}">
            <text:p>L. \dhatu{thoks}{to butt, to gore, to strike (with the head or horn)}</text:p>
          </table:table-cell>
          <table:table-cell table:number-columns-repeated="1005"/>
        </table:table-row>
        <table:table-row table:style-name="ro4">
          <table:table-cell table:formula="of:=CONCATENATE(&quot;\item \ipa{*&quot;;[.A231];&quot;}: &quot;)" office:value-type="string" office:string-value="\item \ipa{*tʰʊk}: ">
            <text:p>\item \ipa{*tʰʊk}: </text:p>
          </table:table-cell>
          <table:table-cell/>
          <table:table-cell table:formula="of:=CONCATENATE(&quot;W. \dhatu{&quot;;[.C231];&quot;}{&quot;;[.D231];&quot;}, &quot;)" office:value-type="string" office:string-value="W. \dhatu{thuk}{spit at someone}, ">
            <text:p>W. \dhatu{thuk}{spit at someone}, </text:p>
          </table:table-cell>
          <table:table-cell/>
          <table:table-cell table:formula="of:=CONCATENATE(&quot;K. \dhatu{&quot;;[.E231];&quot;}{&quot;;[.F23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31];&quot;}{&quot;;[.I231];&quot;},&quot;)" office:value-type="string" office:string-value="B. \dhatu{tʰukma (tʰuktu)}{to spit at someone},">
            <text:p>B. \dhatu{tʰukma (tʰuktu)}{to spit at someone},</text:p>
          </table:table-cell>
          <table:table-cell/>
          <table:table-cell table:formula="of:=CONCATENATE(&quot;L. \dhatu{&quot;;[.J231];&quot;}{&quot;;[.K231];&quot;}&quot;)" office:value-type="string" office:string-value="L. \dhatu{thokt}{spit (at a distance)}">
            <text:p>L. \dhatu{thokt}{spit (at a distance)}</text:p>
          </table:table-cell>
          <table:table-cell table:number-columns-repeated="1005"/>
        </table:table-row>
        <table:table-row table:style-name="ro3">
          <table:table-cell table:formula="of:=CONCATENATE(&quot;\item \ipa{*&quot;;[.A232];&quot;}: &quot;)" office:value-type="string" office:string-value="\item \ipa{*tiːnt}: ">
            <text:p>\item \ipa{*tiːnt}: </text:p>
          </table:table-cell>
          <table:table-cell/>
          <table:table-cell table:formula="of:=CONCATENATE(&quot;W. \dhatu{&quot;;[.C232];&quot;}{&quot;;[.D232];&quot;}, &quot;)" office:value-type="string" office:string-value="W. \dhatu{}{}, ">
            <text:p>W. \dhatu{}{}, </text:p>
          </table:table-cell>
          <table:table-cell/>
          <table:table-cell table:formula="of:=CONCATENATE(&quot;K. \dhatu{&quot;;[.E232];&quot;}{&quot;;[.F23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32];&quot;}{&quot;;[.I232];&quot;},&quot;)" office:value-type="string" office:string-value="B. \dhatu{dinma (dintu) }{to lay eggs},">
            <text:p>B. \dhatu{dinma (dintu) }{to lay eggs},</text:p>
          </table:table-cell>
          <table:table-cell/>
          <table:table-cell table:formula="of:=CONCATENATE(&quot;L. \dhatu{&quot;;[.J232];&quot;}{&quot;;[.K232];&quot;}&quot;)" office:value-type="string" office:string-value="L. \dhatu{thiːnt }{to lay an egg}">
            <text:p>L. \dhatu{thiːnt }{to lay an egg}</text:p>
          </table:table-cell>
          <table:table-cell table:number-columns-repeated="1005"/>
        </table:table-row>
        <table:table-row table:style-name="ro12">
          <table:table-cell table:formula="of:=CONCATENATE(&quot;\item \ipa{*&quot;;[.A233];&quot;}: &quot;)" office:value-type="string" office:string-value="\item \ipa{*tokt &gt; tok-s}: ">
            <text:p>\item \ipa{*tokt &gt; tok-s}: </text:p>
          </table:table-cell>
          <table:table-cell/>
          <table:table-cell table:formula="of:=CONCATENATE(&quot;W. \dhatu{&quot;;[.C233];&quot;}{&quot;;[.D233];&quot;}, &quot;)" office:value-type="string" office:string-value="W. \dhatu{}{}, ">
            <text:p>W. \dhatu{}{}, </text:p>
          </table:table-cell>
          <table:table-cell/>
          <table:table-cell table:formula="of:=CONCATENATE(&quot;K. \dhatu{&quot;;[.E233];&quot;}{&quot;;[.F233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33];&quot;}{&quot;;[.I233];&quot;},&quot;)" office:value-type="string" office:string-value="B. \dhatu{dʰokma (dʰoktu)}{to dig esp. with short handled spade; to peck (as of a bird with it’s beak)},">
            <text:p>B. \dhatu{dʰokma (dʰoktu)}{to dig esp. with short handled spade; to peck (as of a bird with it’s beak)},</text:p>
          </table:table-cell>
          <table:table-cell/>
          <table:table-cell table:formula="of:=CONCATENATE(&quot;L. \dhatu{&quot;;[.J233];&quot;}{&quot;;[.K233];&quot;}&quot;)" office:value-type="string" office:string-value="L. \dhatu{toks}{plough}">
            <text:p>L. \dhatu{toks}{plough}</text:p>
          </table:table-cell>
          <table:table-cell table:number-columns-repeated="1005"/>
        </table:table-row>
        <table:table-row table:style-name="ro4">
          <table:table-cell table:formula="of:=CONCATENATE(&quot;\item \ipa{*&quot;;[.A234];&quot;}: &quot;)" office:value-type="string" office:string-value="\item \ipa{*ts[e|a]k &gt; tsak-t}: ">
            <text:p>\item \ipa{*ts[e|a]k &gt; tsak-t}: </text:p>
          </table:table-cell>
          <table:table-cell/>
          <table:table-cell table:formula="of:=CONCATENATE(&quot;W. \dhatu{&quot;;[.C234];&quot;}{&quot;;[.D234];&quot;}, &quot;)" office:value-type="string" office:string-value="W. \dhatu{}{}, ">
            <text:p>W. \dhatu{}{}, </text:p>
          </table:table-cell>
          <table:table-cell/>
          <table:table-cell table:formula="of:=CONCATENATE(&quot;K. \dhatu{&quot;;[.E234];&quot;}{&quot;;[.F234];&quot;},&quot;)" office:value-type="string" office:string-value="K. \dhatu{ʦek}{be hard, be stingy},">
            <text:p>K. \dhatu{ʦek}{be hard, be stingy},</text:p>
          </table:table-cell>
          <table:table-cell table:number-columns-repeated="2"/>
          <table:table-cell table:formula="of:=CONCATENATE(&quot;B. \dhatu{&quot;;[.H234];&quot;}{&quot;;[.I234];&quot;},&quot;)" office:value-type="string" office:string-value="B. \dhatu{cʰakma (cʰakta)}{to be hard, to be difficult},">
            <text:p>B. \dhatu{cʰakma (cʰakta)}{to be hard, to be difficult},</text:p>
          </table:table-cell>
          <table:table-cell/>
          <table:table-cell table:formula="of:=CONCATENATE(&quot;L. \dhatu{&quot;;[.J234];&quot;}{&quot;;[.K234];&quot;}&quot;)" office:value-type="string" office:string-value="L. \dhatu{sakt}{be hard}">
            <text:p>L. \dhatu{sakt}{be hard}</text:p>
          </table:table-cell>
          <table:table-cell table:number-columns-repeated="1005"/>
        </table:table-row>
        <table:table-row table:style-name="ro4">
          <table:table-cell table:formula="of:=CONCATENATE(&quot;\item \ipa{*&quot;;[.A235];&quot;}: &quot;)" office:value-type="string" office:string-value="\item \ipa{*ts[e|a]kt}: ">
            <text:p>\item \ipa{*ts[e|a]kt}: </text:p>
          </table:table-cell>
          <table:table-cell/>
          <table:table-cell table:formula="of:=CONCATENATE(&quot;W. \dhatu{&quot;;[.C235];&quot;}{&quot;;[.D235];&quot;}, &quot;)" office:value-type="string" office:string-value="W. \dhatu{}{}, ">
            <text:p>W. \dhatu{}{}, </text:p>
          </table:table-cell>
          <table:table-cell/>
          <table:table-cell table:formula="of:=CONCATENATE(&quot;K. \dhatu{&quot;;[.E235];&quot;}{&quot;;[.F235];&quot;},&quot;)" office:value-type="string" office:string-value="K. \dhatu{ʦekt}{close},">
            <text:p>K. \dhatu{ʦekt}{close},</text:p>
          </table:table-cell>
          <table:table-cell table:number-columns-repeated="2"/>
          <table:table-cell table:formula="of:=CONCATENATE(&quot;B. \dhatu{&quot;;[.H235];&quot;}{&quot;;[.I235];&quot;},&quot;)" office:value-type="string" office:string-value="B. \dhatu{cʰekma (cʰektu) vt }{to block, lock up},">
            <text:p>B. \dhatu{cʰekma (cʰektu) vt }{to block, lock up},</text:p>
          </table:table-cell>
          <table:table-cell/>
          <table:table-cell table:formula="of:=CONCATENATE(&quot;L. \dhatu{&quot;;[.J235];&quot;}{&quot;;[.K235];&quot;}&quot;)" office:value-type="string" office:string-value="L. \dhatu{sakt}{to close off, to block, to imprison}">
            <text:p>L. \dhatu{sakt}{to close off, to block, to imprison}</text:p>
          </table:table-cell>
          <table:table-cell table:number-columns-repeated="1005"/>
        </table:table-row>
        <table:table-row table:style-name="ro3">
          <table:table-cell table:formula="of:=CONCATENATE(&quot;\item \ipa{*&quot;;[.A236];&quot;}: &quot;)" office:value-type="string" office:string-value="\item \ipa{*ts[e|ɛ]nt &gt; dzen &gt; dzent}: ">
            <text:p>\item \ipa{*ts[e|ɛ]nt &gt; dzen &gt; dzent}: </text:p>
          </table:table-cell>
          <table:table-cell/>
          <table:table-cell table:formula="of:=CONCATENATE(&quot;W. \dhatu{&quot;;[.C236];&quot;}{&quot;;[.D236];&quot;}, &quot;)" office:value-type="string" office:string-value="W. \dhatu{cejt}{cut and slice}, ">
            <text:p>W. \dhatu{cejt}{cut and slice}, </text:p>
          </table:table-cell>
          <table:table-cell/>
          <table:table-cell table:formula="of:=CONCATENATE(&quot;K. \dhatu{&quot;;[.E236];&quot;}{&quot;;[.F236];&quot;},&quot;)" office:value-type="string" office:string-value="K. \dhatu{tsent}{chop into pieces},">
            <text:p>K. \dhatu{tsent}{chop into pieces},</text:p>
          </table:table-cell>
          <table:table-cell table:number-columns-repeated="2"/>
          <table:table-cell table:formula="of:=CONCATENATE(&quot;B. \dhatu{&quot;;[.H236];&quot;}{&quot;;[.I236];&quot;},&quot;)" office:value-type="string" office:string-value="B. \dhatu{}{},">
            <text:p>B. \dhatu{}{},</text:p>
          </table:table-cell>
          <table:table-cell/>
          <table:table-cell table:formula="of:=CONCATENATE(&quot;L. \dhatu{&quot;;[.J236];&quot;}{&quot;;[.K23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37];&quot;}: &quot;)" office:value-type="string" office:string-value="\item \ipa{*ts[e|ɛ]pt &gt; tsep-s}: ">
            <text:p>\item \ipa{*ts[e|ɛ]pt &gt; tsep-s}: </text:p>
          </table:table-cell>
          <table:table-cell/>
          <table:table-cell table:formula="of:=CONCATENATE(&quot;W. \dhatu{&quot;;[.C237];&quot;}{&quot;;[.D237];&quot;}, &quot;)" office:value-type="string" office:string-value="W. \dhatu{}{}, ">
            <text:p>W. \dhatu{}{}, </text:p>
          </table:table-cell>
          <table:table-cell/>
          <table:table-cell table:formula="of:=CONCATENATE(&quot;K. \dhatu{&quot;;[.E237];&quot;}{&quot;;[.F237];&quot;},&quot;)" office:value-type="string" office:string-value="K. \dhatu{ʦept}{taste (liquid)},">
            <text:p>K. \dhatu{ʦept}{taste (liquid)},</text:p>
          </table:table-cell>
          <table:table-cell table:number-columns-repeated="2"/>
          <table:table-cell table:formula="of:=CONCATENATE(&quot;B. \dhatu{&quot;;[.H237];&quot;}{&quot;;[.I237];&quot;},&quot;)" office:value-type="string" office:string-value="B. \dhatu{cʰemma (cʰemsu) }{to taste},">
            <text:p>B. \dhatu{cʰemma (cʰemsu) }{to taste},</text:p>
          </table:table-cell>
          <table:table-cell/>
          <table:table-cell table:formula="of:=CONCATENATE(&quot;L. \dhatu{&quot;;[.J237];&quot;}{&quot;;[.K23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38];&quot;}: &quot;)" office:value-type="string" office:string-value="\item \ipa{*tsap &gt; tsap-t}: ">
            <text:p>\item \ipa{*tsap &gt; tsap-t}: </text:p>
          </table:table-cell>
          <table:table-cell/>
          <table:table-cell table:formula="of:=CONCATENATE(&quot;W. \dhatu{&quot;;[.C238];&quot;}{&quot;;[.D238];&quot;}, &quot;)" office:value-type="string" office:string-value="W. \dhatu{capt}{leak}, ">
            <text:p>W. \dhatu{capt}{leak}, </text:p>
          </table:table-cell>
          <table:table-cell/>
          <table:table-cell table:formula="of:=CONCATENATE(&quot;K. \dhatu{&quot;;[.E238];&quot;}{&quot;;[.F238];&quot;},&quot;)" office:value-type="string" office:string-value="K. \dhatu{ʦɛp}{leak},">
            <text:p>K. \dhatu{ʦɛp}{leak},</text:p>
          </table:table-cell>
          <table:table-cell table:number-columns-repeated="2"/>
          <table:table-cell table:formula="of:=CONCATENATE(&quot;B. \dhatu{&quot;;[.H238];&quot;}{&quot;;[.I238];&quot;},&quot;)" office:value-type="string" office:string-value="B. \dhatu{}{},">
            <text:p>B. \dhatu{}{},</text:p>
          </table:table-cell>
          <table:table-cell/>
          <table:table-cell table:formula="of:=CONCATENATE(&quot;L. \dhatu{&quot;;[.J238];&quot;}{&quot;;[.K23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39];&quot;}: &quot;)" office:value-type="string" office:string-value="\item \ipa{*tsap &gt; tsap-t}: ">
            <text:p>\item \ipa{*tsap &gt; tsap-t}: </text:p>
          </table:table-cell>
          <table:table-cell/>
          <table:table-cell table:formula="of:=CONCATENATE(&quot;W. \dhatu{&quot;;[.C239];&quot;}{&quot;;[.D239];&quot;}, &quot;)" office:value-type="string" office:string-value="W. \dhatu{capt}{be able}, ">
            <text:p>W. \dhatu{capt}{be able}, </text:p>
          </table:table-cell>
          <table:table-cell/>
          <table:table-cell table:formula="of:=CONCATENATE(&quot;K. \dhatu{&quot;;[.E239];&quot;}{&quot;;[.F239];&quot;},&quot;)" office:value-type="string" office:string-value="K. \dhatu{ʦɛp}{be able},">
            <text:p>K. \dhatu{ʦɛp}{be able},</text:p>
          </table:table-cell>
          <table:table-cell table:number-columns-repeated="2"/>
          <table:table-cell table:formula="of:=CONCATENATE(&quot;B. \dhatu{&quot;;[.H239];&quot;}{&quot;;[.I239];&quot;},&quot;)" office:value-type="string" office:string-value="B. \dhatu{}{},">
            <text:p>B. \dhatu{}{},</text:p>
          </table:table-cell>
          <table:table-cell/>
          <table:table-cell table:formula="of:=CONCATENATE(&quot;L. \dhatu{&quot;;[.J239];&quot;}{&quot;;[.K23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40];&quot;}: &quot;)" office:value-type="string" office:string-value="\item \ipa{*tsɑk}: ">
            <text:p>\item \ipa{*tsɑk}: </text:p>
          </table:table-cell>
          <table:table-cell/>
          <table:table-cell table:formula="of:=CONCATENATE(&quot;W. \dhatu{&quot;;[.C240];&quot;}{&quot;;[.D240];&quot;}, &quot;)" office:value-type="string" office:string-value="W. \dhatu{}{}, ">
            <text:p>W. \dhatu{}{}, </text:p>
          </table:table-cell>
          <table:table-cell/>
          <table:table-cell table:formula="of:=CONCATENATE(&quot;K. \dhatu{&quot;;[.E240];&quot;}{&quot;;[.F240];&quot;},&quot;)" office:value-type="string" office:string-value="K. \dhatu{ʦok}{to sharpen},">
            <text:p>K. \dhatu{ʦok}{to sharpen},</text:p>
          </table:table-cell>
          <table:table-cell table:number-columns-repeated="2"/>
          <table:table-cell table:formula="of:=CONCATENATE(&quot;B. \dhatu{&quot;;[.H240];&quot;}{&quot;;[.I240];&quot;},&quot;)" office:value-type="string" office:string-value="B. \dhatu{cʰakma (cʰau)}{to chisel into shape},">
            <text:p>B. \dhatu{cʰakma (cʰau)}{to chisel into shape},</text:p>
          </table:table-cell>
          <table:table-cell/>
          <table:table-cell table:formula="of:=CONCATENATE(&quot;L. \dhatu{&quot;;[.J240];&quot;}{&quot;;[.K24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41];&quot;}: &quot;)" office:value-type="string" office:string-value="\item \ipa{*tsɑm &gt; tsɑm-s}: ">
            <text:p>\item \ipa{*tsɑm &gt; tsɑm-s}: </text:p>
          </table:table-cell>
          <table:table-cell/>
          <table:table-cell table:formula="of:=CONCATENATE(&quot;W. \dhatu{&quot;;[.C241];&quot;}{&quot;;[.D241];&quot;}, &quot;)" office:value-type="string" office:string-value="W. \dhatu{}{}, ">
            <text:p>W. \dhatu{}{}, </text:p>
          </table:table-cell>
          <table:table-cell/>
          <table:table-cell table:formula="of:=CONCATENATE(&quot;K. \dhatu{&quot;;[.E241];&quot;}{&quot;;[.F241];&quot;},&quot;)" office:value-type="string" office:string-value="K. \dhatu{ʦom}{chop},">
            <text:p>K. \dhatu{ʦom}{chop},</text:p>
          </table:table-cell>
          <table:table-cell table:number-columns-repeated="2"/>
          <table:table-cell table:formula="of:=CONCATENATE(&quot;B. \dhatu{&quot;;[.H241];&quot;}{&quot;;[.I241];&quot;},&quot;)" office:value-type="string" office:string-value="B. \dhatu{cʰamma (cʰamsu)}{to splice (with an axe)},">
            <text:p>B. \dhatu{cʰamma (cʰamsu)}{to splice (with an axe)},</text:p>
          </table:table-cell>
          <table:table-cell/>
          <table:table-cell table:formula="of:=CONCATENATE(&quot;L. \dhatu{&quot;;[.J241];&quot;}{&quot;;[.K24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0">
          <table:table-cell table:formula="of:=CONCATENATE(&quot;\item \ipa{*&quot;;[.A242];&quot;}: &quot;)" office:value-type="string" office:string-value="\item \ipa{*tsɑŋ &gt; tsɑŋ-t}: ">
            <text:p>\item \ipa{*tsɑŋ &gt; tsɑŋ-t}: </text:p>
          </table:table-cell>
          <table:table-cell/>
          <table:table-cell table:formula="of:=CONCATENATE(&quot;W. \dhatu{&quot;;[.C242];&quot;}{&quot;;[.D242];&quot;}, &quot;)" office:value-type="string" office:string-value="W. \dhatu{}{}, ">
            <text:p>W. \dhatu{}{}, </text:p>
          </table:table-cell>
          <table:table-cell/>
          <table:table-cell table:formula="of:=CONCATENATE(&quot;K. \dhatu{&quot;;[.E242];&quot;}{&quot;;[.F242];&quot;},&quot;)" office:value-type="string" office:string-value="K. \dhatu{ʦoŋ}{make a heap},">
            <text:p>K. \dhatu{ʦoŋ}{make a heap},</text:p>
          </table:table-cell>
          <table:table-cell table:number-columns-repeated="2"/>
          <table:table-cell table:formula="of:=CONCATENATE(&quot;B. \dhatu{&quot;;[.H242];&quot;}{&quot;;[.I242];&quot;},&quot;)" office:value-type="string" office:string-value="B. \dhatu{cʰaŋma (cʰaŋtu)}{stack up disorderly, pile unequal things onto one another},">
            <text:p>B. \dhatu{cʰaŋma (cʰaŋtu)}{stack up disorderly, pile unequal things onto one another},</text:p>
          </table:table-cell>
          <table:table-cell/>
          <table:table-cell table:formula="of:=CONCATENATE(&quot;L. \dhatu{&quot;;[.J242];&quot;}{&quot;;[.K24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43];&quot;}: &quot;)" office:value-type="string" office:string-value="\item \ipa{*tsek}: ">
            <text:p>\item \ipa{*tsek}: </text:p>
          </table:table-cell>
          <table:table-cell/>
          <table:table-cell table:formula="of:=CONCATENATE(&quot;W. \dhatu{&quot;;[.C243];&quot;}{&quot;;[.D243];&quot;}, &quot;)" office:value-type="string" office:string-value="W. \dhatu{}{}, ">
            <text:p>W. \dhatu{}{}, </text:p>
          </table:table-cell>
          <table:table-cell/>
          <table:table-cell table:formula="of:=CONCATENATE(&quot;K. \dhatu{&quot;;[.E243];&quot;}{&quot;;[.F243];&quot;},&quot;)" office:value-type="string" office:string-value="K. \dhatu{ʦek}{pinch, pluck},">
            <text:p>K. \dhatu{ʦek}{pinch, pluck},</text:p>
          </table:table-cell>
          <table:table-cell table:number-columns-repeated="2"/>
          <table:table-cell table:formula="of:=CONCATENATE(&quot;B. \dhatu{&quot;;[.H243];&quot;}{&quot;;[.I243];&quot;},&quot;)" office:value-type="string" office:string-value="B. \dhatu{cʰɨkma (cʰɨu)}{pinch},">
            <text:p>B. \dhatu{cʰɨkma (cʰɨu)}{pinch},</text:p>
          </table:table-cell>
          <table:table-cell/>
          <table:table-cell table:formula="of:=CONCATENATE(&quot;L. \dhatu{&quot;;[.J243];&quot;}{&quot;;[.K243];&quot;}&quot;)" office:value-type="string" office:string-value="L. \dhatu{sekt}{to pinch}">
            <text:p>L. \dhatu{sekt}{to pinch}</text:p>
          </table:table-cell>
          <table:table-cell table:number-columns-repeated="1005"/>
        </table:table-row>
        <table:table-row table:style-name="ro3">
          <table:table-cell table:formula="of:=CONCATENATE(&quot;\item \ipa{*&quot;;[.A244];&quot;}: &quot;)" office:value-type="string" office:string-value="\item \ipa{*tsent &gt; dzen &gt; dzent}: ">
            <text:p>\item \ipa{*tsent &gt; dzen &gt; dzent}: </text:p>
          </table:table-cell>
          <table:table-cell/>
          <table:table-cell table:formula="of:=CONCATENATE(&quot;W. \dhatu{&quot;;[.C244];&quot;}{&quot;;[.D244];&quot;}, &quot;)" office:value-type="string" office:string-value="W. \dhatu{cejt}{teach}, ">
            <text:p>W. \dhatu{cejt}{teach}, </text:p>
          </table:table-cell>
          <table:table-cell/>
          <table:table-cell table:formula="of:=CONCATENATE(&quot;K. \dhatu{&quot;;[.E244];&quot;}{&quot;;[.F244];&quot;},&quot;)" office:value-type="string" office:string-value="K. \dhatu{ʦent}{teach},">
            <text:p>K. \dhatu{ʦent}{teach},</text:p>
          </table:table-cell>
          <table:table-cell table:number-columns-repeated="2"/>
          <table:table-cell table:formula="of:=CONCATENATE(&quot;B. \dhatu{&quot;;[.H244];&quot;}{&quot;;[.I244];&quot;},&quot;)" office:value-type="string" office:string-value="B. \dhatu{cinma (cintu)}{teach},">
            <text:p>B. \dhatu{cinma (cintu)}{teach},</text:p>
          </table:table-cell>
          <table:table-cell/>
          <table:table-cell table:formula="of:=CONCATENATE(&quot;L. \dhatu{&quot;;[.J244];&quot;}{&quot;;[.K24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45];&quot;}: &quot;)" office:value-type="string" office:string-value="\item \ipa{*tsʰ[e|ɛ]m &gt; tsʰem-t}: ">
            <text:p>\item \ipa{*tsʰ[e|ɛ]m &gt; tsʰem-t}: </text:p>
          </table:table-cell>
          <table:table-cell/>
          <table:table-cell table:formula="of:=CONCATENATE(&quot;W. \dhatu{&quot;;[.C245];&quot;}{&quot;;[.D245];&quot;}, &quot;)" office:value-type="string" office:string-value="W. \dhatu{}{}, ">
            <text:p>W. \dhatu{}{}, </text:p>
          </table:table-cell>
          <table:table-cell/>
          <table:table-cell table:formula="of:=CONCATENATE(&quot;K. \dhatu{&quot;;[.E245];&quot;}{&quot;;[.F245];&quot;},&quot;)" office:value-type="string" office:string-value="K. \dhatu{ʦhem}{entice, lure (animals, spirits},">
            <text:p>K. \dhatu{ʦhem}{entice, lure (animals, spirits},</text:p>
          </table:table-cell>
          <table:table-cell table:number-columns-repeated="2"/>
          <table:table-cell table:formula="of:=CONCATENATE(&quot;B. \dhatu{&quot;;[.H245];&quot;}{&quot;;[.I245];&quot;},&quot;)" office:value-type="string" office:string-value="B. \dhatu{cʰemma (cʰemtu}{to attract, to cal},">
            <text:p>B. \dhatu{cʰemma (cʰemtu}{to attract, to cal},</text:p>
          </table:table-cell>
          <table:table-cell/>
          <table:table-cell table:formula="of:=CONCATENATE(&quot;L. \dhatu{&quot;;[.J245];&quot;}{&quot;;[.K24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246];&quot;}: &quot;)" office:value-type="string" office:string-value="\item \ipa{*tsʰɛl &gt; tsʰɛl-t}: ">
            <text:p>\item \ipa{*tsʰɛl &gt; tsʰɛl-t}: </text:p>
          </table:table-cell>
          <table:table-cell/>
          <table:table-cell table:formula="of:=CONCATENATE(&quot;W. \dhatu{&quot;;[.C246];&quot;}{&quot;;[.D246];&quot;}, &quot;)" office:value-type="string" office:string-value="W. \dhatu{}{}, ">
            <text:p>W. \dhatu{}{}, </text:p>
          </table:table-cell>
          <table:table-cell/>
          <table:table-cell table:formula="of:=CONCATENATE(&quot;K. \dhatu{&quot;;[.E246];&quot;}{&quot;;[.F246];&quot;},&quot;)" office:value-type="string" office:string-value="K. \dhatu{ʦhelt}{be bright},">
            <text:p>K. \dhatu{ʦhelt}{be bright},</text:p>
          </table:table-cell>
          <table:table-cell table:number-columns-repeated="2"/>
          <table:table-cell table:formula="of:=CONCATENATE(&quot;B. \dhatu{&quot;;[.H246];&quot;}{&quot;;[.I246];&quot;},&quot;)" office:value-type="string" office:string-value="B. \dhatu{}{},">
            <text:p>B. \dhatu{}{},</text:p>
          </table:table-cell>
          <table:table-cell/>
          <table:table-cell table:formula="of:=CONCATENATE(&quot;L. \dhatu{&quot;;[.J246];&quot;}{&quot;;[.K246];&quot;}&quot;)" office:value-type="string" office:string-value="L. \dhatu{sɛˀr}{to turn white (of hair), to clear (of the milk of a cow that has just given birth)}">
            <text:p>L. \dhatu{sɛˀr}{to turn white (of hair), to clear (of the milk of a cow that has just given birth)}</text:p>
          </table:table-cell>
          <table:table-cell table:number-columns-repeated="1005"/>
        </table:table-row>
        <table:table-row table:style-name="ro5">
          <table:table-cell table:formula="of:=CONCATENATE(&quot;\item \ipa{*&quot;;[.A247];&quot;}: &quot;)" office:value-type="string" office:string-value="\item \ipa{*tsʰik &gt; dzik &gt; dzik-t}: ">
            <text:p>\item \ipa{*tsʰik &gt; dzik &gt; dzik-t}: </text:p>
          </table:table-cell>
          <table:table-cell/>
          <table:table-cell table:formula="of:=CONCATENATE(&quot;W. \dhatu{&quot;;[.C247];&quot;}{&quot;;[.D247];&quot;}, &quot;)" office:value-type="string" office:string-value="W. \dhatu{}{}, ">
            <text:p>W. \dhatu{}{}, </text:p>
          </table:table-cell>
          <table:table-cell/>
          <table:table-cell table:formula="of:=CONCATENATE(&quot;K. \dhatu{&quot;;[.E247];&quot;}{&quot;;[.F247];&quot;},&quot;)" office:value-type="string" office:string-value="K. \dhatu{ʦhik}{be cold},">
            <text:p>K. \dhatu{ʦhik}{be cold},</text:p>
          </table:table-cell>
          <table:table-cell table:number-columns-repeated="2"/>
          <table:table-cell table:formula="of:=CONCATENATE(&quot;B. \dhatu{&quot;;[.H247];&quot;}{&quot;;[.I247];&quot;},&quot;)" office:value-type="string" office:string-value="B. \dhatu{}{},">
            <text:p>B. \dhatu{}{},</text:p>
          </table:table-cell>
          <table:table-cell/>
          <table:table-cell table:formula="of:=CONCATENATE(&quot;L. \dhatu{&quot;;[.J247];&quot;}{&quot;;[.K247];&quot;}&quot;)" office:value-type="string" office:string-value="L. \dhatu{ciːkt }{to become cool, cold}">
            <text:p>L. \dhatu{ciːkt }{to become cool, cold}</text:p>
          </table:table-cell>
          <table:table-cell table:number-columns-repeated="1005"/>
        </table:table-row>
        <table:table-row table:style-name="ro3">
          <table:table-cell table:formula="of:=CONCATENATE(&quot;\item \ipa{*&quot;;[.A248];&quot;}: &quot;)" office:value-type="string" office:string-value="\item \ipa{*tsʰu[ŋ|k]-si}: ">
            <text:p>\item \ipa{*tsʰu[ŋ|k]-si}: </text:p>
          </table:table-cell>
          <table:table-cell/>
          <table:table-cell table:formula="of:=CONCATENATE(&quot;W. \dhatu{&quot;;[.C248];&quot;}{&quot;;[.D248];&quot;}, &quot;)" office:value-type="string" office:string-value="W. \dhatu{}{}, ">
            <text:p>W. \dhatu{}{}, </text:p>
          </table:table-cell>
          <table:table-cell/>
          <table:table-cell table:formula="of:=CONCATENATE(&quot;K. \dhatu{&quot;;[.E248];&quot;}{&quot;;[.F24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48];&quot;}{&quot;;[.I248];&quot;},&quot;)" office:value-type="string" office:string-value="B. \dhatu{cʰuŋma (cʰuŋsa)}{cough},">
            <text:p>B. \dhatu{cʰuŋma (cʰuŋsa)}{cough},</text:p>
          </table:table-cell>
          <table:table-cell/>
          <table:table-cell table:formula="of:=CONCATENATE(&quot;L. \dhatu{&quot;;[.J248];&quot;}{&quot;;[.K248];&quot;}&quot;)" office:value-type="string" office:string-value="L. \dhatu{suks}{cough}">
            <text:p>L. \dhatu{suks}{cough}</text:p>
          </table:table-cell>
          <table:table-cell table:number-columns-repeated="1005"/>
        </table:table-row>
        <table:table-row table:style-name="ro5">
          <table:table-cell table:formula="of:=CONCATENATE(&quot;\item \ipa{*&quot;;[.A249];&quot;}: &quot;)" office:value-type="string" office:string-value="\item \ipa{*tsʰus}: ">
            <text:p>\item \ipa{*tsʰus}: </text:p>
          </table:table-cell>
          <table:table-cell/>
          <table:table-cell table:formula="of:=CONCATENATE(&quot;W. \dhatu{&quot;;[.C249];&quot;}{&quot;;[.D249];&quot;}, &quot;)" office:value-type="string" office:string-value="W. \dhatu{}{}, ">
            <text:p>W. \dhatu{}{}, </text:p>
          </table:table-cell>
          <table:table-cell/>
          <table:table-cell table:formula="of:=CONCATENATE(&quot;K. \dhatu{&quot;;[.E249];&quot;}{&quot;;[.F249];&quot;},&quot;)" office:value-type="string" office:string-value="K. \dhatu{ʦhu}{be late},">
            <text:p>K. \dhatu{ʦhu}{be late},</text:p>
          </table:table-cell>
          <table:table-cell table:number-columns-repeated="2"/>
          <table:table-cell table:formula="of:=CONCATENATE(&quot;B. \dhatu{&quot;;[.H249];&quot;}{&quot;;[.I249];&quot;},&quot;)" office:value-type="string" office:string-value="B. \dhatu{}{},">
            <text:p>B. \dhatu{}{},</text:p>
          </table:table-cell>
          <table:table-cell/>
          <table:table-cell table:formula="of:=CONCATENATE(&quot;L. \dhatu{&quot;;[.J249];&quot;}{&quot;;[.K249];&quot;}&quot;)" office:value-type="string" office:string-value="L. \dhatu{sus}{to be late }">
            <text:p>L. \dhatu{sus}{to be late }</text:p>
          </table:table-cell>
          <table:table-cell table:number-columns-repeated="1005"/>
        </table:table-row>
        <table:table-row table:style-name="ro3">
          <table:table-cell table:formula="of:=CONCATENATE(&quot;\item \ipa{*&quot;;[.A250];&quot;}: &quot;)" office:value-type="string" office:string-value="\item \ipa{*tsi[p|m]t}: ">
            <text:p>\item \ipa{*tsi[p|m]t}: </text:p>
          </table:table-cell>
          <table:table-cell/>
          <table:table-cell table:formula="of:=CONCATENATE(&quot;W. \dhatu{&quot;;[.C250];&quot;}{&quot;;[.D250];&quot;}, &quot;)" office:value-type="string" office:string-value="W. \dhatu{cimt}{to press on, crush}, ">
            <text:p>W. \dhatu{cimt}{to press on, crush}, </text:p>
          </table:table-cell>
          <table:table-cell/>
          <table:table-cell table:formula="of:=CONCATENATE(&quot;K. \dhatu{&quot;;[.E250];&quot;}{&quot;;[.F250];&quot;},&quot;)" office:value-type="string" office:string-value="K. \dhatu{ʦipt}{put pressure on, cover},">
            <text:p>K. \dhatu{ʦipt}{put pressure on, cover},</text:p>
          </table:table-cell>
          <table:table-cell table:number-columns-repeated="2"/>
          <table:table-cell table:formula="of:=CONCATENATE(&quot;B. \dhatu{&quot;;[.H250];&quot;}{&quot;;[.I250];&quot;},&quot;)" office:value-type="string" office:string-value="B. \dhatu{}{},">
            <text:p>B. \dhatu{}{},</text:p>
          </table:table-cell>
          <table:table-cell/>
          <table:table-cell table:formula="of:=CONCATENATE(&quot;L. \dhatu{&quot;;[.J250];&quot;}{&quot;;[.K25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51];&quot;}: &quot;)" office:value-type="string" office:string-value="\item \ipa{*tsiːm &gt; tsiːpt}: ">
            <text:p>\item \ipa{*tsiːm &gt; tsiːpt}: </text:p>
          </table:table-cell>
          <table:table-cell/>
          <table:table-cell table:formula="of:=CONCATENATE(&quot;W. \dhatu{&quot;;[.C251];&quot;}{&quot;;[.D251];&quot;}, &quot;)" office:value-type="string" office:string-value="W. \dhatu{}{}, ">
            <text:p>W. \dhatu{}{}, </text:p>
          </table:table-cell>
          <table:table-cell/>
          <table:table-cell table:formula="of:=CONCATENATE(&quot;K. \dhatu{&quot;;[.E251];&quot;}{&quot;;[.F251];&quot;},&quot;)" office:value-type="string" office:string-value="K. \dhatu{ʦim}{filter},">
            <text:p>K. \dhatu{ʦim}{filter},</text:p>
          </table:table-cell>
          <table:table-cell table:number-columns-repeated="2"/>
          <table:table-cell table:formula="of:=CONCATENATE(&quot;B. \dhatu{&quot;;[.H251];&quot;}{&quot;;[.I251];&quot;},&quot;)" office:value-type="string" office:string-value="B. \dhatu{}{},">
            <text:p>B. \dhatu{}{},</text:p>
          </table:table-cell>
          <table:table-cell/>
          <table:table-cell table:formula="of:=CONCATENATE(&quot;L. \dhatu{&quot;;[.J251];&quot;}{&quot;;[.K251];&quot;}&quot;)" office:value-type="string" office:string-value="L. \dhatu{siːpt}{sieve}">
            <text:p>L. \dhatu{siːpt}{sieve}</text:p>
          </table:table-cell>
          <table:table-cell table:number-columns-repeated="1005"/>
        </table:table-row>
        <table:table-row table:style-name="ro3">
          <table:table-cell table:formula="of:=CONCATENATE(&quot;\item \ipa{*&quot;;[.A252];&quot;}: &quot;)" office:value-type="string" office:string-value="\item \ipa{*tsik}: ">
            <text:p>\item \ipa{*tsik}: </text:p>
          </table:table-cell>
          <table:table-cell/>
          <table:table-cell table:formula="of:=CONCATENATE(&quot;W. \dhatu{&quot;;[.C252];&quot;}{&quot;;[.D252];&quot;}, &quot;)" office:value-type="string" office:string-value="W. \dhatu{cik}{be spoilt (of an egg)}, ">
            <text:p>W. \dhatu{cik}{be spoilt (of an egg)}, </text:p>
          </table:table-cell>
          <table:table-cell/>
          <table:table-cell table:formula="of:=CONCATENATE(&quot;K. \dhatu{&quot;;[.E252];&quot;}{&quot;;[.F252];&quot;},&quot;)" office:value-type="string" office:string-value="K. \dhatu{ʦik}{be spoiled (by metal pot)},">
            <text:p>K. \dhatu{ʦik}{be spoiled (by metal pot)},</text:p>
          </table:table-cell>
          <table:table-cell table:number-columns-repeated="2"/>
          <table:table-cell table:formula="of:=CONCATENATE(&quot;B. \dhatu{&quot;;[.H252];&quot;}{&quot;;[.I252];&quot;},&quot;)" office:value-type="string" office:string-value="B. \dhatu{}{},">
            <text:p>B. \dhatu{}{},</text:p>
          </table:table-cell>
          <table:table-cell/>
          <table:table-cell table:formula="of:=CONCATENATE(&quot;L. \dhatu{&quot;;[.J252];&quot;}{&quot;;[.K25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53];&quot;}: &quot;)" office:value-type="string" office:string-value="\item \ipa{*tsikt}: ">
            <text:p>\item \ipa{*tsikt}: </text:p>
          </table:table-cell>
          <table:table-cell/>
          <table:table-cell table:formula="of:=CONCATENATE(&quot;W. \dhatu{&quot;;[.C253];&quot;}{&quot;;[.D253];&quot;}, &quot;)" office:value-type="string" office:string-value="W. \dhatu{cikt}{find out}, ">
            <text:p>W. \dhatu{cikt}{find out}, </text:p>
          </table:table-cell>
          <table:table-cell/>
          <table:table-cell table:formula="of:=CONCATENATE(&quot;K. \dhatu{&quot;;[.E253];&quot;}{&quot;;[.F253];&quot;},&quot;)" office:value-type="string" office:string-value="K. \dhatu{ʦikt}{know},">
            <text:p>K. \dhatu{ʦikt}{know},</text:p>
          </table:table-cell>
          <table:table-cell table:number-columns-repeated="2"/>
          <table:table-cell table:formula="of:=CONCATENATE(&quot;B. \dhatu{&quot;;[.H253];&quot;}{&quot;;[.I253];&quot;},&quot;)" office:value-type="string" office:string-value="B. \dhatu{}{},">
            <text:p>B. \dhatu{}{},</text:p>
          </table:table-cell>
          <table:table-cell/>
          <table:table-cell table:formula="of:=CONCATENATE(&quot;L. \dhatu{&quot;;[.J253];&quot;}{&quot;;[.K25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54];&quot;}: &quot;)" office:value-type="string" office:string-value="\item \ipa{*tsir}: ">
            <text:p>\item \ipa{*tsir}: </text:p>
          </table:table-cell>
          <table:table-cell/>
          <table:table-cell table:formula="of:=CONCATENATE(&quot;W. \dhatu{&quot;;[.C254];&quot;}{&quot;;[.D254];&quot;}, &quot;)" office:value-type="string" office:string-value="W. \dhatu{cir(s)}{pour out}, ">
            <text:p>W. \dhatu{cir(s)}{pour out}, </text:p>
          </table:table-cell>
          <table:table-cell/>
          <table:table-cell table:formula="of:=CONCATENATE(&quot;K. \dhatu{&quot;;[.E254];&quot;}{&quot;;[.F254];&quot;},&quot;)" office:value-type="string" office:string-value="K. \dhatu{ʦir}{pour the last drop},">
            <text:p>K. \dhatu{ʦir}{pour the last drop},</text:p>
          </table:table-cell>
          <table:table-cell table:number-columns-repeated="2"/>
          <table:table-cell table:formula="of:=CONCATENATE(&quot;B. \dhatu{&quot;;[.H254];&quot;}{&quot;;[.I254];&quot;},&quot;)" office:value-type="string" office:string-value="B. \dhatu{}{},">
            <text:p>B. \dhatu{}{},</text:p>
          </table:table-cell>
          <table:table-cell/>
          <table:table-cell table:formula="of:=CONCATENATE(&quot;L. \dhatu{&quot;;[.J254];&quot;}{&quot;;[.K25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55];&quot;}: &quot;)" office:value-type="string" office:string-value="\item \ipa{*tsir}: ">
            <text:p>\item \ipa{*tsir}: </text:p>
          </table:table-cell>
          <table:table-cell/>
          <table:table-cell table:formula="of:=CONCATENATE(&quot;W. \dhatu{&quot;;[.C255];&quot;}{&quot;;[.D255];&quot;}, &quot;)" office:value-type="string" office:string-value="W. \dhatu{cir(s)}{erect a wall}, ">
            <text:p>W. \dhatu{cir(s)}{erect a wall}, </text:p>
          </table:table-cell>
          <table:table-cell/>
          <table:table-cell table:formula="of:=CONCATENATE(&quot;K. \dhatu{&quot;;[.E255];&quot;}{&quot;;[.F255];&quot;},&quot;)" office:value-type="string" office:string-value="K. \dhatu{ʦir}{pile up, stack},">
            <text:p>K. \dhatu{ʦir}{pile up, stack},</text:p>
          </table:table-cell>
          <table:table-cell table:number-columns-repeated="2"/>
          <table:table-cell table:formula="of:=CONCATENATE(&quot;B. \dhatu{&quot;;[.H255];&quot;}{&quot;;[.I255];&quot;},&quot;)" office:value-type="string" office:string-value="B. \dhatu{}{},">
            <text:p>B. \dhatu{}{},</text:p>
          </table:table-cell>
          <table:table-cell/>
          <table:table-cell table:formula="of:=CONCATENATE(&quot;L. \dhatu{&quot;;[.J255];&quot;}{&quot;;[.K25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256];&quot;}: &quot;)" office:value-type="string" office:string-value="\item \ipa{*tsit}: ">
            <text:p>\item \ipa{*tsit}: </text:p>
          </table:table-cell>
          <table:table-cell/>
          <table:table-cell table:formula="of:=CONCATENATE(&quot;W. \dhatu{&quot;;[.C256];&quot;}{&quot;;[.D256];&quot;}, &quot;)" office:value-type="string" office:string-value="W. \dhatu{}{}, ">
            <text:p>W. \dhatu{}{}, </text:p>
          </table:table-cell>
          <table:table-cell/>
          <table:table-cell table:formula="of:=CONCATENATE(&quot;K. \dhatu{&quot;;[.E256];&quot;}{&quot;;[.F256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56];&quot;}{&quot;;[.I256];&quot;},&quot;)" office:value-type="string" office:string-value="B. \dhatu{cʰitma (cʰiru)}{leave alone, to part (of food, places or people);},">
            <text:p>B. \dhatu{cʰitma (cʰiru)}{leave alone, to part (of food, places or people);},</text:p>
          </table:table-cell>
          <table:table-cell/>
          <table:table-cell table:formula="of:=CONCATENATE(&quot;L. \dhatu{&quot;;[.J256];&quot;}{&quot;;[.K256];&quot;}&quot;)" office:value-type="string" office:string-value="L. \dhatu{sit}{take offense at, be insulted at}">
            <text:p>L. \dhatu{sit}{take offense at, be insulted at}</text:p>
          </table:table-cell>
          <table:table-cell table:number-columns-repeated="1005"/>
        </table:table-row>
        <table:table-row table:style-name="ro3">
          <table:table-cell table:formula="of:=CONCATENATE(&quot;\item \ipa{*&quot;;[.A257];&quot;}: &quot;)" office:value-type="string" office:string-value="\item \ipa{*tsor}: ">
            <text:p>\item \ipa{*tsor}: </text:p>
          </table:table-cell>
          <table:table-cell/>
          <table:table-cell table:formula="of:=CONCATENATE(&quot;W. \dhatu{&quot;;[.C257];&quot;}{&quot;;[.D257];&quot;}, &quot;)" office:value-type="string" office:string-value="W. \dhatu{}{}, ">
            <text:p>W. \dhatu{}{}, </text:p>
          </table:table-cell>
          <table:table-cell/>
          <table:table-cell table:formula="of:=CONCATENATE(&quot;K. \dhatu{&quot;;[.E257];&quot;}{&quot;;[.F257];&quot;},&quot;)" office:value-type="string" office:string-value="K. \dhatu{ʦor}{pay},">
            <text:p>K. \dhatu{ʦor}{pay},</text:p>
          </table:table-cell>
          <table:table-cell table:number-columns-repeated="2"/>
          <table:table-cell table:formula="of:=CONCATENATE(&quot;B. \dhatu{&quot;;[.H257];&quot;}{&quot;;[.I257];&quot;},&quot;)" office:value-type="string" office:string-value="B. \dhatu{cʰonma (cʰoru)}{pay},">
            <text:p>B. \dhatu{cʰonma (cʰoru)}{pay},</text:p>
          </table:table-cell>
          <table:table-cell/>
          <table:table-cell table:formula="of:=CONCATENATE(&quot;L. \dhatu{&quot;;[.J257];&quot;}{&quot;;[.K25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58];&quot;}: &quot;)" office:value-type="string" office:string-value="\item \ipa{*tsuk &gt; dzuk}: ">
            <text:p>\item \ipa{*tsuk &gt; dzuk}: </text:p>
          </table:table-cell>
          <table:table-cell/>
          <table:table-cell table:formula="of:=CONCATENATE(&quot;W. \dhatu{&quot;;[.C258];&quot;}{&quot;;[.D258];&quot;}, &quot;)" office:value-type="string" office:string-value="W. \dhatu{dzukt}{jump down}, ">
            <text:p>W. \dhatu{dzukt}{jump down}, </text:p>
          </table:table-cell>
          <table:table-cell/>
          <table:table-cell table:formula="of:=CONCATENATE(&quot;K. \dhatu{&quot;;[.E258];&quot;}{&quot;;[.F258];&quot;},&quot;)" office:value-type="string" office:string-value="K. \dhatu{ʣhuk}{jump down, escape},">
            <text:p>K. \dhatu{ʣhuk}{jump down, escape},</text:p>
          </table:table-cell>
          <table:table-cell table:number-columns-repeated="2"/>
          <table:table-cell table:formula="of:=CONCATENATE(&quot;B. \dhatu{&quot;;[.H258];&quot;}{&quot;;[.I258];&quot;},&quot;)" office:value-type="string" office:string-value="B. \dhatu{cʰukma (cʰukta)}{to jump, land (birds, planes)},">
            <text:p>B. \dhatu{cʰukma (cʰukta)}{to jump, land (birds, planes)},</text:p>
          </table:table-cell>
          <table:table-cell/>
          <table:table-cell table:formula="of:=CONCATENATE(&quot;L. \dhatu{&quot;;[.J258];&quot;}{&quot;;[.K25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59];&quot;}: &quot;)" office:value-type="string" office:string-value="\item \ipa{*tsum &gt; dzum &gt; dzum-t}: ">
            <text:p>\item \ipa{*tsum &gt; dzum &gt; dzum-t}: </text:p>
          </table:table-cell>
          <table:table-cell/>
          <table:table-cell table:formula="of:=CONCATENATE(&quot;W. \dhatu{&quot;;[.C259];&quot;}{&quot;;[.D259];&quot;}, &quot;)" office:value-type="string" office:string-value="W. \dhatu{}{}, ">
            <text:p>W. \dhatu{}{}, </text:p>
          </table:table-cell>
          <table:table-cell/>
          <table:table-cell table:formula="of:=CONCATENATE(&quot;K. \dhatu{&quot;;[.E259];&quot;}{&quot;;[.F259];&quot;},&quot;)" office:value-type="string" office:string-value="K. \dhatu{ʦum}{prepare},">
            <text:p>K. \dhatu{ʦum}{prepare},</text:p>
          </table:table-cell>
          <table:table-cell table:number-columns-repeated="2"/>
          <table:table-cell table:formula="of:=CONCATENATE(&quot;B. \dhatu{&quot;;[.H259];&quot;}{&quot;;[.I259];&quot;},&quot;)" office:value-type="string" office:string-value="B. \dhatu{cumma (cumsu)}{prepare},">
            <text:p>B. \dhatu{cumma (cumsu)}{prepare},</text:p>
          </table:table-cell>
          <table:table-cell/>
          <table:table-cell table:formula="of:=CONCATENATE(&quot;L. \dhatu{&quot;;[.J259];&quot;}{&quot;;[.K25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60];&quot;}: &quot;)" office:value-type="string" office:string-value="\item \ipa{*tsup-s}: ">
            <text:p>\item \ipa{*tsup-s}: </text:p>
          </table:table-cell>
          <table:table-cell/>
          <table:table-cell table:formula="of:=CONCATENATE(&quot;W. \dhatu{&quot;;[.C260];&quot;}{&quot;;[.D260];&quot;}, &quot;)" office:value-type="string" office:string-value="W. \dhatu{}{}, ">
            <text:p>W. \dhatu{}{}, </text:p>
          </table:table-cell>
          <table:table-cell/>
          <table:table-cell table:formula="of:=CONCATENATE(&quot;K. \dhatu{&quot;;[.E260];&quot;}{&quot;;[.F26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60];&quot;}{&quot;;[.I260];&quot;},&quot;)" office:value-type="string" office:string-value="B. \dhatu{cʰumma (cʰumsu)}{to bind, to tie up},">
            <text:p>B. \dhatu{cʰumma (cʰumsu)}{to bind, to tie up},</text:p>
          </table:table-cell>
          <table:table-cell/>
          <table:table-cell table:formula="of:=CONCATENATE(&quot;L. \dhatu{&quot;;[.J260];&quot;}{&quot;;[.K260];&quot;}&quot;)" office:value-type="string" office:string-value="L. \dhatu{sups}{collect together, gather}">
            <text:p>L. \dhatu{sups}{collect together, gather}</text:p>
          </table:table-cell>
          <table:table-cell table:number-columns-repeated="1005"/>
        </table:table-row>
        <table:table-row table:style-name="ro4">
          <table:table-cell table:formula="of:=CONCATENATE(&quot;\item \ipa{*&quot;;[.A261];&quot;}: &quot;)" office:value-type="string" office:string-value="\item \ipa{*tsurt &gt; dzur &gt; dzur-t}: ">
            <text:p>\item \ipa{*tsurt &gt; dzur &gt; dzur-t}: </text:p>
          </table:table-cell>
          <table:table-cell/>
          <table:table-cell table:formula="of:=CONCATENATE(&quot;W. \dhatu{&quot;;[.C261];&quot;}{&quot;;[.D261];&quot;}, &quot;)" office:value-type="string" office:string-value="W. \dhatu{}{}, ">
            <text:p>W. \dhatu{}{}, </text:p>
          </table:table-cell>
          <table:table-cell/>
          <table:table-cell table:formula="of:=CONCATENATE(&quot;K. \dhatu{&quot;;[.E261];&quot;}{&quot;;[.F261];&quot;},&quot;)" office:value-type="string" office:string-value="K. \dhatu{ʦurt}{be wrinkled},">
            <text:p>K. \dhatu{ʦurt}{be wrinkled},</text:p>
          </table:table-cell>
          <table:table-cell table:number-columns-repeated="2"/>
          <table:table-cell table:formula="of:=CONCATENATE(&quot;B. \dhatu{&quot;;[.H261];&quot;}{&quot;;[.I261];&quot;},&quot;)" office:value-type="string" office:string-value="B. \dhatu{cunma (cuntu)}{to shrink, to wrinkle},">
            <text:p>B. \dhatu{cunma (cuntu)}{to shrink, to wrinkle},</text:p>
          </table:table-cell>
          <table:table-cell/>
          <table:table-cell table:formula="of:=CONCATENATE(&quot;L. \dhatu{&quot;;[.J261];&quot;}{&quot;;[.K261];&quot;}&quot;)" office:value-type="string" office:string-value="L. \dhatu{i~suʔr}{wrinkle, wither}">
            <text:p>L. \dhatu{i~suʔr}{wrinkle, wither}</text:p>
          </table:table-cell>
          <table:table-cell table:number-columns-repeated="1005"/>
        </table:table-row>
        <table:table-row table:style-name="ro3">
          <table:table-cell table:formula="of:=CONCATENATE(&quot;\item \ipa{*&quot;;[.A262];&quot;}: &quot;)" office:value-type="string" office:string-value="\item \ipa{*tsʊkt}: ">
            <text:p>\item \ipa{*tsʊkt}: </text:p>
          </table:table-cell>
          <table:table-cell/>
          <table:table-cell table:formula="of:=CONCATENATE(&quot;W. \dhatu{&quot;;[.C262];&quot;}{&quot;;[.D262];&quot;}, &quot;)" office:value-type="string" office:string-value="W. \dhatu{}{}, ">
            <text:p>W. \dhatu{}{}, </text:p>
          </table:table-cell>
          <table:table-cell/>
          <table:table-cell table:formula="of:=CONCATENATE(&quot;K. \dhatu{&quot;;[.E262];&quot;}{&quot;;[.F262];&quot;},&quot;)" office:value-type="string" office:string-value="K. \dhatu{tsukt}{point (with a finger)},">
            <text:p>K. \dhatu{tsukt}{point (with a finger)},</text:p>
          </table:table-cell>
          <table:table-cell table:number-columns-repeated="2"/>
          <table:table-cell table:formula="of:=CONCATENATE(&quot;B. \dhatu{&quot;;[.H262];&quot;}{&quot;;[.I262];&quot;},&quot;)" office:value-type="string" office:string-value="B. \dhatu{}{},">
            <text:p>B. \dhatu{}{},</text:p>
          </table:table-cell>
          <table:table-cell/>
          <table:table-cell table:formula="of:=CONCATENATE(&quot;L. \dhatu{&quot;;[.J262];&quot;}{&quot;;[.K262];&quot;}&quot;)" office:value-type="string" office:string-value="L. \dhatu{sokt}{to aim, to point}">
            <text:p>L. \dhatu{sokt}{to aim, to point}</text:p>
          </table:table-cell>
          <table:table-cell table:number-columns-repeated="1005"/>
        </table:table-row>
        <table:table-row table:style-name="ro8">
          <table:table-cell table:formula="of:=CONCATENATE(&quot;\item \ipa{*&quot;;[.A263];&quot;}: &quot;)" office:value-type="string" office:string-value="\item \ipa{*tul}: ">
            <text:p>\item \ipa{*tul}: </text:p>
          </table:table-cell>
          <table:table-cell/>
          <table:table-cell table:formula="of:=CONCATENATE(&quot;W. \dhatu{&quot;;[.C263];&quot;}{&quot;;[.D263];&quot;}, &quot;)" office:value-type="string" office:string-value="W. \dhatu{tul}{feed, bring up, foster}, ">
            <text:p>W. \dhatu{tul}{feed, bring up, foster}, </text:p>
          </table:table-cell>
          <table:table-cell/>
          <table:table-cell table:formula="of:=CONCATENATE(&quot;K. \dhatu{&quot;;[.E263];&quot;}{&quot;;[.F263];&quot;},&quot;)" office:value-type="string" office:string-value="K. \dhatu{tul}{feed (something or someone unable to fend for itself)},">
            <text:p>K. \dhatu{tul}{feed (something or someone unable to fend for itself)},</text:p>
          </table:table-cell>
          <table:table-cell table:number-columns-repeated="2"/>
          <table:table-cell table:formula="of:=CONCATENATE(&quot;B. \dhatu{&quot;;[.H263];&quot;}{&quot;;[.I263];&quot;},&quot;)" office:value-type="string" office:string-value="B. \dhatu{}{},">
            <text:p>B. \dhatu{}{},</text:p>
          </table:table-cell>
          <table:table-cell/>
          <table:table-cell table:formula="of:=CONCATENATE(&quot;L. \dhatu{&quot;;[.J263];&quot;}{&quot;;[.K26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264];&quot;}: &quot;)" office:value-type="string" office:string-value="\item \ipa{*tumt}: ">
            <text:p>\item \ipa{*tumt}: </text:p>
          </table:table-cell>
          <table:table-cell/>
          <table:table-cell table:formula="of:=CONCATENATE(&quot;W. \dhatu{&quot;;[.C264];&quot;}{&quot;;[.D264];&quot;}, &quot;)" office:value-type="string" office:string-value="W. \dhatu{}{}, ">
            <text:p>W. \dhatu{}{}, </text:p>
          </table:table-cell>
          <table:table-cell/>
          <table:table-cell table:formula="of:=CONCATENATE(&quot;K. \dhatu{&quot;;[.E264];&quot;}{&quot;;[.F264];&quot;},&quot;)" office:value-type="string" office:string-value="K. \dhatu{tumt}{track},">
            <text:p>K. \dhatu{tumt}{track},</text:p>
          </table:table-cell>
          <table:table-cell table:number-columns-repeated="2"/>
          <table:table-cell table:formula="of:=CONCATENATE(&quot;B. \dhatu{&quot;;[.H264];&quot;}{&quot;;[.I264];&quot;},&quot;)" office:value-type="string" office:string-value="B. \dhatu{dʰumma (dʰumtu)}{to trace; to search following the signs left},">
            <text:p>B. \dhatu{dʰumma (dʰumtu)}{to trace; to search following the signs left},</text:p>
          </table:table-cell>
          <table:table-cell/>
          <table:table-cell table:formula="of:=CONCATENATE(&quot;L. \dhatu{&quot;;[.J264];&quot;}{&quot;;[.K26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65];&quot;}: &quot;)" office:value-type="string" office:string-value="\item \ipa{*tuŋ}: ">
            <text:p>\item \ipa{*tuŋ}: </text:p>
          </table:table-cell>
          <table:table-cell/>
          <table:table-cell table:formula="of:=CONCATENATE(&quot;W. \dhatu{&quot;;[.C265];&quot;}{&quot;;[.D265];&quot;}, &quot;)" office:value-type="string" office:string-value="W. \dhatu{tu:(s)}{drink}, ">
            <text:p>W. \dhatu{tu:(s)}{drink}, </text:p>
          </table:table-cell>
          <table:table-cell/>
          <table:table-cell table:formula="of:=CONCATENATE(&quot;K. \dhatu{&quot;;[.E265];&quot;}{&quot;;[.F265];&quot;},&quot;)" office:value-type="string" office:string-value="K. \dhatu{tuŋ}{drink},">
            <text:p>K. \dhatu{tuŋ}{drink},</text:p>
          </table:table-cell>
          <table:table-cell table:number-columns-repeated="2"/>
          <table:table-cell table:formula="of:=CONCATENATE(&quot;B. \dhatu{&quot;;[.H265];&quot;}{&quot;;[.I265];&quot;},&quot;)" office:value-type="string" office:string-value="B. \dhatu{duŋma (duŋu)}{drink},">
            <text:p>B. \dhatu{duŋma (duŋu)}{drink},</text:p>
          </table:table-cell>
          <table:table-cell/>
          <table:table-cell table:formula="of:=CONCATENATE(&quot;L. \dhatu{&quot;;[.J265];&quot;}{&quot;;[.K265];&quot;}&quot;)" office:value-type="string" office:string-value="L. \dhatu{thuŋ}{drink}">
            <text:p>L. \dhatu{thuŋ}{drink}</text:p>
          </table:table-cell>
          <table:table-cell table:number-columns-repeated="1005"/>
        </table:table-row>
        <table:table-row table:style-name="ro8">
          <table:table-cell table:formula="of:=CONCATENATE(&quot;\item \ipa{*&quot;;[.A266];&quot;}: &quot;)" office:value-type="string" office:string-value="\item \ipa{*tup &gt; tup-t}: ">
            <text:p>\item \ipa{*tup &gt; tup-t}: </text:p>
          </table:table-cell>
          <table:table-cell/>
          <table:table-cell table:formula="of:=CONCATENATE(&quot;W. \dhatu{&quot;;[.C266];&quot;}{&quot;;[.D266];&quot;}, &quot;)" office:value-type="string" office:string-value="W. \dhatu{tupt}{beat, strike (twapt strike, play an instrument)}, ">
            <text:p>W. \dhatu{tupt}{beat, strike (twapt strike, play an instrument)}, </text:p>
          </table:table-cell>
          <table:table-cell/>
          <table:table-cell table:formula="of:=CONCATENATE(&quot;K. \dhatu{&quot;;[.E266];&quot;}{&quot;;[.F266];&quot;},&quot;)" office:value-type="string" office:string-value="K. \dhatu{tup}{play music, beat metal},">
            <text:p>K. \dhatu{tup}{play music, beat metal},</text:p>
          </table:table-cell>
          <table:table-cell table:number-columns-repeated="2"/>
          <table:table-cell table:formula="of:=CONCATENATE(&quot;B. \dhatu{&quot;;[.H266];&quot;}{&quot;;[.I266];&quot;},&quot;)" office:value-type="string" office:string-value="B. \dhatu{kadʰuppa}{blacksmith},">
            <text:p>B. \dhatu{kadʰuppa}{blacksmith},</text:p>
          </table:table-cell>
          <table:table-cell/>
          <table:table-cell table:formula="of:=CONCATENATE(&quot;L. \dhatu{&quot;;[.J266];&quot;}{&quot;;[.K26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67];&quot;}: &quot;)" office:value-type="string" office:string-value="\item \ipa{*tʊk &gt; tʊk-si / dʊk &gt; dʊk-t}: ">
            <text:p>\item \ipa{*tʊk &gt; tʊk-si / dʊk &gt; dʊk-t}: </text:p>
          </table:table-cell>
          <table:table-cell/>
          <table:table-cell table:formula="of:=CONCATENATE(&quot;W. \dhatu{&quot;;[.C267];&quot;}{&quot;;[.D267];&quot;}, &quot;)" office:value-type="string" office:string-value="W. \dhatu{}{}, ">
            <text:p>W. \dhatu{}{}, </text:p>
          </table:table-cell>
          <table:table-cell/>
          <table:table-cell table:formula="of:=CONCATENATE(&quot;K. \dhatu{&quot;;[.E267];&quot;}{&quot;;[.F267];&quot;},&quot;)" office:value-type="string" office:string-value="K. \dhatu{dhuk}{bump into},">
            <text:p>K. \dhatu{dhuk}{bump into},</text:p>
          </table:table-cell>
          <table:table-cell table:number-columns-repeated="2"/>
          <table:table-cell table:formula="of:=CONCATENATE(&quot;B. \dhatu{&quot;;[.H267];&quot;}{&quot;;[.I267];&quot;},&quot;)" office:value-type="string" office:string-value="B. \dhatu{dʰuŋma (dʰuŋsa)}{bump},">
            <text:p>B. \dhatu{dʰuŋma (dʰuŋsa)}{bump},</text:p>
          </table:table-cell>
          <table:table-cell/>
          <table:table-cell table:formula="of:=CONCATENATE(&quot;L. \dhatu{&quot;;[.J267];&quot;}{&quot;;[.K267];&quot;}&quot;)" office:value-type="string" office:string-value="L. \dhatu{tokt}{to bump against sth., to trip, to stumble}">
            <text:p>L. \dhatu{tokt}{to bump against sth., to trip, to stumble}</text:p>
          </table:table-cell>
          <table:table-cell table:number-columns-repeated="1005"/>
        </table:table-row>
        <table:table-row table:style-name="ro12">
          <table:table-cell table:formula="of:=CONCATENATE(&quot;\item \ipa{*&quot;;[.A268];&quot;}: &quot;)" office:value-type="string" office:string-value="\item \ipa{*waːt}: ">
            <text:p>\item \ipa{*waːt}: </text:p>
          </table:table-cell>
          <table:table-cell/>
          <table:table-cell table:formula="of:=CONCATENATE(&quot;W. \dhatu{&quot;;[.C268];&quot;}{&quot;;[.D268];&quot;}, &quot;)" office:value-type="string" office:string-value="W. \dhatu{}{}, ">
            <text:p>W. \dhatu{}{}, </text:p>
          </table:table-cell>
          <table:table-cell/>
          <table:table-cell table:formula="of:=CONCATENATE(&quot;K. \dhatu{&quot;;[.E268];&quot;}{&quot;;[.F26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68];&quot;}{&quot;;[.I268];&quot;},&quot;)" office:value-type="string" office:string-value="B. \dhatu{watma (waru)}{to put on (as of ornaments), to wear jewelry; to give (as of names)},">
            <text:p>B. \dhatu{watma (waru)}{to put on (as of ornaments), to wear jewelry; to give (as of names)},</text:p>
          </table:table-cell>
          <table:table-cell/>
          <table:table-cell table:formula="of:=CONCATENATE(&quot;L. \dhatu{&quot;;[.J268];&quot;}{&quot;;[.K268];&quot;}&quot;)" office:value-type="string" office:string-value="L. \dhatu{waːt}{to wear (an ornament)}">
            <text:p>L. \dhatu{waːt}{to wear (an ornament)}</text:p>
          </table:table-cell>
          <table:table-cell table:number-columns-repeated="1005"/>
        </table:table-row>
        <table:table-row table:style-name="ro4">
          <table:table-cell table:formula="of:=CONCATENATE(&quot;\item \ipa{*&quot;;[.A269];&quot;}: &quot;)" office:value-type="string" office:string-value="\item \ipa{*wap}: ">
            <text:p>\item \ipa{*wap}: </text:p>
          </table:table-cell>
          <table:table-cell/>
          <table:table-cell table:formula="of:=CONCATENATE(&quot;W. \dhatu{&quot;;[.C269];&quot;}{&quot;;[.D269];&quot;}, &quot;)" office:value-type="string" office:string-value="W. \dhatu{}{}, ">
            <text:p>W. \dhatu{}{}, </text:p>
          </table:table-cell>
          <table:table-cell/>
          <table:table-cell table:formula="of:=CONCATENATE(&quot;K. \dhatu{&quot;;[.E269];&quot;}{&quot;;[.F269];&quot;},&quot;)" office:value-type="string" office:string-value="K. \dhatu{wɛp}{scoop},">
            <text:p>K. \dhatu{wɛp}{scoop},</text:p>
          </table:table-cell>
          <table:table-cell table:number-columns-repeated="2"/>
          <table:table-cell table:formula="of:=CONCATENATE(&quot;B. \dhatu{&quot;;[.H269];&quot;}{&quot;;[.I269];&quot;},&quot;)" office:value-type="string" office:string-value="B. \dhatu{opma (ou)}{to scoop, to get water out},">
            <text:p>B. \dhatu{opma (ou)}{to scoop, to get water out},</text:p>
          </table:table-cell>
          <table:table-cell/>
          <table:table-cell table:formula="of:=CONCATENATE(&quot;L. \dhatu{&quot;;[.J269];&quot;}{&quot;;[.K26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70];&quot;}: &quot;)" office:value-type="string" office:string-value="\item \ipa{*wɑŋ}: ">
            <text:p>\item \ipa{*wɑŋ}: </text:p>
          </table:table-cell>
          <table:table-cell/>
          <table:table-cell table:formula="of:=CONCATENATE(&quot;W. \dhatu{&quot;;[.C270];&quot;}{&quot;;[.D270];&quot;}, &quot;)" office:value-type="string" office:string-value="W. \dhatu{}{}, ">
            <text:p>W. \dhatu{}{}, </text:p>
          </table:table-cell>
          <table:table-cell/>
          <table:table-cell table:formula="of:=CONCATENATE(&quot;K. \dhatu{&quot;;[.E270];&quot;}{&quot;;[.F270];&quot;},&quot;)" office:value-type="string" office:string-value="K. \dhatu{woŋ}{enter},">
            <text:p>K. \dhatu{woŋ}{enter},</text:p>
          </table:table-cell>
          <table:table-cell table:number-columns-repeated="2"/>
          <table:table-cell table:formula="of:=CONCATENATE(&quot;B. \dhatu{&quot;;[.H270];&quot;}{&quot;;[.I270];&quot;},&quot;)" office:value-type="string" office:string-value="B. \dhatu{waŋma (waŋa)}{to enter, arrive, come; reach (at); to climb},">
            <text:p>B. \dhatu{waŋma (waŋa)}{to enter, arrive, come; reach (at); to climb},</text:p>
          </table:table-cell>
          <table:table-cell/>
          <table:table-cell table:formula="of:=CONCATENATE(&quot;L. \dhatu{&quot;;[.J270];&quot;}{&quot;;[.K27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71];&quot;}: &quot;)" office:value-type="string" office:string-value="\item \ipa{*ʔ[e|a]m &gt; ʔem-t}: ">
            <text:p>\item \ipa{*ʔ[e|a]m &gt; ʔem-t}: </text:p>
          </table:table-cell>
          <table:table-cell/>
          <table:table-cell table:formula="of:=CONCATENATE(&quot;W. \dhatu{&quot;;[.C271];&quot;}{&quot;;[.D271];&quot;}, &quot;)" office:value-type="string" office:string-value="W. \dhatu{}{}, ">
            <text:p>W. \dhatu{}{}, </text:p>
          </table:table-cell>
          <table:table-cell/>
          <table:table-cell table:formula="of:=CONCATENATE(&quot;K. \dhatu{&quot;;[.E271];&quot;}{&quot;;[.F271];&quot;},&quot;)" office:value-type="string" office:string-value="K. \dhatu{ʔemt}{heat},">
            <text:p>K. \dhatu{ʔemt}{heat},</text:p>
          </table:table-cell>
          <table:table-cell table:number-columns-repeated="2"/>
          <table:table-cell table:formula="of:=CONCATENATE(&quot;B. \dhatu{&quot;;[.H271];&quot;}{&quot;;[.I271];&quot;},&quot;)" office:value-type="string" office:string-value="B. \dhatu{}{},">
            <text:p>B. \dhatu{}{},</text:p>
          </table:table-cell>
          <table:table-cell/>
          <table:table-cell table:formula="of:=CONCATENATE(&quot;L. \dhatu{&quot;;[.J271];&quot;}{&quot;;[.K271];&quot;}&quot;)" office:value-type="string" office:string-value="L. \dhatu{am}{to be warmed (of a person before a fire)}">
            <text:p>L. \dhatu{am}{to be warmed (of a person before a fire)}</text:p>
          </table:table-cell>
          <table:table-cell table:number-columns-repeated="1005"/>
        </table:table-row>
        <table:table-row table:style-name="ro7">
          <table:table-cell table:formula="of:=CONCATENATE(&quot;\item \ipa{*&quot;;[.A272];&quot;}: &quot;)" office:value-type="string" office:string-value="\item \ipa{*ʔak &gt; ʔak-t}: ">
            <text:p>\item \ipa{*ʔak &gt; ʔak-t}: </text:p>
          </table:table-cell>
          <table:table-cell/>
          <table:table-cell table:formula="of:=CONCATENATE(&quot;W. \dhatu{&quot;;[.C272];&quot;}{&quot;;[.D272];&quot;}, &quot;)" office:value-type="string" office:string-value="W. \dhatu{}{}, ">
            <text:p>W. \dhatu{}{}, </text:p>
          </table:table-cell>
          <table:table-cell/>
          <table:table-cell table:formula="of:=CONCATENATE(&quot;K. \dhatu{&quot;;[.E272];&quot;}{&quot;;[.F272];&quot;},&quot;)" office:value-type="string" office:string-value="K. \dhatu{ʔak-khot}{be displeased},">
            <text:p>K. \dhatu{ʔak-khot}{be displeased},</text:p>
          </table:table-cell>
          <table:table-cell table:number-columns-repeated="2"/>
          <table:table-cell table:formula="of:=CONCATENATE(&quot;B. \dhatu{&quot;;[.H272];&quot;}{&quot;;[.I272];&quot;},&quot;)" office:value-type="string" office:string-value="B. \dhatu{akma (akta)}{to feel pain, strong pain; to suffer heavily; almost die},">
            <text:p>B. \dhatu{akma (akta)}{to feel pain, strong pain; to suffer heavily; almost die},</text:p>
          </table:table-cell>
          <table:table-cell/>
          <table:table-cell table:formula="of:=CONCATENATE(&quot;L. \dhatu{&quot;;[.J272];&quot;}{&quot;;[.K27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73];&quot;}: &quot;)" office:value-type="string" office:string-value="\item \ipa{*ʔɑp &gt; ʔɑp-t}: ">
            <text:p>\item \ipa{*ʔɑp &gt; ʔɑp-t}: </text:p>
          </table:table-cell>
          <table:table-cell/>
          <table:table-cell table:formula="of:=CONCATENATE(&quot;W. \dhatu{&quot;;[.C273];&quot;}{&quot;;[.D273];&quot;}, &quot;)" office:value-type="string" office:string-value="W. \dhatu{wapt}{toss, throw, hit (a target with a stone), shoot}, ">
            <text:p>W. \dhatu{wapt}{toss, throw, hit (a target with a stone), shoot}, </text:p>
          </table:table-cell>
          <table:table-cell/>
          <table:table-cell table:formula="of:=CONCATENATE(&quot;K. \dhatu{&quot;;[.E273];&quot;}{&quot;;[.F273];&quot;},&quot;)" office:value-type="string" office:string-value="K. \dhatu{ʔop}{shoot},">
            <text:p>K. \dhatu{ʔop}{shoot},</text:p>
          </table:table-cell>
          <table:table-cell table:number-columns-repeated="2"/>
          <table:table-cell table:formula="of:=CONCATENATE(&quot;B. \dhatu{&quot;;[.H273];&quot;}{&quot;;[.I273];&quot;},&quot;)" office:value-type="string" office:string-value="B. \dhatu{apma (au); apma (aptu)}{shoot},">
            <text:p>B. \dhatu{apma (au); apma (aptu)}{shoot},</text:p>
          </table:table-cell>
          <table:table-cell/>
          <table:table-cell table:formula="of:=CONCATENATE(&quot;L. \dhatu{&quot;;[.J273];&quot;}{&quot;;[.K273];&quot;}&quot;)" office:value-type="string" office:string-value="L. \dhatu{ap}{shoot}">
            <text:p>L. \dhatu{ap}{shoot}</text:p>
          </table:table-cell>
          <table:table-cell table:number-columns-repeated="1005"/>
        </table:table-row>
        <table:table-row table:style-name="ro5">
          <table:table-cell table:formula="of:=CONCATENATE(&quot;\item \ipa{*&quot;;[.A274];&quot;}: &quot;)" office:value-type="string" office:string-value="\item \ipa{*ʔes}: ">
            <text:p>\item \ipa{*ʔes}: </text:p>
          </table:table-cell>
          <table:table-cell/>
          <table:table-cell table:formula="of:=CONCATENATE(&quot;W. \dhatu{&quot;;[.C274];&quot;}{&quot;;[.D274];&quot;}, &quot;)" office:value-type="string" office:string-value="W. \dhatu{}{}, ">
            <text:p>W. \dhatu{}{}, </text:p>
          </table:table-cell>
          <table:table-cell/>
          <table:table-cell table:formula="of:=CONCATENATE(&quot;K. \dhatu{&quot;;[.E274];&quot;}{&quot;;[.F274];&quot;},&quot;)" office:value-type="string" office:string-value="K. \dhatu{ʔe}{defecate},">
            <text:p>K. \dhatu{ʔe}{defecate},</text:p>
          </table:table-cell>
          <table:table-cell table:number-columns-repeated="2"/>
          <table:table-cell table:formula="of:=CONCATENATE(&quot;B. \dhatu{&quot;;[.H274];&quot;}{&quot;;[.I274];&quot;},&quot;)" office:value-type="string" office:string-value="B. \dhatu{ema (esa)}{defecate},">
            <text:p>B. \dhatu{ema (esa)}{defecate},</text:p>
          </table:table-cell>
          <table:table-cell/>
          <table:table-cell table:formula="of:=CONCATENATE(&quot;L. \dhatu{&quot;;[.J274];&quot;}{&quot;;[.K274];&quot;}&quot;)" office:value-type="string" office:string-value="L. \dhatu{es}{defecate}">
            <text:p>L. \dhatu{es}{defecate}</text:p>
          </table:table-cell>
          <table:table-cell table:number-columns-repeated="1005"/>
        </table:table-row>
        <table:table-row table:style-name="ro3">
          <table:table-cell table:formula="of:=CONCATENATE(&quot;\item \ipa{*&quot;;[.A275];&quot;}: &quot;)" office:value-type="string" office:string-value="\item \ipa{*ʔɛk}: ">
            <text:p>\item \ipa{*ʔɛk}: </text:p>
          </table:table-cell>
          <table:table-cell/>
          <table:table-cell table:formula="of:=CONCATENATE(&quot;W. \dhatu{&quot;;[.C275];&quot;}{&quot;;[.D275];&quot;}, &quot;)" office:value-type="string" office:string-value="W. \dhatu{}{}, ">
            <text:p>W. \dhatu{}{}, </text:p>
          </table:table-cell>
          <table:table-cell/>
          <table:table-cell table:formula="of:=CONCATENATE(&quot;K. \dhatu{&quot;;[.E275];&quot;}{&quot;;[.F275];&quot;},&quot;)" office:value-type="string" office:string-value="K. \dhatu{ʔek}{tear},">
            <text:p>K. \dhatu{ʔek}{tear},</text:p>
          </table:table-cell>
          <table:table-cell table:number-columns-repeated="2"/>
          <table:table-cell table:formula="of:=CONCATENATE(&quot;B. \dhatu{&quot;;[.H275];&quot;}{&quot;;[.I275];&quot;},&quot;)" office:value-type="string" office:string-value="B. \dhatu{}{},">
            <text:p>B. \dhatu{}{},</text:p>
          </table:table-cell>
          <table:table-cell/>
          <table:table-cell table:formula="of:=CONCATENATE(&quot;L. \dhatu{&quot;;[.J275];&quot;}{&quot;;[.K275];&quot;}&quot;)" office:value-type="string" office:string-value="L. \dhatu{ɛk}{to break in two (of long objects)}">
            <text:p>L. \dhatu{ɛk}{to break in two (of long objects)}</text:p>
          </table:table-cell>
          <table:table-cell table:number-columns-repeated="1005"/>
        </table:table-row>
        <table:table-row table:style-name="ro2">
          <table:table-cell table:formula="of:=CONCATENATE(&quot;\item \ipa{*&quot;;[.A276];&quot;}: &quot;)" office:value-type="string" office:string-value="\item \ipa{*ʔiŋ}: ">
            <text:p>\item \ipa{*ʔiŋ}: </text:p>
          </table:table-cell>
          <table:table-cell/>
          <table:table-cell table:formula="of:=CONCATENATE(&quot;W. \dhatu{&quot;;[.C276];&quot;}{&quot;;[.D276];&quot;}, &quot;)" office:value-type="string" office:string-value="W. \dhatu{}{}, ">
            <text:p>W. \dhatu{}{}, </text:p>
          </table:table-cell>
          <table:table-cell/>
          <table:table-cell table:formula="of:=CONCATENATE(&quot;K. \dhatu{&quot;;[.E276];&quot;}{&quot;;[.F276];&quot;},&quot;)" office:value-type="string" office:string-value="K. \dhatu{ʔiŋ}{buy},">
            <text:p>K. \dhatu{ʔiŋ}{buy},</text:p>
          </table:table-cell>
          <table:table-cell table:number-columns-repeated="2"/>
          <table:table-cell table:formula="of:=CONCATENATE(&quot;B. \dhatu{&quot;;[.H276];&quot;}{&quot;;[.I276];&quot;},&quot;)" office:value-type="string" office:string-value="B. \dhatu{}{},">
            <text:p>B. \dhatu{}{},</text:p>
          </table:table-cell>
          <table:table-cell/>
          <table:table-cell table:formula="of:=CONCATENATE(&quot;L. \dhatu{&quot;;[.J276];&quot;}{&quot;;[.K276];&quot;}&quot;)" office:value-type="string" office:string-value="L. \dhatu{iŋ}{buy}">
            <text:p>L. \dhatu{iŋ}{buy}</text:p>
          </table:table-cell>
          <table:table-cell table:number-columns-repeated="1005"/>
        </table:table-row>
        <table:table-row table:style-name="ro3">
          <table:table-cell table:formula="of:=CONCATENATE(&quot;\item \ipa{*&quot;;[.A277];&quot;}: &quot;)" office:value-type="string" office:string-value="\item \ipa{*ʔip-si}: ">
            <text:p>\item \ipa{*ʔip-si}: </text:p>
          </table:table-cell>
          <table:table-cell/>
          <table:table-cell table:formula="of:=CONCATENATE(&quot;W. \dhatu{&quot;;[.C277];&quot;}{&quot;;[.D277];&quot;}, &quot;)" office:value-type="string" office:string-value="W. \dhatu{}{}, ">
            <text:p>W. \dhatu{}{}, </text:p>
          </table:table-cell>
          <table:table-cell/>
          <table:table-cell table:formula="of:=CONCATENATE(&quot;K. \dhatu{&quot;;[.E277];&quot;}{&quot;;[.F277];&quot;},&quot;)" office:value-type="string" office:string-value="K. \dhatu{ʔip-si}{sleep},">
            <text:p>K. \dhatu{ʔip-si}{sleep},</text:p>
          </table:table-cell>
          <table:table-cell table:number-columns-repeated="2"/>
          <table:table-cell table:formula="of:=CONCATENATE(&quot;B. \dhatu{&quot;;[.H277];&quot;}{&quot;;[.I277];&quot;},&quot;)" office:value-type="string" office:string-value="B. \dhatu{imma (imsa)}{sleep},">
            <text:p>B. \dhatu{imma (imsa)}{sleep},</text:p>
          </table:table-cell>
          <table:table-cell/>
          <table:table-cell table:formula="of:=CONCATENATE(&quot;L. \dhatu{&quot;;[.J277];&quot;}{&quot;;[.K277];&quot;}&quot;)" office:value-type="string" office:string-value="L. \dhatu{ips}{to sleep, to go to bed}">
            <text:p>L. \dhatu{ips}{to sleep, to go to bed}</text:p>
          </table:table-cell>
          <table:table-cell table:number-columns-repeated="1005"/>
        </table:table-row>
        <table:table-row table:style-name="ro3">
          <table:table-cell table:formula="of:=CONCATENATE(&quot;\item \ipa{*&quot;;[.A278];&quot;}: &quot;)" office:value-type="string" office:string-value="\item \ipa{*ʔipt}: ">
            <text:p>\item \ipa{*ʔipt}: </text:p>
          </table:table-cell>
          <table:table-cell/>
          <table:table-cell table:formula="of:=CONCATENATE(&quot;W. \dhatu{&quot;;[.C278];&quot;}{&quot;;[.D278];&quot;}, &quot;)" office:value-type="string" office:string-value="W. \dhatu{}{}, ">
            <text:p>W. \dhatu{}{}, </text:p>
          </table:table-cell>
          <table:table-cell/>
          <table:table-cell table:formula="of:=CONCATENATE(&quot;K. \dhatu{&quot;;[.E278];&quot;}{&quot;;[.F278];&quot;},&quot;)" office:value-type="string" office:string-value="K. \dhatu{ʔipt}{cheat},">
            <text:p>K. \dhatu{ʔipt}{cheat},</text:p>
          </table:table-cell>
          <table:table-cell table:number-columns-repeated="2"/>
          <table:table-cell table:formula="of:=CONCATENATE(&quot;B. \dhatu{&quot;;[.H278];&quot;}{&quot;;[.I278];&quot;},&quot;)" office:value-type="string" office:string-value="B. \dhatu{ipma (iptu)}{deceive},">
            <text:p>B. \dhatu{ipma (iptu)}{deceive},</text:p>
          </table:table-cell>
          <table:table-cell/>
          <table:table-cell table:formula="of:=CONCATENATE(&quot;L. \dhatu{&quot;;[.J278];&quot;}{&quot;;[.K27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2">
          <table:table-cell table:formula="of:=CONCATENATE(&quot;\item \ipa{*&quot;;[.A279];&quot;}: &quot;)" office:value-type="string" office:string-value="\item \ipa{*ʔis}: ">
            <text:p>\item \ipa{*ʔis}: </text:p>
          </table:table-cell>
          <table:table-cell/>
          <table:table-cell table:formula="of:=CONCATENATE(&quot;W. \dhatu{&quot;;[.C279];&quot;}{&quot;;[.D279];&quot;}, &quot;)" office:value-type="string" office:string-value="W. \dhatu{}{}, ">
            <text:p>W. \dhatu{}{}, </text:p>
          </table:table-cell>
          <table:table-cell/>
          <table:table-cell table:formula="of:=CONCATENATE(&quot;K. \dhatu{&quot;;[.E279];&quot;}{&quot;;[.F279];&quot;},&quot;)" office:value-type="string" office:string-value="K. \dhatu{ʔi}{get angry},">
            <text:p>K. \dhatu{ʔi}{get angry},</text:p>
          </table:table-cell>
          <table:table-cell table:number-columns-repeated="2"/>
          <table:table-cell table:formula="of:=CONCATENATE(&quot;B. \dhatu{&quot;;[.H279];&quot;}{&quot;;[.I279];&quot;},&quot;)" office:value-type="string" office:string-value="B. \dhatu{ʔɨs}{be bad},">
            <text:p>B. \dhatu{ʔɨs}{be bad},</text:p>
          </table:table-cell>
          <table:table-cell/>
          <table:table-cell table:formula="of:=CONCATENATE(&quot;L. \dhatu{&quot;;[.J279];&quot;}{&quot;;[.K27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80];&quot;}: &quot;)" office:value-type="string" office:string-value="\item \ipa{*ʔmimt}: ">
            <text:p>\item \ipa{*ʔmimt}: </text:p>
          </table:table-cell>
          <table:table-cell/>
          <table:table-cell table:formula="of:=CONCATENATE(&quot;W. \dhatu{&quot;;[.C280];&quot;}{&quot;;[.D280];&quot;}, &quot;)" office:value-type="string" office:string-value="W. \dhatu{ɓimt}{remember}, ">
            <text:p>W. \dhatu{ɓimt}{remember}, </text:p>
          </table:table-cell>
          <table:table-cell/>
          <table:table-cell table:formula="of:=CONCATENATE(&quot;K. \dhatu{&quot;;[.E280];&quot;}{&quot;;[.F280];&quot;},&quot;)" office:value-type="string" office:string-value="K. \dhatu{mimt}{remember},">
            <text:p>K. \dhatu{mimt}{remember},</text:p>
          </table:table-cell>
          <table:table-cell table:number-columns-repeated="2"/>
          <table:table-cell table:formula="of:=CONCATENATE(&quot;B. \dhatu{&quot;;[.H280];&quot;}{&quot;;[.I280];&quot;},&quot;)" office:value-type="string" office:string-value="B. \dhatu{}{},">
            <text:p>B. \dhatu{}{},</text:p>
          </table:table-cell>
          <table:table-cell/>
          <table:table-cell table:formula="of:=CONCATENATE(&quot;L. \dhatu{&quot;;[.J280];&quot;}{&quot;;[.K28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81];&quot;}: &quot;)" office:value-type="string" office:string-value="\item \ipa{*ʔnu}: ">
            <text:p>\item \ipa{*ʔnu}: </text:p>
          </table:table-cell>
          <table:table-cell/>
          <table:table-cell table:formula="of:=CONCATENATE(&quot;W. \dhatu{&quot;;[.C281];&quot;}{&quot;;[.D281];&quot;}, &quot;)" office:value-type="string" office:string-value="W. \dhatu{ɗu}{be well, good}, ">
            <text:p>W. \dhatu{ɗu}{be well, good}, </text:p>
          </table:table-cell>
          <table:table-cell/>
          <table:table-cell table:formula="of:=CONCATENATE(&quot;K. \dhatu{&quot;;[.E281];&quot;}{&quot;;[.F281];&quot;},&quot;)" office:value-type="string" office:string-value="K. \dhatu{nu}{be good},">
            <text:p>K. \dhatu{nu}{be good},</text:p>
          </table:table-cell>
          <table:table-cell table:number-columns-repeated="2"/>
          <table:table-cell table:formula="of:=CONCATENATE(&quot;B. \dhatu{&quot;;[.H281];&quot;}{&quot;;[.I281];&quot;},&quot;)" office:value-type="string" office:string-value="B. \dhatu{numa}{to be good},">
            <text:p>B. \dhatu{numa}{to be good},</text:p>
          </table:table-cell>
          <table:table-cell/>
          <table:table-cell table:formula="of:=CONCATENATE(&quot;L. \dhatu{&quot;;[.J281];&quot;}{&quot;;[.K281];&quot;}&quot;)" office:value-type="string" office:string-value="L. \dhatu{nuːr}{to be good}">
            <text:p>L. \dhatu{nuːr}{to be good}</text:p>
          </table:table-cell>
          <table:table-cell table:number-columns-repeated="1005"/>
        </table:table-row>
        <table:table-row table:style-name="ro3">
          <table:table-cell table:formula="of:=CONCATENATE(&quot;\item \ipa{*&quot;;[.A282];&quot;}: &quot;)" office:value-type="string" office:string-value="\item \ipa{*ʔŋol &gt; ʔŋol-t}: ">
            <text:p>\item \ipa{*ʔŋol &gt; ʔŋol-t}: </text:p>
          </table:table-cell>
          <table:table-cell/>
          <table:table-cell table:formula="of:=CONCATENATE(&quot;W. \dhatu{&quot;;[.C282];&quot;}{&quot;;[.D282];&quot;}, &quot;)" office:value-type="string" office:string-value="W. \dhatu{ɓwalt}{mix}, ">
            <text:p>W. \dhatu{ɓwalt}{mix}, </text:p>
          </table:table-cell>
          <table:table-cell/>
          <table:table-cell table:formula="of:=CONCATENATE(&quot;K. \dhatu{&quot;;[.E282];&quot;}{&quot;;[.F282];&quot;},&quot;)" office:value-type="string" office:string-value="K. \dhatu{ŋol}{mix},">
            <text:p>K. \dhatu{ŋol}{mix},</text:p>
          </table:table-cell>
          <table:table-cell table:number-columns-repeated="2"/>
          <table:table-cell table:formula="of:=CONCATENATE(&quot;B. \dhatu{&quot;;[.H282];&quot;}{&quot;;[.I282];&quot;},&quot;)" office:value-type="string" office:string-value="B. \dhatu{honma (holu)}{to mix},">
            <text:p>B. \dhatu{honma (holu)}{to mix},</text:p>
          </table:table-cell>
          <table:table-cell/>
          <table:table-cell table:formula="of:=CONCATENATE(&quot;L. \dhatu{&quot;;[.J282];&quot;}{&quot;;[.K28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83];&quot;}: &quot;)" office:value-type="string" office:string-value="\item \ipa{*ʔɔːk &gt; ʔɔːk-t}: ">
            <text:p>\item \ipa{*ʔɔːk &gt; ʔɔːk-t}: </text:p>
          </table:table-cell>
          <table:table-cell/>
          <table:table-cell table:formula="of:=CONCATENATE(&quot;W. \dhatu{&quot;;[.C283];&quot;}{&quot;;[.D283];&quot;}, &quot;)" office:value-type="string" office:string-value="W. \dhatu{wak}{scream, shriek}, ">
            <text:p>W. \dhatu{wak}{scream, shriek}, </text:p>
          </table:table-cell>
          <table:table-cell/>
          <table:table-cell table:formula="of:=CONCATENATE(&quot;K. \dhatu{&quot;;[.E283];&quot;}{&quot;;[.F283];&quot;},&quot;)" office:value-type="string" office:string-value="K. \dhatu{ʔok}{crow},">
            <text:p>K. \dhatu{ʔok}{crow},</text:p>
          </table:table-cell>
          <table:table-cell table:number-columns-repeated="2"/>
          <table:table-cell table:formula="of:=CONCATENATE(&quot;B. \dhatu{&quot;;[.H283];&quot;}{&quot;;[.I283];&quot;},&quot;)" office:value-type="string" office:string-value="B. \dhatu{okma (oa)}{crow},">
            <text:p>B. \dhatu{okma (oa)}{crow},</text:p>
          </table:table-cell>
          <table:table-cell/>
          <table:table-cell table:formula="of:=CONCATENATE(&quot;L. \dhatu{&quot;;[.J283];&quot;}{&quot;;[.K283];&quot;}&quot;)" office:value-type="string" office:string-value="L. \dhatu{ɔːkt}{to shout, to cry out, to crow}">
            <text:p>L. \dhatu{ɔːkt}{to shout, to cry out, to crow}</text:p>
          </table:table-cell>
          <table:table-cell table:number-columns-repeated="1005"/>
        </table:table-row>
        <table:table-row table:style-name="ro10">
          <table:table-cell table:formula="of:=CONCATENATE(&quot;\item \ipa{*&quot;;[.A284];&quot;}: &quot;)" office:value-type="string" office:string-value="\item \ipa{*ʔɔr &gt; ʔɔr-si}: ">
            <text:p>\item \ipa{*ʔɔr &gt; ʔɔr-si}: </text:p>
          </table:table-cell>
          <table:table-cell/>
          <table:table-cell table:formula="of:=CONCATENATE(&quot;W. \dhatu{&quot;;[.C284];&quot;}{&quot;;[.D284];&quot;}, &quot;)" office:value-type="string" office:string-value="W. \dhatu{}{}, ">
            <text:p>W. \dhatu{}{}, </text:p>
          </table:table-cell>
          <table:table-cell/>
          <table:table-cell table:formula="of:=CONCATENATE(&quot;K. \dhatu{&quot;;[.E284];&quot;}{&quot;;[.F284];&quot;},&quot;)" office:value-type="string" office:string-value="K. \dhatu{ʔor}{break(cob of the corn)},">
            <text:p>K. \dhatu{ʔor}{break(cob of the corn)},</text:p>
          </table:table-cell>
          <table:table-cell table:number-columns-repeated="2"/>
          <table:table-cell table:formula="of:=CONCATENATE(&quot;B. \dhatu{&quot;;[.H284];&quot;}{&quot;;[.I284];&quot;},&quot;)" office:value-type="string" office:string-value="B. \dhatu{}{},">
            <text:p>B. \dhatu{}{},</text:p>
          </table:table-cell>
          <table:table-cell/>
          <table:table-cell table:formula="of:=CONCATENATE(&quot;L. \dhatu{&quot;;[.J284];&quot;}{&quot;;[.K284];&quot;}&quot;)" office:value-type="string" office:string-value="L. \dhatu{ɔˀr }{break without separating (vi), ɔnt  vt to break off, to put aside (a part), to remove,.}">
            <text:p>L. \dhatu{ɔˀr }{break without separating (vi), ɔnt <text:s/>vt to break off, to put aside (a part), to remove,.}</text:p>
          </table:table-cell>
          <table:table-cell table:number-columns-repeated="1005"/>
        </table:table-row>
        <table:table-row table:style-name="ro4">
          <table:table-cell table:formula="of:=CONCATENATE(&quot;\item \ipa{*&quot;;[.A285];&quot;}: &quot;)" office:value-type="string" office:string-value="\item \ipa{*ʔu[n|t]t}: ">
            <text:p>\item \ipa{*ʔu[n|t]t}: </text:p>
          </table:table-cell>
          <table:table-cell/>
          <table:table-cell table:formula="of:=CONCATENATE(&quot;W. \dhatu{&quot;;[.C285];&quot;}{&quot;;[.D285];&quot;}, &quot;)" office:value-type="string" office:string-value="W. \dhatu{}{}, ">
            <text:p>W. \dhatu{}{}, </text:p>
          </table:table-cell>
          <table:table-cell/>
          <table:table-cell table:formula="of:=CONCATENATE(&quot;K. \dhatu{&quot;;[.E285];&quot;}{&quot;;[.F285];&quot;},&quot;)" office:value-type="string" office:string-value="K. \dhatu{ʔutt}{spoil (of grains, seeds)},">
            <text:p>K. \dhatu{ʔutt}{spoil (of grains, seeds)},</text:p>
          </table:table-cell>
          <table:table-cell table:number-columns-repeated="2"/>
          <table:table-cell table:formula="of:=CONCATENATE(&quot;B. \dhatu{&quot;;[.H285];&quot;}{&quot;;[.I285];&quot;},&quot;)" office:value-type="string" office:string-value="B. \dhatu{}{},">
            <text:p>B. \dhatu{}{},</text:p>
          </table:table-cell>
          <table:table-cell/>
          <table:table-cell table:formula="of:=CONCATENATE(&quot;L. \dhatu{&quot;;[.J285];&quot;}{&quot;;[.K285];&quot;}&quot;)" office:value-type="string" office:string-value="L. \dhatu{unt}{to spoil (of seed), to be moist}">
            <text:p>L. \dhatu{unt}{to spoil (of seed), to be moist}</text:p>
          </table:table-cell>
          <table:table-cell table:number-columns-repeated="1005"/>
        </table:table-row>
        <table:table-row table:style-name="ro8">
          <table:table-cell table:formula="of:=CONCATENATE(&quot;\item \ipa{*&quot;;[.A286];&quot;}: &quot;)" office:value-type="string" office:string-value="\item \ipa{*ʔum &gt; ʔum-t / ʔum-s}: ">
            <text:p>\item \ipa{*ʔum &gt; ʔum-t / ʔum-s}: </text:p>
          </table:table-cell>
          <table:table-cell/>
          <table:table-cell table:formula="of:=CONCATENATE(&quot;W. \dhatu{&quot;;[.C286];&quot;}{&quot;;[.D286];&quot;}, &quot;)" office:value-type="string" office:string-value="W. \dhatu{}{}, ">
            <text:p>W. \dhatu{}{}, </text:p>
          </table:table-cell>
          <table:table-cell/>
          <table:table-cell table:formula="of:=CONCATENATE(&quot;K. \dhatu{&quot;;[.E286];&quot;}{&quot;;[.F286];&quot;},&quot;)" office:value-type="string" office:string-value="K. \dhatu{ʔum}{put in the mouth},">
            <text:p>K. \dhatu{ʔum}{put in the mouth},</text:p>
          </table:table-cell>
          <table:table-cell table:number-columns-repeated="2"/>
          <table:table-cell table:formula="of:=CONCATENATE(&quot;B. \dhatu{&quot;;[.H286];&quot;}{&quot;;[.I286];&quot;},&quot;)" office:value-type="string" office:string-value="B. \dhatu{umma (umtu)}{to close (mouth)},">
            <text:p>B. \dhatu{umma (umtu)}{to close (mouth)},</text:p>
          </table:table-cell>
          <table:table-cell/>
          <table:table-cell table:formula="of:=CONCATENATE(&quot;L. \dhatu{&quot;;[.J286];&quot;}{&quot;;[.K286];&quot;}&quot;)" office:value-type="string" office:string-value="L. \dhatu{ums }{to hold in the mouth (of areca nut, Tibetan cheese)}">
            <text:p>L. \dhatu{ums }{to hold in the mouth (of areca nut, Tibetan cheese)}</text:p>
          </table:table-cell>
          <table:table-cell table:number-columns-repeated="1005"/>
        </table:table-row>
        <table:table-row table:style-name="ro5">
          <table:table-cell table:formula="of:=CONCATENATE(&quot;\item \ipa{*&quot;;[.A287];&quot;}: &quot;)" office:value-type="string" office:string-value="\item \ipa{*ʔwa}: ">
            <text:p>\item \ipa{*ʔwa}: </text:p>
          </table:table-cell>
          <table:table-cell/>
          <table:table-cell table:formula="of:=CONCATENATE(&quot;W. \dhatu{&quot;;[.C287];&quot;}{&quot;;[.D287];&quot;}, &quot;)" office:value-type="string" office:string-value="W. \dhatu{ɓa}{eat by biting, bite}, ">
            <text:p>W. \dhatu{ɓa}{eat by biting, bite}, </text:p>
          </table:table-cell>
          <table:table-cell/>
          <table:table-cell table:formula="of:=CONCATENATE(&quot;K. \dhatu{&quot;;[.E287];&quot;}{&quot;;[.F287];&quot;},&quot;)" office:value-type="string" office:string-value="K. \dhatu{ka}{eat},">
            <text:p>K. \dhatu{ka}{eat},</text:p>
          </table:table-cell>
          <table:table-cell table:number-columns-repeated="2"/>
          <table:table-cell table:formula="of:=CONCATENATE(&quot;B. \dhatu{&quot;;[.H287];&quot;}{&quot;;[.I287];&quot;},&quot;)" office:value-type="string" office:string-value="B. \dhatu{}{},">
            <text:p>B. \dhatu{}{},</text:p>
          </table:table-cell>
          <table:table-cell/>
          <table:table-cell table:formula="of:=CONCATENATE(&quot;L. \dhatu{&quot;;[.J287];&quot;}{&quot;;[.K28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88];&quot;}: &quot;)" office:value-type="string" office:string-value="\item \ipa{*ʔwɑːrt}: ">
            <text:p>\item \ipa{*ʔwɑːrt}: </text:p>
          </table:table-cell>
          <table:table-cell/>
          <table:table-cell table:formula="of:=CONCATENATE(&quot;W. \dhatu{&quot;;[.C288];&quot;}{&quot;;[.D288];&quot;}, &quot;)" office:value-type="string" office:string-value="W. \dhatu{ɓari}{wound (n)}, ">
            <text:p>W. \dhatu{ɓari}{wound (n)}, </text:p>
          </table:table-cell>
          <table:table-cell/>
          <table:table-cell table:formula="of:=CONCATENATE(&quot;K. \dhatu{&quot;;[.E288];&quot;}{&quot;;[.F288];&quot;},&quot;)" office:value-type="string" office:string-value="K. \dhatu{koɔr}{wound},">
            <text:p>K. \dhatu{koɔr}{wound},</text:p>
          </table:table-cell>
          <table:table-cell table:number-columns-repeated="2"/>
          <table:table-cell table:formula="of:=CONCATENATE(&quot;B. \dhatu{&quot;;[.H288];&quot;}{&quot;;[.I288];&quot;},&quot;)" office:value-type="string" office:string-value="B. \dhatu{}{},">
            <text:p>B. \dhatu{}{},</text:p>
          </table:table-cell>
          <table:table-cell/>
          <table:table-cell table:formula="of:=CONCATENATE(&quot;L. \dhatu{&quot;;[.J288];&quot;}{&quot;;[.K288];&quot;}&quot;)" office:value-type="string" office:string-value="L. \dhatu{kha:nt}{wound}">
            <text:p>L. \dhatu{kha:nt}{wound}</text:p>
          </table:table-cell>
          <table:table-cell table:number-columns-repeated="1005"/>
        </table:table-row>
        <table:table-row table:style-name="ro4">
          <table:table-cell table:formula="of:=CONCATENATE(&quot;\item \ipa{*&quot;;[.A289];&quot;}: &quot;)" office:value-type="string" office:string-value="\item \ipa{*ʔwɑp &gt; ʔwɑp-t / ʔwɑp-s}: ">
            <text:p>\item \ipa{*ʔwɑp &gt; ʔwɑp-t / ʔwɑp-s}: </text:p>
          </table:table-cell>
          <table:table-cell/>
          <table:table-cell table:formula="of:=CONCATENATE(&quot;W. \dhatu{&quot;;[.C289];&quot;}{&quot;;[.D289];&quot;}, &quot;)" office:value-type="string" office:string-value="W. \dhatu{ɓwap}{cover, snare}, ">
            <text:p>W. \dhatu{ɓwap}{cover, snare}, </text:p>
          </table:table-cell>
          <table:table-cell/>
          <table:table-cell table:formula="of:=CONCATENATE(&quot;K. \dhatu{&quot;;[.E289];&quot;}{&quot;;[.F289];&quot;},&quot;)" office:value-type="string" office:string-value="K. \dhatu{kopt}{wear, cover with a roof},">
            <text:p>K. \dhatu{kopt}{wear, cover with a roof},</text:p>
          </table:table-cell>
          <table:table-cell table:number-columns-repeated="2"/>
          <table:table-cell table:formula="of:=CONCATENATE(&quot;B. \dhatu{&quot;;[.H289];&quot;}{&quot;;[.I289];&quot;},&quot;)" office:value-type="string" office:string-value="B. \dhatu{kʰapma (kʰaptu) }{to thatch a roof},">
            <text:p>B. \dhatu{kʰapma (kʰaptu) }{to thatch a roof},</text:p>
          </table:table-cell>
          <table:table-cell/>
          <table:table-cell table:formula="of:=CONCATENATE(&quot;L. \dhatu{&quot;;[.J289];&quot;}{&quot;;[.K289];&quot;}&quot;)" office:value-type="string" office:string-value="L. \dhatu{khaps}{to put on (a cover or blanket)}">
            <text:p>L. \dhatu{khaps}{to put on (a cover or blanket)}</text:p>
          </table:table-cell>
          <table:table-cell table:number-columns-repeated="1005"/>
        </table:table-row>
        <table:table-row table:style-name="ro3">
          <table:table-cell table:formula="of:=CONCATENATE(&quot;\item \ipa{*&quot;;[.A290];&quot;}: &quot;)" office:value-type="string" office:string-value="\item \ipa{*ʔokt}: ">
            <text:p>\item \ipa{*ʔokt}: </text:p>
          </table:table-cell>
          <table:table-cell/>
          <table:table-cell table:formula="of:=CONCATENATE(&quot;W. \dhatu{&quot;;[.C290];&quot;}{&quot;;[.D290];&quot;}, &quot;)" office:value-type="string" office:string-value="W. \dhatu{}{}, ">
            <text:p>W. \dhatu{}{}, </text:p>
          </table:table-cell>
          <table:table-cell/>
          <table:table-cell table:formula="of:=CONCATENATE(&quot;K. \dhatu{&quot;;[.E290];&quot;}{&quot;;[.F290];&quot;},&quot;)" office:value-type="string" office:string-value="K. \dhatu{ʔokt}{bend (wood)},">
            <text:p>K. \dhatu{ʔokt}{bend (wood)},</text:p>
          </table:table-cell>
          <table:table-cell table:number-columns-repeated="2"/>
          <table:table-cell table:formula="of:=CONCATENATE(&quot;B. \dhatu{&quot;;[.H290];&quot;}{&quot;;[.I290];&quot;},&quot;)" office:value-type="string" office:string-value="B. \dhatu{ʔokma (ʔoktu)}{bend},">
            <text:p>B. \dhatu{ʔokma (ʔoktu)}{bend},</text:p>
          </table:table-cell>
          <table:table-cell/>
          <table:table-cell table:formula="of:=CONCATENATE(&quot;L. \dhatu{&quot;;[.J290];&quot;}{&quot;;[.K29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1" table:number-rows-repeated="64950">
          <table:table-cell table:number-columns-repeated="1015"/>
        </table:table-row>
        <table:table-row table:style-name="ro11">
          <table:table-cell table:style-name="Default" table:number-columns-repeated="11"/>
          <table:table-cell table:number-columns-repeated="1004"/>
        </table:table-row>
        <table:table-row table:style-name="ro11">
          <table:table-cell table:style-name="Default" table:number-columns-repeated="12"/>
          <table:table-cell table:number-columns-repeated="1003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11"/>
        <table:table-column table:style-name="co3" table:default-cell-style-name="ce11"/>
        <table:table-column table:style-name="co2" table:default-cell-style-name="ce11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2">
          <table:table-cell table:style-name="ce1" office:value-type="string">
            <text:p>ʔipt</text:p>
          </table:table-cell>
          <table:table-cell table:style-name="ce3"/>
          <table:table-cell table:style-name="ce1"/>
          <table:table-cell table:style-name="ce3" office:value-type="string">
            <text:p>ʔipt</text:p>
          </table:table-cell>
          <table:table-cell table:style-name="ce1" office:value-type="string">
            <text:p>put to sleep</text:p>
          </table:table-cell>
          <table:table-cell table:style-name="ce1" office:value-type="string">
            <text:p>vt</text:p>
          </table:table-cell>
          <table:table-cell table:style-name="ce3"/>
          <table:table-cell table:style-name="ce1"/>
          <table:table-cell table:style-name="ce3" office:value-type="string">
            <text:p>ipt</text:p>
          </table:table-cell>
          <table:table-cell table:style-name="ce1" office:value-type="string">
            <text:p>put to sleep</text:p>
          </table:table-cell>
          <table:table-cell table:number-columns-repeated="3"/>
        </table:table-row>
        <table:table-row table:style-name="ro5">
          <table:table-cell table:style-name="ce1" office:value-type="string">
            <text:p>pʰʊk &gt; bʊk</text:p>
          </table:table-cell>
          <table:table-cell table:style-name="ce3" office:value-type="string">
            <text:p>buk</text:p>
          </table:table-cell>
          <table:table-cell table:style-name="ce1" office:value-type="string">
            <text:p>get up, stand up</text:p>
          </table:table-cell>
          <table:table-cell table:style-name="ce3"/>
          <table:table-cell table:style-name="ce1" table:number-columns-repeated="2"/>
          <table:table-cell table:style-name="ce3" office:value-type="string">
            <text:p>pukma (pua)</text:p>
          </table:table-cell>
          <table:table-cell table:style-name="ce1"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1" office:value-type="string">
            <text:p>to rise, to stand up, to get up</text:p>
          </table:table-cell>
          <table:table-cell table:style-name="ce11" table:number-columns-repeated="3"/>
        </table:table-row>
        <table:table-row table:style-name="ro1">
          <table:table-cell table:style-name="ce1" office:value-type="string">
            <text:p>pʰʊk &gt; bʊk</text:p>
          </table:table-cell>
          <table:table-cell table:number-columns-repeated="2"/>
          <table:table-cell table:style-name="ce3" office:value-type="string">
            <text:p>phuk</text:p>
          </table:table-cell>
          <table:table-cell table:style-name="ce1" office:value-type="string">
            <text:p>get up</text:p>
          </table:table-cell>
          <table:table-cell table:style-name="ce1" office:value-type="string">
            <text:p>vlab</text:p>
          </table:table-cell>
          <table:table-cell table:style-name="ce10"/>
          <table:table-cell table:style-name="ce11"/>
          <table:table-cell table:style-name="ce10" office:value-type="string">
            <text:p>phoks</text:p>
          </table:table-cell>
          <table:table-cell table:style-name="ce11" office:value-type="string">
            <text:p>rouse, awaken</text:p>
          </table:table-cell>
          <table:table-cell table:style-name="ce11" table:number-columns-repeated="3"/>
        </table:table-row>
        <table:table-row table:style-name="ro3">
          <table:table-cell table:style-name="ce1" office:value-type="string">
            <text:p>k[i|e]k &gt; gek</text:p>
          </table:table-cell>
          <table:table-cell table:style-name="ce3"/>
          <table:table-cell table:style-name="ce1"/>
          <table:table-cell table:style-name="ce3" office:value-type="string">
            <text:p>ghik</text:p>
          </table:table-cell>
          <table:table-cell table:style-name="ce1" office:value-type="string">
            <text:p>become entangled</text:p>
          </table:table-cell>
          <table:table-cell table:style-name="ce1" office:value-type="string">
            <text:p>vi</text:p>
          </table:table-cell>
          <table:table-cell table:style-name="ce3"/>
          <table:table-cell table:style-name="ce1"/>
          <table:table-cell table:style-name="ce3" office:value-type="string">
            <text:p>keks</text:p>
          </table:table-cell>
          <table:table-cell table:style-name="ce1" office:value-type="string">
            <text:p>be caught, be hooked</text:p>
          </table:table-cell>
          <table:table-cell table:style-name="ce11" table:number-columns-repeated="2"/>
          <table:table-cell/>
        </table:table-row>
        <table:table-row table:style-name="ro11" table:number-rows-repeated="40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5"/>
          <table:table-cell table:style-name="ce12" table:number-columns-repeated="2"/>
        </table:table-row>
        <table:table-row table:style-name="ro11" table:number-rows-repeated="1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7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44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3"/>
        </table:table-row>
        <table:table-row table:style-name="ro11" table:number-rows-repeated="58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2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16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 table:number-rows-repeated="65324">
          <table:table-cell table:number-columns-repeated="13"/>
        </table:table-row>
        <table:table-row table:style-name="ro11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1">
          <table:table-cell/>
        </table:table-row>
      </table:table>
      <table:database-ranges>
        <table:database-range table:target-range-address="Feuille1.A1:Feuille1.N2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10/01/2017</text:date>, <text:time>14:1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illaume Jacques</meta:initial-creator>
    <meta:creation-date>2016-02-14T13:28:56.85</meta:creation-date>
    <dc:date>2017-01-10T14:16:44.23</dc:date>
    <meta:editing-duration>PT62H42M24S</meta:editing-duration>
    <meta:editing-cycles>424</meta:editing-cycles>
    <meta:generator>OpenOffice.org/3.0$Win32 OpenOffice.org_project/300m15$Build-9379</meta:generator>
    <meta:document-statistic meta:table-count="3" meta:cell-count="4672" meta:object-count="0"/>
    <meta:user-defined meta:name="Info 1"/>
    <meta:user-defined meta:name="Info 2"/>
    <meta:user-defined meta:name="Info 3"/>
    <meta:user-defined meta:name="Info 4"/>
    <meta:user-defined meta:name="qrichtext">1</meta:user-defined>
  </office:meta>
</office:document-meta>
</file>